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131cm"/>
    </style:style>
    <style:style style:name="co2" style:family="table-column">
      <style:table-column-properties fo:break-before="auto" style:column-width="1.281cm"/>
    </style:style>
    <style:style style:name="co3" style:family="table-column">
      <style:table-column-properties fo:break-before="auto" style:column-width="1.132cm"/>
    </style:style>
    <style:style style:name="co4" style:family="table-column">
      <style:table-column-properties fo:break-before="auto" style:column-width="1.09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0.9cm"/>
    </style:style>
    <style:style style:name="co8" style:family="table-column">
      <style:table-column-properties fo:break-before="auto" style:column-width="0.9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7" style:family="table-cell" style:parent-style-name="Default" style:data-style-name="N46">
      <style:table-cell-properties style:text-align-source="fix" style:repeat-content="false"/>
      <style:paragraph-properties fo:text-align="start" fo:margin-left="0cm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 style:data-style-name="N46"/>
    <style:style style:name="ce21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11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24" style:family="table-cell" style:parent-style-name="Default" style:data-style-name="N111"/>
    <style:style style:name="ce9" style:family="table-cell" style:parent-style-name="Default" style:data-style-name="N44"/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11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w" table:style-name="ta1">
        <table:table-column table:style-name="co1" table:default-cell-style-name="Default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row table:style-name="ro1">
          <table:table-cell table:style-name="ce17" office:value-type="string" calcext:value-type="string">
            <text:p>data acquired with x axis pointing backwar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8" office:value-type="string" calcext:value-type="string">
            <text:p>time</text:p>
          </table:table-cell>
          <table:table-cell table:style-name="ce22" office:value-type="string" calcext:value-type="string">
            <text:p>yaw</text:p>
          </table:table-cell>
          <table:table-cell table:style-name="ce22" office:value-type="string" calcext:value-type="string">
            <text:p>pitch</text:p>
          </table:table-cell>
          <table:table-cell table:style-name="ce22" office:value-type="string" calcext:value-type="string">
            <text:p>roll</text:p>
          </table:table-cell>
        </table:table-row>
        <table:table-row table:style-name="ro1">
          <table:table-cell table:style-name="ce20" office:value-type="time" office:time-value="PT20H32M38.481S" calcext:value-type="time">
            <text:p>20:32:38.48</text:p>
          </table:table-cell>
          <table:table-cell office:value-type="float" office:value="0" calcext:value-type="float">
            <text:p>0.0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20" office:value-type="time" office:time-value="PT20H32M38.841S" calcext:value-type="time">
            <text:p>20:32:38.84</text:p>
          </table:table-cell>
          <table:table-cell office:value-type="float" office:value="0" calcext:value-type="float">
            <text:p>0.0</text:p>
          </table:table-cell>
          <table:table-cell office:value-type="float" office:value="-0.1" calcext:value-type="float">
            <text:p>-0.1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table:style-name="ce20" office:value-type="time" office:time-value="PT20H32M39.207S" calcext:value-type="time">
            <text:p>20:32:39.21</text:p>
          </table:table-cell>
          <table:table-cell office:value-type="float" office:value="0" calcext:value-type="float">
            <text:p>0.0</text:p>
          </table:table-cell>
          <table:table-cell office:value-type="float" office:value="-0.1" calcext:value-type="float">
            <text:p>-0.1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table:style-name="ce20" office:value-type="time" office:time-value="PT20H32M39.562S" calcext:value-type="time">
            <text:p>20:32:39.56</text:p>
          </table:table-cell>
          <table:table-cell office:value-type="float" office:value="0" calcext:value-type="float">
            <text:p>0.0</text:p>
          </table:table-cell>
          <table:table-cell office:value-type="float" office:value="-0.1" calcext:value-type="float">
            <text:p>-0.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table:style-name="ce20" office:value-type="time" office:time-value="PT20H32M39.924S" calcext:value-type="time">
            <text:p>20:32:39.92</text:p>
          </table:table-cell>
          <table:table-cell office:value-type="float" office:value="0" calcext:value-type="float">
            <text:p>0.0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.0</text:p>
          </table:table-cell>
        </table:table-row>
        <table:table-row table:style-name="ro1">
          <table:table-cell table:style-name="ce20" office:value-type="time" office:time-value="PT20H32M40.283S" calcext:value-type="time">
            <text:p>20:32:40.28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-0.1" calcext:value-type="float">
            <text:p>-0.1</text:p>
          </table:table-cell>
        </table:table-row>
        <table:table-row table:style-name="ro1">
          <table:table-cell table:style-name="ce20" office:value-type="time" office:time-value="PT20H32M40.644S" calcext:value-type="time">
            <text:p>20:32:40.64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float" office:value="-0.2" calcext:value-type="float">
            <text:p>-0.2</text:p>
          </table:table-cell>
        </table:table-row>
        <table:table-row table:style-name="ro1">
          <table:table-cell table:style-name="ce20" office:value-type="time" office:time-value="PT20H32M41.009S" calcext:value-type="time">
            <text:p>20:32:41.01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20" office:value-type="time" office:time-value="PT20H32M41.364S" calcext:value-type="time">
            <text:p>20:32:41.36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20" office:value-type="time" office:time-value="PT20H32M41.725S" calcext:value-type="time">
            <text:p>20:32:41.73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style-name="ce20" office:value-type="time" office:time-value="PT20H32M42.085S" calcext:value-type="time">
            <text:p>20:32:42.09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20" office:value-type="time" office:time-value="PT20H32M42.446S" calcext:value-type="time">
            <text:p>20:32:42.45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20" office:value-type="time" office:time-value="PT20H32M42.81S" calcext:value-type="time">
            <text:p>20:32:42.81</text:p>
          </table:table-cell>
          <table:table-cell office:value-type="float" office:value="0.1" calcext:value-type="float">
            <text:p>0.1</text:p>
          </table:table-cell>
          <table:table-cell office:value-type="float" office:value="-0.2" calcext:value-type="float">
            <text:p>-0.2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style-name="ce20" office:value-type="time" office:time-value="PT20H32M43.166S" calcext:value-type="time">
            <text:p>20:32:43.17</text:p>
          </table:table-cell>
          <table:table-cell office:value-type="float" office:value="0.6" calcext:value-type="float">
            <text:p>0.6</text:p>
          </table:table-cell>
          <table:table-cell office:value-type="float" office:value="-0.5" calcext:value-type="float">
            <text:p>-0.5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table:style-name="ce20" office:value-type="time" office:time-value="PT20H32M43.527S" calcext:value-type="time">
            <text:p>20:32:43.53</text:p>
          </table:table-cell>
          <table:table-cell office:value-type="float" office:value="1.6" calcext:value-type="float">
            <text:p>1.6</text:p>
          </table:table-cell>
          <table:table-cell office:value-type="float" office:value="-1.4" calcext:value-type="float">
            <text:p>-1.4</text:p>
          </table:table-cell>
          <table:table-cell office:value-type="float" office:value="-19.2" calcext:value-type="float">
            <text:p>-19.2</text:p>
          </table:table-cell>
        </table:table-row>
        <table:table-row table:style-name="ro1">
          <table:table-cell table:style-name="ce20" office:value-type="time" office:time-value="PT20H32M43.892S" calcext:value-type="time">
            <text:p>20:32:43.89</text:p>
          </table:table-cell>
          <table:table-cell office:value-type="float" office:value="2.2" calcext:value-type="float">
            <text:p>2.2</text:p>
          </table:table-cell>
          <table:table-cell office:value-type="float" office:value="-1.6" calcext:value-type="float">
            <text:p>-1.6</text:p>
          </table:table-cell>
          <table:table-cell office:value-type="float" office:value="-31.9" calcext:value-type="float">
            <text:p>-31.9</text:p>
          </table:table-cell>
        </table:table-row>
        <table:table-row table:style-name="ro1">
          <table:table-cell table:style-name="ce20" office:value-type="time" office:time-value="PT20H32M44.249S" calcext:value-type="time">
            <text:p>20:32:44.25</text:p>
          </table:table-cell>
          <table:table-cell office:value-type="float" office:value="2.4" calcext:value-type="float">
            <text:p>2.4</text:p>
          </table:table-cell>
          <table:table-cell office:value-type="float" office:value="-1.6" calcext:value-type="float">
            <text:p>-1.6</text:p>
          </table:table-cell>
          <table:table-cell office:value-type="float" office:value="-39.4" calcext:value-type="float">
            <text:p>-39.4</text:p>
          </table:table-cell>
        </table:table-row>
        <table:table-row table:style-name="ro1">
          <table:table-cell table:style-name="ce20" office:value-type="time" office:time-value="PT20H32M44.613S" calcext:value-type="time">
            <text:p>20:32:44.61</text:p>
          </table:table-cell>
          <table:table-cell office:value-type="float" office:value="2.3" calcext:value-type="float">
            <text:p>2.3</text:p>
          </table:table-cell>
          <table:table-cell office:value-type="float" office:value="-1.7" calcext:value-type="float">
            <text:p>-1.7</text:p>
          </table:table-cell>
          <table:table-cell office:value-type="float" office:value="-41.3" calcext:value-type="float">
            <text:p>-41.3</text:p>
          </table:table-cell>
        </table:table-row>
        <table:table-row table:style-name="ro1">
          <table:table-cell table:style-name="ce20" office:value-type="time" office:time-value="PT20H32M44.969S" calcext:value-type="time">
            <text:p>20:32:44.97</text:p>
          </table:table-cell>
          <table:table-cell office:value-type="float" office:value="2.3" calcext:value-type="float">
            <text:p>2.3</text:p>
          </table:table-cell>
          <table:table-cell office:value-type="float" office:value="-1.7" calcext:value-type="float">
            <text:p>-1.7</text:p>
          </table:table-cell>
          <table:table-cell office:value-type="float" office:value="-42.2" calcext:value-type="float">
            <text:p>-42.2</text:p>
          </table:table-cell>
        </table:table-row>
        <table:table-row table:style-name="ro1">
          <table:table-cell table:style-name="ce20" office:value-type="time" office:time-value="PT20H32M45.333S" calcext:value-type="time">
            <text:p>20:32:45.33</text:p>
          </table:table-cell>
          <table:table-cell office:value-type="float" office:value="2.2" calcext:value-type="float">
            <text:p>2.2</text:p>
          </table:table-cell>
          <table:table-cell office:value-type="float" office:value="-1.8" calcext:value-type="float">
            <text:p>-1.8</text:p>
          </table:table-cell>
          <table:table-cell office:value-type="float" office:value="-40.6" calcext:value-type="float">
            <text:p>-40.6</text:p>
          </table:table-cell>
        </table:table-row>
        <table:table-row table:style-name="ro1">
          <table:table-cell table:style-name="ce20" office:value-type="time" office:time-value="PT20H32M45.695S" calcext:value-type="time">
            <text:p>20:32:45.70</text:p>
          </table:table-cell>
          <table:table-cell office:value-type="float" office:value="1.8" calcext:value-type="float">
            <text:p>1.8</text:p>
          </table:table-cell>
          <table:table-cell office:value-type="float" office:value="-1.7" calcext:value-type="float">
            <text:p>-1.7</text:p>
          </table:table-cell>
          <table:table-cell office:value-type="float" office:value="-30.5" calcext:value-type="float">
            <text:p>-30.5</text:p>
          </table:table-cell>
        </table:table-row>
        <table:table-row table:style-name="ro1">
          <table:table-cell table:style-name="ce20" office:value-type="time" office:time-value="PT20H32M46.055S" calcext:value-type="time">
            <text:p>20:32:46.06</text:p>
          </table:table-cell>
          <table:table-cell office:value-type="float" office:value="0.7" calcext:value-type="float">
            <text:p>0.7</text:p>
          </table:table-cell>
          <table:table-cell office:value-type="float" office:value="-0.9" calcext:value-type="float">
            <text:p>-0.9</text:p>
          </table:table-cell>
          <table:table-cell office:value-type="float" office:value="-12.9" calcext:value-type="float">
            <text:p>-12.9</text:p>
          </table:table-cell>
        </table:table-row>
        <table:table-row table:style-name="ro1">
          <table:table-cell table:style-name="ce20" office:value-type="time" office:time-value="PT20H32M46.414S" calcext:value-type="time">
            <text:p>20:32:46.41</text:p>
          </table:table-cell>
          <table:table-cell office:value-type="float" office:value="-0.3" calcext:value-type="float">
            <text:p>-0.3</text:p>
          </table:table-cell>
          <table:table-cell office:value-type="float" office:value="0.1" calcext:value-type="float">
            <text:p>0.1</text:p>
          </table:table-cell>
          <table:table-cell office:value-type="float" office:value="3.1" calcext:value-type="float">
            <text:p>3.1</text:p>
          </table:table-cell>
        </table:table-row>
        <table:table-row table:style-name="ro1">
          <table:table-cell table:style-name="ce20" office:value-type="time" office:time-value="PT20H32M46.776S" calcext:value-type="time">
            <text:p>20:32:46.78</text:p>
          </table:table-cell>
          <table:table-cell office:value-type="float" office:value="-1" calcext:value-type="float">
            <text:p>-1.0</text:p>
          </table:table-cell>
          <table:table-cell office:value-type="float" office:value="0.4" calcext:value-type="float">
            <text:p>0.4</text:p>
          </table:table-cell>
          <table:table-cell office:value-type="float" office:value="8.2" calcext:value-type="float">
            <text:p>8.2</text:p>
          </table:table-cell>
        </table:table-row>
        <table:table-row table:style-name="ro1">
          <table:table-cell table:style-name="ce20" office:value-type="time" office:time-value="PT20H32M47.135S" calcext:value-type="time">
            <text:p>20:32:47.14</text:p>
          </table:table-cell>
          <table:table-cell office:value-type="float" office:value="-1.7" calcext:value-type="float">
            <text:p>-1.7</text:p>
          </table:table-cell>
          <table:table-cell office:value-type="float" office:value="0.8" calcext:value-type="float">
            <text:p>0.8</text:p>
          </table:table-cell>
          <table:table-cell office:value-type="float" office:value="12.9" calcext:value-type="float">
            <text:p>12.9</text:p>
          </table:table-cell>
        </table:table-row>
        <table:table-row table:style-name="ro1">
          <table:table-cell table:style-name="ce20" office:value-type="time" office:time-value="PT20H32M47.491S" calcext:value-type="time">
            <text:p>20:32:47.49</text:p>
          </table:table-cell>
          <table:table-cell office:value-type="float" office:value="-2.5" calcext:value-type="float">
            <text:p>-2.5</text:p>
          </table:table-cell>
          <table:table-cell office:value-type="float" office:value="1.2" calcext:value-type="float">
            <text:p>1.2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table:style-name="ce20" office:value-type="time" office:time-value="PT20H32M47.856S" calcext:value-type="time">
            <text:p>20:32:47.86</text:p>
          </table:table-cell>
          <table:table-cell office:value-type="float" office:value="-3.7" calcext:value-type="float">
            <text:p>-3.7</text:p>
          </table:table-cell>
          <table:table-cell office:value-type="float" office:value="2.2" calcext:value-type="float">
            <text:p>2.2</text:p>
          </table:table-cell>
          <table:table-cell office:value-type="float" office:value="26.5" calcext:value-type="float">
            <text:p>26.5</text:p>
          </table:table-cell>
        </table:table-row>
        <table:table-row table:style-name="ro1">
          <table:table-cell table:style-name="ce20" office:value-type="time" office:time-value="PT20H32M48.218S" calcext:value-type="time">
            <text:p>20:32:48.22</text:p>
          </table:table-cell>
          <table:table-cell office:value-type="float" office:value="-4.2" calcext:value-type="float">
            <text:p>-4.2</text:p>
          </table:table-cell>
          <table:table-cell office:value-type="float" office:value="2.9" calcext:value-type="float">
            <text:p>2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style-name="ce20" office:value-type="time" office:time-value="PT20H32M48.577S" calcext:value-type="time">
            <text:p>20:32:48.58</text:p>
          </table:table-cell>
          <table:table-cell office:value-type="float" office:value="-4.1" calcext:value-type="float">
            <text:p>-4.1</text:p>
          </table:table-cell>
          <table:table-cell office:value-type="float" office:value="3.1" calcext:value-type="float">
            <text:p>3.1</text:p>
          </table:table-cell>
          <table:table-cell office:value-type="float" office:value="30.7" calcext:value-type="float">
            <text:p>30.7</text:p>
          </table:table-cell>
        </table:table-row>
        <table:table-row table:style-name="ro1">
          <table:table-cell table:style-name="ce20" office:value-type="time" office:time-value="PT20H32M48.937S" calcext:value-type="time">
            <text:p>20:32:48.94</text:p>
          </table:table-cell>
          <table:table-cell office:value-type="float" office:value="-3.8" calcext:value-type="float">
            <text:p>-3.8</text:p>
          </table:table-cell>
          <table:table-cell office:value-type="float" office:value="2.9" calcext:value-type="float">
            <text:p>2.9</text:p>
          </table:table-cell>
          <table:table-cell office:value-type="float" office:value="30.4" calcext:value-type="float">
            <text:p>30.4</text:p>
          </table:table-cell>
        </table:table-row>
        <table:table-row table:style-name="ro1">
          <table:table-cell table:style-name="ce20" office:value-type="time" office:time-value="PT20H32M49.298S" calcext:value-type="time">
            <text:p>20:32:49.30</text:p>
          </table:table-cell>
          <table:table-cell office:value-type="float" office:value="-3.7" calcext:value-type="float">
            <text:p>-3.7</text:p>
          </table:table-cell>
          <table:table-cell office:value-type="float" office:value="2.8" calcext:value-type="float">
            <text:p>2.8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table:style-name="ce20" office:value-type="time" office:time-value="PT20H32M49.658S" calcext:value-type="time">
            <text:p>20:32:49.66</text:p>
          </table:table-cell>
          <table:table-cell office:value-type="float" office:value="-3.5" calcext:value-type="float">
            <text:p>-3.5</text:p>
          </table:table-cell>
          <table:table-cell office:value-type="float" office:value="2.9" calcext:value-type="float">
            <text:p>2.9</text:p>
          </table:table-cell>
          <table:table-cell office:value-type="float" office:value="29.6" calcext:value-type="float">
            <text:p>29.6</text:p>
          </table:table-cell>
        </table:table-row>
        <table:table-row table:style-name="ro1">
          <table:table-cell table:style-name="ce20" office:value-type="time" office:time-value="PT20H32M50.019S" calcext:value-type="time">
            <text:p>20:32:50.02</text:p>
          </table:table-cell>
          <table:table-cell office:value-type="float" office:value="-2.7" calcext:value-type="float">
            <text:p>-2.7</text:p>
          </table:table-cell>
          <table:table-cell office:value-type="float" office:value="2" calcext:value-type="float">
            <text:p>2.0</text:p>
          </table:table-cell>
          <table:table-cell office:value-type="float" office:value="22.7" calcext:value-type="float">
            <text:p>22.7</text:p>
          </table:table-cell>
        </table:table-row>
        <table:table-row table:style-name="ro1">
          <table:table-cell table:style-name="ce20" office:value-type="time" office:time-value="PT20H32M50.38S" calcext:value-type="time">
            <text:p>20:32:50.38</text:p>
          </table:table-cell>
          <table:table-cell office:value-type="float" office:value="-1.6" calcext:value-type="float">
            <text:p>-1.6</text:p>
          </table:table-cell>
          <table:table-cell office:value-type="float" office:value="1.2" calcext:value-type="float">
            <text:p>1.2</text:p>
          </table:table-cell>
          <table:table-cell office:value-type="float" office:value="13.3" calcext:value-type="float">
            <text:p>13.3</text:p>
          </table:table-cell>
        </table:table-row>
        <table:table-row table:style-name="ro1">
          <table:table-cell table:style-name="ce20" office:value-type="time" office:time-value="PT20H32M50.74S" calcext:value-type="time">
            <text:p>20:32:50.74</text:p>
          </table:table-cell>
          <table:table-cell office:value-type="float" office:value="-0.5" calcext:value-type="float">
            <text:p>-0.5</text:p>
          </table:table-cell>
          <table:table-cell office:value-type="float" office:value="0.8" calcext:value-type="float">
            <text:p>0.8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2M51.1S" calcext:value-type="time">
            <text:p>20:32:51.10</text:p>
          </table:table-cell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style-name="ce20" office:value-type="time" office:time-value="PT20H32M51.461S" calcext:value-type="time">
            <text:p>20:32:51.46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.0</text:p>
          </table:table-cell>
        </table:table-row>
        <table:table-row table:style-name="ro1">
          <table:table-cell table:style-name="ce20" office:value-type="time" office:time-value="PT20H32M51.821S" calcext:value-type="time">
            <text:p>20:32:51.82</text:p>
          </table:table-cell>
          <table:table-cell office:value-type="float" office:value="0.1" calcext:value-type="float">
            <text:p>0.1</text:p>
          </table:table-cell>
          <table:table-cell office:value-type="float" office:value="-1.6" calcext:value-type="float">
            <text:p>-1.6</text:p>
          </table:table-cell>
          <table:table-cell office:value-type="float" office:value="2.1" calcext:value-type="float">
            <text:p>2.1</text:p>
          </table:table-cell>
        </table:table-row>
        <table:table-row table:style-name="ro1">
          <table:table-cell table:style-name="ce20" office:value-type="time" office:time-value="PT20H32M52.181S" calcext:value-type="time">
            <text:p>20:32:52.18</text:p>
          </table:table-cell>
          <table:table-cell office:value-type="float" office:value="-1.2" calcext:value-type="float">
            <text:p>-1.2</text:p>
          </table:table-cell>
          <table:table-cell office:value-type="float" office:value="-5.3" calcext:value-type="float">
            <text:p>-5.3</text:p>
          </table:table-cell>
          <table:table-cell office:value-type="float" office:value="-3.3" calcext:value-type="float">
            <text:p>-3.3</text:p>
          </table:table-cell>
        </table:table-row>
        <table:table-row table:style-name="ro1">
          <table:table-cell table:style-name="ce20" office:value-type="time" office:time-value="PT20H32M52.542S" calcext:value-type="time">
            <text:p>20:32:52.54</text:p>
          </table:table-cell>
          <table:table-cell office:value-type="float" office:value="-3.9" calcext:value-type="float">
            <text:p>-3.9</text:p>
          </table:table-cell>
          <table:table-cell office:value-type="float" office:value="-6.7" calcext:value-type="float">
            <text:p>-6.7</text:p>
          </table:table-cell>
          <table:table-cell office:value-type="float" office:value="-4.3" calcext:value-type="float">
            <text:p>-4.3</text:p>
          </table:table-cell>
        </table:table-row>
        <table:table-row table:style-name="ro1">
          <table:table-cell table:style-name="ce20" office:value-type="time" office:time-value="PT20H32M52.902S" calcext:value-type="time">
            <text:p>20:32:52.90</text:p>
          </table:table-cell>
          <table:table-cell office:value-type="float" office:value="-6.5" calcext:value-type="float">
            <text:p>-6.5</text:p>
          </table:table-cell>
          <table:table-cell office:value-type="float" office:value="-4" calcext:value-type="float">
            <text:p>-4.0</text:p>
          </table:table-cell>
          <table:table-cell office:value-type="float" office:value="-2.8" calcext:value-type="float">
            <text:p>-2.8</text:p>
          </table:table-cell>
        </table:table-row>
        <table:table-row table:style-name="ro1">
          <table:table-cell table:style-name="ce20" office:value-type="time" office:time-value="PT20H32M53.262S" calcext:value-type="time">
            <text:p>20:32:53.26</text:p>
          </table:table-cell>
          <table:table-cell office:value-type="float" office:value="-9.1" calcext:value-type="float">
            <text:p>-9.1</text:p>
          </table:table-cell>
          <table:table-cell office:value-type="float" office:value="-4.3" calcext:value-type="float">
            <text:p>-4.3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table:style-name="ce20" office:value-type="time" office:time-value="PT20H32M53.623S" calcext:value-type="time">
            <text:p>20:32:53.62</text:p>
          </table:table-cell>
          <table:table-cell office:value-type="float" office:value="-11.2" calcext:value-type="float">
            <text:p>-11.2</text:p>
          </table:table-cell>
          <table:table-cell office:value-type="float" office:value="-4.3" calcext:value-type="float">
            <text:p>-4.3</text:p>
          </table:table-cell>
          <table:table-cell office:value-type="float" office:value="-3.1" calcext:value-type="float">
            <text:p>-3.1</text:p>
          </table:table-cell>
        </table:table-row>
        <table:table-row table:style-name="ro1">
          <table:table-cell table:style-name="ce20" office:value-type="time" office:time-value="PT20H32M53.983S" calcext:value-type="time">
            <text:p>20:32:53.98</text:p>
          </table:table-cell>
          <table:table-cell office:value-type="float" office:value="-10.5" calcext:value-type="float">
            <text:p>-10.5</text:p>
          </table:table-cell>
          <table:table-cell office:value-type="float" office:value="-5.9" calcext:value-type="float">
            <text:p>-5.9</text:p>
          </table:table-cell>
          <table:table-cell office:value-type="float" office:value="-4" calcext:value-type="float">
            <text:p>-4.0</text:p>
          </table:table-cell>
        </table:table-row>
        <table:table-row table:style-name="ro1">
          <table:table-cell table:style-name="ce20" office:value-type="time" office:time-value="PT20H32M54.344S" calcext:value-type="time">
            <text:p>20:32:54.34</text:p>
          </table:table-cell>
          <table:table-cell office:value-type="float" office:value="0.8" calcext:value-type="float">
            <text:p>0.8</text:p>
          </table:table-cell>
          <table:table-cell office:value-type="float" office:value="-3.5" calcext:value-type="float">
            <text:p>-3.5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table:style-name="ce20" office:value-type="time" office:time-value="PT20H32M54.704S" calcext:value-type="time">
            <text:p>20:32:54.70</text:p>
          </table:table-cell>
          <table:table-cell office:value-type="float" office:value="6.4" calcext:value-type="float">
            <text:p>6.4</text:p>
          </table:table-cell>
          <table:table-cell office:value-type="float" office:value="-4.3" calcext:value-type="float">
            <text:p>-4.3</text:p>
          </table:table-cell>
          <table:table-cell office:value-type="float" office:value="3" calcext:value-type="float">
            <text:p>3.0</text:p>
          </table:table-cell>
        </table:table-row>
        <table:table-row table:style-name="ro1">
          <table:table-cell table:style-name="ce20" office:value-type="time" office:time-value="PT20H32M55.065S" calcext:value-type="time">
            <text:p>20:32:55.07</text:p>
          </table:table-cell>
          <table:table-cell office:value-type="float" office:value="2.2" calcext:value-type="float">
            <text:p>2.2</text:p>
          </table:table-cell>
          <table:table-cell office:value-type="float" office:value="-4.2" calcext:value-type="float">
            <text:p>-4.2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table:style-name="ce20" office:value-type="time" office:time-value="PT20H32M55.425S" calcext:value-type="time">
            <text:p>20:32:55.43</text:p>
          </table:table-cell>
          <table:table-cell office:value-type="float" office:value="0.2" calcext:value-type="float">
            <text:p>0.2</text:p>
          </table:table-cell>
          <table:table-cell office:value-type="float" office:value="-5.4" calcext:value-type="float">
            <text:p>-5.4</text:p>
          </table:table-cell>
          <table:table-cell office:value-type="float" office:value="1.1" calcext:value-type="float">
            <text:p>1.1</text:p>
          </table:table-cell>
        </table:table-row>
        <table:table-row table:style-name="ro1">
          <table:table-cell table:style-name="ce20" office:value-type="time" office:time-value="PT20H32M55.785S" calcext:value-type="time">
            <text:p>20:32:55.79</text:p>
          </table:table-cell>
          <table:table-cell office:value-type="float" office:value="-0.7" calcext:value-type="float">
            <text:p>-0.7</text:p>
          </table:table-cell>
          <table:table-cell office:value-type="float" office:value="-3.7" calcext:value-type="float">
            <text:p>-3.7</text:p>
          </table:table-cell>
          <table:table-cell office:value-type="float" office:value="2.2" calcext:value-type="float">
            <text:p>2.2</text:p>
          </table:table-cell>
        </table:table-row>
        <table:table-row table:style-name="ro1">
          <table:table-cell table:style-name="ce20" office:value-type="time" office:time-value="PT20H32M56.146S" calcext:value-type="time">
            <text:p>20:32:56.15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-5.5" calcext:value-type="float">
            <text:p>-5.5</text:p>
          </table:table-cell>
        </table:table-row>
        <table:table-row table:style-name="ro1">
          <table:table-cell table:style-name="ce20" office:value-type="time" office:time-value="PT20H32M56.506S" calcext:value-type="time">
            <text:p>20:32:56.51</text:p>
          </table:table-cell>
          <table:table-cell office:value-type="float" office:value="0.3" calcext:value-type="float">
            <text:p>0.3</text:p>
          </table:table-cell>
          <table:table-cell office:value-type="float" office:value="-6.5" calcext:value-type="float">
            <text:p>-6.5</text:p>
          </table:table-cell>
          <table:table-cell office:value-type="float" office:value="-5.6" calcext:value-type="float">
            <text:p>-5.6</text:p>
          </table:table-cell>
        </table:table-row>
        <table:table-row table:style-name="ro1">
          <table:table-cell table:style-name="ce20" office:value-type="time" office:time-value="PT20H32M56.871S" calcext:value-type="time">
            <text:p>20:32:56.87</text:p>
          </table:table-cell>
          <table:table-cell office:value-type="float" office:value="8.3" calcext:value-type="float">
            <text:p>8.3</text:p>
          </table:table-cell>
          <table:table-cell office:value-type="float" office:value="-4.5" calcext:value-type="float">
            <text:p>-4.5</text:p>
          </table:table-cell>
          <table:table-cell office:value-type="float" office:value="1.3" calcext:value-type="float">
            <text:p>1.3</text:p>
          </table:table-cell>
        </table:table-row>
        <table:table-row table:style-name="ro1">
          <table:table-cell table:style-name="ce20" office:value-type="time" office:time-value="PT20H32M57.227S" calcext:value-type="time">
            <text:p>20:32:57.23</text:p>
          </table:table-cell>
          <table:table-cell office:value-type="float" office:value="8.7" calcext:value-type="float">
            <text:p>8.7</text:p>
          </table:table-cell>
          <table:table-cell office:value-type="float" office:value="-3.5" calcext:value-type="float">
            <text:p>-3.5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20" office:value-type="time" office:time-value="PT20H32M57.588S" calcext:value-type="time">
            <text:p>20:32:57.59</text:p>
          </table:table-cell>
          <table:table-cell office:value-type="float" office:value="5.1" calcext:value-type="float">
            <text:p>5.1</text:p>
          </table:table-cell>
          <table:table-cell office:value-type="float" office:value="-2.6" calcext:value-type="float">
            <text:p>-2.6</text:p>
          </table:table-cell>
          <table:table-cell office:value-type="float" office:value="3.2" calcext:value-type="float">
            <text:p>3.2</text:p>
          </table:table-cell>
        </table:table-row>
        <table:table-row table:style-name="ro1">
          <table:table-cell table:style-name="ce20" office:value-type="time" office:time-value="PT20H32M57.952S" calcext:value-type="time">
            <text:p>20:32:57.95</text:p>
          </table:table-cell>
          <table:table-cell office:value-type="float" office:value="3.2" calcext:value-type="float">
            <text:p>3.2</text:p>
          </table:table-cell>
          <table:table-cell office:value-type="float" office:value="-4.6" calcext:value-type="float">
            <text:p>-4.6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table:style-name="ce20" office:value-type="time" office:time-value="PT20H32M58.309S" calcext:value-type="time">
            <text:p>20:32:58.31</text:p>
          </table:table-cell>
          <table:table-cell office:value-type="float" office:value="1" calcext:value-type="float">
            <text:p>1.0</text:p>
          </table:table-cell>
          <table:table-cell office:value-type="float" office:value="-4.2" calcext:value-type="float">
            <text:p>-4.2</text:p>
          </table:table-cell>
          <table:table-cell office:value-type="float" office:value="-1.8" calcext:value-type="float">
            <text:p>-1.8</text:p>
          </table:table-cell>
        </table:table-row>
        <table:table-row table:style-name="ro1">
          <table:table-cell table:style-name="ce20" office:value-type="time" office:time-value="PT20H32M58.673S" calcext:value-type="time">
            <text:p>20:32:58.67</text:p>
          </table:table-cell>
          <table:table-cell office:value-type="float" office:value="-0" calcext:value-type="float">
            <text:p>0.0</text:p>
          </table:table-cell>
          <table:table-cell office:value-type="float" office:value="-3.9" calcext:value-type="float">
            <text:p>-3.9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table:style-name="ce20" office:value-type="time" office:time-value="PT20H32M59.029S" calcext:value-type="time">
            <text:p>20:32:59.03</text:p>
          </table:table-cell>
          <table:table-cell office:value-type="float" office:value="0.4" calcext:value-type="float">
            <text:p>0.4</text:p>
          </table:table-cell>
          <table:table-cell office:value-type="float" office:value="-1.9" calcext:value-type="float">
            <text:p>-1.9</text:p>
          </table:table-cell>
          <table:table-cell office:value-type="float" office:value="-1.2" calcext:value-type="float">
            <text:p>-1.2</text:p>
          </table:table-cell>
        </table:table-row>
        <table:table-row table:style-name="ro1">
          <table:table-cell table:style-name="ce20" office:value-type="time" office:time-value="PT20H32M59.394S" calcext:value-type="time">
            <text:p>20:32:59.39</text:p>
          </table:table-cell>
          <table:table-cell office:value-type="float" office:value="-0.3" calcext:value-type="float">
            <text:p>-0.3</text:p>
          </table:table-cell>
          <table:table-cell office:value-type="float" office:value="-1" calcext:value-type="float">
            <text:p>-1.0</text:p>
          </table:table-cell>
          <table:table-cell office:value-type="float" office:value="1" calcext:value-type="float">
            <text:p>1.0</text:p>
          </table:table-cell>
        </table:table-row>
        <table:table-row table:style-name="ro1">
          <table:table-cell table:style-name="ce20" office:value-type="time" office:time-value="PT20H32M59.754S" calcext:value-type="time">
            <text:p>20:32:59.75</text:p>
          </table:table-cell>
          <table:table-cell office:value-type="float" office:value="-3.4" calcext:value-type="float">
            <text:p>-3.4</text:p>
          </table:table-cell>
          <table:table-cell table:number-columns-repeated="2" office:value-type="float" office:value="-0.6" calcext:value-type="float">
            <text:p>-0.6</text:p>
          </table:table-cell>
        </table:table-row>
        <table:table-row table:style-name="ro1">
          <table:table-cell table:style-name="ce20" office:value-type="time" office:time-value="PT20H33M00.115S" calcext:value-type="time">
            <text:p>20:33:00.12</text:p>
          </table:table-cell>
          <table:table-cell office:value-type="float" office:value="-8.3" calcext:value-type="float">
            <text:p>-8.3</text:p>
          </table:table-cell>
          <table:table-cell office:value-type="float" office:value="-1.7" calcext:value-type="float">
            <text:p>-1.7</text:p>
          </table:table-cell>
          <table:table-cell office:value-type="float" office:value="-12.8" calcext:value-type="float">
            <text:p>-12.8</text:p>
          </table:table-cell>
        </table:table-row>
        <table:table-row table:style-name="ro1">
          <table:table-cell table:style-name="ce20" office:value-type="time" office:time-value="PT20H33M00.475S" calcext:value-type="time">
            <text:p>20:33:00.48</text:p>
          </table:table-cell>
          <table:table-cell office:value-type="float" office:value="4.5" calcext:value-type="float">
            <text:p>4.5</text:p>
          </table:table-cell>
          <table:table-cell office:value-type="float" office:value="-1.5" calcext:value-type="float">
            <text:p>-1.5</text:p>
          </table:table-cell>
          <table:table-cell office:value-type="float" office:value="-20.6" calcext:value-type="float">
            <text:p>-20.6</text:p>
          </table:table-cell>
        </table:table-row>
        <table:table-row table:style-name="ro1">
          <table:table-cell table:style-name="ce20" office:value-type="time" office:time-value="PT20H33M00.837S" calcext:value-type="time">
            <text:p>20:33:00.84</text:p>
          </table:table-cell>
          <table:table-cell office:value-type="float" office:value="23" calcext:value-type="float">
            <text:p>23.0</text:p>
          </table:table-cell>
          <table:table-cell office:value-type="float" office:value="-3.3" calcext:value-type="float">
            <text:p>-3.3</text:p>
          </table:table-cell>
          <table:table-cell office:value-type="float" office:value="-17.4" calcext:value-type="float">
            <text:p>-17.4</text:p>
          </table:table-cell>
        </table:table-row>
        <table:table-row table:style-name="ro1">
          <table:table-cell table:style-name="ce20" office:value-type="time" office:time-value="PT20H33M01.197S" calcext:value-type="time">
            <text:p>20:33:01.20</text:p>
          </table:table-cell>
          <table:table-cell office:value-type="float" office:value="42.1" calcext:value-type="float">
            <text:p>42.1</text:p>
          </table:table-cell>
          <table:table-cell office:value-type="float" office:value="-4.2" calcext:value-type="float">
            <text:p>-4.2</text:p>
          </table:table-cell>
          <table:table-cell office:value-type="float" office:value="-12.6" calcext:value-type="float">
            <text:p>-12.6</text:p>
          </table:table-cell>
        </table:table-row>
        <table:table-row table:style-name="ro1">
          <table:table-cell table:style-name="ce20" office:value-type="time" office:time-value="PT20H33M01.556S" calcext:value-type="time">
            <text:p>20:33:01.56</text:p>
          </table:table-cell>
          <table:table-cell office:value-type="float" office:value="65.5" calcext:value-type="float">
            <text:p>65.5</text:p>
          </table:table-cell>
          <table:table-cell office:value-type="float" office:value="-7.8" calcext:value-type="float">
            <text:p>-7.8</text:p>
          </table:table-cell>
          <table:table-cell office:value-type="float" office:value="6.8" calcext:value-type="float">
            <text:p>6.8</text:p>
          </table:table-cell>
        </table:table-row>
        <table:table-row table:style-name="ro1">
          <table:table-cell table:style-name="ce20" office:value-type="time" office:time-value="PT20H33M01.917S" calcext:value-type="time">
            <text:p>20:33:01.92</text:p>
          </table:table-cell>
          <table:table-cell office:value-type="float" office:value="56.2" calcext:value-type="float">
            <text:p>56.2</text:p>
          </table:table-cell>
          <table:table-cell office:value-type="float" office:value="-2.4" calcext:value-type="float">
            <text:p>-2.4</text:p>
          </table:table-cell>
          <table:table-cell office:value-type="float" office:value="24.8" calcext:value-type="float">
            <text:p>24.8</text:p>
          </table:table-cell>
        </table:table-row>
        <table:table-row table:style-name="ro1">
          <table:table-cell table:style-name="ce20" office:value-type="time" office:time-value="PT20H33M02.277S" calcext:value-type="time">
            <text:p>20:33:02.28</text:p>
          </table:table-cell>
          <table:table-cell office:value-type="float" office:value="36.4" calcext:value-type="float">
            <text:p>36.4</text:p>
          </table:table-cell>
          <table:table-cell office:value-type="float" office:value="3" calcext:value-type="float">
            <text:p>3.0</text:p>
          </table:table-cell>
          <table:table-cell office:value-type="float" office:value="23.1" calcext:value-type="float">
            <text:p>23.1</text:p>
          </table:table-cell>
        </table:table-row>
        <table:table-row table:style-name="ro1">
          <table:table-cell table:style-name="ce20" office:value-type="time" office:time-value="PT20H33M02.639S" calcext:value-type="time">
            <text:p>20:33:02.64</text:p>
          </table:table-cell>
          <table:table-cell office:value-type="float" office:value="17.7" calcext:value-type="float">
            <text:p>17.7</text:p>
          </table:table-cell>
          <table:table-cell office:value-type="float" office:value="3.7" calcext:value-type="float">
            <text:p>3.7</text:p>
          </table:table-cell>
          <table:table-cell office:value-type="float" office:value="18.5" calcext:value-type="float">
            <text:p>18.5</text:p>
          </table:table-cell>
        </table:table-row>
        <table:table-row table:style-name="ro1">
          <table:table-cell table:style-name="ce20" office:value-type="time" office:time-value="PT20H33M02.999S" calcext:value-type="time">
            <text:p>20:33:03.00</text:p>
          </table:table-cell>
          <table:table-cell office:value-type="float" office:value="-4.8" calcext:value-type="float">
            <text:p>-4.8</text:p>
          </table:table-cell>
          <table:table-cell office:value-type="float" office:value="0.2" calcext:value-type="float">
            <text:p>0.2</text:p>
          </table:table-cell>
          <table:table-cell office:value-type="float" office:value="13.7" calcext:value-type="float">
            <text:p>13.7</text:p>
          </table:table-cell>
        </table:table-row>
        <table:table-row table:style-name="ro1">
          <table:table-cell table:style-name="ce20" office:value-type="time" office:time-value="PT20H33M03.36S" calcext:value-type="time">
            <text:p>20:33:03.36</text:p>
          </table:table-cell>
          <table:table-cell office:value-type="float" office:value="-26.5" calcext:value-type="float">
            <text:p>-26.5</text:p>
          </table:table-cell>
          <table:table-cell office:value-type="float" office:value="-5.4" calcext:value-type="float">
            <text:p>-5.4</text:p>
          </table:table-cell>
          <table:table-cell office:value-type="float" office:value="9.6" calcext:value-type="float">
            <text:p>9.6</text:p>
          </table:table-cell>
        </table:table-row>
        <table:table-row table:style-name="ro1">
          <table:table-cell table:style-name="ce20" office:value-type="time" office:time-value="PT20H33M03.72S" calcext:value-type="time">
            <text:p>20:33:03.72</text:p>
          </table:table-cell>
          <table:table-cell office:value-type="float" office:value="-48.1" calcext:value-type="float">
            <text:p>-48.1</text:p>
          </table:table-cell>
          <table:table-cell office:value-type="float" office:value="-9.3" calcext:value-type="float">
            <text:p>-9.3</text:p>
          </table:table-cell>
          <table:table-cell office:value-type="float" office:value="10.3" calcext:value-type="float">
            <text:p>10.3</text:p>
          </table:table-cell>
        </table:table-row>
        <table:table-row table:style-name="ro1">
          <table:table-cell table:style-name="ce20" office:value-type="time" office:time-value="PT20H33M04.08S" calcext:value-type="time">
            <text:p>20:33:04.08</text:p>
          </table:table-cell>
          <table:table-cell office:value-type="float" office:value="-73.8" calcext:value-type="float">
            <text:p>-73.8</text:p>
          </table:table-cell>
          <table:table-cell office:value-type="float" office:value="-10.4" calcext:value-type="float">
            <text:p>-10.4</text:p>
          </table:table-cell>
          <table:table-cell office:value-type="float" office:value="9.8" calcext:value-type="float">
            <text:p>9.8</text:p>
          </table:table-cell>
        </table:table-row>
        <table:table-row table:style-name="ro1">
          <table:table-cell table:style-name="ce20" office:value-type="time" office:time-value="PT20H33M04.441S" calcext:value-type="time">
            <text:p>20:33:04.44</text:p>
          </table:table-cell>
          <table:table-cell office:value-type="float" office:value="-97.9" calcext:value-type="float">
            <text:p>-97.9</text:p>
          </table:table-cell>
          <table:table-cell office:value-type="float" office:value="-19.4" calcext:value-type="float">
            <text:p>-19.4</text:p>
          </table:table-cell>
          <table:table-cell office:value-type="float" office:value="9" calcext:value-type="float">
            <text:p>9.0</text:p>
          </table:table-cell>
        </table:table-row>
        <table:table-row table:style-name="ro1">
          <table:table-cell table:style-name="ce20" office:value-type="time" office:time-value="PT20H33M04.8S" calcext:value-type="time">
            <text:p>20:33:04.80</text:p>
          </table:table-cell>
          <table:table-cell office:value-type="float" office:value="-116.4" calcext:value-type="float">
            <text:p>-116.4</text:p>
          </table:table-cell>
          <table:table-cell office:value-type="float" office:value="-16.7" calcext:value-type="float">
            <text:p>-16.7</text:p>
          </table:table-cell>
          <table:table-cell office:value-type="float" office:value="9.2" calcext:value-type="float">
            <text:p>9.2</text:p>
          </table:table-cell>
        </table:table-row>
        <table:table-row table:style-name="ro1">
          <table:table-cell table:style-name="ce20" office:value-type="time" office:time-value="PT20H33M05.162S" calcext:value-type="time">
            <text:p>20:33:05.16</text:p>
          </table:table-cell>
          <table:table-cell office:value-type="float" office:value="-136.7" calcext:value-type="float">
            <text:p>-136.7</text:p>
          </table:table-cell>
          <table:table-cell office:value-type="float" office:value="-18.5" calcext:value-type="float">
            <text:p>-18.5</text:p>
          </table:table-cell>
          <table:table-cell office:value-type="float" office:value="8.3" calcext:value-type="float">
            <text:p>8.3</text:p>
          </table:table-cell>
        </table:table-row>
        <table:table-row table:style-name="ro1">
          <table:table-cell table:style-name="ce20" office:value-type="time" office:time-value="PT20H33M05.521S" calcext:value-type="time">
            <text:p>20:33:05.52</text:p>
          </table:table-cell>
          <table:table-cell office:value-type="float" office:value="-151.5" calcext:value-type="float">
            <text:p>-151.5</text:p>
          </table:table-cell>
          <table:table-cell office:value-type="float" office:value="-15.4" calcext:value-type="float">
            <text:p>-15.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0" office:value-type="time" office:time-value="PT20H33M05.882S" calcext:value-type="time">
            <text:p>20:33:05.88</text:p>
          </table:table-cell>
          <table:table-cell office:value-type="float" office:value="-165.4" calcext:value-type="float">
            <text:p>-165.4</text:p>
          </table:table-cell>
          <table:table-cell office:value-type="float" office:value="-14.7" calcext:value-type="float">
            <text:p>-14.7</text:p>
          </table:table-cell>
          <table:table-cell office:value-type="float" office:value="8" calcext:value-type="float">
            <text:p>8.0</text:p>
          </table:table-cell>
        </table:table-row>
        <table:table-row table:style-name="ro1">
          <table:table-cell table:style-name="ce20" office:value-type="time" office:time-value="PT20H33M06.242S" calcext:value-type="time">
            <text:p>20:33:06.24</text:p>
          </table:table-cell>
          <table:table-cell office:value-type="float" office:value="179.5" calcext:value-type="float">
            <text:p>179.5</text:p>
          </table:table-cell>
          <table:table-cell office:value-type="float" office:value="-14.2" calcext:value-type="float">
            <text:p>-14.2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table:style-name="ce20" office:value-type="time" office:time-value="PT20H33M06.602S" calcext:value-type="time">
            <text:p>20:33:06.60</text:p>
          </table:table-cell>
          <table:table-cell office:value-type="float" office:value="177.9" calcext:value-type="float">
            <text:p>177.9</text:p>
          </table:table-cell>
          <table:table-cell office:value-type="float" office:value="-11.7" calcext:value-type="float">
            <text:p>-11.7</text:p>
          </table:table-cell>
          <table:table-cell office:value-type="float" office:value="-10.8" calcext:value-type="float">
            <text:p>-10.8</text:p>
          </table:table-cell>
        </table:table-row>
        <table:table-row table:style-name="ro1">
          <table:table-cell table:style-name="ce20" office:value-type="time" office:time-value="PT20H33M06.963S" calcext:value-type="time">
            <text:p>20:33:06.96</text:p>
          </table:table-cell>
          <table:table-cell office:value-type="float" office:value="-176" calcext:value-type="float">
            <text:p>-176.0</text:p>
          </table:table-cell>
          <table:table-cell office:value-type="float" office:value="-11.5" calcext:value-type="float">
            <text:p>-11.5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table:style-name="ce20" office:value-type="time" office:time-value="PT20H33M07.323S" calcext:value-type="time">
            <text:p>20:33:07.32</text:p>
          </table:table-cell>
          <table:table-cell office:value-type="float" office:value="-177" calcext:value-type="float">
            <text:p>-177.0</text:p>
          </table:table-cell>
          <table:table-cell office:value-type="float" office:value="-11.1" calcext:value-type="float">
            <text:p>-11.1</text:p>
          </table:table-cell>
          <table:table-cell office:value-type="float" office:value="-6.2" calcext:value-type="float">
            <text:p>-6.2</text:p>
          </table:table-cell>
        </table:table-row>
        <table:table-row table:style-name="ro1">
          <table:table-cell table:style-name="ce20" office:value-type="time" office:time-value="PT20H33M07.685S" calcext:value-type="time">
            <text:p>20:33:07.69</text:p>
          </table:table-cell>
          <table:table-cell office:value-type="float" office:value="-175.2" calcext:value-type="float">
            <text:p>-175.2</text:p>
          </table:table-cell>
          <table:table-cell office:value-type="float" office:value="-9.2" calcext:value-type="float">
            <text:p>-9.2</text:p>
          </table:table-cell>
          <table:table-cell office:value-type="float" office:value="-2.5" calcext:value-type="float">
            <text:p>-2.5</text:p>
          </table:table-cell>
        </table:table-row>
        <table:table-row table:style-name="ro1">
          <table:table-cell table:style-name="ce20" office:value-type="time" office:time-value="PT20H33M08.045S" calcext:value-type="time">
            <text:p>20:33:08.05</text:p>
          </table:table-cell>
          <table:table-cell office:value-type="float" office:value="-175.3" calcext:value-type="float">
            <text:p>-175.3</text:p>
          </table:table-cell>
          <table:table-cell office:value-type="float" office:value="-7.5" calcext:value-type="float">
            <text:p>-7.5</text:p>
          </table:table-cell>
          <table:table-cell office:value-type="float" office:value="-3.9" calcext:value-type="float">
            <text:p>-3.9</text:p>
          </table:table-cell>
        </table:table-row>
        <table:table-row table:style-name="ro1">
          <table:table-cell table:style-name="ce20" office:value-type="time" office:time-value="PT20H33M08.404S" calcext:value-type="time">
            <text:p>20:33:08.40</text:p>
          </table:table-cell>
          <table:table-cell office:value-type="float" office:value="-172.8" calcext:value-type="float">
            <text:p>-172.8</text:p>
          </table:table-cell>
          <table:table-cell office:value-type="float" office:value="-6.7" calcext:value-type="float">
            <text:p>-6.7</text:p>
          </table:table-cell>
          <table:table-cell office:value-type="float" office:value="-3.8" calcext:value-type="float">
            <text:p>-3.8</text:p>
          </table:table-cell>
        </table:table-row>
        <table:table-row table:style-name="ro1">
          <table:table-cell table:style-name="ce20" office:value-type="time" office:time-value="PT20H33M08.766S" calcext:value-type="time">
            <text:p>20:33:08.77</text:p>
          </table:table-cell>
          <table:table-cell office:value-type="float" office:value="-170.7" calcext:value-type="float">
            <text:p>-170.7</text:p>
          </table:table-cell>
          <table:table-cell office:value-type="float" office:value="-5.7" calcext:value-type="float">
            <text:p>-5.7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table:style-name="ce20" office:value-type="time" office:time-value="PT20H33M09.125S" calcext:value-type="time">
            <text:p>20:33:09.13</text:p>
          </table:table-cell>
          <table:table-cell office:value-type="float" office:value="-171.3" calcext:value-type="float">
            <text:p>-171.3</text:p>
          </table:table-cell>
          <table:table-cell office:value-type="float" office:value="-5.5" calcext:value-type="float">
            <text:p>-5.5</text:p>
          </table:table-cell>
          <table:table-cell office:value-type="float" office:value="-0.4" calcext:value-type="float">
            <text:p>-0.4</text:p>
          </table:table-cell>
        </table:table-row>
        <table:table-row table:style-name="ro1">
          <table:table-cell table:style-name="ce20" office:value-type="time" office:time-value="PT20H33M09.487S" calcext:value-type="time">
            <text:p>20:33:09.49</text:p>
          </table:table-cell>
          <table:table-cell office:value-type="float" office:value="-172.6" calcext:value-type="float">
            <text:p>-172.6</text:p>
          </table:table-cell>
          <table:table-cell office:value-type="float" office:value="-6.7" calcext:value-type="float">
            <text:p>-6.7</text:p>
          </table:table-cell>
          <table:table-cell office:value-type="float" office:value="-0.3" calcext:value-type="float">
            <text:p>-0.3</text:p>
          </table:table-cell>
        </table:table-row>
        <table:table-row table:style-name="ro1">
          <table:table-cell table:style-name="ce20" office:value-type="time" office:time-value="PT20H33M09.846S" calcext:value-type="time">
            <text:p>20:33:09.85</text:p>
          </table:table-cell>
          <table:table-cell office:value-type="float" office:value="-171.3" calcext:value-type="float">
            <text:p>-171.3</text:p>
          </table:table-cell>
          <table:table-cell office:value-type="float" office:value="-4.7" calcext:value-type="float">
            <text:p>-4.7</text:p>
          </table:table-cell>
          <table:table-cell office:value-type="float" office:value="-4.8" calcext:value-type="float">
            <text:p>-4.8</text:p>
          </table:table-cell>
        </table:table-row>
        <table:table-row table:style-name="ro1">
          <table:table-cell table:style-name="ce20" office:value-type="time" office:time-value="PT20H33M10.207S" calcext:value-type="time">
            <text:p>20:33:10.21</text:p>
          </table:table-cell>
          <table:table-cell office:value-type="float" office:value="-166.8" calcext:value-type="float">
            <text:p>-166.8</text:p>
          </table:table-cell>
          <table:table-cell office:value-type="float" office:value="-1.2" calcext:value-type="float">
            <text:p>-1.2</text:p>
          </table:table-cell>
          <table:table-cell office:value-type="float" office:value="-0.2" calcext:value-type="float">
            <text:p>-0.2</text:p>
          </table:table-cell>
        </table:table-row>
        <table:table-row table:style-name="ro1">
          <table:table-cell table:style-name="ce20" office:value-type="time" office:time-value="PT20H33M10.571S" calcext:value-type="time">
            <text:p>20:33:10.57</text:p>
          </table:table-cell>
          <table:table-cell office:value-type="float" office:value="-171.8" calcext:value-type="float">
            <text:p>-171.8</text:p>
          </table:table-cell>
          <table:table-cell office:value-type="float" office:value="-1.3" calcext:value-type="float">
            <text:p>-1.3</text:p>
          </table:table-cell>
          <table:table-cell office:value-type="float" office:value="-0.8" calcext:value-type="float">
            <text:p>-0.8</text:p>
          </table:table-cell>
        </table:table-row>
        <table:table-row table:style-name="ro1">
          <table:table-cell table:style-name="ce20" office:value-type="time" office:time-value="PT20H33M10.927S" calcext:value-type="time">
            <text:p>20:33:10.93</text:p>
          </table:table-cell>
          <table:table-cell office:value-type="float" office:value="-172" calcext:value-type="float">
            <text:p>-172.0</text:p>
          </table:table-cell>
          <table:table-cell office:value-type="float" office:value="-1.1" calcext:value-type="float">
            <text:p>-1.1</text:p>
          </table:table-cell>
          <table:table-cell office:value-type="float" office:value="-4.2" calcext:value-type="float">
            <text:p>-4.2</text:p>
          </table:table-cell>
        </table:table-row>
        <table:table-row table:style-name="ro1">
          <table:table-cell table:style-name="ce20" office:value-type="time" office:time-value="PT20H33M11.288S" calcext:value-type="time">
            <text:p>20:33:11.29</text:p>
          </table:table-cell>
          <table:table-cell office:value-type="float" office:value="-169" calcext:value-type="float">
            <text:p>-169.0</text:p>
          </table:table-cell>
          <table:table-cell office:value-type="float" office:value="0.1" calcext:value-type="float">
            <text:p>0.1</text:p>
          </table:table-cell>
          <table:table-cell office:value-type="float" office:value="-3" calcext:value-type="float">
            <text:p>-3.0</text:p>
          </table:table-cell>
        </table:table-row>
        <table:table-row table:style-name="ro1">
          <table:table-cell table:style-name="ce20" office:value-type="time" office:time-value="PT20H33M11.653S" calcext:value-type="time">
            <text:p>20:33:11.65</text:p>
          </table:table-cell>
          <table:table-cell office:value-type="float" office:value="-169.1" calcext:value-type="float">
            <text:p>-169.1</text:p>
          </table:table-cell>
          <table:table-cell office:value-type="float" office:value="1.5" calcext:value-type="float">
            <text:p>1.5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table:style-name="ce20" office:value-type="time" office:time-value="PT20H33M12.009S" calcext:value-type="time">
            <text:p>20:33:12.01</text:p>
          </table:table-cell>
          <table:table-cell office:value-type="float" office:value="-170" calcext:value-type="float">
            <text:p>-170.0</text:p>
          </table:table-cell>
          <table:table-cell office:value-type="float" office:value="3.3" calcext:value-type="float">
            <text:p>3.3</text:p>
          </table:table-cell>
          <table:table-cell office:value-type="float" office:value="-2.7" calcext:value-type="float">
            <text:p>-2.7</text:p>
          </table:table-cell>
        </table:table-row>
        <table:table-row table:style-name="ro1">
          <table:table-cell table:style-name="ce20" office:value-type="time" office:time-value="PT20H33M12.374S" calcext:value-type="time">
            <text:p>20:33:12.37</text:p>
          </table:table-cell>
          <table:table-cell office:value-type="float" office:value="-167.8" calcext:value-type="float">
            <text:p>-167.8</text:p>
          </table:table-cell>
          <table:table-cell office:value-type="float" office:value="5.2" calcext:value-type="float">
            <text:p>5.2</text:p>
          </table:table-cell>
          <table:table-cell office:value-type="float" office:value="-2.6" calcext:value-type="float">
            <text:p>-2.6</text:p>
          </table:table-cell>
        </table:table-row>
        <table:table-row table:style-name="ro1">
          <table:table-cell table:style-name="ce20" office:value-type="time" office:time-value="PT20H33M12.73S" calcext:value-type="time">
            <text:p>20:33:12.73</text:p>
          </table:table-cell>
          <table:table-cell office:value-type="float" office:value="-168.2" calcext:value-type="float">
            <text:p>-168.2</text:p>
          </table:table-cell>
          <table:table-cell office:value-type="float" office:value="7.2" calcext:value-type="float">
            <text:p>7.2</text:p>
          </table:table-cell>
          <table:table-cell office:value-type="float" office:value="-1.1" calcext:value-type="float">
            <text:p>-1.1</text:p>
          </table:table-cell>
        </table:table-row>
        <table:table-row table:style-name="ro1">
          <table:table-cell table:style-name="ce20" office:value-type="time" office:time-value="PT20H33M13.094S" calcext:value-type="time">
            <text:p>20:33:13.09</text:p>
          </table:table-cell>
          <table:table-cell office:value-type="float" office:value="-168.7" calcext:value-type="float">
            <text:p>-168.7</text:p>
          </table:table-cell>
          <table:table-cell office:value-type="float" office:value="8" calcext:value-type="float">
            <text:p>8.0</text:p>
          </table:table-cell>
          <table:table-cell office:value-type="float" office:value="-1.9" calcext:value-type="float">
            <text:p>-1.9</text:p>
          </table:table-cell>
        </table:table-row>
        <table:table-row table:style-name="ro1">
          <table:table-cell table:style-name="ce20" office:value-type="time" office:time-value="PT20H33M13.455S" calcext:value-type="time">
            <text:p>20:33:13.46</text:p>
          </table:table-cell>
          <table:table-cell office:value-type="float" office:value="-169.4" calcext:value-type="float">
            <text:p>-169.4</text:p>
          </table:table-cell>
          <table:table-cell office:value-type="float" office:value="8.7" calcext:value-type="float">
            <text:p>8.7</text:p>
          </table:table-cell>
          <table:table-cell office:value-type="float" office:value="-3.2" calcext:value-type="float">
            <text:p>-3.2</text:p>
          </table:table-cell>
        </table:table-row>
        <table:table-row table:style-name="ro1">
          <table:table-cell table:style-name="ce20" office:value-type="time" office:time-value="PT20H33M13.815S" calcext:value-type="time">
            <text:p>20:33:13.82</text:p>
          </table:table-cell>
          <table:table-cell office:value-type="float" office:value="-166.2" calcext:value-type="float">
            <text:p>-166.2</text:p>
          </table:table-cell>
          <table:table-cell office:value-type="float" office:value="8.9" calcext:value-type="float">
            <text:p>8.9</text:p>
          </table:table-cell>
          <table:table-cell office:value-type="float" office:value="-3.7" calcext:value-type="float">
            <text:p>-3.7</text:p>
          </table:table-cell>
        </table:table-row>
        <table:table-row table:style-name="ro1">
          <table:table-cell table:style-name="ce20" office:value-type="time" office:time-value="PT20H33M14.177S" calcext:value-type="time">
            <text:p>20:33:14.18</text:p>
          </table:table-cell>
          <table:table-cell office:value-type="float" office:value="-166.5" calcext:value-type="float">
            <text:p>-166.5</text:p>
          </table:table-cell>
          <table:table-cell office:value-type="float" office:value="10.1" calcext:value-type="float">
            <text:p>10.1</text:p>
          </table:table-cell>
          <table:table-cell office:value-type="float" office:value="-4.5" calcext:value-type="float">
            <text:p>-4.5</text:p>
          </table:table-cell>
        </table:table-row>
        <table:table-row table:style-name="ro1">
          <table:table-cell table:style-name="ce20" office:value-type="time" office:time-value="PT20H33M14.536S" calcext:value-type="time">
            <text:p>20:33:14.54</text:p>
          </table:table-cell>
          <table:table-cell office:value-type="float" office:value="-168.1" calcext:value-type="float">
            <text:p>-168.1</text:p>
          </table:table-cell>
          <table:table-cell office:value-type="float" office:value="11.6" calcext:value-type="float">
            <text:p>11.6</text:p>
          </table:table-cell>
          <table:table-cell office:value-type="float" office:value="-3.3" calcext:value-type="float">
            <text:p>-3.3</text:p>
          </table:table-cell>
        </table:table-row>
        <table:table-row table:style-name="ro1">
          <table:table-cell table:style-name="ce20" office:value-type="time" office:time-value="PT20H33M14.897S" calcext:value-type="time">
            <text:p>20:33:14.90</text:p>
          </table:table-cell>
          <table:table-cell office:value-type="float" office:value="-168.6" calcext:value-type="float">
            <text:p>-168.6</text:p>
          </table:table-cell>
          <table:table-cell office:value-type="float" office:value="9.9" calcext:value-type="float">
            <text:p>9.9</text:p>
          </table:table-cell>
          <table:table-cell office:value-type="float" office:value="-0.9" calcext:value-type="float">
            <text:p>-0.9</text:p>
          </table:table-cell>
        </table:table-row>
        <table:table-row table:style-name="ro1">
          <table:table-cell table:style-name="ce20" office:value-type="time" office:time-value="PT20H33M15.257S" calcext:value-type="time">
            <text:p>20:33:15.26</text:p>
          </table:table-cell>
          <table:table-cell office:value-type="float" office:value="-168.9" calcext:value-type="float">
            <text:p>-168.9</text:p>
          </table:table-cell>
          <table:table-cell office:value-type="float" office:value="7.7" calcext:value-type="float">
            <text:p>7.7</text:p>
          </table:table-cell>
          <table:table-cell office:value-type="float" office:value="-0.1" calcext:value-type="float">
            <text:p>-0.1</text:p>
          </table:table-cell>
        </table:table-row>
        <table:table-row table:style-name="ro1">
          <table:table-cell table:style-name="ce20" office:value-type="time" office:time-value="PT20H33M15.618S" calcext:value-type="time">
            <text:p>20:33:15.62</text:p>
          </table:table-cell>
          <table:table-cell office:value-type="float" office:value="-169.3" calcext:value-type="float">
            <text:p>-169.3</text:p>
          </table:table-cell>
          <table:table-cell office:value-type="float" office:value="6.3" calcext:value-type="float">
            <text:p>6.3</text:p>
          </table:table-cell>
          <table:table-cell office:value-type="float" office:value="1.5" calcext:value-type="float">
            <text:p>1.5</text:p>
          </table:table-cell>
        </table:table-row>
        <table:table-row table:style-name="ro1">
          <table:table-cell table:style-name="ce20" office:value-type="time" office:time-value="PT20H33M15.978S" calcext:value-type="time">
            <text:p>20:33:15.98</text:p>
          </table:table-cell>
          <table:table-cell office:value-type="float" office:value="-169.9" calcext:value-type="float">
            <text:p>-169.9</text:p>
          </table:table-cell>
          <table:table-cell office:value-type="float" office:value="5.3" calcext:value-type="float">
            <text:p>5.3</text:p>
          </table:table-cell>
          <table:table-cell office:value-type="float" office:value="3.4" calcext:value-type="float">
            <text:p>3.4</text:p>
          </table:table-cell>
        </table:table-row>
        <table:table-row table:style-name="ro1">
          <table:table-cell table:style-name="ce20" office:value-type="time" office:time-value="PT20H33M16.338S" calcext:value-type="time">
            <text:p>20:33:16.34</text:p>
          </table:table-cell>
          <table:table-cell office:value-type="float" office:value="-169.9" calcext:value-type="float">
            <text:p>-169.9</text:p>
          </table:table-cell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</table:table-row>
        <table:table-row table:style-name="ro1">
          <table:table-cell table:style-name="ce20" office:value-type="time" office:time-value="PT20H33M16.698S" calcext:value-type="time">
            <text:p>20:33:16.70</text:p>
          </table:table-cell>
          <table:table-cell office:value-type="float" office:value="-169.9" calcext:value-type="float">
            <text:p>-169.9</text:p>
          </table:table-cell>
          <table:table-cell office:value-type="float" office:value="3.9" calcext:value-type="float">
            <text:p>3.9</text:p>
          </table:table-cell>
          <table:table-cell office:value-type="float" office:value="4.2" calcext:value-type="float">
            <text:p>4.2</text:p>
          </table:table-cell>
        </table:table-row>
        <table:table-row table:style-name="ro1">
          <table:table-cell table:style-name="ce20" office:value-type="time" office:time-value="PT20H33M17.059S" calcext:value-type="time">
            <text:p>20:33:17.06</text:p>
          </table:table-cell>
          <table:table-cell office:value-type="float" office:value="-170" calcext:value-type="float">
            <text:p>-170.0</text:p>
          </table:table-cell>
          <table:table-cell office:value-type="float" office:value="3.4" calcext:value-type="float">
            <text:p>3.4</text:p>
          </table:table-cell>
          <table:table-cell office:value-type="float" office:value="4.8" calcext:value-type="float">
            <text:p>4.8</text:p>
          </table:table-cell>
        </table:table-row>
        <table:table-row table:style-name="ro1">
          <table:table-cell table:style-name="ce20" office:value-type="time" office:time-value="PT20H33M17.419S" calcext:value-type="time">
            <text:p>20:33:17.42</text:p>
          </table:table-cell>
          <table:table-cell office:value-type="float" office:value="-170" calcext:value-type="float">
            <text:p>-170.0</text:p>
          </table:table-cell>
          <table:table-cell office:value-type="float" office:value="3" calcext:value-type="float">
            <text:p>3.0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0" office:value-type="time" office:time-value="PT20H33M17.781S" calcext:value-type="time">
            <text:p>20:33:17.78</text:p>
          </table:table-cell>
          <table:table-cell office:value-type="float" office:value="-170" calcext:value-type="float">
            <text:p>-170.0</text:p>
          </table:table-cell>
          <table:table-cell office:value-type="float" office:value="2.7" calcext:value-type="float">
            <text:p>2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18.141S" calcext:value-type="time">
            <text:p>20:33:18.14</text:p>
          </table:table-cell>
          <table:table-cell office:value-type="float" office:value="-169.9" calcext:value-type="float">
            <text:p>-169.9</text:p>
          </table:table-cell>
          <table:table-cell office:value-type="float" office:value="2.4" calcext:value-type="float">
            <text:p>2.4</text:p>
          </table:table-cell>
          <table:table-cell office:value-type="float" office:value="5.8" calcext:value-type="float">
            <text:p>5.8</text:p>
          </table:table-cell>
        </table:table-row>
        <table:table-row table:style-name="ro1">
          <table:table-cell table:style-name="ce20" office:value-type="time" office:time-value="PT20H33M18.502S" calcext:value-type="time">
            <text:p>20:33:18.50</text:p>
          </table:table-cell>
          <table:table-cell office:value-type="float" office:value="-169.9" calcext:value-type="float">
            <text:p>-169.9</text:p>
          </table:table-cell>
          <table:table-cell office:value-type="float" office:value="2.2" calcext:value-type="float">
            <text:p>2.2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20" office:value-type="time" office:time-value="PT20H33M18.862S" calcext:value-type="time">
            <text:p>20:33:18.86</text:p>
          </table:table-cell>
          <table:table-cell office:value-type="float" office:value="-170.2" calcext:value-type="float">
            <text:p>-170.2</text:p>
          </table:table-cell>
          <table:table-cell office:value-type="float" office:value="2.2" calcext:value-type="float">
            <text:p>2.2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style-name="ce20" office:value-type="time" office:time-value="PT20H33M19.222S" calcext:value-type="time">
            <text:p>20:33:19.22</text:p>
          </table:table-cell>
          <table:table-cell office:value-type="float" office:value="-170.3" calcext:value-type="float">
            <text:p>-170.3</text:p>
          </table:table-cell>
          <table:table-cell office:value-type="float" office:value="1.9" calcext:value-type="float">
            <text:p>1.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19.582S" calcext:value-type="time">
            <text:p>20:33:19.58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8" calcext:value-type="float">
            <text:p>1.8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table:style-name="ce20" office:value-type="time" office:time-value="PT20H33M19.943S" calcext:value-type="time">
            <text:p>20:33:19.94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7" calcext:value-type="float">
            <text:p>1.7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20" office:value-type="time" office:time-value="PT20H33M20.304S" calcext:value-type="time">
            <text:p>20:33:20.30</text:p>
          </table:table-cell>
          <table:table-cell office:value-type="float" office:value="-170.5" calcext:value-type="float">
            <text:p>-170.5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20.663S" calcext:value-type="time">
            <text:p>20:33:20.66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7" calcext:value-type="float">
            <text:p>1.7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21.024S" calcext:value-type="time">
            <text:p>20:33:21.02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7" calcext:value-type="float">
            <text:p>1.7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style-name="ce20" office:value-type="time" office:time-value="PT20H33M21.384S" calcext:value-type="time">
            <text:p>20:33:21.38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20" office:value-type="time" office:time-value="PT20H33M21.745S" calcext:value-type="time">
            <text:p>20:33:21.75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3" calcext:value-type="float">
            <text:p>5.3</text:p>
          </table:table-cell>
        </table:table-row>
        <table:table-row table:style-name="ro1">
          <table:table-cell table:style-name="ce20" office:value-type="time" office:time-value="PT20H33M22.106S" calcext:value-type="time">
            <text:p>20:33:22.11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table:style-name="ce20" office:value-type="time" office:time-value="PT20H33M22.465S" calcext:value-type="time">
            <text:p>20:33:22.47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22.827S" calcext:value-type="time">
            <text:p>20:33:22.83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3.186S" calcext:value-type="time">
            <text:p>20:33:23.19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3.547S" calcext:value-type="time">
            <text:p>20:33:23.55</text:p>
          </table:table-cell>
          <table:table-cell office:value-type="float" office:value="-170.5" calcext:value-type="float">
            <text:p>-170.5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3M23.907S" calcext:value-type="time">
            <text:p>20:33:23.91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3M24.268S" calcext:value-type="time">
            <text:p>20:33:24.27</text:p>
          </table:table-cell>
          <table:table-cell office:value-type="float" office:value="-170.5" calcext:value-type="float">
            <text:p>-170.5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3M24.629S" calcext:value-type="time">
            <text:p>20:33:24.63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3M24.988S" calcext:value-type="time">
            <text:p>20:33:24.99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5.35S" calcext:value-type="time">
            <text:p>20:33:25.35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5.709S" calcext:value-type="time">
            <text:p>20:33:25.71</text:p>
          </table:table-cell>
          <table:table-cell office:value-type="float" office:value="-170.5" calcext:value-type="float">
            <text:p>-170.5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>
          <table:table-cell table:style-name="ce20" office:value-type="time" office:time-value="PT20H33M26.074S" calcext:value-type="time">
            <text:p>20:33:26.07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6.431S" calcext:value-type="time">
            <text:p>20:33:26.43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table:style-name="ce20" office:value-type="time" office:time-value="PT20H33M26.791S" calcext:value-type="time">
            <text:p>20:33:26.79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7.156S" calcext:value-type="time">
            <text:p>20:33:27.16</text:p>
          </table:table-cell>
          <table:table-cell office:value-type="float" office:value="-170.4" calcext:value-type="float">
            <text:p>-170.4</text:p>
          </table:table-cell>
          <table:table-cell office:value-type="float" office:value="1.6" calcext:value-type="float">
            <text:p>1.6</text:p>
          </table:table-cell>
          <table:table-cell office:value-type="float" office:value="5.6" calcext:value-type="float">
            <text:p>5.6</text:p>
          </table:table-cell>
        </table:table-row>
        <table:table-row table:style-name="ro1">
          <table:table-cell table:style-name="ce20" office:value-type="time" office:time-value="PT20H33M27.512S" calcext:value-type="time">
            <text:p>20:33:27.51</text:p>
          </table:table-cell>
          <table:table-cell office:value-type="float" office:value="-170.5" calcext:value-type="float">
            <text:p>-170.5</text:p>
          </table:table-cell>
          <table:table-cell office:value-type="float" office:value="1.6" calcext:value-type="float">
            <text:p>1.6</text:p>
          </table:table-cell>
          <table:table-cell office:value-type="float" office:value="5.7" calcext:value-type="float">
            <text:p>5.7</text:p>
          </table:table-cell>
        </table:table-row>
        <table:table-row table:style-name="ro1" table:number-rows-repeated="1048434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rmalized" table:style-name="ta1">
        <table:table-column table:style-name="co1" table:default-cell-style-name="Default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row table:style-name="ro1">
          <table:table-cell table:style-name="ce23" office:value-type="string" calcext:value-type="string">
            <text:p>data normalized as if x axis was pointing forward</text:p>
          </table:table-cell>
          <table:table-cell table:number-columns-repeated="3"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8" table:formula="of:=[$raw.A4]" office:value-type="string" office:string-value="time" calcext:value-type="string">
            <text:p>time</text:p>
          </table:table-cell>
          <table:table-cell table:style-name="ce22" table:formula="of:=[$raw.B4]" office:value-type="string" office:string-value="yaw" calcext:value-type="string">
            <text:p>yaw</text:p>
          </table:table-cell>
          <table:table-cell table:style-name="ce22" table:formula="of:=[$raw.C4]" office:value-type="string" office:string-value="pitch" calcext:value-type="string">
            <text:p>pitch</text:p>
          </table:table-cell>
          <table:table-cell table:style-name="ce22" table:formula="of:=[$raw.D4]" office:value-type="string" office:string-value="roll" calcext:value-type="string">
            <text:p>roll</text:p>
          </table:table-cell>
        </table:table-row>
        <table:table-row table:style-name="ro1">
          <table:table-cell table:style-name="ce20" table:formula="of:=[$raw.A5]" office:value-type="time" office:time-value="PT20H32M38.481S" calcext:value-type="time">
            <text:p>20:32:38.48</text:p>
          </table:table-cell>
          <table:table-cell table:formula="of:=[$raw.B5]" office:value-type="float" office:value="0" calcext:value-type="float">
            <text:p>0.0</text:p>
          </table:table-cell>
          <table:table-cell table:formula="of:=-[$raw.C5]" office:value-type="float" office:value="0.1" calcext:value-type="float">
            <text:p>0.1</text:p>
          </table:table-cell>
          <table:table-cell table:formula="of:=-[$raw.D5]" office:value-type="float" office:value="-0.4" calcext:value-type="float">
            <text:p>-0.4</text:p>
          </table:table-cell>
        </table:table-row>
        <table:table-row table:style-name="ro1">
          <table:table-cell table:style-name="ce20" table:formula="of:=[$raw.A6]" office:value-type="time" office:time-value="PT20H32M38.841S" calcext:value-type="time">
            <text:p>20:32:38.84</text:p>
          </table:table-cell>
          <table:table-cell table:formula="of:=[$raw.B6]" office:value-type="float" office:value="0" calcext:value-type="float">
            <text:p>0.0</text:p>
          </table:table-cell>
          <table:table-cell table:formula="of:=-[$raw.C6]" office:value-type="float" office:value="0.1" calcext:value-type="float">
            <text:p>0.1</text:p>
          </table:table-cell>
          <table:table-cell table:formula="of:=-[$raw.D6]" office:value-type="float" office:value="-0.4" calcext:value-type="float">
            <text:p>-0.4</text:p>
          </table:table-cell>
        </table:table-row>
        <table:table-row table:style-name="ro1">
          <table:table-cell table:style-name="ce20" table:formula="of:=[$raw.A7]" office:value-type="time" office:time-value="PT20H32M39.207S" calcext:value-type="time">
            <text:p>20:32:39.21</text:p>
          </table:table-cell>
          <table:table-cell table:formula="of:=[$raw.B7]" office:value-type="float" office:value="0" calcext:value-type="float">
            <text:p>0.0</text:p>
          </table:table-cell>
          <table:table-cell table:formula="of:=-[$raw.C7]" office:value-type="float" office:value="0.1" calcext:value-type="float">
            <text:p>0.1</text:p>
          </table:table-cell>
          <table:table-cell table:formula="of:=-[$raw.D7]" office:value-type="float" office:value="-0.2" calcext:value-type="float">
            <text:p>-0.2</text:p>
          </table:table-cell>
        </table:table-row>
        <table:table-row table:style-name="ro1">
          <table:table-cell table:style-name="ce20" table:formula="of:=[$raw.A8]" office:value-type="time" office:time-value="PT20H32M39.562S" calcext:value-type="time">
            <text:p>20:32:39.56</text:p>
          </table:table-cell>
          <table:table-cell table:formula="of:=[$raw.B8]" office:value-type="float" office:value="0" calcext:value-type="float">
            <text:p>0.0</text:p>
          </table:table-cell>
          <table:table-cell table:formula="of:=-[$raw.C8]" office:value-type="float" office:value="0.1" calcext:value-type="float">
            <text:p>0.1</text:p>
          </table:table-cell>
          <table:table-cell table:formula="of:=-[$raw.D8]" office:value-type="float" office:value="-0.1" calcext:value-type="float">
            <text:p>-0.1</text:p>
          </table:table-cell>
        </table:table-row>
        <table:table-row table:style-name="ro1">
          <table:table-cell table:style-name="ce20" table:formula="of:=[$raw.A9]" office:value-type="time" office:time-value="PT20H32M39.924S" calcext:value-type="time">
            <text:p>20:32:39.92</text:p>
          </table:table-cell>
          <table:table-cell table:formula="of:=[$raw.B9]" office:value-type="float" office:value="0" calcext:value-type="float">
            <text:p>0.0</text:p>
          </table:table-cell>
          <table:table-cell table:formula="of:=-[$raw.C9]" office:value-type="float" office:value="0.1" calcext:value-type="float">
            <text:p>0.1</text:p>
          </table:table-cell>
          <table:table-cell table:formula="of:=-[$raw.D9]" office:value-type="float" office:value="-0" calcext:value-type="float">
            <text:p>0.0</text:p>
          </table:table-cell>
        </table:table-row>
        <table:table-row table:style-name="ro1">
          <table:table-cell table:style-name="ce20" table:formula="of:=[$raw.A10]" office:value-type="time" office:time-value="PT20H32M40.283S" calcext:value-type="time">
            <text:p>20:32:40.28</text:p>
          </table:table-cell>
          <table:table-cell table:formula="of:=[$raw.B10]" office:value-type="float" office:value="0" calcext:value-type="float">
            <text:p>0.0</text:p>
          </table:table-cell>
          <table:table-cell table:formula="of:=-[$raw.C10]" office:value-type="float" office:value="0.1" calcext:value-type="float">
            <text:p>0.1</text:p>
          </table:table-cell>
          <table:table-cell table:formula="of:=-[$raw.D10]" office:value-type="float" office:value="0.1" calcext:value-type="float">
            <text:p>0.1</text:p>
          </table:table-cell>
        </table:table-row>
        <table:table-row table:style-name="ro1">
          <table:table-cell table:style-name="ce20" table:formula="of:=[$raw.A11]" office:value-type="time" office:time-value="PT20H32M40.644S" calcext:value-type="time">
            <text:p>20:32:40.64</text:p>
          </table:table-cell>
          <table:table-cell table:formula="of:=[$raw.B11]" office:value-type="float" office:value="0" calcext:value-type="float">
            <text:p>0.0</text:p>
          </table:table-cell>
          <table:table-cell table:formula="of:=-[$raw.C11]" office:value-type="float" office:value="0.2" calcext:value-type="float">
            <text:p>0.2</text:p>
          </table:table-cell>
          <table:table-cell table:formula="of:=-[$raw.D11]" office:value-type="float" office:value="0.2" calcext:value-type="float">
            <text:p>0.2</text:p>
          </table:table-cell>
        </table:table-row>
        <table:table-row table:style-name="ro1">
          <table:table-cell table:style-name="ce20" table:formula="of:=[$raw.A12]" office:value-type="time" office:time-value="PT20H32M41.009S" calcext:value-type="time">
            <text:p>20:32:41.01</text:p>
          </table:table-cell>
          <table:table-cell table:formula="of:=[$raw.B12]" office:value-type="float" office:value="0.1" calcext:value-type="float">
            <text:p>0.1</text:p>
          </table:table-cell>
          <table:table-cell table:formula="of:=-[$raw.C12]" office:value-type="float" office:value="0.2" calcext:value-type="float">
            <text:p>0.2</text:p>
          </table:table-cell>
          <table:table-cell table:formula="of:=-[$raw.D12]" office:value-type="float" office:value="0.4" calcext:value-type="float">
            <text:p>0.4</text:p>
          </table:table-cell>
        </table:table-row>
        <table:table-row table:style-name="ro1">
          <table:table-cell table:style-name="ce20" table:formula="of:=[$raw.A13]" office:value-type="time" office:time-value="PT20H32M41.364S" calcext:value-type="time">
            <text:p>20:32:41.36</text:p>
          </table:table-cell>
          <table:table-cell table:formula="of:=[$raw.B13]" office:value-type="float" office:value="0.1" calcext:value-type="float">
            <text:p>0.1</text:p>
          </table:table-cell>
          <table:table-cell table:formula="of:=-[$raw.C13]" office:value-type="float" office:value="0.2" calcext:value-type="float">
            <text:p>0.2</text:p>
          </table:table-cell>
          <table:table-cell table:formula="of:=-[$raw.D13]" office:value-type="float" office:value="0.4" calcext:value-type="float">
            <text:p>0.4</text:p>
          </table:table-cell>
        </table:table-row>
        <table:table-row table:style-name="ro1">
          <table:table-cell table:style-name="ce20" table:formula="of:=[$raw.A14]" office:value-type="time" office:time-value="PT20H32M41.725S" calcext:value-type="time">
            <text:p>20:32:41.73</text:p>
          </table:table-cell>
          <table:table-cell table:formula="of:=[$raw.B14]" office:value-type="float" office:value="0.1" calcext:value-type="float">
            <text:p>0.1</text:p>
          </table:table-cell>
          <table:table-cell table:formula="of:=-[$raw.C14]" office:value-type="float" office:value="0.2" calcext:value-type="float">
            <text:p>0.2</text:p>
          </table:table-cell>
          <table:table-cell table:formula="of:=-[$raw.D14]" office:value-type="float" office:value="0.3" calcext:value-type="float">
            <text:p>0.3</text:p>
          </table:table-cell>
        </table:table-row>
        <table:table-row table:style-name="ro1">
          <table:table-cell table:style-name="ce20" table:formula="of:=[$raw.A15]" office:value-type="time" office:time-value="PT20H32M42.085S" calcext:value-type="time">
            <text:p>20:32:42.09</text:p>
          </table:table-cell>
          <table:table-cell table:formula="of:=[$raw.B15]" office:value-type="float" office:value="0.1" calcext:value-type="float">
            <text:p>0.1</text:p>
          </table:table-cell>
          <table:table-cell table:formula="of:=-[$raw.C15]" office:value-type="float" office:value="0.2" calcext:value-type="float">
            <text:p>0.2</text:p>
          </table:table-cell>
          <table:table-cell table:formula="of:=-[$raw.D15]" office:value-type="float" office:value="0.4" calcext:value-type="float">
            <text:p>0.4</text:p>
          </table:table-cell>
        </table:table-row>
        <table:table-row table:style-name="ro1">
          <table:table-cell table:style-name="ce20" table:formula="of:=[$raw.A16]" office:value-type="time" office:time-value="PT20H32M42.446S" calcext:value-type="time">
            <text:p>20:32:42.45</text:p>
          </table:table-cell>
          <table:table-cell table:formula="of:=[$raw.B16]" office:value-type="float" office:value="0.1" calcext:value-type="float">
            <text:p>0.1</text:p>
          </table:table-cell>
          <table:table-cell table:formula="of:=-[$raw.C16]" office:value-type="float" office:value="0.2" calcext:value-type="float">
            <text:p>0.2</text:p>
          </table:table-cell>
          <table:table-cell table:formula="of:=-[$raw.D16]" office:value-type="float" office:value="0.4" calcext:value-type="float">
            <text:p>0.4</text:p>
          </table:table-cell>
        </table:table-row>
        <table:table-row table:style-name="ro1">
          <table:table-cell table:style-name="ce20" table:formula="of:=[$raw.A17]" office:value-type="time" office:time-value="PT20H32M42.81S" calcext:value-type="time">
            <text:p>20:32:42.81</text:p>
          </table:table-cell>
          <table:table-cell table:formula="of:=[$raw.B17]" office:value-type="float" office:value="0.1" calcext:value-type="float">
            <text:p>0.1</text:p>
          </table:table-cell>
          <table:table-cell table:formula="of:=-[$raw.C17]" office:value-type="float" office:value="0.2" calcext:value-type="float">
            <text:p>0.2</text:p>
          </table:table-cell>
          <table:table-cell table:formula="of:=-[$raw.D17]" office:value-type="float" office:value="0.8" calcext:value-type="float">
            <text:p>0.8</text:p>
          </table:table-cell>
        </table:table-row>
        <table:table-row table:style-name="ro1">
          <table:table-cell table:style-name="ce20" table:formula="of:=[$raw.A18]" office:value-type="time" office:time-value="PT20H32M43.166S" calcext:value-type="time">
            <text:p>20:32:43.17</text:p>
          </table:table-cell>
          <table:table-cell table:formula="of:=[$raw.B18]" office:value-type="float" office:value="0.6" calcext:value-type="float">
            <text:p>0.6</text:p>
          </table:table-cell>
          <table:table-cell table:formula="of:=-[$raw.C18]" office:value-type="float" office:value="0.5" calcext:value-type="float">
            <text:p>0.5</text:p>
          </table:table-cell>
          <table:table-cell table:formula="of:=-[$raw.D18]" office:value-type="float" office:value="4.5" calcext:value-type="float">
            <text:p>4.5</text:p>
          </table:table-cell>
        </table:table-row>
        <table:table-row table:style-name="ro1">
          <table:table-cell table:style-name="ce20" table:formula="of:=[$raw.A19]" office:value-type="time" office:time-value="PT20H32M43.527S" calcext:value-type="time">
            <text:p>20:32:43.53</text:p>
          </table:table-cell>
          <table:table-cell table:formula="of:=[$raw.B19]" office:value-type="float" office:value="1.6" calcext:value-type="float">
            <text:p>1.6</text:p>
          </table:table-cell>
          <table:table-cell table:formula="of:=-[$raw.C19]" office:value-type="float" office:value="1.4" calcext:value-type="float">
            <text:p>1.4</text:p>
          </table:table-cell>
          <table:table-cell table:formula="of:=-[$raw.D19]" office:value-type="float" office:value="19.2" calcext:value-type="float">
            <text:p>19.2</text:p>
          </table:table-cell>
        </table:table-row>
        <table:table-row table:style-name="ro1">
          <table:table-cell table:style-name="ce20" table:formula="of:=[$raw.A20]" office:value-type="time" office:time-value="PT20H32M43.892S" calcext:value-type="time">
            <text:p>20:32:43.89</text:p>
          </table:table-cell>
          <table:table-cell table:formula="of:=[$raw.B20]" office:value-type="float" office:value="2.2" calcext:value-type="float">
            <text:p>2.2</text:p>
          </table:table-cell>
          <table:table-cell table:formula="of:=-[$raw.C20]" office:value-type="float" office:value="1.6" calcext:value-type="float">
            <text:p>1.6</text:p>
          </table:table-cell>
          <table:table-cell table:formula="of:=-[$raw.D20]" office:value-type="float" office:value="31.9" calcext:value-type="float">
            <text:p>31.9</text:p>
          </table:table-cell>
        </table:table-row>
        <table:table-row table:style-name="ro1">
          <table:table-cell table:style-name="ce20" table:formula="of:=[$raw.A21]" office:value-type="time" office:time-value="PT20H32M44.249S" calcext:value-type="time">
            <text:p>20:32:44.25</text:p>
          </table:table-cell>
          <table:table-cell table:formula="of:=[$raw.B21]" office:value-type="float" office:value="2.4" calcext:value-type="float">
            <text:p>2.4</text:p>
          </table:table-cell>
          <table:table-cell table:formula="of:=-[$raw.C21]" office:value-type="float" office:value="1.6" calcext:value-type="float">
            <text:p>1.6</text:p>
          </table:table-cell>
          <table:table-cell table:formula="of:=-[$raw.D21]" office:value-type="float" office:value="39.4" calcext:value-type="float">
            <text:p>39.4</text:p>
          </table:table-cell>
        </table:table-row>
        <table:table-row table:style-name="ro1">
          <table:table-cell table:style-name="ce20" table:formula="of:=[$raw.A22]" office:value-type="time" office:time-value="PT20H32M44.613S" calcext:value-type="time">
            <text:p>20:32:44.61</text:p>
          </table:table-cell>
          <table:table-cell table:formula="of:=[$raw.B22]" office:value-type="float" office:value="2.3" calcext:value-type="float">
            <text:p>2.3</text:p>
          </table:table-cell>
          <table:table-cell table:formula="of:=-[$raw.C22]" office:value-type="float" office:value="1.7" calcext:value-type="float">
            <text:p>1.7</text:p>
          </table:table-cell>
          <table:table-cell table:formula="of:=-[$raw.D22]" office:value-type="float" office:value="41.3" calcext:value-type="float">
            <text:p>41.3</text:p>
          </table:table-cell>
        </table:table-row>
        <table:table-row table:style-name="ro1">
          <table:table-cell table:style-name="ce20" table:formula="of:=[$raw.A23]" office:value-type="time" office:time-value="PT20H32M44.969S" calcext:value-type="time">
            <text:p>20:32:44.97</text:p>
          </table:table-cell>
          <table:table-cell table:formula="of:=[$raw.B23]" office:value-type="float" office:value="2.3" calcext:value-type="float">
            <text:p>2.3</text:p>
          </table:table-cell>
          <table:table-cell table:formula="of:=-[$raw.C23]" office:value-type="float" office:value="1.7" calcext:value-type="float">
            <text:p>1.7</text:p>
          </table:table-cell>
          <table:table-cell table:formula="of:=-[$raw.D23]" office:value-type="float" office:value="42.2" calcext:value-type="float">
            <text:p>42.2</text:p>
          </table:table-cell>
        </table:table-row>
        <table:table-row table:style-name="ro1">
          <table:table-cell table:style-name="ce20" table:formula="of:=[$raw.A24]" office:value-type="time" office:time-value="PT20H32M45.333S" calcext:value-type="time">
            <text:p>20:32:45.33</text:p>
          </table:table-cell>
          <table:table-cell table:formula="of:=[$raw.B24]" office:value-type="float" office:value="2.2" calcext:value-type="float">
            <text:p>2.2</text:p>
          </table:table-cell>
          <table:table-cell table:formula="of:=-[$raw.C24]" office:value-type="float" office:value="1.8" calcext:value-type="float">
            <text:p>1.8</text:p>
          </table:table-cell>
          <table:table-cell table:formula="of:=-[$raw.D24]" office:value-type="float" office:value="40.6" calcext:value-type="float">
            <text:p>40.6</text:p>
          </table:table-cell>
        </table:table-row>
        <table:table-row table:style-name="ro1">
          <table:table-cell table:style-name="ce20" table:formula="of:=[$raw.A25]" office:value-type="time" office:time-value="PT20H32M45.695S" calcext:value-type="time">
            <text:p>20:32:45.70</text:p>
          </table:table-cell>
          <table:table-cell table:formula="of:=[$raw.B25]" office:value-type="float" office:value="1.8" calcext:value-type="float">
            <text:p>1.8</text:p>
          </table:table-cell>
          <table:table-cell table:formula="of:=-[$raw.C25]" office:value-type="float" office:value="1.7" calcext:value-type="float">
            <text:p>1.7</text:p>
          </table:table-cell>
          <table:table-cell table:formula="of:=-[$raw.D25]" office:value-type="float" office:value="30.5" calcext:value-type="float">
            <text:p>30.5</text:p>
          </table:table-cell>
        </table:table-row>
        <table:table-row table:style-name="ro1">
          <table:table-cell table:style-name="ce20" table:formula="of:=[$raw.A26]" office:value-type="time" office:time-value="PT20H32M46.055S" calcext:value-type="time">
            <text:p>20:32:46.06</text:p>
          </table:table-cell>
          <table:table-cell table:formula="of:=[$raw.B26]" office:value-type="float" office:value="0.7" calcext:value-type="float">
            <text:p>0.7</text:p>
          </table:table-cell>
          <table:table-cell table:formula="of:=-[$raw.C26]" office:value-type="float" office:value="0.9" calcext:value-type="float">
            <text:p>0.9</text:p>
          </table:table-cell>
          <table:table-cell table:formula="of:=-[$raw.D26]" office:value-type="float" office:value="12.9" calcext:value-type="float">
            <text:p>12.9</text:p>
          </table:table-cell>
        </table:table-row>
        <table:table-row table:style-name="ro1">
          <table:table-cell table:style-name="ce20" table:formula="of:=[$raw.A27]" office:value-type="time" office:time-value="PT20H32M46.414S" calcext:value-type="time">
            <text:p>20:32:46.41</text:p>
          </table:table-cell>
          <table:table-cell table:formula="of:=[$raw.B27]" office:value-type="float" office:value="-0.3" calcext:value-type="float">
            <text:p>-0.3</text:p>
          </table:table-cell>
          <table:table-cell table:formula="of:=-[$raw.C27]" office:value-type="float" office:value="-0.1" calcext:value-type="float">
            <text:p>-0.1</text:p>
          </table:table-cell>
          <table:table-cell table:formula="of:=-[$raw.D27]" office:value-type="float" office:value="-3.1" calcext:value-type="float">
            <text:p>-3.1</text:p>
          </table:table-cell>
        </table:table-row>
        <table:table-row table:style-name="ro1">
          <table:table-cell table:style-name="ce20" table:formula="of:=[$raw.A28]" office:value-type="time" office:time-value="PT20H32M46.776S" calcext:value-type="time">
            <text:p>20:32:46.78</text:p>
          </table:table-cell>
          <table:table-cell table:formula="of:=[$raw.B28]" office:value-type="float" office:value="-1" calcext:value-type="float">
            <text:p>-1.0</text:p>
          </table:table-cell>
          <table:table-cell table:formula="of:=-[$raw.C28]" office:value-type="float" office:value="-0.4" calcext:value-type="float">
            <text:p>-0.4</text:p>
          </table:table-cell>
          <table:table-cell table:formula="of:=-[$raw.D28]" office:value-type="float" office:value="-8.2" calcext:value-type="float">
            <text:p>-8.2</text:p>
          </table:table-cell>
        </table:table-row>
        <table:table-row table:style-name="ro1">
          <table:table-cell table:style-name="ce20" table:formula="of:=[$raw.A29]" office:value-type="time" office:time-value="PT20H32M47.135S" calcext:value-type="time">
            <text:p>20:32:47.14</text:p>
          </table:table-cell>
          <table:table-cell table:formula="of:=[$raw.B29]" office:value-type="float" office:value="-1.7" calcext:value-type="float">
            <text:p>-1.7</text:p>
          </table:table-cell>
          <table:table-cell table:formula="of:=-[$raw.C29]" office:value-type="float" office:value="-0.8" calcext:value-type="float">
            <text:p>-0.8</text:p>
          </table:table-cell>
          <table:table-cell table:formula="of:=-[$raw.D29]" office:value-type="float" office:value="-12.9" calcext:value-type="float">
            <text:p>-12.9</text:p>
          </table:table-cell>
        </table:table-row>
        <table:table-row table:style-name="ro1">
          <table:table-cell table:style-name="ce20" table:formula="of:=[$raw.A30]" office:value-type="time" office:time-value="PT20H32M47.491S" calcext:value-type="time">
            <text:p>20:32:47.49</text:p>
          </table:table-cell>
          <table:table-cell table:formula="of:=[$raw.B30]" office:value-type="float" office:value="-2.5" calcext:value-type="float">
            <text:p>-2.5</text:p>
          </table:table-cell>
          <table:table-cell table:formula="of:=-[$raw.C30]" office:value-type="float" office:value="-1.2" calcext:value-type="float">
            <text:p>-1.2</text:p>
          </table:table-cell>
          <table:table-cell table:formula="of:=-[$raw.D30]" office:value-type="float" office:value="-17.9" calcext:value-type="float">
            <text:p>-17.9</text:p>
          </table:table-cell>
        </table:table-row>
        <table:table-row table:style-name="ro1">
          <table:table-cell table:style-name="ce20" table:formula="of:=[$raw.A31]" office:value-type="time" office:time-value="PT20H32M47.856S" calcext:value-type="time">
            <text:p>20:32:47.86</text:p>
          </table:table-cell>
          <table:table-cell table:formula="of:=[$raw.B31]" office:value-type="float" office:value="-3.7" calcext:value-type="float">
            <text:p>-3.7</text:p>
          </table:table-cell>
          <table:table-cell table:formula="of:=-[$raw.C31]" office:value-type="float" office:value="-2.2" calcext:value-type="float">
            <text:p>-2.2</text:p>
          </table:table-cell>
          <table:table-cell table:formula="of:=-[$raw.D31]" office:value-type="float" office:value="-26.5" calcext:value-type="float">
            <text:p>-26.5</text:p>
          </table:table-cell>
        </table:table-row>
        <table:table-row table:style-name="ro1">
          <table:table-cell table:style-name="ce20" table:formula="of:=[$raw.A32]" office:value-type="time" office:time-value="PT20H32M48.218S" calcext:value-type="time">
            <text:p>20:32:48.22</text:p>
          </table:table-cell>
          <table:table-cell table:formula="of:=[$raw.B32]" office:value-type="float" office:value="-4.2" calcext:value-type="float">
            <text:p>-4.2</text:p>
          </table:table-cell>
          <table:table-cell table:formula="of:=-[$raw.C32]" office:value-type="float" office:value="-2.9" calcext:value-type="float">
            <text:p>-2.9</text:p>
          </table:table-cell>
          <table:table-cell table:formula="of:=-[$raw.D32]" office:value-type="float" office:value="-30.4" calcext:value-type="float">
            <text:p>-30.4</text:p>
          </table:table-cell>
        </table:table-row>
        <table:table-row table:style-name="ro1">
          <table:table-cell table:style-name="ce20" table:formula="of:=[$raw.A33]" office:value-type="time" office:time-value="PT20H32M48.577S" calcext:value-type="time">
            <text:p>20:32:48.58</text:p>
          </table:table-cell>
          <table:table-cell table:formula="of:=[$raw.B33]" office:value-type="float" office:value="-4.1" calcext:value-type="float">
            <text:p>-4.1</text:p>
          </table:table-cell>
          <table:table-cell table:formula="of:=-[$raw.C33]" office:value-type="float" office:value="-3.1" calcext:value-type="float">
            <text:p>-3.1</text:p>
          </table:table-cell>
          <table:table-cell table:formula="of:=-[$raw.D33]" office:value-type="float" office:value="-30.7" calcext:value-type="float">
            <text:p>-30.7</text:p>
          </table:table-cell>
        </table:table-row>
        <table:table-row table:style-name="ro1">
          <table:table-cell table:style-name="ce20" table:formula="of:=[$raw.A34]" office:value-type="time" office:time-value="PT20H32M48.937S" calcext:value-type="time">
            <text:p>20:32:48.94</text:p>
          </table:table-cell>
          <table:table-cell table:formula="of:=[$raw.B34]" office:value-type="float" office:value="-3.8" calcext:value-type="float">
            <text:p>-3.8</text:p>
          </table:table-cell>
          <table:table-cell table:formula="of:=-[$raw.C34]" office:value-type="float" office:value="-2.9" calcext:value-type="float">
            <text:p>-2.9</text:p>
          </table:table-cell>
          <table:table-cell table:formula="of:=-[$raw.D34]" office:value-type="float" office:value="-30.4" calcext:value-type="float">
            <text:p>-30.4</text:p>
          </table:table-cell>
        </table:table-row>
        <table:table-row table:style-name="ro1">
          <table:table-cell table:style-name="ce20" table:formula="of:=[$raw.A35]" office:value-type="time" office:time-value="PT20H32M49.298S" calcext:value-type="time">
            <text:p>20:32:49.30</text:p>
          </table:table-cell>
          <table:table-cell table:formula="of:=[$raw.B35]" office:value-type="float" office:value="-3.7" calcext:value-type="float">
            <text:p>-3.7</text:p>
          </table:table-cell>
          <table:table-cell table:formula="of:=-[$raw.C35]" office:value-type="float" office:value="-2.8" calcext:value-type="float">
            <text:p>-2.8</text:p>
          </table:table-cell>
          <table:table-cell table:formula="of:=-[$raw.D35]" office:value-type="float" office:value="-29.6" calcext:value-type="float">
            <text:p>-29.6</text:p>
          </table:table-cell>
        </table:table-row>
        <table:table-row table:style-name="ro1">
          <table:table-cell table:style-name="ce20" table:formula="of:=[$raw.A36]" office:value-type="time" office:time-value="PT20H32M49.658S" calcext:value-type="time">
            <text:p>20:32:49.66</text:p>
          </table:table-cell>
          <table:table-cell table:formula="of:=[$raw.B36]" office:value-type="float" office:value="-3.5" calcext:value-type="float">
            <text:p>-3.5</text:p>
          </table:table-cell>
          <table:table-cell table:formula="of:=-[$raw.C36]" office:value-type="float" office:value="-2.9" calcext:value-type="float">
            <text:p>-2.9</text:p>
          </table:table-cell>
          <table:table-cell table:formula="of:=-[$raw.D36]" office:value-type="float" office:value="-29.6" calcext:value-type="float">
            <text:p>-29.6</text:p>
          </table:table-cell>
        </table:table-row>
        <table:table-row table:style-name="ro1">
          <table:table-cell table:style-name="ce20" table:formula="of:=[$raw.A37]" office:value-type="time" office:time-value="PT20H32M50.019S" calcext:value-type="time">
            <text:p>20:32:50.02</text:p>
          </table:table-cell>
          <table:table-cell table:formula="of:=[$raw.B37]" office:value-type="float" office:value="-2.7" calcext:value-type="float">
            <text:p>-2.7</text:p>
          </table:table-cell>
          <table:table-cell table:formula="of:=-[$raw.C37]" office:value-type="float" office:value="-2" calcext:value-type="float">
            <text:p>-2.0</text:p>
          </table:table-cell>
          <table:table-cell table:formula="of:=-[$raw.D37]" office:value-type="float" office:value="-22.7" calcext:value-type="float">
            <text:p>-22.7</text:p>
          </table:table-cell>
        </table:table-row>
        <table:table-row table:style-name="ro1">
          <table:table-cell table:style-name="ce20" table:formula="of:=[$raw.A38]" office:value-type="time" office:time-value="PT20H32M50.38S" calcext:value-type="time">
            <text:p>20:32:50.38</text:p>
          </table:table-cell>
          <table:table-cell table:formula="of:=[$raw.B38]" office:value-type="float" office:value="-1.6" calcext:value-type="float">
            <text:p>-1.6</text:p>
          </table:table-cell>
          <table:table-cell table:formula="of:=-[$raw.C38]" office:value-type="float" office:value="-1.2" calcext:value-type="float">
            <text:p>-1.2</text:p>
          </table:table-cell>
          <table:table-cell table:formula="of:=-[$raw.D38]" office:value-type="float" office:value="-13.3" calcext:value-type="float">
            <text:p>-13.3</text:p>
          </table:table-cell>
        </table:table-row>
        <table:table-row table:style-name="ro1">
          <table:table-cell table:style-name="ce20" table:formula="of:=[$raw.A39]" office:value-type="time" office:time-value="PT20H32M50.74S" calcext:value-type="time">
            <text:p>20:32:50.74</text:p>
          </table:table-cell>
          <table:table-cell table:formula="of:=[$raw.B39]" office:value-type="float" office:value="-0.5" calcext:value-type="float">
            <text:p>-0.5</text:p>
          </table:table-cell>
          <table:table-cell table:formula="of:=-[$raw.C39]" office:value-type="float" office:value="-0.8" calcext:value-type="float">
            <text:p>-0.8</text:p>
          </table:table-cell>
          <table:table-cell table:formula="of:=-[$raw.D39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40]" office:value-type="time" office:time-value="PT20H32M51.1S" calcext:value-type="time">
            <text:p>20:32:51.10</text:p>
          </table:table-cell>
          <table:table-cell table:formula="of:=[$raw.B40]" office:value-type="float" office:value="0.2" calcext:value-type="float">
            <text:p>0.2</text:p>
          </table:table-cell>
          <table:table-cell table:formula="of:=-[$raw.C40]" office:value-type="float" office:value="-0.6" calcext:value-type="float">
            <text:p>-0.6</text:p>
          </table:table-cell>
          <table:table-cell table:formula="of:=-[$raw.D40]" office:value-type="float" office:value="-3.2" calcext:value-type="float">
            <text:p>-3.2</text:p>
          </table:table-cell>
        </table:table-row>
        <table:table-row table:style-name="ro1">
          <table:table-cell table:style-name="ce20" table:formula="of:=[$raw.A41]" office:value-type="time" office:time-value="PT20H32M51.461S" calcext:value-type="time">
            <text:p>20:32:51.46</text:p>
          </table:table-cell>
          <table:table-cell table:formula="of:=[$raw.B41]" office:value-type="float" office:value="0.6" calcext:value-type="float">
            <text:p>0.6</text:p>
          </table:table-cell>
          <table:table-cell table:formula="of:=-[$raw.C41]" office:value-type="float" office:value="-0.1" calcext:value-type="float">
            <text:p>-0.1</text:p>
          </table:table-cell>
          <table:table-cell table:formula="of:=-[$raw.D41]" office:value-type="float" office:value="-2" calcext:value-type="float">
            <text:p>-2.0</text:p>
          </table:table-cell>
        </table:table-row>
        <table:table-row table:style-name="ro1">
          <table:table-cell table:style-name="ce20" table:formula="of:=[$raw.A42]" office:value-type="time" office:time-value="PT20H32M51.821S" calcext:value-type="time">
            <text:p>20:32:51.82</text:p>
          </table:table-cell>
          <table:table-cell table:formula="of:=[$raw.B42]" office:value-type="float" office:value="0.1" calcext:value-type="float">
            <text:p>0.1</text:p>
          </table:table-cell>
          <table:table-cell table:formula="of:=-[$raw.C42]" office:value-type="float" office:value="1.6" calcext:value-type="float">
            <text:p>1.6</text:p>
          </table:table-cell>
          <table:table-cell table:formula="of:=-[$raw.D42]" office:value-type="float" office:value="-2.1" calcext:value-type="float">
            <text:p>-2.1</text:p>
          </table:table-cell>
        </table:table-row>
        <table:table-row table:style-name="ro1">
          <table:table-cell table:style-name="ce20" table:formula="of:=[$raw.A43]" office:value-type="time" office:time-value="PT20H32M52.181S" calcext:value-type="time">
            <text:p>20:32:52.18</text:p>
          </table:table-cell>
          <table:table-cell table:formula="of:=[$raw.B43]" office:value-type="float" office:value="-1.2" calcext:value-type="float">
            <text:p>-1.2</text:p>
          </table:table-cell>
          <table:table-cell table:formula="of:=-[$raw.C43]" office:value-type="float" office:value="5.3" calcext:value-type="float">
            <text:p>5.3</text:p>
          </table:table-cell>
          <table:table-cell table:formula="of:=-[$raw.D43]" office:value-type="float" office:value="3.3" calcext:value-type="float">
            <text:p>3.3</text:p>
          </table:table-cell>
        </table:table-row>
        <table:table-row table:style-name="ro1">
          <table:table-cell table:style-name="ce20" table:formula="of:=[$raw.A44]" office:value-type="time" office:time-value="PT20H32M52.542S" calcext:value-type="time">
            <text:p>20:32:52.54</text:p>
          </table:table-cell>
          <table:table-cell table:formula="of:=[$raw.B44]" office:value-type="float" office:value="-3.9" calcext:value-type="float">
            <text:p>-3.9</text:p>
          </table:table-cell>
          <table:table-cell table:formula="of:=-[$raw.C44]" office:value-type="float" office:value="6.7" calcext:value-type="float">
            <text:p>6.7</text:p>
          </table:table-cell>
          <table:table-cell table:formula="of:=-[$raw.D44]" office:value-type="float" office:value="4.3" calcext:value-type="float">
            <text:p>4.3</text:p>
          </table:table-cell>
        </table:table-row>
        <table:table-row table:style-name="ro1">
          <table:table-cell table:style-name="ce20" table:formula="of:=[$raw.A45]" office:value-type="time" office:time-value="PT20H32M52.902S" calcext:value-type="time">
            <text:p>20:32:52.90</text:p>
          </table:table-cell>
          <table:table-cell table:formula="of:=[$raw.B45]" office:value-type="float" office:value="-6.5" calcext:value-type="float">
            <text:p>-6.5</text:p>
          </table:table-cell>
          <table:table-cell table:formula="of:=-[$raw.C45]" office:value-type="float" office:value="4" calcext:value-type="float">
            <text:p>4.0</text:p>
          </table:table-cell>
          <table:table-cell table:formula="of:=-[$raw.D45]" office:value-type="float" office:value="2.8" calcext:value-type="float">
            <text:p>2.8</text:p>
          </table:table-cell>
        </table:table-row>
        <table:table-row table:style-name="ro1">
          <table:table-cell table:style-name="ce20" table:formula="of:=[$raw.A46]" office:value-type="time" office:time-value="PT20H32M53.262S" calcext:value-type="time">
            <text:p>20:32:53.26</text:p>
          </table:table-cell>
          <table:table-cell table:formula="of:=[$raw.B46]" office:value-type="float" office:value="-9.1" calcext:value-type="float">
            <text:p>-9.1</text:p>
          </table:table-cell>
          <table:table-cell table:formula="of:=-[$raw.C46]" office:value-type="float" office:value="4.3" calcext:value-type="float">
            <text:p>4.3</text:p>
          </table:table-cell>
          <table:table-cell table:formula="of:=-[$raw.D46]" office:value-type="float" office:value="1.9" calcext:value-type="float">
            <text:p>1.9</text:p>
          </table:table-cell>
        </table:table-row>
        <table:table-row table:style-name="ro1">
          <table:table-cell table:style-name="ce20" table:formula="of:=[$raw.A47]" office:value-type="time" office:time-value="PT20H32M53.623S" calcext:value-type="time">
            <text:p>20:32:53.62</text:p>
          </table:table-cell>
          <table:table-cell table:formula="of:=[$raw.B47]" office:value-type="float" office:value="-11.2" calcext:value-type="float">
            <text:p>-11.2</text:p>
          </table:table-cell>
          <table:table-cell table:formula="of:=-[$raw.C47]" office:value-type="float" office:value="4.3" calcext:value-type="float">
            <text:p>4.3</text:p>
          </table:table-cell>
          <table:table-cell table:formula="of:=-[$raw.D47]" office:value-type="float" office:value="3.1" calcext:value-type="float">
            <text:p>3.1</text:p>
          </table:table-cell>
        </table:table-row>
        <table:table-row table:style-name="ro1">
          <table:table-cell table:style-name="ce20" table:formula="of:=[$raw.A48]" office:value-type="time" office:time-value="PT20H32M53.983S" calcext:value-type="time">
            <text:p>20:32:53.98</text:p>
          </table:table-cell>
          <table:table-cell table:formula="of:=[$raw.B48]" office:value-type="float" office:value="-10.5" calcext:value-type="float">
            <text:p>-10.5</text:p>
          </table:table-cell>
          <table:table-cell table:formula="of:=-[$raw.C48]" office:value-type="float" office:value="5.9" calcext:value-type="float">
            <text:p>5.9</text:p>
          </table:table-cell>
          <table:table-cell table:formula="of:=-[$raw.D48]" office:value-type="float" office:value="4" calcext:value-type="float">
            <text:p>4.0</text:p>
          </table:table-cell>
        </table:table-row>
        <table:table-row table:style-name="ro1">
          <table:table-cell table:style-name="ce20" table:formula="of:=[$raw.A49]" office:value-type="time" office:time-value="PT20H32M54.344S" calcext:value-type="time">
            <text:p>20:32:54.34</text:p>
          </table:table-cell>
          <table:table-cell table:formula="of:=[$raw.B49]" office:value-type="float" office:value="0.8" calcext:value-type="float">
            <text:p>0.8</text:p>
          </table:table-cell>
          <table:table-cell table:formula="of:=-[$raw.C49]" office:value-type="float" office:value="3.5" calcext:value-type="float">
            <text:p>3.5</text:p>
          </table:table-cell>
          <table:table-cell table:formula="of:=-[$raw.D49]" office:value-type="float" office:value="0.9" calcext:value-type="float">
            <text:p>0.9</text:p>
          </table:table-cell>
        </table:table-row>
        <table:table-row table:style-name="ro1">
          <table:table-cell table:style-name="ce20" table:formula="of:=[$raw.A50]" office:value-type="time" office:time-value="PT20H32M54.704S" calcext:value-type="time">
            <text:p>20:32:54.70</text:p>
          </table:table-cell>
          <table:table-cell table:formula="of:=[$raw.B50]" office:value-type="float" office:value="6.4" calcext:value-type="float">
            <text:p>6.4</text:p>
          </table:table-cell>
          <table:table-cell table:formula="of:=-[$raw.C50]" office:value-type="float" office:value="4.3" calcext:value-type="float">
            <text:p>4.3</text:p>
          </table:table-cell>
          <table:table-cell table:formula="of:=-[$raw.D50]" office:value-type="float" office:value="-3" calcext:value-type="float">
            <text:p>-3.0</text:p>
          </table:table-cell>
        </table:table-row>
        <table:table-row table:style-name="ro1">
          <table:table-cell table:style-name="ce20" table:formula="of:=[$raw.A51]" office:value-type="time" office:time-value="PT20H32M55.065S" calcext:value-type="time">
            <text:p>20:32:55.07</text:p>
          </table:table-cell>
          <table:table-cell table:formula="of:=[$raw.B51]" office:value-type="float" office:value="2.2" calcext:value-type="float">
            <text:p>2.2</text:p>
          </table:table-cell>
          <table:table-cell table:formula="of:=-[$raw.C51]" office:value-type="float" office:value="4.2" calcext:value-type="float">
            <text:p>4.2</text:p>
          </table:table-cell>
          <table:table-cell table:formula="of:=-[$raw.D51]" office:value-type="float" office:value="-1" calcext:value-type="float">
            <text:p>-1.0</text:p>
          </table:table-cell>
        </table:table-row>
        <table:table-row table:style-name="ro1">
          <table:table-cell table:style-name="ce20" table:formula="of:=[$raw.A52]" office:value-type="time" office:time-value="PT20H32M55.425S" calcext:value-type="time">
            <text:p>20:32:55.43</text:p>
          </table:table-cell>
          <table:table-cell table:formula="of:=[$raw.B52]" office:value-type="float" office:value="0.2" calcext:value-type="float">
            <text:p>0.2</text:p>
          </table:table-cell>
          <table:table-cell table:formula="of:=-[$raw.C52]" office:value-type="float" office:value="5.4" calcext:value-type="float">
            <text:p>5.4</text:p>
          </table:table-cell>
          <table:table-cell table:formula="of:=-[$raw.D52]" office:value-type="float" office:value="-1.1" calcext:value-type="float">
            <text:p>-1.1</text:p>
          </table:table-cell>
        </table:table-row>
        <table:table-row table:style-name="ro1">
          <table:table-cell table:style-name="ce20" table:formula="of:=[$raw.A53]" office:value-type="time" office:time-value="PT20H32M55.785S" calcext:value-type="time">
            <text:p>20:32:55.79</text:p>
          </table:table-cell>
          <table:table-cell table:formula="of:=[$raw.B53]" office:value-type="float" office:value="-0.7" calcext:value-type="float">
            <text:p>-0.7</text:p>
          </table:table-cell>
          <table:table-cell table:formula="of:=-[$raw.C53]" office:value-type="float" office:value="3.7" calcext:value-type="float">
            <text:p>3.7</text:p>
          </table:table-cell>
          <table:table-cell table:formula="of:=-[$raw.D53]" office:value-type="float" office:value="-2.2" calcext:value-type="float">
            <text:p>-2.2</text:p>
          </table:table-cell>
        </table:table-row>
        <table:table-row table:style-name="ro1">
          <table:table-cell table:style-name="ce20" table:formula="of:=[$raw.A54]" office:value-type="time" office:time-value="PT20H32M56.146S" calcext:value-type="time">
            <text:p>20:32:56.15</text:p>
          </table:table-cell>
          <table:table-cell table:formula="of:=[$raw.B54]" office:value-type="float" office:value="-3.4" calcext:value-type="float">
            <text:p>-3.4</text:p>
          </table:table-cell>
          <table:table-cell table:formula="of:=-[$raw.C54]" office:value-type="float" office:value="5.5" calcext:value-type="float">
            <text:p>5.5</text:p>
          </table:table-cell>
          <table:table-cell table:formula="of:=-[$raw.D54]" office:value-type="float" office:value="5.5" calcext:value-type="float">
            <text:p>5.5</text:p>
          </table:table-cell>
        </table:table-row>
        <table:table-row table:style-name="ro1">
          <table:table-cell table:style-name="ce20" table:formula="of:=[$raw.A55]" office:value-type="time" office:time-value="PT20H32M56.506S" calcext:value-type="time">
            <text:p>20:32:56.51</text:p>
          </table:table-cell>
          <table:table-cell table:formula="of:=[$raw.B55]" office:value-type="float" office:value="0.3" calcext:value-type="float">
            <text:p>0.3</text:p>
          </table:table-cell>
          <table:table-cell table:formula="of:=-[$raw.C55]" office:value-type="float" office:value="6.5" calcext:value-type="float">
            <text:p>6.5</text:p>
          </table:table-cell>
          <table:table-cell table:formula="of:=-[$raw.D55]" office:value-type="float" office:value="5.6" calcext:value-type="float">
            <text:p>5.6</text:p>
          </table:table-cell>
        </table:table-row>
        <table:table-row table:style-name="ro1">
          <table:table-cell table:style-name="ce20" table:formula="of:=[$raw.A56]" office:value-type="time" office:time-value="PT20H32M56.871S" calcext:value-type="time">
            <text:p>20:32:56.87</text:p>
          </table:table-cell>
          <table:table-cell table:formula="of:=[$raw.B56]" office:value-type="float" office:value="8.3" calcext:value-type="float">
            <text:p>8.3</text:p>
          </table:table-cell>
          <table:table-cell table:formula="of:=-[$raw.C56]" office:value-type="float" office:value="4.5" calcext:value-type="float">
            <text:p>4.5</text:p>
          </table:table-cell>
          <table:table-cell table:formula="of:=-[$raw.D56]" office:value-type="float" office:value="-1.3" calcext:value-type="float">
            <text:p>-1.3</text:p>
          </table:table-cell>
        </table:table-row>
        <table:table-row table:style-name="ro1">
          <table:table-cell table:style-name="ce20" table:formula="of:=[$raw.A57]" office:value-type="time" office:time-value="PT20H32M57.227S" calcext:value-type="time">
            <text:p>20:32:57.23</text:p>
          </table:table-cell>
          <table:table-cell table:formula="of:=[$raw.B57]" office:value-type="float" office:value="8.7" calcext:value-type="float">
            <text:p>8.7</text:p>
          </table:table-cell>
          <table:table-cell table:formula="of:=-[$raw.C57]" office:value-type="float" office:value="3.5" calcext:value-type="float">
            <text:p>3.5</text:p>
          </table:table-cell>
          <table:table-cell table:formula="of:=-[$raw.D57]" office:value-type="float" office:value="-1.5" calcext:value-type="float">
            <text:p>-1.5</text:p>
          </table:table-cell>
        </table:table-row>
        <table:table-row table:style-name="ro1">
          <table:table-cell table:style-name="ce20" table:formula="of:=[$raw.A58]" office:value-type="time" office:time-value="PT20H32M57.588S" calcext:value-type="time">
            <text:p>20:32:57.59</text:p>
          </table:table-cell>
          <table:table-cell table:formula="of:=[$raw.B58]" office:value-type="float" office:value="5.1" calcext:value-type="float">
            <text:p>5.1</text:p>
          </table:table-cell>
          <table:table-cell table:formula="of:=-[$raw.C58]" office:value-type="float" office:value="2.6" calcext:value-type="float">
            <text:p>2.6</text:p>
          </table:table-cell>
          <table:table-cell table:formula="of:=-[$raw.D58]" office:value-type="float" office:value="-3.2" calcext:value-type="float">
            <text:p>-3.2</text:p>
          </table:table-cell>
        </table:table-row>
        <table:table-row table:style-name="ro1">
          <table:table-cell table:style-name="ce20" table:formula="of:=[$raw.A59]" office:value-type="time" office:time-value="PT20H32M57.952S" calcext:value-type="time">
            <text:p>20:32:57.95</text:p>
          </table:table-cell>
          <table:table-cell table:formula="of:=[$raw.B59]" office:value-type="float" office:value="3.2" calcext:value-type="float">
            <text:p>3.2</text:p>
          </table:table-cell>
          <table:table-cell table:formula="of:=-[$raw.C59]" office:value-type="float" office:value="4.6" calcext:value-type="float">
            <text:p>4.6</text:p>
          </table:table-cell>
          <table:table-cell table:formula="of:=-[$raw.D59]" office:value-type="float" office:value="-1.8" calcext:value-type="float">
            <text:p>-1.8</text:p>
          </table:table-cell>
        </table:table-row>
        <table:table-row table:style-name="ro1">
          <table:table-cell table:style-name="ce20" table:formula="of:=[$raw.A60]" office:value-type="time" office:time-value="PT20H32M58.309S" calcext:value-type="time">
            <text:p>20:32:58.31</text:p>
          </table:table-cell>
          <table:table-cell table:formula="of:=[$raw.B60]" office:value-type="float" office:value="1" calcext:value-type="float">
            <text:p>1.0</text:p>
          </table:table-cell>
          <table:table-cell table:formula="of:=-[$raw.C60]" office:value-type="float" office:value="4.2" calcext:value-type="float">
            <text:p>4.2</text:p>
          </table:table-cell>
          <table:table-cell table:formula="of:=-[$raw.D60]" office:value-type="float" office:value="1.8" calcext:value-type="float">
            <text:p>1.8</text:p>
          </table:table-cell>
        </table:table-row>
        <table:table-row table:style-name="ro1">
          <table:table-cell table:style-name="ce20" table:formula="of:=[$raw.A61]" office:value-type="time" office:time-value="PT20H32M58.673S" calcext:value-type="time">
            <text:p>20:32:58.67</text:p>
          </table:table-cell>
          <table:table-cell table:formula="of:=[$raw.B61]" office:value-type="float" office:value="-0" calcext:value-type="float">
            <text:p>0.0</text:p>
          </table:table-cell>
          <table:table-cell table:formula="of:=-[$raw.C61]" office:value-type="float" office:value="3.9" calcext:value-type="float">
            <text:p>3.9</text:p>
          </table:table-cell>
          <table:table-cell table:formula="of:=-[$raw.D61]" office:value-type="float" office:value="1.9" calcext:value-type="float">
            <text:p>1.9</text:p>
          </table:table-cell>
        </table:table-row>
        <table:table-row table:style-name="ro1">
          <table:table-cell table:style-name="ce20" table:formula="of:=[$raw.A62]" office:value-type="time" office:time-value="PT20H32M59.029S" calcext:value-type="time">
            <text:p>20:32:59.03</text:p>
          </table:table-cell>
          <table:table-cell table:formula="of:=[$raw.B62]" office:value-type="float" office:value="0.4" calcext:value-type="float">
            <text:p>0.4</text:p>
          </table:table-cell>
          <table:table-cell table:formula="of:=-[$raw.C62]" office:value-type="float" office:value="1.9" calcext:value-type="float">
            <text:p>1.9</text:p>
          </table:table-cell>
          <table:table-cell table:formula="of:=-[$raw.D62]" office:value-type="float" office:value="1.2" calcext:value-type="float">
            <text:p>1.2</text:p>
          </table:table-cell>
        </table:table-row>
        <table:table-row table:style-name="ro1">
          <table:table-cell table:style-name="ce20" table:formula="of:=[$raw.A63]" office:value-type="time" office:time-value="PT20H32M59.394S" calcext:value-type="time">
            <text:p>20:32:59.39</text:p>
          </table:table-cell>
          <table:table-cell table:formula="of:=[$raw.B63]" office:value-type="float" office:value="-0.3" calcext:value-type="float">
            <text:p>-0.3</text:p>
          </table:table-cell>
          <table:table-cell table:formula="of:=-[$raw.C63]" office:value-type="float" office:value="1" calcext:value-type="float">
            <text:p>1.0</text:p>
          </table:table-cell>
          <table:table-cell table:formula="of:=-[$raw.D63]" office:value-type="float" office:value="-1" calcext:value-type="float">
            <text:p>-1.0</text:p>
          </table:table-cell>
        </table:table-row>
        <table:table-row table:style-name="ro1">
          <table:table-cell table:style-name="ce20" table:formula="of:=[$raw.A64]" office:value-type="time" office:time-value="PT20H32M59.754S" calcext:value-type="time">
            <text:p>20:32:59.75</text:p>
          </table:table-cell>
          <table:table-cell table:formula="of:=[$raw.B64]" office:value-type="float" office:value="-3.4" calcext:value-type="float">
            <text:p>-3.4</text:p>
          </table:table-cell>
          <table:table-cell table:formula="of:=-[$raw.C64]" office:value-type="float" office:value="0.6" calcext:value-type="float">
            <text:p>0.6</text:p>
          </table:table-cell>
          <table:table-cell table:formula="of:=-[$raw.D64]" office:value-type="float" office:value="0.6" calcext:value-type="float">
            <text:p>0.6</text:p>
          </table:table-cell>
        </table:table-row>
        <table:table-row table:style-name="ro1">
          <table:table-cell table:style-name="ce20" table:formula="of:=[$raw.A65]" office:value-type="time" office:time-value="PT20H33M00.115S" calcext:value-type="time">
            <text:p>20:33:00.12</text:p>
          </table:table-cell>
          <table:table-cell table:formula="of:=[$raw.B65]" office:value-type="float" office:value="-8.3" calcext:value-type="float">
            <text:p>-8.3</text:p>
          </table:table-cell>
          <table:table-cell table:formula="of:=-[$raw.C65]" office:value-type="float" office:value="1.7" calcext:value-type="float">
            <text:p>1.7</text:p>
          </table:table-cell>
          <table:table-cell table:formula="of:=-[$raw.D65]" office:value-type="float" office:value="12.8" calcext:value-type="float">
            <text:p>12.8</text:p>
          </table:table-cell>
        </table:table-row>
        <table:table-row table:style-name="ro1">
          <table:table-cell table:style-name="ce20" table:formula="of:=[$raw.A66]" office:value-type="time" office:time-value="PT20H33M00.475S" calcext:value-type="time">
            <text:p>20:33:00.48</text:p>
          </table:table-cell>
          <table:table-cell table:formula="of:=[$raw.B66]" office:value-type="float" office:value="4.5" calcext:value-type="float">
            <text:p>4.5</text:p>
          </table:table-cell>
          <table:table-cell table:formula="of:=-[$raw.C66]" office:value-type="float" office:value="1.5" calcext:value-type="float">
            <text:p>1.5</text:p>
          </table:table-cell>
          <table:table-cell table:formula="of:=-[$raw.D66]" office:value-type="float" office:value="20.6" calcext:value-type="float">
            <text:p>20.6</text:p>
          </table:table-cell>
        </table:table-row>
        <table:table-row table:style-name="ro1">
          <table:table-cell table:style-name="ce20" table:formula="of:=[$raw.A67]" office:value-type="time" office:time-value="PT20H33M00.837S" calcext:value-type="time">
            <text:p>20:33:00.84</text:p>
          </table:table-cell>
          <table:table-cell table:formula="of:=[$raw.B67]" office:value-type="float" office:value="23" calcext:value-type="float">
            <text:p>23.0</text:p>
          </table:table-cell>
          <table:table-cell table:formula="of:=-[$raw.C67]" office:value-type="float" office:value="3.3" calcext:value-type="float">
            <text:p>3.3</text:p>
          </table:table-cell>
          <table:table-cell table:formula="of:=-[$raw.D67]" office:value-type="float" office:value="17.4" calcext:value-type="float">
            <text:p>17.4</text:p>
          </table:table-cell>
        </table:table-row>
        <table:table-row table:style-name="ro1">
          <table:table-cell table:style-name="ce20" table:formula="of:=[$raw.A68]" office:value-type="time" office:time-value="PT20H33M01.197S" calcext:value-type="time">
            <text:p>20:33:01.20</text:p>
          </table:table-cell>
          <table:table-cell table:formula="of:=[$raw.B68]" office:value-type="float" office:value="42.1" calcext:value-type="float">
            <text:p>42.1</text:p>
          </table:table-cell>
          <table:table-cell table:formula="of:=-[$raw.C68]" office:value-type="float" office:value="4.2" calcext:value-type="float">
            <text:p>4.2</text:p>
          </table:table-cell>
          <table:table-cell table:formula="of:=-[$raw.D68]" office:value-type="float" office:value="12.6" calcext:value-type="float">
            <text:p>12.6</text:p>
          </table:table-cell>
        </table:table-row>
        <table:table-row table:style-name="ro1">
          <table:table-cell table:style-name="ce20" table:formula="of:=[$raw.A69]" office:value-type="time" office:time-value="PT20H33M01.556S" calcext:value-type="time">
            <text:p>20:33:01.56</text:p>
          </table:table-cell>
          <table:table-cell table:formula="of:=[$raw.B69]" office:value-type="float" office:value="65.5" calcext:value-type="float">
            <text:p>65.5</text:p>
          </table:table-cell>
          <table:table-cell table:formula="of:=-[$raw.C69]" office:value-type="float" office:value="7.8" calcext:value-type="float">
            <text:p>7.8</text:p>
          </table:table-cell>
          <table:table-cell table:formula="of:=-[$raw.D69]" office:value-type="float" office:value="-6.8" calcext:value-type="float">
            <text:p>-6.8</text:p>
          </table:table-cell>
        </table:table-row>
        <table:table-row table:style-name="ro1">
          <table:table-cell table:style-name="ce20" table:formula="of:=[$raw.A70]" office:value-type="time" office:time-value="PT20H33M01.917S" calcext:value-type="time">
            <text:p>20:33:01.92</text:p>
          </table:table-cell>
          <table:table-cell table:formula="of:=[$raw.B70]" office:value-type="float" office:value="56.2" calcext:value-type="float">
            <text:p>56.2</text:p>
          </table:table-cell>
          <table:table-cell table:formula="of:=-[$raw.C70]" office:value-type="float" office:value="2.4" calcext:value-type="float">
            <text:p>2.4</text:p>
          </table:table-cell>
          <table:table-cell table:formula="of:=-[$raw.D70]" office:value-type="float" office:value="-24.8" calcext:value-type="float">
            <text:p>-24.8</text:p>
          </table:table-cell>
        </table:table-row>
        <table:table-row table:style-name="ro1">
          <table:table-cell table:style-name="ce20" table:formula="of:=[$raw.A71]" office:value-type="time" office:time-value="PT20H33M02.277S" calcext:value-type="time">
            <text:p>20:33:02.28</text:p>
          </table:table-cell>
          <table:table-cell table:formula="of:=[$raw.B71]" office:value-type="float" office:value="36.4" calcext:value-type="float">
            <text:p>36.4</text:p>
          </table:table-cell>
          <table:table-cell table:formula="of:=-[$raw.C71]" office:value-type="float" office:value="-3" calcext:value-type="float">
            <text:p>-3.0</text:p>
          </table:table-cell>
          <table:table-cell table:formula="of:=-[$raw.D71]" office:value-type="float" office:value="-23.1" calcext:value-type="float">
            <text:p>-23.1</text:p>
          </table:table-cell>
        </table:table-row>
        <table:table-row table:style-name="ro1">
          <table:table-cell table:style-name="ce20" table:formula="of:=[$raw.A72]" office:value-type="time" office:time-value="PT20H33M02.639S" calcext:value-type="time">
            <text:p>20:33:02.64</text:p>
          </table:table-cell>
          <table:table-cell table:formula="of:=[$raw.B72]" office:value-type="float" office:value="17.7" calcext:value-type="float">
            <text:p>17.7</text:p>
          </table:table-cell>
          <table:table-cell table:formula="of:=-[$raw.C72]" office:value-type="float" office:value="-3.7" calcext:value-type="float">
            <text:p>-3.7</text:p>
          </table:table-cell>
          <table:table-cell table:formula="of:=-[$raw.D72]" office:value-type="float" office:value="-18.5" calcext:value-type="float">
            <text:p>-18.5</text:p>
          </table:table-cell>
        </table:table-row>
        <table:table-row table:style-name="ro1">
          <table:table-cell table:style-name="ce20" table:formula="of:=[$raw.A73]" office:value-type="time" office:time-value="PT20H33M02.999S" calcext:value-type="time">
            <text:p>20:33:03.00</text:p>
          </table:table-cell>
          <table:table-cell table:formula="of:=[$raw.B73]" office:value-type="float" office:value="-4.8" calcext:value-type="float">
            <text:p>-4.8</text:p>
          </table:table-cell>
          <table:table-cell table:formula="of:=-[$raw.C73]" office:value-type="float" office:value="-0.2" calcext:value-type="float">
            <text:p>-0.2</text:p>
          </table:table-cell>
          <table:table-cell table:formula="of:=-[$raw.D73]" office:value-type="float" office:value="-13.7" calcext:value-type="float">
            <text:p>-13.7</text:p>
          </table:table-cell>
        </table:table-row>
        <table:table-row table:style-name="ro1">
          <table:table-cell table:style-name="ce20" table:formula="of:=[$raw.A74]" office:value-type="time" office:time-value="PT20H33M03.36S" calcext:value-type="time">
            <text:p>20:33:03.36</text:p>
          </table:table-cell>
          <table:table-cell table:formula="of:=[$raw.B74]" office:value-type="float" office:value="-26.5" calcext:value-type="float">
            <text:p>-26.5</text:p>
          </table:table-cell>
          <table:table-cell table:formula="of:=-[$raw.C74]" office:value-type="float" office:value="5.4" calcext:value-type="float">
            <text:p>5.4</text:p>
          </table:table-cell>
          <table:table-cell table:formula="of:=-[$raw.D74]" office:value-type="float" office:value="-9.6" calcext:value-type="float">
            <text:p>-9.6</text:p>
          </table:table-cell>
        </table:table-row>
        <table:table-row table:style-name="ro1">
          <table:table-cell table:style-name="ce20" table:formula="of:=[$raw.A75]" office:value-type="time" office:time-value="PT20H33M03.72S" calcext:value-type="time">
            <text:p>20:33:03.72</text:p>
          </table:table-cell>
          <table:table-cell table:formula="of:=[$raw.B75]" office:value-type="float" office:value="-48.1" calcext:value-type="float">
            <text:p>-48.1</text:p>
          </table:table-cell>
          <table:table-cell table:formula="of:=-[$raw.C75]" office:value-type="float" office:value="9.3" calcext:value-type="float">
            <text:p>9.3</text:p>
          </table:table-cell>
          <table:table-cell table:formula="of:=-[$raw.D75]" office:value-type="float" office:value="-10.3" calcext:value-type="float">
            <text:p>-10.3</text:p>
          </table:table-cell>
        </table:table-row>
        <table:table-row table:style-name="ro1">
          <table:table-cell table:style-name="ce20" table:formula="of:=[$raw.A76]" office:value-type="time" office:time-value="PT20H33M04.08S" calcext:value-type="time">
            <text:p>20:33:04.08</text:p>
          </table:table-cell>
          <table:table-cell table:formula="of:=[$raw.B76]" office:value-type="float" office:value="-73.8" calcext:value-type="float">
            <text:p>-73.8</text:p>
          </table:table-cell>
          <table:table-cell table:formula="of:=-[$raw.C76]" office:value-type="float" office:value="10.4" calcext:value-type="float">
            <text:p>10.4</text:p>
          </table:table-cell>
          <table:table-cell table:formula="of:=-[$raw.D76]" office:value-type="float" office:value="-9.8" calcext:value-type="float">
            <text:p>-9.8</text:p>
          </table:table-cell>
        </table:table-row>
        <table:table-row table:style-name="ro1">
          <table:table-cell table:style-name="ce20" table:formula="of:=[$raw.A77]" office:value-type="time" office:time-value="PT20H33M04.441S" calcext:value-type="time">
            <text:p>20:33:04.44</text:p>
          </table:table-cell>
          <table:table-cell table:formula="of:=[$raw.B77]" office:value-type="float" office:value="-97.9" calcext:value-type="float">
            <text:p>-97.9</text:p>
          </table:table-cell>
          <table:table-cell table:formula="of:=-[$raw.C77]" office:value-type="float" office:value="19.4" calcext:value-type="float">
            <text:p>19.4</text:p>
          </table:table-cell>
          <table:table-cell table:formula="of:=-[$raw.D77]" office:value-type="float" office:value="-9" calcext:value-type="float">
            <text:p>-9.0</text:p>
          </table:table-cell>
        </table:table-row>
        <table:table-row table:style-name="ro1">
          <table:table-cell table:style-name="ce20" table:formula="of:=[$raw.A78]" office:value-type="time" office:time-value="PT20H33M04.8S" calcext:value-type="time">
            <text:p>20:33:04.80</text:p>
          </table:table-cell>
          <table:table-cell table:formula="of:=[$raw.B78]" office:value-type="float" office:value="-116.4" calcext:value-type="float">
            <text:p>-116.4</text:p>
          </table:table-cell>
          <table:table-cell table:formula="of:=-[$raw.C78]" office:value-type="float" office:value="16.7" calcext:value-type="float">
            <text:p>16.7</text:p>
          </table:table-cell>
          <table:table-cell table:formula="of:=-[$raw.D78]" office:value-type="float" office:value="-9.2" calcext:value-type="float">
            <text:p>-9.2</text:p>
          </table:table-cell>
        </table:table-row>
        <table:table-row table:style-name="ro1">
          <table:table-cell table:style-name="ce20" table:formula="of:=[$raw.A79]" office:value-type="time" office:time-value="PT20H33M05.162S" calcext:value-type="time">
            <text:p>20:33:05.16</text:p>
          </table:table-cell>
          <table:table-cell table:formula="of:=[$raw.B79]" office:value-type="float" office:value="-136.7" calcext:value-type="float">
            <text:p>-136.7</text:p>
          </table:table-cell>
          <table:table-cell table:formula="of:=-[$raw.C79]" office:value-type="float" office:value="18.5" calcext:value-type="float">
            <text:p>18.5</text:p>
          </table:table-cell>
          <table:table-cell table:formula="of:=-[$raw.D79]" office:value-type="float" office:value="-8.3" calcext:value-type="float">
            <text:p>-8.3</text:p>
          </table:table-cell>
        </table:table-row>
        <table:table-row table:style-name="ro1">
          <table:table-cell table:style-name="ce20" table:formula="of:=[$raw.A80]" office:value-type="time" office:time-value="PT20H33M05.521S" calcext:value-type="time">
            <text:p>20:33:05.52</text:p>
          </table:table-cell>
          <table:table-cell table:formula="of:=[$raw.B80]" office:value-type="float" office:value="-151.5" calcext:value-type="float">
            <text:p>-151.5</text:p>
          </table:table-cell>
          <table:table-cell table:formula="of:=-[$raw.C80]" office:value-type="float" office:value="15.4" calcext:value-type="float">
            <text:p>15.4</text:p>
          </table:table-cell>
          <table:table-cell table:formula="of:=-[$raw.D80]" office:value-type="float" office:value="-4.8" calcext:value-type="float">
            <text:p>-4.8</text:p>
          </table:table-cell>
        </table:table-row>
        <table:table-row table:style-name="ro1">
          <table:table-cell table:style-name="ce20" table:formula="of:=[$raw.A81]" office:value-type="time" office:time-value="PT20H33M05.882S" calcext:value-type="time">
            <text:p>20:33:05.88</text:p>
          </table:table-cell>
          <table:table-cell table:formula="of:=[$raw.B81]" office:value-type="float" office:value="-165.4" calcext:value-type="float">
            <text:p>-165.4</text:p>
          </table:table-cell>
          <table:table-cell table:formula="of:=-[$raw.C81]" office:value-type="float" office:value="14.7" calcext:value-type="float">
            <text:p>14.7</text:p>
          </table:table-cell>
          <table:table-cell table:formula="of:=-[$raw.D81]" office:value-type="float" office:value="-8" calcext:value-type="float">
            <text:p>-8.0</text:p>
          </table:table-cell>
        </table:table-row>
        <table:table-row table:style-name="ro1">
          <table:table-cell table:style-name="ce20" table:formula="of:=[$raw.A82]" office:value-type="time" office:time-value="PT20H33M06.242S" calcext:value-type="time">
            <text:p>20:33:06.24</text:p>
          </table:table-cell>
          <table:table-cell table:formula="of:=[$raw.B82]" office:value-type="float" office:value="179.5" calcext:value-type="float">
            <text:p>179.5</text:p>
          </table:table-cell>
          <table:table-cell table:formula="of:=-[$raw.C82]" office:value-type="float" office:value="14.2" calcext:value-type="float">
            <text:p>14.2</text:p>
          </table:table-cell>
          <table:table-cell table:formula="of:=-[$raw.D82]" office:value-type="float" office:value="-1.2" calcext:value-type="float">
            <text:p>-1.2</text:p>
          </table:table-cell>
        </table:table-row>
        <table:table-row table:style-name="ro1">
          <table:table-cell table:style-name="ce20" table:formula="of:=[$raw.A83]" office:value-type="time" office:time-value="PT20H33M06.602S" calcext:value-type="time">
            <text:p>20:33:06.60</text:p>
          </table:table-cell>
          <table:table-cell table:formula="of:=[$raw.B83]" office:value-type="float" office:value="177.9" calcext:value-type="float">
            <text:p>177.9</text:p>
          </table:table-cell>
          <table:table-cell table:formula="of:=-[$raw.C83]" office:value-type="float" office:value="11.7" calcext:value-type="float">
            <text:p>11.7</text:p>
          </table:table-cell>
          <table:table-cell table:formula="of:=-[$raw.D83]" office:value-type="float" office:value="10.8" calcext:value-type="float">
            <text:p>10.8</text:p>
          </table:table-cell>
        </table:table-row>
        <table:table-row table:style-name="ro1">
          <table:table-cell table:style-name="ce20" table:formula="of:=[$raw.A84]" office:value-type="time" office:time-value="PT20H33M06.963S" calcext:value-type="time">
            <text:p>20:33:06.96</text:p>
          </table:table-cell>
          <table:table-cell table:formula="of:=[$raw.B84]" office:value-type="float" office:value="-176" calcext:value-type="float">
            <text:p>-176.0</text:p>
          </table:table-cell>
          <table:table-cell table:formula="of:=-[$raw.C84]" office:value-type="float" office:value="11.5" calcext:value-type="float">
            <text:p>11.5</text:p>
          </table:table-cell>
          <table:table-cell table:formula="of:=-[$raw.D84]" office:value-type="float" office:value="4.2" calcext:value-type="float">
            <text:p>4.2</text:p>
          </table:table-cell>
        </table:table-row>
        <table:table-row table:style-name="ro1">
          <table:table-cell table:style-name="ce20" table:formula="of:=[$raw.A85]" office:value-type="time" office:time-value="PT20H33M07.323S" calcext:value-type="time">
            <text:p>20:33:07.32</text:p>
          </table:table-cell>
          <table:table-cell table:formula="of:=[$raw.B85]" office:value-type="float" office:value="-177" calcext:value-type="float">
            <text:p>-177.0</text:p>
          </table:table-cell>
          <table:table-cell table:formula="of:=-[$raw.C85]" office:value-type="float" office:value="11.1" calcext:value-type="float">
            <text:p>11.1</text:p>
          </table:table-cell>
          <table:table-cell table:formula="of:=-[$raw.D85]" office:value-type="float" office:value="6.2" calcext:value-type="float">
            <text:p>6.2</text:p>
          </table:table-cell>
        </table:table-row>
        <table:table-row table:style-name="ro1">
          <table:table-cell table:style-name="ce20" table:formula="of:=[$raw.A86]" office:value-type="time" office:time-value="PT20H33M07.685S" calcext:value-type="time">
            <text:p>20:33:07.69</text:p>
          </table:table-cell>
          <table:table-cell table:formula="of:=[$raw.B86]" office:value-type="float" office:value="-175.2" calcext:value-type="float">
            <text:p>-175.2</text:p>
          </table:table-cell>
          <table:table-cell table:formula="of:=-[$raw.C86]" office:value-type="float" office:value="9.2" calcext:value-type="float">
            <text:p>9.2</text:p>
          </table:table-cell>
          <table:table-cell table:formula="of:=-[$raw.D86]" office:value-type="float" office:value="2.5" calcext:value-type="float">
            <text:p>2.5</text:p>
          </table:table-cell>
        </table:table-row>
        <table:table-row table:style-name="ro1">
          <table:table-cell table:style-name="ce20" table:formula="of:=[$raw.A87]" office:value-type="time" office:time-value="PT20H33M08.045S" calcext:value-type="time">
            <text:p>20:33:08.05</text:p>
          </table:table-cell>
          <table:table-cell table:formula="of:=[$raw.B87]" office:value-type="float" office:value="-175.3" calcext:value-type="float">
            <text:p>-175.3</text:p>
          </table:table-cell>
          <table:table-cell table:formula="of:=-[$raw.C87]" office:value-type="float" office:value="7.5" calcext:value-type="float">
            <text:p>7.5</text:p>
          </table:table-cell>
          <table:table-cell table:formula="of:=-[$raw.D87]" office:value-type="float" office:value="3.9" calcext:value-type="float">
            <text:p>3.9</text:p>
          </table:table-cell>
        </table:table-row>
        <table:table-row table:style-name="ro1">
          <table:table-cell table:style-name="ce20" table:formula="of:=[$raw.A88]" office:value-type="time" office:time-value="PT20H33M08.404S" calcext:value-type="time">
            <text:p>20:33:08.40</text:p>
          </table:table-cell>
          <table:table-cell table:formula="of:=[$raw.B88]" office:value-type="float" office:value="-172.8" calcext:value-type="float">
            <text:p>-172.8</text:p>
          </table:table-cell>
          <table:table-cell table:formula="of:=-[$raw.C88]" office:value-type="float" office:value="6.7" calcext:value-type="float">
            <text:p>6.7</text:p>
          </table:table-cell>
          <table:table-cell table:formula="of:=-[$raw.D88]" office:value-type="float" office:value="3.8" calcext:value-type="float">
            <text:p>3.8</text:p>
          </table:table-cell>
        </table:table-row>
        <table:table-row table:style-name="ro1">
          <table:table-cell table:style-name="ce20" table:formula="of:=[$raw.A89]" office:value-type="time" office:time-value="PT20H33M08.766S" calcext:value-type="time">
            <text:p>20:33:08.77</text:p>
          </table:table-cell>
          <table:table-cell table:formula="of:=[$raw.B89]" office:value-type="float" office:value="-170.7" calcext:value-type="float">
            <text:p>-170.7</text:p>
          </table:table-cell>
          <table:table-cell table:formula="of:=-[$raw.C89]" office:value-type="float" office:value="5.7" calcext:value-type="float">
            <text:p>5.7</text:p>
          </table:table-cell>
          <table:table-cell table:formula="of:=-[$raw.D89]" office:value-type="float" office:value="-0.3" calcext:value-type="float">
            <text:p>-0.3</text:p>
          </table:table-cell>
        </table:table-row>
        <table:table-row table:style-name="ro1">
          <table:table-cell table:style-name="ce20" table:formula="of:=[$raw.A90]" office:value-type="time" office:time-value="PT20H33M09.125S" calcext:value-type="time">
            <text:p>20:33:09.13</text:p>
          </table:table-cell>
          <table:table-cell table:formula="of:=[$raw.B90]" office:value-type="float" office:value="-171.3" calcext:value-type="float">
            <text:p>-171.3</text:p>
          </table:table-cell>
          <table:table-cell table:formula="of:=-[$raw.C90]" office:value-type="float" office:value="5.5" calcext:value-type="float">
            <text:p>5.5</text:p>
          </table:table-cell>
          <table:table-cell table:formula="of:=-[$raw.D90]" office:value-type="float" office:value="0.4" calcext:value-type="float">
            <text:p>0.4</text:p>
          </table:table-cell>
        </table:table-row>
        <table:table-row table:style-name="ro1">
          <table:table-cell table:style-name="ce20" table:formula="of:=[$raw.A91]" office:value-type="time" office:time-value="PT20H33M09.487S" calcext:value-type="time">
            <text:p>20:33:09.49</text:p>
          </table:table-cell>
          <table:table-cell table:formula="of:=[$raw.B91]" office:value-type="float" office:value="-172.6" calcext:value-type="float">
            <text:p>-172.6</text:p>
          </table:table-cell>
          <table:table-cell table:formula="of:=-[$raw.C91]" office:value-type="float" office:value="6.7" calcext:value-type="float">
            <text:p>6.7</text:p>
          </table:table-cell>
          <table:table-cell table:formula="of:=-[$raw.D91]" office:value-type="float" office:value="0.3" calcext:value-type="float">
            <text:p>0.3</text:p>
          </table:table-cell>
        </table:table-row>
        <table:table-row table:style-name="ro1">
          <table:table-cell table:style-name="ce20" table:formula="of:=[$raw.A92]" office:value-type="time" office:time-value="PT20H33M09.846S" calcext:value-type="time">
            <text:p>20:33:09.85</text:p>
          </table:table-cell>
          <table:table-cell table:formula="of:=[$raw.B92]" office:value-type="float" office:value="-171.3" calcext:value-type="float">
            <text:p>-171.3</text:p>
          </table:table-cell>
          <table:table-cell table:formula="of:=-[$raw.C92]" office:value-type="float" office:value="4.7" calcext:value-type="float">
            <text:p>4.7</text:p>
          </table:table-cell>
          <table:table-cell table:formula="of:=-[$raw.D92]" office:value-type="float" office:value="4.8" calcext:value-type="float">
            <text:p>4.8</text:p>
          </table:table-cell>
        </table:table-row>
        <table:table-row table:style-name="ro1">
          <table:table-cell table:style-name="ce20" table:formula="of:=[$raw.A93]" office:value-type="time" office:time-value="PT20H33M10.207S" calcext:value-type="time">
            <text:p>20:33:10.21</text:p>
          </table:table-cell>
          <table:table-cell table:formula="of:=[$raw.B93]" office:value-type="float" office:value="-166.8" calcext:value-type="float">
            <text:p>-166.8</text:p>
          </table:table-cell>
          <table:table-cell table:formula="of:=-[$raw.C93]" office:value-type="float" office:value="1.2" calcext:value-type="float">
            <text:p>1.2</text:p>
          </table:table-cell>
          <table:table-cell table:formula="of:=-[$raw.D93]" office:value-type="float" office:value="0.2" calcext:value-type="float">
            <text:p>0.2</text:p>
          </table:table-cell>
        </table:table-row>
        <table:table-row table:style-name="ro1">
          <table:table-cell table:style-name="ce20" table:formula="of:=[$raw.A94]" office:value-type="time" office:time-value="PT20H33M10.571S" calcext:value-type="time">
            <text:p>20:33:10.57</text:p>
          </table:table-cell>
          <table:table-cell table:formula="of:=[$raw.B94]" office:value-type="float" office:value="-171.8" calcext:value-type="float">
            <text:p>-171.8</text:p>
          </table:table-cell>
          <table:table-cell table:formula="of:=-[$raw.C94]" office:value-type="float" office:value="1.3" calcext:value-type="float">
            <text:p>1.3</text:p>
          </table:table-cell>
          <table:table-cell table:formula="of:=-[$raw.D94]" office:value-type="float" office:value="0.8" calcext:value-type="float">
            <text:p>0.8</text:p>
          </table:table-cell>
        </table:table-row>
        <table:table-row table:style-name="ro1">
          <table:table-cell table:style-name="ce20" table:formula="of:=[$raw.A95]" office:value-type="time" office:time-value="PT20H33M10.927S" calcext:value-type="time">
            <text:p>20:33:10.93</text:p>
          </table:table-cell>
          <table:table-cell table:formula="of:=[$raw.B95]" office:value-type="float" office:value="-172" calcext:value-type="float">
            <text:p>-172.0</text:p>
          </table:table-cell>
          <table:table-cell table:formula="of:=-[$raw.C95]" office:value-type="float" office:value="1.1" calcext:value-type="float">
            <text:p>1.1</text:p>
          </table:table-cell>
          <table:table-cell table:formula="of:=-[$raw.D95]" office:value-type="float" office:value="4.2" calcext:value-type="float">
            <text:p>4.2</text:p>
          </table:table-cell>
        </table:table-row>
        <table:table-row table:style-name="ro1">
          <table:table-cell table:style-name="ce20" table:formula="of:=[$raw.A96]" office:value-type="time" office:time-value="PT20H33M11.288S" calcext:value-type="time">
            <text:p>20:33:11.29</text:p>
          </table:table-cell>
          <table:table-cell table:formula="of:=[$raw.B96]" office:value-type="float" office:value="-169" calcext:value-type="float">
            <text:p>-169.0</text:p>
          </table:table-cell>
          <table:table-cell table:formula="of:=-[$raw.C96]" office:value-type="float" office:value="-0.1" calcext:value-type="float">
            <text:p>-0.1</text:p>
          </table:table-cell>
          <table:table-cell table:formula="of:=-[$raw.D96]" office:value-type="float" office:value="3" calcext:value-type="float">
            <text:p>3.0</text:p>
          </table:table-cell>
        </table:table-row>
        <table:table-row table:style-name="ro1">
          <table:table-cell table:style-name="ce20" table:formula="of:=[$raw.A97]" office:value-type="time" office:time-value="PT20H33M11.653S" calcext:value-type="time">
            <text:p>20:33:11.65</text:p>
          </table:table-cell>
          <table:table-cell table:formula="of:=[$raw.B97]" office:value-type="float" office:value="-169.1" calcext:value-type="float">
            <text:p>-169.1</text:p>
          </table:table-cell>
          <table:table-cell table:formula="of:=-[$raw.C97]" office:value-type="float" office:value="-1.5" calcext:value-type="float">
            <text:p>-1.5</text:p>
          </table:table-cell>
          <table:table-cell table:formula="of:=-[$raw.D97]" office:value-type="float" office:value="1.9" calcext:value-type="float">
            <text:p>1.9</text:p>
          </table:table-cell>
        </table:table-row>
        <table:table-row table:style-name="ro1">
          <table:table-cell table:style-name="ce20" table:formula="of:=[$raw.A98]" office:value-type="time" office:time-value="PT20H33M12.009S" calcext:value-type="time">
            <text:p>20:33:12.01</text:p>
          </table:table-cell>
          <table:table-cell table:formula="of:=[$raw.B98]" office:value-type="float" office:value="-170" calcext:value-type="float">
            <text:p>-170.0</text:p>
          </table:table-cell>
          <table:table-cell table:formula="of:=-[$raw.C98]" office:value-type="float" office:value="-3.3" calcext:value-type="float">
            <text:p>-3.3</text:p>
          </table:table-cell>
          <table:table-cell table:formula="of:=-[$raw.D98]" office:value-type="float" office:value="2.7" calcext:value-type="float">
            <text:p>2.7</text:p>
          </table:table-cell>
        </table:table-row>
        <table:table-row table:style-name="ro1">
          <table:table-cell table:style-name="ce20" table:formula="of:=[$raw.A99]" office:value-type="time" office:time-value="PT20H33M12.374S" calcext:value-type="time">
            <text:p>20:33:12.37</text:p>
          </table:table-cell>
          <table:table-cell table:formula="of:=[$raw.B99]" office:value-type="float" office:value="-167.8" calcext:value-type="float">
            <text:p>-167.8</text:p>
          </table:table-cell>
          <table:table-cell table:formula="of:=-[$raw.C99]" office:value-type="float" office:value="-5.2" calcext:value-type="float">
            <text:p>-5.2</text:p>
          </table:table-cell>
          <table:table-cell table:formula="of:=-[$raw.D99]" office:value-type="float" office:value="2.6" calcext:value-type="float">
            <text:p>2.6</text:p>
          </table:table-cell>
        </table:table-row>
        <table:table-row table:style-name="ro1">
          <table:table-cell table:style-name="ce20" table:formula="of:=[$raw.A100]" office:value-type="time" office:time-value="PT20H33M12.73S" calcext:value-type="time">
            <text:p>20:33:12.73</text:p>
          </table:table-cell>
          <table:table-cell table:formula="of:=[$raw.B100]" office:value-type="float" office:value="-168.2" calcext:value-type="float">
            <text:p>-168.2</text:p>
          </table:table-cell>
          <table:table-cell table:formula="of:=-[$raw.C100]" office:value-type="float" office:value="-7.2" calcext:value-type="float">
            <text:p>-7.2</text:p>
          </table:table-cell>
          <table:table-cell table:formula="of:=-[$raw.D100]" office:value-type="float" office:value="1.1" calcext:value-type="float">
            <text:p>1.1</text:p>
          </table:table-cell>
        </table:table-row>
        <table:table-row table:style-name="ro1">
          <table:table-cell table:style-name="ce20" table:formula="of:=[$raw.A101]" office:value-type="time" office:time-value="PT20H33M13.094S" calcext:value-type="time">
            <text:p>20:33:13.09</text:p>
          </table:table-cell>
          <table:table-cell table:formula="of:=[$raw.B101]" office:value-type="float" office:value="-168.7" calcext:value-type="float">
            <text:p>-168.7</text:p>
          </table:table-cell>
          <table:table-cell table:formula="of:=-[$raw.C101]" office:value-type="float" office:value="-8" calcext:value-type="float">
            <text:p>-8.0</text:p>
          </table:table-cell>
          <table:table-cell table:formula="of:=-[$raw.D101]" office:value-type="float" office:value="1.9" calcext:value-type="float">
            <text:p>1.9</text:p>
          </table:table-cell>
        </table:table-row>
        <table:table-row table:style-name="ro1">
          <table:table-cell table:style-name="ce20" table:formula="of:=[$raw.A102]" office:value-type="time" office:time-value="PT20H33M13.455S" calcext:value-type="time">
            <text:p>20:33:13.46</text:p>
          </table:table-cell>
          <table:table-cell table:formula="of:=[$raw.B102]" office:value-type="float" office:value="-169.4" calcext:value-type="float">
            <text:p>-169.4</text:p>
          </table:table-cell>
          <table:table-cell table:formula="of:=-[$raw.C102]" office:value-type="float" office:value="-8.7" calcext:value-type="float">
            <text:p>-8.7</text:p>
          </table:table-cell>
          <table:table-cell table:formula="of:=-[$raw.D102]" office:value-type="float" office:value="3.2" calcext:value-type="float">
            <text:p>3.2</text:p>
          </table:table-cell>
        </table:table-row>
        <table:table-row table:style-name="ro1">
          <table:table-cell table:style-name="ce20" table:formula="of:=[$raw.A103]" office:value-type="time" office:time-value="PT20H33M13.815S" calcext:value-type="time">
            <text:p>20:33:13.82</text:p>
          </table:table-cell>
          <table:table-cell table:formula="of:=[$raw.B103]" office:value-type="float" office:value="-166.2" calcext:value-type="float">
            <text:p>-166.2</text:p>
          </table:table-cell>
          <table:table-cell table:formula="of:=-[$raw.C103]" office:value-type="float" office:value="-8.9" calcext:value-type="float">
            <text:p>-8.9</text:p>
          </table:table-cell>
          <table:table-cell table:formula="of:=-[$raw.D103]" office:value-type="float" office:value="3.7" calcext:value-type="float">
            <text:p>3.7</text:p>
          </table:table-cell>
        </table:table-row>
        <table:table-row table:style-name="ro1">
          <table:table-cell table:style-name="ce20" table:formula="of:=[$raw.A104]" office:value-type="time" office:time-value="PT20H33M14.177S" calcext:value-type="time">
            <text:p>20:33:14.18</text:p>
          </table:table-cell>
          <table:table-cell table:formula="of:=[$raw.B104]" office:value-type="float" office:value="-166.5" calcext:value-type="float">
            <text:p>-166.5</text:p>
          </table:table-cell>
          <table:table-cell table:formula="of:=-[$raw.C104]" office:value-type="float" office:value="-10.1" calcext:value-type="float">
            <text:p>-10.1</text:p>
          </table:table-cell>
          <table:table-cell table:formula="of:=-[$raw.D104]" office:value-type="float" office:value="4.5" calcext:value-type="float">
            <text:p>4.5</text:p>
          </table:table-cell>
        </table:table-row>
        <table:table-row table:style-name="ro1">
          <table:table-cell table:style-name="ce20" table:formula="of:=[$raw.A105]" office:value-type="time" office:time-value="PT20H33M14.536S" calcext:value-type="time">
            <text:p>20:33:14.54</text:p>
          </table:table-cell>
          <table:table-cell table:formula="of:=[$raw.B105]" office:value-type="float" office:value="-168.1" calcext:value-type="float">
            <text:p>-168.1</text:p>
          </table:table-cell>
          <table:table-cell table:formula="of:=-[$raw.C105]" office:value-type="float" office:value="-11.6" calcext:value-type="float">
            <text:p>-11.6</text:p>
          </table:table-cell>
          <table:table-cell table:formula="of:=-[$raw.D105]" office:value-type="float" office:value="3.3" calcext:value-type="float">
            <text:p>3.3</text:p>
          </table:table-cell>
        </table:table-row>
        <table:table-row table:style-name="ro1">
          <table:table-cell table:style-name="ce20" table:formula="of:=[$raw.A106]" office:value-type="time" office:time-value="PT20H33M14.897S" calcext:value-type="time">
            <text:p>20:33:14.90</text:p>
          </table:table-cell>
          <table:table-cell table:formula="of:=[$raw.B106]" office:value-type="float" office:value="-168.6" calcext:value-type="float">
            <text:p>-168.6</text:p>
          </table:table-cell>
          <table:table-cell table:formula="of:=-[$raw.C106]" office:value-type="float" office:value="-9.9" calcext:value-type="float">
            <text:p>-9.9</text:p>
          </table:table-cell>
          <table:table-cell table:formula="of:=-[$raw.D106]" office:value-type="float" office:value="0.9" calcext:value-type="float">
            <text:p>0.9</text:p>
          </table:table-cell>
        </table:table-row>
        <table:table-row table:style-name="ro1">
          <table:table-cell table:style-name="ce20" table:formula="of:=[$raw.A107]" office:value-type="time" office:time-value="PT20H33M15.257S" calcext:value-type="time">
            <text:p>20:33:15.26</text:p>
          </table:table-cell>
          <table:table-cell table:formula="of:=[$raw.B107]" office:value-type="float" office:value="-168.9" calcext:value-type="float">
            <text:p>-168.9</text:p>
          </table:table-cell>
          <table:table-cell table:formula="of:=-[$raw.C107]" office:value-type="float" office:value="-7.7" calcext:value-type="float">
            <text:p>-7.7</text:p>
          </table:table-cell>
          <table:table-cell table:formula="of:=-[$raw.D107]" office:value-type="float" office:value="0.1" calcext:value-type="float">
            <text:p>0.1</text:p>
          </table:table-cell>
        </table:table-row>
        <table:table-row table:style-name="ro1">
          <table:table-cell table:style-name="ce20" table:formula="of:=[$raw.A108]" office:value-type="time" office:time-value="PT20H33M15.618S" calcext:value-type="time">
            <text:p>20:33:15.62</text:p>
          </table:table-cell>
          <table:table-cell table:formula="of:=[$raw.B108]" office:value-type="float" office:value="-169.3" calcext:value-type="float">
            <text:p>-169.3</text:p>
          </table:table-cell>
          <table:table-cell table:formula="of:=-[$raw.C108]" office:value-type="float" office:value="-6.3" calcext:value-type="float">
            <text:p>-6.3</text:p>
          </table:table-cell>
          <table:table-cell table:formula="of:=-[$raw.D108]" office:value-type="float" office:value="-1.5" calcext:value-type="float">
            <text:p>-1.5</text:p>
          </table:table-cell>
        </table:table-row>
        <table:table-row table:style-name="ro1">
          <table:table-cell table:style-name="ce20" table:formula="of:=[$raw.A109]" office:value-type="time" office:time-value="PT20H33M15.978S" calcext:value-type="time">
            <text:p>20:33:15.98</text:p>
          </table:table-cell>
          <table:table-cell table:formula="of:=[$raw.B109]" office:value-type="float" office:value="-169.9" calcext:value-type="float">
            <text:p>-169.9</text:p>
          </table:table-cell>
          <table:table-cell table:formula="of:=-[$raw.C109]" office:value-type="float" office:value="-5.3" calcext:value-type="float">
            <text:p>-5.3</text:p>
          </table:table-cell>
          <table:table-cell table:formula="of:=-[$raw.D109]" office:value-type="float" office:value="-3.4" calcext:value-type="float">
            <text:p>-3.4</text:p>
          </table:table-cell>
        </table:table-row>
        <table:table-row table:style-name="ro1">
          <table:table-cell table:style-name="ce20" table:formula="of:=[$raw.A110]" office:value-type="time" office:time-value="PT20H33M16.338S" calcext:value-type="time">
            <text:p>20:33:16.34</text:p>
          </table:table-cell>
          <table:table-cell table:formula="of:=[$raw.B110]" office:value-type="float" office:value="-169.9" calcext:value-type="float">
            <text:p>-169.9</text:p>
          </table:table-cell>
          <table:table-cell table:formula="of:=-[$raw.C110]" office:value-type="float" office:value="-4.6" calcext:value-type="float">
            <text:p>-4.6</text:p>
          </table:table-cell>
          <table:table-cell table:formula="of:=-[$raw.D110]" office:value-type="float" office:value="-3.6" calcext:value-type="float">
            <text:p>-3.6</text:p>
          </table:table-cell>
        </table:table-row>
        <table:table-row table:style-name="ro1">
          <table:table-cell table:style-name="ce20" table:formula="of:=[$raw.A111]" office:value-type="time" office:time-value="PT20H33M16.698S" calcext:value-type="time">
            <text:p>20:33:16.70</text:p>
          </table:table-cell>
          <table:table-cell table:formula="of:=[$raw.B111]" office:value-type="float" office:value="-169.9" calcext:value-type="float">
            <text:p>-169.9</text:p>
          </table:table-cell>
          <table:table-cell table:formula="of:=-[$raw.C111]" office:value-type="float" office:value="-3.9" calcext:value-type="float">
            <text:p>-3.9</text:p>
          </table:table-cell>
          <table:table-cell table:formula="of:=-[$raw.D111]" office:value-type="float" office:value="-4.2" calcext:value-type="float">
            <text:p>-4.2</text:p>
          </table:table-cell>
        </table:table-row>
        <table:table-row table:style-name="ro1">
          <table:table-cell table:style-name="ce20" table:formula="of:=[$raw.A112]" office:value-type="time" office:time-value="PT20H33M17.059S" calcext:value-type="time">
            <text:p>20:33:17.06</text:p>
          </table:table-cell>
          <table:table-cell table:formula="of:=[$raw.B112]" office:value-type="float" office:value="-170" calcext:value-type="float">
            <text:p>-170.0</text:p>
          </table:table-cell>
          <table:table-cell table:formula="of:=-[$raw.C112]" office:value-type="float" office:value="-3.4" calcext:value-type="float">
            <text:p>-3.4</text:p>
          </table:table-cell>
          <table:table-cell table:formula="of:=-[$raw.D112]" office:value-type="float" office:value="-4.8" calcext:value-type="float">
            <text:p>-4.8</text:p>
          </table:table-cell>
        </table:table-row>
        <table:table-row table:style-name="ro1">
          <table:table-cell table:style-name="ce20" table:formula="of:=[$raw.A113]" office:value-type="time" office:time-value="PT20H33M17.419S" calcext:value-type="time">
            <text:p>20:33:17.42</text:p>
          </table:table-cell>
          <table:table-cell table:formula="of:=[$raw.B113]" office:value-type="float" office:value="-170" calcext:value-type="float">
            <text:p>-170.0</text:p>
          </table:table-cell>
          <table:table-cell table:formula="of:=-[$raw.C113]" office:value-type="float" office:value="-3" calcext:value-type="float">
            <text:p>-3.0</text:p>
          </table:table-cell>
          <table:table-cell table:formula="of:=-[$raw.D113]" office:value-type="float" office:value="-5.1" calcext:value-type="float">
            <text:p>-5.1</text:p>
          </table:table-cell>
        </table:table-row>
        <table:table-row table:style-name="ro1">
          <table:table-cell table:style-name="ce20" table:formula="of:=[$raw.A114]" office:value-type="time" office:time-value="PT20H33M17.781S" calcext:value-type="time">
            <text:p>20:33:17.78</text:p>
          </table:table-cell>
          <table:table-cell table:formula="of:=[$raw.B114]" office:value-type="float" office:value="-170" calcext:value-type="float">
            <text:p>-170.0</text:p>
          </table:table-cell>
          <table:table-cell table:formula="of:=-[$raw.C114]" office:value-type="float" office:value="-2.7" calcext:value-type="float">
            <text:p>-2.7</text:p>
          </table:table-cell>
          <table:table-cell table:formula="of:=-[$raw.D114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15]" office:value-type="time" office:time-value="PT20H33M18.141S" calcext:value-type="time">
            <text:p>20:33:18.14</text:p>
          </table:table-cell>
          <table:table-cell table:formula="of:=[$raw.B115]" office:value-type="float" office:value="-169.9" calcext:value-type="float">
            <text:p>-169.9</text:p>
          </table:table-cell>
          <table:table-cell table:formula="of:=-[$raw.C115]" office:value-type="float" office:value="-2.4" calcext:value-type="float">
            <text:p>-2.4</text:p>
          </table:table-cell>
          <table:table-cell table:formula="of:=-[$raw.D115]" office:value-type="float" office:value="-5.8" calcext:value-type="float">
            <text:p>-5.8</text:p>
          </table:table-cell>
        </table:table-row>
        <table:table-row table:style-name="ro1">
          <table:table-cell table:style-name="ce20" table:formula="of:=[$raw.A116]" office:value-type="time" office:time-value="PT20H33M18.502S" calcext:value-type="time">
            <text:p>20:33:18.50</text:p>
          </table:table-cell>
          <table:table-cell table:formula="of:=[$raw.B116]" office:value-type="float" office:value="-169.9" calcext:value-type="float">
            <text:p>-169.9</text:p>
          </table:table-cell>
          <table:table-cell table:formula="of:=-[$raw.C116]" office:value-type="float" office:value="-2.2" calcext:value-type="float">
            <text:p>-2.2</text:p>
          </table:table-cell>
          <table:table-cell table:formula="of:=-[$raw.D116]" office:value-type="float" office:value="-5.3" calcext:value-type="float">
            <text:p>-5.3</text:p>
          </table:table-cell>
        </table:table-row>
        <table:table-row table:style-name="ro1">
          <table:table-cell table:style-name="ce20" table:formula="of:=[$raw.A117]" office:value-type="time" office:time-value="PT20H33M18.862S" calcext:value-type="time">
            <text:p>20:33:18.86</text:p>
          </table:table-cell>
          <table:table-cell table:formula="of:=[$raw.B117]" office:value-type="float" office:value="-170.2" calcext:value-type="float">
            <text:p>-170.2</text:p>
          </table:table-cell>
          <table:table-cell table:formula="of:=-[$raw.C117]" office:value-type="float" office:value="-2.2" calcext:value-type="float">
            <text:p>-2.2</text:p>
          </table:table-cell>
          <table:table-cell table:formula="of:=-[$raw.D117]" office:value-type="float" office:value="-5.4" calcext:value-type="float">
            <text:p>-5.4</text:p>
          </table:table-cell>
        </table:table-row>
        <table:table-row table:style-name="ro1">
          <table:table-cell table:style-name="ce20" table:formula="of:=[$raw.A118]" office:value-type="time" office:time-value="PT20H33M19.222S" calcext:value-type="time">
            <text:p>20:33:19.22</text:p>
          </table:table-cell>
          <table:table-cell table:formula="of:=[$raw.B118]" office:value-type="float" office:value="-170.3" calcext:value-type="float">
            <text:p>-170.3</text:p>
          </table:table-cell>
          <table:table-cell table:formula="of:=-[$raw.C118]" office:value-type="float" office:value="-1.9" calcext:value-type="float">
            <text:p>-1.9</text:p>
          </table:table-cell>
          <table:table-cell table:formula="of:=-[$raw.D118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19]" office:value-type="time" office:time-value="PT20H33M19.582S" calcext:value-type="time">
            <text:p>20:33:19.58</text:p>
          </table:table-cell>
          <table:table-cell table:formula="of:=[$raw.B119]" office:value-type="float" office:value="-170.4" calcext:value-type="float">
            <text:p>-170.4</text:p>
          </table:table-cell>
          <table:table-cell table:formula="of:=-[$raw.C119]" office:value-type="float" office:value="-1.8" calcext:value-type="float">
            <text:p>-1.8</text:p>
          </table:table-cell>
          <table:table-cell table:formula="of:=-[$raw.D119]" office:value-type="float" office:value="-5.1" calcext:value-type="float">
            <text:p>-5.1</text:p>
          </table:table-cell>
        </table:table-row>
        <table:table-row table:style-name="ro1">
          <table:table-cell table:style-name="ce20" table:formula="of:=[$raw.A120]" office:value-type="time" office:time-value="PT20H33M19.943S" calcext:value-type="time">
            <text:p>20:33:19.94</text:p>
          </table:table-cell>
          <table:table-cell table:formula="of:=[$raw.B120]" office:value-type="float" office:value="-170.4" calcext:value-type="float">
            <text:p>-170.4</text:p>
          </table:table-cell>
          <table:table-cell table:formula="of:=-[$raw.C120]" office:value-type="float" office:value="-1.7" calcext:value-type="float">
            <text:p>-1.7</text:p>
          </table:table-cell>
          <table:table-cell table:formula="of:=-[$raw.D120]" office:value-type="float" office:value="-5.3" calcext:value-type="float">
            <text:p>-5.3</text:p>
          </table:table-cell>
        </table:table-row>
        <table:table-row table:style-name="ro1">
          <table:table-cell table:style-name="ce20" table:formula="of:=[$raw.A121]" office:value-type="time" office:time-value="PT20H33M20.304S" calcext:value-type="time">
            <text:p>20:33:20.30</text:p>
          </table:table-cell>
          <table:table-cell table:formula="of:=[$raw.B121]" office:value-type="float" office:value="-170.5" calcext:value-type="float">
            <text:p>-170.5</text:p>
          </table:table-cell>
          <table:table-cell table:formula="of:=-[$raw.C121]" office:value-type="float" office:value="-1.7" calcext:value-type="float">
            <text:p>-1.7</text:p>
          </table:table-cell>
          <table:table-cell table:formula="of:=-[$raw.D121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22]" office:value-type="time" office:time-value="PT20H33M20.663S" calcext:value-type="time">
            <text:p>20:33:20.66</text:p>
          </table:table-cell>
          <table:table-cell table:formula="of:=[$raw.B122]" office:value-type="float" office:value="-170.4" calcext:value-type="float">
            <text:p>-170.4</text:p>
          </table:table-cell>
          <table:table-cell table:formula="of:=-[$raw.C122]" office:value-type="float" office:value="-1.7" calcext:value-type="float">
            <text:p>-1.7</text:p>
          </table:table-cell>
          <table:table-cell table:formula="of:=-[$raw.D122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23]" office:value-type="time" office:time-value="PT20H33M21.024S" calcext:value-type="time">
            <text:p>20:33:21.02</text:p>
          </table:table-cell>
          <table:table-cell table:formula="of:=[$raw.B123]" office:value-type="float" office:value="-170.4" calcext:value-type="float">
            <text:p>-170.4</text:p>
          </table:table-cell>
          <table:table-cell table:formula="of:=-[$raw.C123]" office:value-type="float" office:value="-1.7" calcext:value-type="float">
            <text:p>-1.7</text:p>
          </table:table-cell>
          <table:table-cell table:formula="of:=-[$raw.D123]" office:value-type="float" office:value="-5.4" calcext:value-type="float">
            <text:p>-5.4</text:p>
          </table:table-cell>
        </table:table-row>
        <table:table-row table:style-name="ro1">
          <table:table-cell table:style-name="ce20" table:formula="of:=[$raw.A124]" office:value-type="time" office:time-value="PT20H33M21.384S" calcext:value-type="time">
            <text:p>20:33:21.38</text:p>
          </table:table-cell>
          <table:table-cell table:formula="of:=[$raw.B124]" office:value-type="float" office:value="-170.4" calcext:value-type="float">
            <text:p>-170.4</text:p>
          </table:table-cell>
          <table:table-cell table:formula="of:=-[$raw.C124]" office:value-type="float" office:value="-1.6" calcext:value-type="float">
            <text:p>-1.6</text:p>
          </table:table-cell>
          <table:table-cell table:formula="of:=-[$raw.D124]" office:value-type="float" office:value="-5.3" calcext:value-type="float">
            <text:p>-5.3</text:p>
          </table:table-cell>
        </table:table-row>
        <table:table-row table:style-name="ro1">
          <table:table-cell table:style-name="ce20" table:formula="of:=[$raw.A125]" office:value-type="time" office:time-value="PT20H33M21.745S" calcext:value-type="time">
            <text:p>20:33:21.75</text:p>
          </table:table-cell>
          <table:table-cell table:formula="of:=[$raw.B125]" office:value-type="float" office:value="-170.4" calcext:value-type="float">
            <text:p>-170.4</text:p>
          </table:table-cell>
          <table:table-cell table:formula="of:=-[$raw.C125]" office:value-type="float" office:value="-1.6" calcext:value-type="float">
            <text:p>-1.6</text:p>
          </table:table-cell>
          <table:table-cell table:formula="of:=-[$raw.D125]" office:value-type="float" office:value="-5.3" calcext:value-type="float">
            <text:p>-5.3</text:p>
          </table:table-cell>
        </table:table-row>
        <table:table-row table:style-name="ro1">
          <table:table-cell table:style-name="ce20" table:formula="of:=[$raw.A126]" office:value-type="time" office:time-value="PT20H33M22.106S" calcext:value-type="time">
            <text:p>20:33:22.11</text:p>
          </table:table-cell>
          <table:table-cell table:formula="of:=[$raw.B126]" office:value-type="float" office:value="-170.4" calcext:value-type="float">
            <text:p>-170.4</text:p>
          </table:table-cell>
          <table:table-cell table:formula="of:=-[$raw.C126]" office:value-type="float" office:value="-1.6" calcext:value-type="float">
            <text:p>-1.6</text:p>
          </table:table-cell>
          <table:table-cell table:formula="of:=-[$raw.D126]" office:value-type="float" office:value="-5.4" calcext:value-type="float">
            <text:p>-5.4</text:p>
          </table:table-cell>
        </table:table-row>
        <table:table-row table:style-name="ro1">
          <table:table-cell table:style-name="ce20" table:formula="of:=[$raw.A127]" office:value-type="time" office:time-value="PT20H33M22.465S" calcext:value-type="time">
            <text:p>20:33:22.47</text:p>
          </table:table-cell>
          <table:table-cell table:formula="of:=[$raw.B127]" office:value-type="float" office:value="-170.4" calcext:value-type="float">
            <text:p>-170.4</text:p>
          </table:table-cell>
          <table:table-cell table:formula="of:=-[$raw.C127]" office:value-type="float" office:value="-1.6" calcext:value-type="float">
            <text:p>-1.6</text:p>
          </table:table-cell>
          <table:table-cell table:formula="of:=-[$raw.D127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28]" office:value-type="time" office:time-value="PT20H33M22.827S" calcext:value-type="time">
            <text:p>20:33:22.83</text:p>
          </table:table-cell>
          <table:table-cell table:formula="of:=[$raw.B128]" office:value-type="float" office:value="-170.4" calcext:value-type="float">
            <text:p>-170.4</text:p>
          </table:table-cell>
          <table:table-cell table:formula="of:=-[$raw.C128]" office:value-type="float" office:value="-1.6" calcext:value-type="float">
            <text:p>-1.6</text:p>
          </table:table-cell>
          <table:table-cell table:formula="of:=-[$raw.D128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29]" office:value-type="time" office:time-value="PT20H33M23.186S" calcext:value-type="time">
            <text:p>20:33:23.19</text:p>
          </table:table-cell>
          <table:table-cell table:formula="of:=[$raw.B129]" office:value-type="float" office:value="-170.4" calcext:value-type="float">
            <text:p>-170.4</text:p>
          </table:table-cell>
          <table:table-cell table:formula="of:=-[$raw.C129]" office:value-type="float" office:value="-1.6" calcext:value-type="float">
            <text:p>-1.6</text:p>
          </table:table-cell>
          <table:table-cell table:formula="of:=-[$raw.D129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30]" office:value-type="time" office:time-value="PT20H33M23.547S" calcext:value-type="time">
            <text:p>20:33:23.55</text:p>
          </table:table-cell>
          <table:table-cell table:formula="of:=[$raw.B130]" office:value-type="float" office:value="-170.5" calcext:value-type="float">
            <text:p>-170.5</text:p>
          </table:table-cell>
          <table:table-cell table:formula="of:=-[$raw.C130]" office:value-type="float" office:value="-1.6" calcext:value-type="float">
            <text:p>-1.6</text:p>
          </table:table-cell>
          <table:table-cell table:formula="of:=-[$raw.D130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131]" office:value-type="time" office:time-value="PT20H33M23.907S" calcext:value-type="time">
            <text:p>20:33:23.91</text:p>
          </table:table-cell>
          <table:table-cell table:formula="of:=[$raw.B131]" office:value-type="float" office:value="-170.4" calcext:value-type="float">
            <text:p>-170.4</text:p>
          </table:table-cell>
          <table:table-cell table:formula="of:=-[$raw.C131]" office:value-type="float" office:value="-1.6" calcext:value-type="float">
            <text:p>-1.6</text:p>
          </table:table-cell>
          <table:table-cell table:formula="of:=-[$raw.D131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132]" office:value-type="time" office:time-value="PT20H33M24.268S" calcext:value-type="time">
            <text:p>20:33:24.27</text:p>
          </table:table-cell>
          <table:table-cell table:formula="of:=[$raw.B132]" office:value-type="float" office:value="-170.5" calcext:value-type="float">
            <text:p>-170.5</text:p>
          </table:table-cell>
          <table:table-cell table:formula="of:=-[$raw.C132]" office:value-type="float" office:value="-1.6" calcext:value-type="float">
            <text:p>-1.6</text:p>
          </table:table-cell>
          <table:table-cell table:formula="of:=-[$raw.D132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133]" office:value-type="time" office:time-value="PT20H33M24.629S" calcext:value-type="time">
            <text:p>20:33:24.63</text:p>
          </table:table-cell>
          <table:table-cell table:formula="of:=[$raw.B133]" office:value-type="float" office:value="-170.4" calcext:value-type="float">
            <text:p>-170.4</text:p>
          </table:table-cell>
          <table:table-cell table:formula="of:=-[$raw.C133]" office:value-type="float" office:value="-1.6" calcext:value-type="float">
            <text:p>-1.6</text:p>
          </table:table-cell>
          <table:table-cell table:formula="of:=-[$raw.D133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134]" office:value-type="time" office:time-value="PT20H33M24.988S" calcext:value-type="time">
            <text:p>20:33:24.99</text:p>
          </table:table-cell>
          <table:table-cell table:formula="of:=[$raw.B134]" office:value-type="float" office:value="-170.4" calcext:value-type="float">
            <text:p>-170.4</text:p>
          </table:table-cell>
          <table:table-cell table:formula="of:=-[$raw.C134]" office:value-type="float" office:value="-1.6" calcext:value-type="float">
            <text:p>-1.6</text:p>
          </table:table-cell>
          <table:table-cell table:formula="of:=-[$raw.D134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35]" office:value-type="time" office:time-value="PT20H33M25.35S" calcext:value-type="time">
            <text:p>20:33:25.35</text:p>
          </table:table-cell>
          <table:table-cell table:formula="of:=[$raw.B135]" office:value-type="float" office:value="-170.4" calcext:value-type="float">
            <text:p>-170.4</text:p>
          </table:table-cell>
          <table:table-cell table:formula="of:=-[$raw.C135]" office:value-type="float" office:value="-1.6" calcext:value-type="float">
            <text:p>-1.6</text:p>
          </table:table-cell>
          <table:table-cell table:formula="of:=-[$raw.D135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36]" office:value-type="time" office:time-value="PT20H33M25.709S" calcext:value-type="time">
            <text:p>20:33:25.71</text:p>
          </table:table-cell>
          <table:table-cell table:formula="of:=[$raw.B136]" office:value-type="float" office:value="-170.5" calcext:value-type="float">
            <text:p>-170.5</text:p>
          </table:table-cell>
          <table:table-cell table:formula="of:=-[$raw.C136]" office:value-type="float" office:value="-1.6" calcext:value-type="float">
            <text:p>-1.6</text:p>
          </table:table-cell>
          <table:table-cell table:formula="of:=-[$raw.D136]" office:value-type="float" office:value="-5.7" calcext:value-type="float">
            <text:p>-5.7</text:p>
          </table:table-cell>
        </table:table-row>
        <table:table-row table:style-name="ro1">
          <table:table-cell table:style-name="ce20" table:formula="of:=[$raw.A137]" office:value-type="time" office:time-value="PT20H33M26.074S" calcext:value-type="time">
            <text:p>20:33:26.07</text:p>
          </table:table-cell>
          <table:table-cell table:formula="of:=[$raw.B137]" office:value-type="float" office:value="-170.4" calcext:value-type="float">
            <text:p>-170.4</text:p>
          </table:table-cell>
          <table:table-cell table:formula="of:=-[$raw.C137]" office:value-type="float" office:value="-1.6" calcext:value-type="float">
            <text:p>-1.6</text:p>
          </table:table-cell>
          <table:table-cell table:formula="of:=-[$raw.D137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38]" office:value-type="time" office:time-value="PT20H33M26.431S" calcext:value-type="time">
            <text:p>20:33:26.43</text:p>
          </table:table-cell>
          <table:table-cell table:formula="of:=[$raw.B138]" office:value-type="float" office:value="-170.4" calcext:value-type="float">
            <text:p>-170.4</text:p>
          </table:table-cell>
          <table:table-cell table:formula="of:=-[$raw.C138]" office:value-type="float" office:value="-1.6" calcext:value-type="float">
            <text:p>-1.6</text:p>
          </table:table-cell>
          <table:table-cell table:formula="of:=-[$raw.D138]" office:value-type="float" office:value="-5.5" calcext:value-type="float">
            <text:p>-5.5</text:p>
          </table:table-cell>
        </table:table-row>
        <table:table-row table:style-name="ro1">
          <table:table-cell table:style-name="ce20" table:formula="of:=[$raw.A139]" office:value-type="time" office:time-value="PT20H33M26.791S" calcext:value-type="time">
            <text:p>20:33:26.79</text:p>
          </table:table-cell>
          <table:table-cell table:formula="of:=[$raw.B139]" office:value-type="float" office:value="-170.4" calcext:value-type="float">
            <text:p>-170.4</text:p>
          </table:table-cell>
          <table:table-cell table:formula="of:=-[$raw.C139]" office:value-type="float" office:value="-1.6" calcext:value-type="float">
            <text:p>-1.6</text:p>
          </table:table-cell>
          <table:table-cell table:formula="of:=-[$raw.D139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40]" office:value-type="time" office:time-value="PT20H33M27.156S" calcext:value-type="time">
            <text:p>20:33:27.16</text:p>
          </table:table-cell>
          <table:table-cell table:formula="of:=[$raw.B140]" office:value-type="float" office:value="-170.4" calcext:value-type="float">
            <text:p>-170.4</text:p>
          </table:table-cell>
          <table:table-cell table:formula="of:=-[$raw.C140]" office:value-type="float" office:value="-1.6" calcext:value-type="float">
            <text:p>-1.6</text:p>
          </table:table-cell>
          <table:table-cell table:formula="of:=-[$raw.D140]" office:value-type="float" office:value="-5.6" calcext:value-type="float">
            <text:p>-5.6</text:p>
          </table:table-cell>
        </table:table-row>
        <table:table-row table:style-name="ro1">
          <table:table-cell table:style-name="ce20" table:formula="of:=[$raw.A141]" office:value-type="time" office:time-value="PT20H33M27.512S" calcext:value-type="time">
            <text:p>20:33:27.51</text:p>
          </table:table-cell>
          <table:table-cell table:formula="of:=[$raw.B141]" office:value-type="float" office:value="-170.5" calcext:value-type="float">
            <text:p>-170.5</text:p>
          </table:table-cell>
          <table:table-cell table:formula="of:=-[$raw.C141]" office:value-type="float" office:value="-1.6" calcext:value-type="float">
            <text:p>-1.6</text:p>
          </table:table-cell>
          <table:table-cell table:formula="of:=-[$raw.D141]" office:value-type="float" office:value="-5.7" calcext:value-type="float">
            <text:p>-5.7</text:p>
          </table:table-cell>
        </table:table-row>
        <table:table-row table:style-name="ro1" table:number-rows-repeated="13">
          <table:table-cell table:style-name="ce20"/>
          <table:table-cell table:number-columns-repeated="3"/>
        </table:table-row>
        <table:table-row table:style-name="ro1" table:number-rows-repeated="1048421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graph" table:style-name="ta1">
        <table:shapes>
          <draw:frame draw:z-index="0" draw:style-name="gr1" draw:text-style-name="P1" svg:width="24.921cm" svg:height="10.996cm" svg:x="8.191cm" svg:y="1.39cm">
            <draw:object draw:notify-on-update-of-ranges="graph.A5:graph.A141 graph.B4:graph.B4 graph.B5:graph.B141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24.857cm" svg:height="10.988cm" svg:x="8.362cm" svg:y="12.923cm">
            <draw:object draw:notify-on-update-of-ranges="graph.A5:graph.A141 graph.C4:graph.C4 graph.C5:graph.C141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24.857cm" svg:height="10.988cm" svg:x="8.4cm" svg:y="24.448cm">
            <draw:object draw:notify-on-update-of-ranges="graph.A5:graph.A141 graph.D4:graph.D4 graph.D5:graph.D141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26.115cm" svg:height="12.106cm" svg:x="8.488cm" svg:y="36.146cm">
            <draw:object draw:notify-on-update-of-ranges="graph.A5:graph.A141 graph.B4:graph.B4 graph.B5:graph.B141 graph.A5:graph.A141 graph.C4:graph.C4 graph.C5:graph.C141 graph.A5:graph.A141 graph.D4:graph.D4 graph.D5:graph.D141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6" table:default-cell-style-name="ce9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5" table:number-columns-repeated="1020" table:default-cell-style-name="Default"/>
        <table:table-row table:style-name="ro1" table:number-rows-repeated="3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18" office:value-type="string" calcext:value-type="string">
            <text:p>elapsed</text:p>
          </table:table-cell>
          <table:table-cell table:style-name="ce18" table:formula="of:=[$normalized.B4:.D4]" office:value-type="string" office:string-value="yaw" calcext:value-type="string">
            <text:p>yaw</text:p>
          </table:table-cell>
          <table:table-cell table:style-name="ce18" table:formula="of:=[$normalized.C4:.E4]" office:value-type="string" office:string-value="pitch" calcext:value-type="string">
            <text:p>pitch</text:p>
          </table:table-cell>
          <table:table-cell table:style-name="ce18" table:formula="of:=[$normalized.D4:.F4]" office:value-type="string" office:string-value="roll" calcext:value-type="string">
            <text:p>roll</text:p>
          </table:table-cell>
          <table:table-cell table:style-name="ce18" table:number-columns-repeated="1020"/>
        </table:table-row>
        <table:table-row table:style-name="ro1">
          <table:table-cell table:formula="of:=[$normalized.A5]-[$normalized.$A$5]" office:value-type="time" office:time-value="PT00H00M00S" calcext:value-type="time">
            <text:p>00:00:00</text:p>
          </table:table-cell>
          <table:table-cell table:formula="of:=[$normalized.B5]" office:value-type="float" office:value="0" calcext:value-type="float">
            <text:p>0.0</text:p>
          </table:table-cell>
          <table:table-cell table:formula="of:=[$normalized.C5]" office:value-type="float" office:value="0.1" calcext:value-type="float">
            <text:p>0.1</text:p>
          </table:table-cell>
          <table:table-cell table:formula="of:=[$normalized.D5]" office:value-type="float" office:value="-0.4" calcext:value-type="float">
            <text:p>-0.4</text:p>
          </table:table-cell>
          <table:table-cell table:number-columns-repeated="1020"/>
        </table:table-row>
        <table:table-row table:style-name="ro1">
          <table:table-cell table:formula="of:=[$normalized.A6]-[$normalized.$A$5]" office:value-type="time" office:time-value="PT00H00M00.36S" calcext:value-type="time">
            <text:p>00:00:00</text:p>
          </table:table-cell>
          <table:table-cell table:formula="of:=[$normalized.B6]" office:value-type="float" office:value="0" calcext:value-type="float">
            <text:p>0.0</text:p>
          </table:table-cell>
          <table:table-cell table:formula="of:=[$normalized.C6]" office:value-type="float" office:value="0.1" calcext:value-type="float">
            <text:p>0.1</text:p>
          </table:table-cell>
          <table:table-cell table:formula="of:=[$normalized.D6]" office:value-type="float" office:value="-0.4" calcext:value-type="float">
            <text:p>-0.4</text:p>
          </table:table-cell>
          <table:table-cell table:number-columns-repeated="1020"/>
        </table:table-row>
        <table:table-row table:style-name="ro1">
          <table:table-cell table:formula="of:=[$normalized.A7]-[$normalized.$A$5]" office:value-type="time" office:time-value="PT00H00M00.726S" calcext:value-type="time">
            <text:p>00:00:01</text:p>
          </table:table-cell>
          <table:table-cell table:formula="of:=[$normalized.B7]" office:value-type="float" office:value="0" calcext:value-type="float">
            <text:p>0.0</text:p>
          </table:table-cell>
          <table:table-cell table:formula="of:=[$normalized.C7]" office:value-type="float" office:value="0.1" calcext:value-type="float">
            <text:p>0.1</text:p>
          </table:table-cell>
          <table:table-cell table:formula="of:=[$normalized.D7]" office:value-type="float" office:value="-0.2" calcext:value-type="float">
            <text:p>-0.2</text:p>
          </table:table-cell>
          <table:table-cell table:number-columns-repeated="1020"/>
        </table:table-row>
        <table:table-row table:style-name="ro1">
          <table:table-cell table:formula="of:=[$normalized.A8]-[$normalized.$A$5]" office:value-type="time" office:time-value="PT00H00M01.081S" calcext:value-type="time">
            <text:p>00:00:01</text:p>
          </table:table-cell>
          <table:table-cell table:formula="of:=[$normalized.B8]" office:value-type="float" office:value="0" calcext:value-type="float">
            <text:p>0.0</text:p>
          </table:table-cell>
          <table:table-cell table:formula="of:=[$normalized.C8]" office:value-type="float" office:value="0.1" calcext:value-type="float">
            <text:p>0.1</text:p>
          </table:table-cell>
          <table:table-cell table:formula="of:=[$normalized.D8]" office:value-type="float" office:value="-0.1" calcext:value-type="float">
            <text:p>-0.1</text:p>
          </table:table-cell>
          <table:table-cell table:number-columns-repeated="1020"/>
        </table:table-row>
        <table:table-row table:style-name="ro1">
          <table:table-cell table:formula="of:=[$normalized.A9]-[$normalized.$A$5]" office:value-type="time" office:time-value="PT00H00M01.443S" calcext:value-type="time">
            <text:p>00:00:01</text:p>
          </table:table-cell>
          <table:table-cell table:formula="of:=[$normalized.B9]" office:value-type="float" office:value="0" calcext:value-type="float">
            <text:p>0.0</text:p>
          </table:table-cell>
          <table:table-cell table:formula="of:=[$normalized.C9]" office:value-type="float" office:value="0.1" calcext:value-type="float">
            <text:p>0.1</text:p>
          </table:table-cell>
          <table:table-cell table:formula="of:=[$normalized.D9]" office:value-type="float" office:value="-0" calcext:value-type="float">
            <text:p>0.0</text:p>
          </table:table-cell>
          <table:table-cell table:number-columns-repeated="1020"/>
        </table:table-row>
        <table:table-row table:style-name="ro1">
          <table:table-cell table:formula="of:=[$normalized.A10]-[$normalized.$A$5]" office:value-type="time" office:time-value="PT00H00M01.802S" calcext:value-type="time">
            <text:p>00:00:02</text:p>
          </table:table-cell>
          <table:table-cell table:formula="of:=[$normalized.B10]" office:value-type="float" office:value="0" calcext:value-type="float">
            <text:p>0.0</text:p>
          </table:table-cell>
          <table:table-cell table:formula="of:=[$normalized.C10]" office:value-type="float" office:value="0.1" calcext:value-type="float">
            <text:p>0.1</text:p>
          </table:table-cell>
          <table:table-cell table:formula="of:=[$normalized.D10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formula="of:=[$normalized.A11]-[$normalized.$A$5]" office:value-type="time" office:time-value="PT00H00M02.163S" calcext:value-type="time">
            <text:p>00:00:02</text:p>
          </table:table-cell>
          <table:table-cell table:formula="of:=[$normalized.B11]" office:value-type="float" office:value="0" calcext:value-type="float">
            <text:p>0.0</text:p>
          </table:table-cell>
          <table:table-cell table:formula="of:=[$normalized.C11]" office:value-type="float" office:value="0.2" calcext:value-type="float">
            <text:p>0.2</text:p>
          </table:table-cell>
          <table:table-cell table:formula="of:=[$normalized.D11]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formula="of:=[$normalized.A12]-[$normalized.$A$5]" office:value-type="time" office:time-value="PT00H00M02.528S" calcext:value-type="time">
            <text:p>00:00:03</text:p>
          </table:table-cell>
          <table:table-cell table:formula="of:=[$normalized.B12]" office:value-type="float" office:value="0.1" calcext:value-type="float">
            <text:p>0.1</text:p>
          </table:table-cell>
          <table:table-cell table:formula="of:=[$normalized.C12]" office:value-type="float" office:value="0.2" calcext:value-type="float">
            <text:p>0.2</text:p>
          </table:table-cell>
          <table:table-cell table:formula="of:=[$normalized.D12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formula="of:=[$normalized.A13]-[$normalized.$A$5]" office:value-type="time" office:time-value="PT00H00M02.883S" calcext:value-type="time">
            <text:p>00:00:03</text:p>
          </table:table-cell>
          <table:table-cell table:formula="of:=[$normalized.B13]" office:value-type="float" office:value="0.1" calcext:value-type="float">
            <text:p>0.1</text:p>
          </table:table-cell>
          <table:table-cell table:formula="of:=[$normalized.C13]" office:value-type="float" office:value="0.2" calcext:value-type="float">
            <text:p>0.2</text:p>
          </table:table-cell>
          <table:table-cell table:formula="of:=[$normalized.D13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formula="of:=[$normalized.A14]-[$normalized.$A$5]" office:value-type="time" office:time-value="PT00H00M03.244S" calcext:value-type="time">
            <text:p>00:00:03</text:p>
          </table:table-cell>
          <table:table-cell table:formula="of:=[$normalized.B14]" office:value-type="float" office:value="0.1" calcext:value-type="float">
            <text:p>0.1</text:p>
          </table:table-cell>
          <table:table-cell table:formula="of:=[$normalized.C14]" office:value-type="float" office:value="0.2" calcext:value-type="float">
            <text:p>0.2</text:p>
          </table:table-cell>
          <table:table-cell table:formula="of:=[$normalized.D14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formula="of:=[$normalized.A15]-[$normalized.$A$5]" office:value-type="time" office:time-value="PT00H00M03.604S" calcext:value-type="time">
            <text:p>00:00:04</text:p>
          </table:table-cell>
          <table:table-cell table:formula="of:=[$normalized.B15]" office:value-type="float" office:value="0.1" calcext:value-type="float">
            <text:p>0.1</text:p>
          </table:table-cell>
          <table:table-cell table:formula="of:=[$normalized.C15]" office:value-type="float" office:value="0.2" calcext:value-type="float">
            <text:p>0.2</text:p>
          </table:table-cell>
          <table:table-cell table:formula="of:=[$normalized.D15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formula="of:=[$normalized.A16]-[$normalized.$A$5]" office:value-type="time" office:time-value="PT00H00M03.965S" calcext:value-type="time">
            <text:p>00:00:04</text:p>
          </table:table-cell>
          <table:table-cell table:formula="of:=[$normalized.B16]" office:value-type="float" office:value="0.1" calcext:value-type="float">
            <text:p>0.1</text:p>
          </table:table-cell>
          <table:table-cell table:formula="of:=[$normalized.C16]" office:value-type="float" office:value="0.2" calcext:value-type="float">
            <text:p>0.2</text:p>
          </table:table-cell>
          <table:table-cell table:formula="of:=[$normalized.D16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formula="of:=[$normalized.A17]-[$normalized.$A$5]" office:value-type="time" office:time-value="PT00H00M04.329S" calcext:value-type="time">
            <text:p>00:00:04</text:p>
          </table:table-cell>
          <table:table-cell table:formula="of:=[$normalized.B17]" office:value-type="float" office:value="0.1" calcext:value-type="float">
            <text:p>0.1</text:p>
          </table:table-cell>
          <table:table-cell table:formula="of:=[$normalized.C17]" office:value-type="float" office:value="0.2" calcext:value-type="float">
            <text:p>0.2</text:p>
          </table:table-cell>
          <table:table-cell table:formula="of:=[$normalized.D17]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formula="of:=[$normalized.A18]-[$normalized.$A$5]" office:value-type="time" office:time-value="PT00H00M04.685S" calcext:value-type="time">
            <text:p>00:00:05</text:p>
          </table:table-cell>
          <table:table-cell table:formula="of:=[$normalized.B18]" office:value-type="float" office:value="0.6" calcext:value-type="float">
            <text:p>0.6</text:p>
          </table:table-cell>
          <table:table-cell table:formula="of:=[$normalized.C18]" office:value-type="float" office:value="0.5" calcext:value-type="float">
            <text:p>0.5</text:p>
          </table:table-cell>
          <table:table-cell table:formula="of:=[$normalized.D18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formula="of:=[$normalized.A19]-[$normalized.$A$5]" office:value-type="time" office:time-value="PT00H00M05.046S" calcext:value-type="time">
            <text:p>00:00:05</text:p>
          </table:table-cell>
          <table:table-cell table:formula="of:=[$normalized.B19]" office:value-type="float" office:value="1.6" calcext:value-type="float">
            <text:p>1.6</text:p>
          </table:table-cell>
          <table:table-cell table:formula="of:=[$normalized.C19]" office:value-type="float" office:value="1.4" calcext:value-type="float">
            <text:p>1.4</text:p>
          </table:table-cell>
          <table:table-cell table:formula="of:=[$normalized.D19]" office:value-type="float" office:value="19.2" calcext:value-type="float">
            <text:p>19.2</text:p>
          </table:table-cell>
          <table:table-cell table:number-columns-repeated="1020"/>
        </table:table-row>
        <table:table-row table:style-name="ro1">
          <table:table-cell table:formula="of:=[$normalized.A20]-[$normalized.$A$5]" office:value-type="time" office:time-value="PT00H00M05.411S" calcext:value-type="time">
            <text:p>00:00:05</text:p>
          </table:table-cell>
          <table:table-cell table:formula="of:=[$normalized.B20]" office:value-type="float" office:value="2.2" calcext:value-type="float">
            <text:p>2.2</text:p>
          </table:table-cell>
          <table:table-cell table:formula="of:=[$normalized.C20]" office:value-type="float" office:value="1.6" calcext:value-type="float">
            <text:p>1.6</text:p>
          </table:table-cell>
          <table:table-cell table:formula="of:=[$normalized.D20]" office:value-type="float" office:value="31.9" calcext:value-type="float">
            <text:p>31.9</text:p>
          </table:table-cell>
          <table:table-cell table:number-columns-repeated="1020"/>
        </table:table-row>
        <table:table-row table:style-name="ro1">
          <table:table-cell table:formula="of:=[$normalized.A21]-[$normalized.$A$5]" office:value-type="time" office:time-value="PT00H00M05.768S" calcext:value-type="time">
            <text:p>00:00:06</text:p>
          </table:table-cell>
          <table:table-cell table:formula="of:=[$normalized.B21]" office:value-type="float" office:value="2.4" calcext:value-type="float">
            <text:p>2.4</text:p>
          </table:table-cell>
          <table:table-cell table:formula="of:=[$normalized.C21]" office:value-type="float" office:value="1.6" calcext:value-type="float">
            <text:p>1.6</text:p>
          </table:table-cell>
          <table:table-cell table:formula="of:=[$normalized.D21]" office:value-type="float" office:value="39.4" calcext:value-type="float">
            <text:p>39.4</text:p>
          </table:table-cell>
          <table:table-cell table:number-columns-repeated="1020"/>
        </table:table-row>
        <table:table-row table:style-name="ro1">
          <table:table-cell table:formula="of:=[$normalized.A22]-[$normalized.$A$5]" office:value-type="time" office:time-value="PT00H00M06.132S" calcext:value-type="time">
            <text:p>00:00:06</text:p>
          </table:table-cell>
          <table:table-cell table:formula="of:=[$normalized.B22]" office:value-type="float" office:value="2.3" calcext:value-type="float">
            <text:p>2.3</text:p>
          </table:table-cell>
          <table:table-cell table:formula="of:=[$normalized.C22]" office:value-type="float" office:value="1.7" calcext:value-type="float">
            <text:p>1.7</text:p>
          </table:table-cell>
          <table:table-cell table:formula="of:=[$normalized.D22]" office:value-type="float" office:value="41.3" calcext:value-type="float">
            <text:p>41.3</text:p>
          </table:table-cell>
          <table:table-cell table:number-columns-repeated="1020"/>
        </table:table-row>
        <table:table-row table:style-name="ro1">
          <table:table-cell table:formula="of:=[$normalized.A23]-[$normalized.$A$5]" office:value-type="time" office:time-value="PT00H00M06.488S" calcext:value-type="time">
            <text:p>00:00:06</text:p>
          </table:table-cell>
          <table:table-cell table:formula="of:=[$normalized.B23]" office:value-type="float" office:value="2.3" calcext:value-type="float">
            <text:p>2.3</text:p>
          </table:table-cell>
          <table:table-cell table:formula="of:=[$normalized.C23]" office:value-type="float" office:value="1.7" calcext:value-type="float">
            <text:p>1.7</text:p>
          </table:table-cell>
          <table:table-cell table:formula="of:=[$normalized.D23]" office:value-type="float" office:value="42.2" calcext:value-type="float">
            <text:p>42.2</text:p>
          </table:table-cell>
          <table:table-cell table:number-columns-repeated="1020"/>
        </table:table-row>
        <table:table-row table:style-name="ro1">
          <table:table-cell table:formula="of:=[$normalized.A24]-[$normalized.$A$5]" office:value-type="time" office:time-value="PT00H00M06.852S" calcext:value-type="time">
            <text:p>00:00:07</text:p>
          </table:table-cell>
          <table:table-cell table:formula="of:=[$normalized.B24]" office:value-type="float" office:value="2.2" calcext:value-type="float">
            <text:p>2.2</text:p>
          </table:table-cell>
          <table:table-cell table:formula="of:=[$normalized.C24]" office:value-type="float" office:value="1.8" calcext:value-type="float">
            <text:p>1.8</text:p>
          </table:table-cell>
          <table:table-cell table:formula="of:=[$normalized.D24]" office:value-type="float" office:value="40.6" calcext:value-type="float">
            <text:p>40.6</text:p>
          </table:table-cell>
          <table:table-cell table:number-columns-repeated="1020"/>
        </table:table-row>
        <table:table-row table:style-name="ro1">
          <table:table-cell table:formula="of:=[$normalized.A25]-[$normalized.$A$5]" office:value-type="time" office:time-value="PT00H00M07.214S" calcext:value-type="time">
            <text:p>00:00:07</text:p>
          </table:table-cell>
          <table:table-cell table:formula="of:=[$normalized.B25]" office:value-type="float" office:value="1.8" calcext:value-type="float">
            <text:p>1.8</text:p>
          </table:table-cell>
          <table:table-cell table:formula="of:=[$normalized.C25]" office:value-type="float" office:value="1.7" calcext:value-type="float">
            <text:p>1.7</text:p>
          </table:table-cell>
          <table:table-cell table:formula="of:=[$normalized.D25]" office:value-type="float" office:value="30.5" calcext:value-type="float">
            <text:p>30.5</text:p>
          </table:table-cell>
          <table:table-cell table:number-columns-repeated="1020"/>
        </table:table-row>
        <table:table-row table:style-name="ro1">
          <table:table-cell table:formula="of:=[$normalized.A26]-[$normalized.$A$5]" office:value-type="time" office:time-value="PT00H00M07.574S" calcext:value-type="time">
            <text:p>00:00:08</text:p>
          </table:table-cell>
          <table:table-cell table:formula="of:=[$normalized.B26]" office:value-type="float" office:value="0.7" calcext:value-type="float">
            <text:p>0.7</text:p>
          </table:table-cell>
          <table:table-cell table:formula="of:=[$normalized.C26]" office:value-type="float" office:value="0.9" calcext:value-type="float">
            <text:p>0.9</text:p>
          </table:table-cell>
          <table:table-cell table:formula="of:=[$normalized.D26]" office:value-type="float" office:value="12.9" calcext:value-type="float">
            <text:p>12.9</text:p>
          </table:table-cell>
          <table:table-cell table:number-columns-repeated="1020"/>
        </table:table-row>
        <table:table-row table:style-name="ro1">
          <table:table-cell table:formula="of:=[$normalized.A27]-[$normalized.$A$5]" office:value-type="time" office:time-value="PT00H00M07.933S" calcext:value-type="time">
            <text:p>00:00:08</text:p>
          </table:table-cell>
          <table:table-cell table:formula="of:=[$normalized.B27]" office:value-type="float" office:value="-0.3" calcext:value-type="float">
            <text:p>-0.3</text:p>
          </table:table-cell>
          <table:table-cell table:formula="of:=[$normalized.C27]" office:value-type="float" office:value="-0.1" calcext:value-type="float">
            <text:p>-0.1</text:p>
          </table:table-cell>
          <table:table-cell table:formula="of:=[$normalized.D27]" office:value-type="float" office:value="-3.1" calcext:value-type="float">
            <text:p>-3.1</text:p>
          </table:table-cell>
          <table:table-cell table:number-columns-repeated="1020"/>
        </table:table-row>
        <table:table-row table:style-name="ro1">
          <table:table-cell table:formula="of:=[$normalized.A28]-[$normalized.$A$5]" office:value-type="time" office:time-value="PT00H00M08.295S" calcext:value-type="time">
            <text:p>00:00:08</text:p>
          </table:table-cell>
          <table:table-cell table:formula="of:=[$normalized.B28]" office:value-type="float" office:value="-1" calcext:value-type="float">
            <text:p>-1.0</text:p>
          </table:table-cell>
          <table:table-cell table:formula="of:=[$normalized.C28]" office:value-type="float" office:value="-0.4" calcext:value-type="float">
            <text:p>-0.4</text:p>
          </table:table-cell>
          <table:table-cell table:formula="of:=[$normalized.D28]" office:value-type="float" office:value="-8.2" calcext:value-type="float">
            <text:p>-8.2</text:p>
          </table:table-cell>
          <table:table-cell table:number-columns-repeated="1020"/>
        </table:table-row>
        <table:table-row table:style-name="ro1">
          <table:table-cell table:formula="of:=[$normalized.A29]-[$normalized.$A$5]" office:value-type="time" office:time-value="PT00H00M08.654S" calcext:value-type="time">
            <text:p>00:00:09</text:p>
          </table:table-cell>
          <table:table-cell table:formula="of:=[$normalized.B29]" office:value-type="float" office:value="-1.7" calcext:value-type="float">
            <text:p>-1.7</text:p>
          </table:table-cell>
          <table:table-cell table:formula="of:=[$normalized.C29]" office:value-type="float" office:value="-0.8" calcext:value-type="float">
            <text:p>-0.8</text:p>
          </table:table-cell>
          <table:table-cell table:formula="of:=[$normalized.D29]" office:value-type="float" office:value="-12.9" calcext:value-type="float">
            <text:p>-12.9</text:p>
          </table:table-cell>
          <table:table-cell table:number-columns-repeated="1020"/>
        </table:table-row>
        <table:table-row table:style-name="ro1">
          <table:table-cell table:formula="of:=[$normalized.A30]-[$normalized.$A$5]" office:value-type="time" office:time-value="PT00H00M09.01S" calcext:value-type="time">
            <text:p>00:00:09</text:p>
          </table:table-cell>
          <table:table-cell table:formula="of:=[$normalized.B30]" office:value-type="float" office:value="-2.5" calcext:value-type="float">
            <text:p>-2.5</text:p>
          </table:table-cell>
          <table:table-cell table:formula="of:=[$normalized.C30]" office:value-type="float" office:value="-1.2" calcext:value-type="float">
            <text:p>-1.2</text:p>
          </table:table-cell>
          <table:table-cell table:formula="of:=[$normalized.D30]" office:value-type="float" office:value="-17.9" calcext:value-type="float">
            <text:p>-17.9</text:p>
          </table:table-cell>
          <table:table-cell table:number-columns-repeated="1020"/>
        </table:table-row>
        <table:table-row table:style-name="ro1">
          <table:table-cell table:formula="of:=[$normalized.A31]-[$normalized.$A$5]" office:value-type="time" office:time-value="PT00H00M09.375S" calcext:value-type="time">
            <text:p>00:00:09</text:p>
          </table:table-cell>
          <table:table-cell table:formula="of:=[$normalized.B31]" office:value-type="float" office:value="-3.7" calcext:value-type="float">
            <text:p>-3.7</text:p>
          </table:table-cell>
          <table:table-cell table:formula="of:=[$normalized.C31]" office:value-type="float" office:value="-2.2" calcext:value-type="float">
            <text:p>-2.2</text:p>
          </table:table-cell>
          <table:table-cell table:formula="of:=[$normalized.D31]" office:value-type="float" office:value="-26.5" calcext:value-type="float">
            <text:p>-26.5</text:p>
          </table:table-cell>
          <table:table-cell table:number-columns-repeated="1020"/>
        </table:table-row>
        <table:table-row table:style-name="ro1">
          <table:table-cell table:formula="of:=[$normalized.A32]-[$normalized.$A$5]" office:value-type="time" office:time-value="PT00H00M09.737S" calcext:value-type="time">
            <text:p>00:00:10</text:p>
          </table:table-cell>
          <table:table-cell table:formula="of:=[$normalized.B32]" office:value-type="float" office:value="-4.2" calcext:value-type="float">
            <text:p>-4.2</text:p>
          </table:table-cell>
          <table:table-cell table:formula="of:=[$normalized.C32]" office:value-type="float" office:value="-2.9" calcext:value-type="float">
            <text:p>-2.9</text:p>
          </table:table-cell>
          <table:table-cell table:formula="of:=[$normalized.D32]" office:value-type="float" office:value="-30.4" calcext:value-type="float">
            <text:p>-30.4</text:p>
          </table:table-cell>
          <table:table-cell table:number-columns-repeated="1020"/>
        </table:table-row>
        <table:table-row table:style-name="ro1">
          <table:table-cell table:formula="of:=[$normalized.A33]-[$normalized.$A$5]" office:value-type="time" office:time-value="PT00H00M10.096S" calcext:value-type="time">
            <text:p>00:00:10</text:p>
          </table:table-cell>
          <table:table-cell table:formula="of:=[$normalized.B33]" office:value-type="float" office:value="-4.1" calcext:value-type="float">
            <text:p>-4.1</text:p>
          </table:table-cell>
          <table:table-cell table:formula="of:=[$normalized.C33]" office:value-type="float" office:value="-3.1" calcext:value-type="float">
            <text:p>-3.1</text:p>
          </table:table-cell>
          <table:table-cell table:formula="of:=[$normalized.D33]" office:value-type="float" office:value="-30.7" calcext:value-type="float">
            <text:p>-30.7</text:p>
          </table:table-cell>
          <table:table-cell table:number-columns-repeated="1020"/>
        </table:table-row>
        <table:table-row table:style-name="ro1">
          <table:table-cell table:formula="of:=[$normalized.A34]-[$normalized.$A$5]" office:value-type="time" office:time-value="PT00H00M10.456S" calcext:value-type="time">
            <text:p>00:00:10</text:p>
          </table:table-cell>
          <table:table-cell table:formula="of:=[$normalized.B34]" office:value-type="float" office:value="-3.8" calcext:value-type="float">
            <text:p>-3.8</text:p>
          </table:table-cell>
          <table:table-cell table:formula="of:=[$normalized.C34]" office:value-type="float" office:value="-2.9" calcext:value-type="float">
            <text:p>-2.9</text:p>
          </table:table-cell>
          <table:table-cell table:formula="of:=[$normalized.D34]" office:value-type="float" office:value="-30.4" calcext:value-type="float">
            <text:p>-30.4</text:p>
          </table:table-cell>
          <table:table-cell table:number-columns-repeated="1020"/>
        </table:table-row>
        <table:table-row table:style-name="ro1">
          <table:table-cell table:formula="of:=[$normalized.A35]-[$normalized.$A$5]" office:value-type="time" office:time-value="PT00H00M10.817S" calcext:value-type="time">
            <text:p>00:00:11</text:p>
          </table:table-cell>
          <table:table-cell table:formula="of:=[$normalized.B35]" office:value-type="float" office:value="-3.7" calcext:value-type="float">
            <text:p>-3.7</text:p>
          </table:table-cell>
          <table:table-cell table:formula="of:=[$normalized.C35]" office:value-type="float" office:value="-2.8" calcext:value-type="float">
            <text:p>-2.8</text:p>
          </table:table-cell>
          <table:table-cell table:formula="of:=[$normalized.D35]" office:value-type="float" office:value="-29.6" calcext:value-type="float">
            <text:p>-29.6</text:p>
          </table:table-cell>
          <table:table-cell table:number-columns-repeated="1020"/>
        </table:table-row>
        <table:table-row table:style-name="ro1">
          <table:table-cell table:formula="of:=[$normalized.A36]-[$normalized.$A$5]" office:value-type="time" office:time-value="PT00H00M11.177S" calcext:value-type="time">
            <text:p>00:00:11</text:p>
          </table:table-cell>
          <table:table-cell table:formula="of:=[$normalized.B36]" office:value-type="float" office:value="-3.5" calcext:value-type="float">
            <text:p>-3.5</text:p>
          </table:table-cell>
          <table:table-cell table:formula="of:=[$normalized.C36]" office:value-type="float" office:value="-2.9" calcext:value-type="float">
            <text:p>-2.9</text:p>
          </table:table-cell>
          <table:table-cell table:formula="of:=[$normalized.D36]" office:value-type="float" office:value="-29.6" calcext:value-type="float">
            <text:p>-29.6</text:p>
          </table:table-cell>
          <table:table-cell table:number-columns-repeated="1020"/>
        </table:table-row>
        <table:table-row table:style-name="ro1">
          <table:table-cell table:formula="of:=[$normalized.A37]-[$normalized.$A$5]" office:value-type="time" office:time-value="PT00H00M11.538S" calcext:value-type="time">
            <text:p>00:00:12</text:p>
          </table:table-cell>
          <table:table-cell table:formula="of:=[$normalized.B37]" office:value-type="float" office:value="-2.7" calcext:value-type="float">
            <text:p>-2.7</text:p>
          </table:table-cell>
          <table:table-cell table:formula="of:=[$normalized.C37]" office:value-type="float" office:value="-2" calcext:value-type="float">
            <text:p>-2.0</text:p>
          </table:table-cell>
          <table:table-cell table:formula="of:=[$normalized.D37]" office:value-type="float" office:value="-22.7" calcext:value-type="float">
            <text:p>-22.7</text:p>
          </table:table-cell>
          <table:table-cell table:number-columns-repeated="1020"/>
        </table:table-row>
        <table:table-row table:style-name="ro1">
          <table:table-cell table:formula="of:=[$normalized.A38]-[$normalized.$A$5]" office:value-type="time" office:time-value="PT00H00M11.899S" calcext:value-type="time">
            <text:p>00:00:12</text:p>
          </table:table-cell>
          <table:table-cell table:formula="of:=[$normalized.B38]" office:value-type="float" office:value="-1.6" calcext:value-type="float">
            <text:p>-1.6</text:p>
          </table:table-cell>
          <table:table-cell table:formula="of:=[$normalized.C38]" office:value-type="float" office:value="-1.2" calcext:value-type="float">
            <text:p>-1.2</text:p>
          </table:table-cell>
          <table:table-cell table:formula="of:=[$normalized.D38]" office:value-type="float" office:value="-13.3" calcext:value-type="float">
            <text:p>-13.3</text:p>
          </table:table-cell>
          <table:table-cell table:number-columns-repeated="1020"/>
        </table:table-row>
        <table:table-row table:style-name="ro1">
          <table:table-cell table:formula="of:=[$normalized.A39]-[$normalized.$A$5]" office:value-type="time" office:time-value="PT00H00M12.259S" calcext:value-type="time">
            <text:p>00:00:12</text:p>
          </table:table-cell>
          <table:table-cell table:formula="of:=[$normalized.B39]" office:value-type="float" office:value="-0.5" calcext:value-type="float">
            <text:p>-0.5</text:p>
          </table:table-cell>
          <table:table-cell table:formula="of:=[$normalized.C39]" office:value-type="float" office:value="-0.8" calcext:value-type="float">
            <text:p>-0.8</text:p>
          </table:table-cell>
          <table:table-cell table:formula="of:=[$normalized.D39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40]-[$normalized.$A$5]" office:value-type="time" office:time-value="PT00H00M12.619S" calcext:value-type="time">
            <text:p>00:00:13</text:p>
          </table:table-cell>
          <table:table-cell table:formula="of:=[$normalized.B40]" office:value-type="float" office:value="0.2" calcext:value-type="float">
            <text:p>0.2</text:p>
          </table:table-cell>
          <table:table-cell table:formula="of:=[$normalized.C40]" office:value-type="float" office:value="-0.6" calcext:value-type="float">
            <text:p>-0.6</text:p>
          </table:table-cell>
          <table:table-cell table:formula="of:=[$normalized.D40]" office:value-type="float" office:value="-3.2" calcext:value-type="float">
            <text:p>-3.2</text:p>
          </table:table-cell>
          <table:table-cell table:number-columns-repeated="1020"/>
        </table:table-row>
        <table:table-row table:style-name="ro1">
          <table:table-cell table:formula="of:=[$normalized.A41]-[$normalized.$A$5]" office:value-type="time" office:time-value="PT00H00M12.98S" calcext:value-type="time">
            <text:p>00:00:13</text:p>
          </table:table-cell>
          <table:table-cell table:formula="of:=[$normalized.B41]" office:value-type="float" office:value="0.6" calcext:value-type="float">
            <text:p>0.6</text:p>
          </table:table-cell>
          <table:table-cell table:formula="of:=[$normalized.C41]" office:value-type="float" office:value="-0.1" calcext:value-type="float">
            <text:p>-0.1</text:p>
          </table:table-cell>
          <table:table-cell table:formula="of:=[$normalized.D41]" office:value-type="float" office:value="-2" calcext:value-type="float">
            <text:p>-2.0</text:p>
          </table:table-cell>
          <table:table-cell table:number-columns-repeated="1020"/>
        </table:table-row>
        <table:table-row table:style-name="ro1">
          <table:table-cell table:formula="of:=[$normalized.A42]-[$normalized.$A$5]" office:value-type="time" office:time-value="PT00H00M13.34S" calcext:value-type="time">
            <text:p>00:00:13</text:p>
          </table:table-cell>
          <table:table-cell table:formula="of:=[$normalized.B42]" office:value-type="float" office:value="0.1" calcext:value-type="float">
            <text:p>0.1</text:p>
          </table:table-cell>
          <table:table-cell table:formula="of:=[$normalized.C42]" office:value-type="float" office:value="1.6" calcext:value-type="float">
            <text:p>1.6</text:p>
          </table:table-cell>
          <table:table-cell table:formula="of:=[$normalized.D42]" office:value-type="float" office:value="-2.1" calcext:value-type="float">
            <text:p>-2.1</text:p>
          </table:table-cell>
          <table:table-cell table:number-columns-repeated="1020"/>
        </table:table-row>
        <table:table-row table:style-name="ro1">
          <table:table-cell table:formula="of:=[$normalized.A43]-[$normalized.$A$5]" office:value-type="time" office:time-value="PT00H00M13.7S" calcext:value-type="time">
            <text:p>00:00:14</text:p>
          </table:table-cell>
          <table:table-cell table:formula="of:=[$normalized.B43]" office:value-type="float" office:value="-1.2" calcext:value-type="float">
            <text:p>-1.2</text:p>
          </table:table-cell>
          <table:table-cell table:formula="of:=[$normalized.C43]" office:value-type="float" office:value="5.3" calcext:value-type="float">
            <text:p>5.3</text:p>
          </table:table-cell>
          <table:table-cell table:formula="of:=[$normalized.D43]" office:value-type="float" office:value="3.3" calcext:value-type="float">
            <text:p>3.3</text:p>
          </table:table-cell>
          <table:table-cell table:number-columns-repeated="1020"/>
        </table:table-row>
        <table:table-row table:style-name="ro1">
          <table:table-cell table:formula="of:=[$normalized.A44]-[$normalized.$A$5]" office:value-type="time" office:time-value="PT00H00M14.061S" calcext:value-type="time">
            <text:p>00:00:14</text:p>
          </table:table-cell>
          <table:table-cell table:formula="of:=[$normalized.B44]" office:value-type="float" office:value="-3.9" calcext:value-type="float">
            <text:p>-3.9</text:p>
          </table:table-cell>
          <table:table-cell table:formula="of:=[$normalized.C44]" office:value-type="float" office:value="6.7" calcext:value-type="float">
            <text:p>6.7</text:p>
          </table:table-cell>
          <table:table-cell table:formula="of:=[$normalized.D44]" office:value-type="float" office:value="4.3" calcext:value-type="float">
            <text:p>4.3</text:p>
          </table:table-cell>
          <table:table-cell table:number-columns-repeated="1020"/>
        </table:table-row>
        <table:table-row table:style-name="ro1">
          <table:table-cell table:formula="of:=[$normalized.A45]-[$normalized.$A$5]" office:value-type="time" office:time-value="PT00H00M14.421S" calcext:value-type="time">
            <text:p>00:00:14</text:p>
          </table:table-cell>
          <table:table-cell table:formula="of:=[$normalized.B45]" office:value-type="float" office:value="-6.5" calcext:value-type="float">
            <text:p>-6.5</text:p>
          </table:table-cell>
          <table:table-cell table:formula="of:=[$normalized.C45]" office:value-type="float" office:value="4" calcext:value-type="float">
            <text:p>4.0</text:p>
          </table:table-cell>
          <table:table-cell table:formula="of:=[$normalized.D45]" office:value-type="float" office:value="2.8" calcext:value-type="float">
            <text:p>2.8</text:p>
          </table:table-cell>
          <table:table-cell table:number-columns-repeated="1020"/>
        </table:table-row>
        <table:table-row table:style-name="ro1">
          <table:table-cell table:formula="of:=[$normalized.A46]-[$normalized.$A$5]" office:value-type="time" office:time-value="PT00H00M14.781S" calcext:value-type="time">
            <text:p>00:00:15</text:p>
          </table:table-cell>
          <table:table-cell table:formula="of:=[$normalized.B46]" office:value-type="float" office:value="-9.1" calcext:value-type="float">
            <text:p>-9.1</text:p>
          </table:table-cell>
          <table:table-cell table:formula="of:=[$normalized.C46]" office:value-type="float" office:value="4.3" calcext:value-type="float">
            <text:p>4.3</text:p>
          </table:table-cell>
          <table:table-cell table:formula="of:=[$normalized.D46]" office:value-type="float" office:value="1.9" calcext:value-type="float">
            <text:p>1.9</text:p>
          </table:table-cell>
          <table:table-cell table:number-columns-repeated="1020"/>
        </table:table-row>
        <table:table-row table:style-name="ro1">
          <table:table-cell table:formula="of:=[$normalized.A47]-[$normalized.$A$5]" office:value-type="time" office:time-value="PT00H00M15.142S" calcext:value-type="time">
            <text:p>00:00:15</text:p>
          </table:table-cell>
          <table:table-cell table:formula="of:=[$normalized.B47]" office:value-type="float" office:value="-11.2" calcext:value-type="float">
            <text:p>-11.2</text:p>
          </table:table-cell>
          <table:table-cell table:formula="of:=[$normalized.C47]" office:value-type="float" office:value="4.3" calcext:value-type="float">
            <text:p>4.3</text:p>
          </table:table-cell>
          <table:table-cell table:formula="of:=[$normalized.D47]" office:value-type="float" office:value="3.1" calcext:value-type="float">
            <text:p>3.1</text:p>
          </table:table-cell>
          <table:table-cell table:number-columns-repeated="1020"/>
        </table:table-row>
        <table:table-row table:style-name="ro1">
          <table:table-cell table:formula="of:=[$normalized.A48]-[$normalized.$A$5]" office:value-type="time" office:time-value="PT00H00M15.502S" calcext:value-type="time">
            <text:p>00:00:16</text:p>
          </table:table-cell>
          <table:table-cell table:formula="of:=[$normalized.B48]" office:value-type="float" office:value="-10.5" calcext:value-type="float">
            <text:p>-10.5</text:p>
          </table:table-cell>
          <table:table-cell table:formula="of:=[$normalized.C48]" office:value-type="float" office:value="5.9" calcext:value-type="float">
            <text:p>5.9</text:p>
          </table:table-cell>
          <table:table-cell table:formula="of:=[$normalized.D48]" office:value-type="float" office:value="4" calcext:value-type="float">
            <text:p>4.0</text:p>
          </table:table-cell>
          <table:table-cell table:number-columns-repeated="1020"/>
        </table:table-row>
        <table:table-row table:style-name="ro1">
          <table:table-cell table:formula="of:=[$normalized.A49]-[$normalized.$A$5]" office:value-type="time" office:time-value="PT00H00M15.863S" calcext:value-type="time">
            <text:p>00:00:16</text:p>
          </table:table-cell>
          <table:table-cell table:formula="of:=[$normalized.B49]" office:value-type="float" office:value="0.8" calcext:value-type="float">
            <text:p>0.8</text:p>
          </table:table-cell>
          <table:table-cell table:formula="of:=[$normalized.C49]" office:value-type="float" office:value="3.5" calcext:value-type="float">
            <text:p>3.5</text:p>
          </table:table-cell>
          <table:table-cell table:formula="of:=[$normalized.D49]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formula="of:=[$normalized.A50]-[$normalized.$A$5]" office:value-type="time" office:time-value="PT00H00M16.223S" calcext:value-type="time">
            <text:p>00:00:16</text:p>
          </table:table-cell>
          <table:table-cell table:formula="of:=[$normalized.B50]" office:value-type="float" office:value="6.4" calcext:value-type="float">
            <text:p>6.4</text:p>
          </table:table-cell>
          <table:table-cell table:formula="of:=[$normalized.C50]" office:value-type="float" office:value="4.3" calcext:value-type="float">
            <text:p>4.3</text:p>
          </table:table-cell>
          <table:table-cell table:formula="of:=[$normalized.D50]" office:value-type="float" office:value="-3" calcext:value-type="float">
            <text:p>-3.0</text:p>
          </table:table-cell>
          <table:table-cell table:number-columns-repeated="1020"/>
        </table:table-row>
        <table:table-row table:style-name="ro1">
          <table:table-cell table:formula="of:=[$normalized.A51]-[$normalized.$A$5]" office:value-type="time" office:time-value="PT00H00M16.584S" calcext:value-type="time">
            <text:p>00:00:17</text:p>
          </table:table-cell>
          <table:table-cell table:formula="of:=[$normalized.B51]" office:value-type="float" office:value="2.2" calcext:value-type="float">
            <text:p>2.2</text:p>
          </table:table-cell>
          <table:table-cell table:formula="of:=[$normalized.C51]" office:value-type="float" office:value="4.2" calcext:value-type="float">
            <text:p>4.2</text:p>
          </table:table-cell>
          <table:table-cell table:formula="of:=[$normalized.D51]" office:value-type="float" office:value="-1" calcext:value-type="float">
            <text:p>-1.0</text:p>
          </table:table-cell>
          <table:table-cell table:number-columns-repeated="1020"/>
        </table:table-row>
        <table:table-row table:style-name="ro1">
          <table:table-cell table:formula="of:=[$normalized.A52]-[$normalized.$A$5]" office:value-type="time" office:time-value="PT00H00M16.944S" calcext:value-type="time">
            <text:p>00:00:17</text:p>
          </table:table-cell>
          <table:table-cell table:formula="of:=[$normalized.B52]" office:value-type="float" office:value="0.2" calcext:value-type="float">
            <text:p>0.2</text:p>
          </table:table-cell>
          <table:table-cell table:formula="of:=[$normalized.C52]" office:value-type="float" office:value="5.4" calcext:value-type="float">
            <text:p>5.4</text:p>
          </table:table-cell>
          <table:table-cell table:formula="of:=[$normalized.D52]" office:value-type="float" office:value="-1.1" calcext:value-type="float">
            <text:p>-1.1</text:p>
          </table:table-cell>
          <table:table-cell table:number-columns-repeated="1020"/>
        </table:table-row>
        <table:table-row table:style-name="ro1">
          <table:table-cell table:formula="of:=[$normalized.A53]-[$normalized.$A$5]" office:value-type="time" office:time-value="PT00H00M17.304S" calcext:value-type="time">
            <text:p>00:00:17</text:p>
          </table:table-cell>
          <table:table-cell table:formula="of:=[$normalized.B53]" office:value-type="float" office:value="-0.7" calcext:value-type="float">
            <text:p>-0.7</text:p>
          </table:table-cell>
          <table:table-cell table:formula="of:=[$normalized.C53]" office:value-type="float" office:value="3.7" calcext:value-type="float">
            <text:p>3.7</text:p>
          </table:table-cell>
          <table:table-cell table:formula="of:=[$normalized.D53]" office:value-type="float" office:value="-2.2" calcext:value-type="float">
            <text:p>-2.2</text:p>
          </table:table-cell>
          <table:table-cell table:number-columns-repeated="1020"/>
        </table:table-row>
        <table:table-row table:style-name="ro1">
          <table:table-cell table:formula="of:=[$normalized.A54]-[$normalized.$A$5]" office:value-type="time" office:time-value="PT00H00M17.665S" calcext:value-type="time">
            <text:p>00:00:18</text:p>
          </table:table-cell>
          <table:table-cell table:formula="of:=[$normalized.B54]" office:value-type="float" office:value="-3.4" calcext:value-type="float">
            <text:p>-3.4</text:p>
          </table:table-cell>
          <table:table-cell table:formula="of:=[$normalized.C54]" office:value-type="float" office:value="5.5" calcext:value-type="float">
            <text:p>5.5</text:p>
          </table:table-cell>
          <table:table-cell table:formula="of:=[$normalized.D54]" office:value-type="float" office:value="5.5" calcext:value-type="float">
            <text:p>5.5</text:p>
          </table:table-cell>
          <table:table-cell table:number-columns-repeated="1020"/>
        </table:table-row>
        <table:table-row table:style-name="ro1">
          <table:table-cell table:formula="of:=[$normalized.A55]-[$normalized.$A$5]" office:value-type="time" office:time-value="PT00H00M18.025S" calcext:value-type="time">
            <text:p>00:00:18</text:p>
          </table:table-cell>
          <table:table-cell table:formula="of:=[$normalized.B55]" office:value-type="float" office:value="0.3" calcext:value-type="float">
            <text:p>0.3</text:p>
          </table:table-cell>
          <table:table-cell table:formula="of:=[$normalized.C55]" office:value-type="float" office:value="6.5" calcext:value-type="float">
            <text:p>6.5</text:p>
          </table:table-cell>
          <table:table-cell table:formula="of:=[$normalized.D55]" office:value-type="float" office:value="5.6" calcext:value-type="float">
            <text:p>5.6</text:p>
          </table:table-cell>
          <table:table-cell table:number-columns-repeated="1020"/>
        </table:table-row>
        <table:table-row table:style-name="ro1">
          <table:table-cell table:formula="of:=[$normalized.A56]-[$normalized.$A$5]" office:value-type="time" office:time-value="PT00H00M18.39S" calcext:value-type="time">
            <text:p>00:00:18</text:p>
          </table:table-cell>
          <table:table-cell table:formula="of:=[$normalized.B56]" office:value-type="float" office:value="8.3" calcext:value-type="float">
            <text:p>8.3</text:p>
          </table:table-cell>
          <table:table-cell table:formula="of:=[$normalized.C56]" office:value-type="float" office:value="4.5" calcext:value-type="float">
            <text:p>4.5</text:p>
          </table:table-cell>
          <table:table-cell table:formula="of:=[$normalized.D56]" office:value-type="float" office:value="-1.3" calcext:value-type="float">
            <text:p>-1.3</text:p>
          </table:table-cell>
          <table:table-cell table:number-columns-repeated="1020"/>
        </table:table-row>
        <table:table-row table:style-name="ro1">
          <table:table-cell table:formula="of:=[$normalized.A57]-[$normalized.$A$5]" office:value-type="time" office:time-value="PT00H00M18.746S" calcext:value-type="time">
            <text:p>00:00:19</text:p>
          </table:table-cell>
          <table:table-cell table:formula="of:=[$normalized.B57]" office:value-type="float" office:value="8.7" calcext:value-type="float">
            <text:p>8.7</text:p>
          </table:table-cell>
          <table:table-cell table:formula="of:=[$normalized.C57]" office:value-type="float" office:value="3.5" calcext:value-type="float">
            <text:p>3.5</text:p>
          </table:table-cell>
          <table:table-cell table:formula="of:=[$normalized.D57]" office:value-type="float" office:value="-1.5" calcext:value-type="float">
            <text:p>-1.5</text:p>
          </table:table-cell>
          <table:table-cell table:number-columns-repeated="1020"/>
        </table:table-row>
        <table:table-row table:style-name="ro1">
          <table:table-cell table:formula="of:=[$normalized.A58]-[$normalized.$A$5]" office:value-type="time" office:time-value="PT00H00M19.107S" calcext:value-type="time">
            <text:p>00:00:19</text:p>
          </table:table-cell>
          <table:table-cell table:formula="of:=[$normalized.B58]" office:value-type="float" office:value="5.1" calcext:value-type="float">
            <text:p>5.1</text:p>
          </table:table-cell>
          <table:table-cell table:formula="of:=[$normalized.C58]" office:value-type="float" office:value="2.6" calcext:value-type="float">
            <text:p>2.6</text:p>
          </table:table-cell>
          <table:table-cell table:formula="of:=[$normalized.D58]" office:value-type="float" office:value="-3.2" calcext:value-type="float">
            <text:p>-3.2</text:p>
          </table:table-cell>
          <table:table-cell table:number-columns-repeated="1020"/>
        </table:table-row>
        <table:table-row table:style-name="ro1">
          <table:table-cell table:formula="of:=[$normalized.A59]-[$normalized.$A$5]" office:value-type="time" office:time-value="PT00H00M19.471S" calcext:value-type="time">
            <text:p>00:00:19</text:p>
          </table:table-cell>
          <table:table-cell table:formula="of:=[$normalized.B59]" office:value-type="float" office:value="3.2" calcext:value-type="float">
            <text:p>3.2</text:p>
          </table:table-cell>
          <table:table-cell table:formula="of:=[$normalized.C59]" office:value-type="float" office:value="4.6" calcext:value-type="float">
            <text:p>4.6</text:p>
          </table:table-cell>
          <table:table-cell table:formula="of:=[$normalized.D59]" office:value-type="float" office:value="-1.8" calcext:value-type="float">
            <text:p>-1.8</text:p>
          </table:table-cell>
          <table:table-cell table:number-columns-repeated="1020"/>
        </table:table-row>
        <table:table-row table:style-name="ro1">
          <table:table-cell table:formula="of:=[$normalized.A60]-[$normalized.$A$5]" office:value-type="time" office:time-value="PT00H00M19.828S" calcext:value-type="time">
            <text:p>00:00:20</text:p>
          </table:table-cell>
          <table:table-cell table:formula="of:=[$normalized.B60]" office:value-type="float" office:value="1" calcext:value-type="float">
            <text:p>1.0</text:p>
          </table:table-cell>
          <table:table-cell table:formula="of:=[$normalized.C60]" office:value-type="float" office:value="4.2" calcext:value-type="float">
            <text:p>4.2</text:p>
          </table:table-cell>
          <table:table-cell table:formula="of:=[$normalized.D60]" office:value-type="float" office:value="1.8" calcext:value-type="float">
            <text:p>1.8</text:p>
          </table:table-cell>
          <table:table-cell table:number-columns-repeated="1020"/>
        </table:table-row>
        <table:table-row table:style-name="ro1">
          <table:table-cell table:formula="of:=[$normalized.A61]-[$normalized.$A$5]" office:value-type="time" office:time-value="PT00H00M20.192S" calcext:value-type="time">
            <text:p>00:00:20</text:p>
          </table:table-cell>
          <table:table-cell table:formula="of:=[$normalized.B61]" office:value-type="float" office:value="-0" calcext:value-type="float">
            <text:p>0.0</text:p>
          </table:table-cell>
          <table:table-cell table:formula="of:=[$normalized.C61]" office:value-type="float" office:value="3.9" calcext:value-type="float">
            <text:p>3.9</text:p>
          </table:table-cell>
          <table:table-cell table:formula="of:=[$normalized.D61]" office:value-type="float" office:value="1.9" calcext:value-type="float">
            <text:p>1.9</text:p>
          </table:table-cell>
          <table:table-cell table:number-columns-repeated="1020"/>
        </table:table-row>
        <table:table-row table:style-name="ro1">
          <table:table-cell table:formula="of:=[$normalized.A62]-[$normalized.$A$5]" office:value-type="time" office:time-value="PT00H00M20.548S" calcext:value-type="time">
            <text:p>00:00:21</text:p>
          </table:table-cell>
          <table:table-cell table:formula="of:=[$normalized.B62]" office:value-type="float" office:value="0.4" calcext:value-type="float">
            <text:p>0.4</text:p>
          </table:table-cell>
          <table:table-cell table:formula="of:=[$normalized.C62]" office:value-type="float" office:value="1.9" calcext:value-type="float">
            <text:p>1.9</text:p>
          </table:table-cell>
          <table:table-cell table:formula="of:=[$normalized.D62]" office:value-type="float" office:value="1.2" calcext:value-type="float">
            <text:p>1.2</text:p>
          </table:table-cell>
          <table:table-cell table:number-columns-repeated="1020"/>
        </table:table-row>
        <table:table-row table:style-name="ro1">
          <table:table-cell table:formula="of:=[$normalized.A63]-[$normalized.$A$5]" office:value-type="time" office:time-value="PT00H00M20.913S" calcext:value-type="time">
            <text:p>00:00:21</text:p>
          </table:table-cell>
          <table:table-cell table:formula="of:=[$normalized.B63]" office:value-type="float" office:value="-0.3" calcext:value-type="float">
            <text:p>-0.3</text:p>
          </table:table-cell>
          <table:table-cell table:formula="of:=[$normalized.C63]" office:value-type="float" office:value="1" calcext:value-type="float">
            <text:p>1.0</text:p>
          </table:table-cell>
          <table:table-cell table:formula="of:=[$normalized.D63]" office:value-type="float" office:value="-1" calcext:value-type="float">
            <text:p>-1.0</text:p>
          </table:table-cell>
          <table:table-cell table:number-columns-repeated="1020"/>
        </table:table-row>
        <table:table-row table:style-name="ro1">
          <table:table-cell table:formula="of:=[$normalized.A64]-[$normalized.$A$5]" office:value-type="time" office:time-value="PT00H00M21.273S" calcext:value-type="time">
            <text:p>00:00:21</text:p>
          </table:table-cell>
          <table:table-cell table:formula="of:=[$normalized.B64]" office:value-type="float" office:value="-3.4" calcext:value-type="float">
            <text:p>-3.4</text:p>
          </table:table-cell>
          <table:table-cell table:formula="of:=[$normalized.C64]" office:value-type="float" office:value="0.6" calcext:value-type="float">
            <text:p>0.6</text:p>
          </table:table-cell>
          <table:table-cell table:formula="of:=[$normalized.D64]" office:value-type="float" office:value="0.6" calcext:value-type="float">
            <text:p>0.6</text:p>
          </table:table-cell>
          <table:table-cell table:number-columns-repeated="1020"/>
        </table:table-row>
        <table:table-row table:style-name="ro1">
          <table:table-cell table:formula="of:=[$normalized.A65]-[$normalized.$A$5]" office:value-type="time" office:time-value="PT00H00M21.634S" calcext:value-type="time">
            <text:p>00:00:22</text:p>
          </table:table-cell>
          <table:table-cell table:formula="of:=[$normalized.B65]" office:value-type="float" office:value="-8.3" calcext:value-type="float">
            <text:p>-8.3</text:p>
          </table:table-cell>
          <table:table-cell table:formula="of:=[$normalized.C65]" office:value-type="float" office:value="1.7" calcext:value-type="float">
            <text:p>1.7</text:p>
          </table:table-cell>
          <table:table-cell table:formula="of:=[$normalized.D65]" office:value-type="float" office:value="12.8" calcext:value-type="float">
            <text:p>12.8</text:p>
          </table:table-cell>
          <table:table-cell table:number-columns-repeated="1020"/>
        </table:table-row>
        <table:table-row table:style-name="ro1">
          <table:table-cell table:formula="of:=[$normalized.A66]-[$normalized.$A$5]" office:value-type="time" office:time-value="PT00H00M21.994S" calcext:value-type="time">
            <text:p>00:00:22</text:p>
          </table:table-cell>
          <table:table-cell table:formula="of:=[$normalized.B66]" office:value-type="float" office:value="4.5" calcext:value-type="float">
            <text:p>4.5</text:p>
          </table:table-cell>
          <table:table-cell table:formula="of:=[$normalized.C66]" office:value-type="float" office:value="1.5" calcext:value-type="float">
            <text:p>1.5</text:p>
          </table:table-cell>
          <table:table-cell table:formula="of:=[$normalized.D66]" office:value-type="float" office:value="20.6" calcext:value-type="float">
            <text:p>20.6</text:p>
          </table:table-cell>
          <table:table-cell table:number-columns-repeated="1020"/>
        </table:table-row>
        <table:table-row table:style-name="ro1">
          <table:table-cell table:formula="of:=[$normalized.A67]-[$normalized.$A$5]" office:value-type="time" office:time-value="PT00H00M22.356S" calcext:value-type="time">
            <text:p>00:00:22</text:p>
          </table:table-cell>
          <table:table-cell table:formula="of:=[$normalized.B67]" office:value-type="float" office:value="23" calcext:value-type="float">
            <text:p>23.0</text:p>
          </table:table-cell>
          <table:table-cell table:formula="of:=[$normalized.C67]" office:value-type="float" office:value="3.3" calcext:value-type="float">
            <text:p>3.3</text:p>
          </table:table-cell>
          <table:table-cell table:formula="of:=[$normalized.D67]" office:value-type="float" office:value="17.4" calcext:value-type="float">
            <text:p>17.4</text:p>
          </table:table-cell>
          <table:table-cell table:number-columns-repeated="1020"/>
        </table:table-row>
        <table:table-row table:style-name="ro1">
          <table:table-cell table:formula="of:=[$normalized.A68]-[$normalized.$A$5]" office:value-type="time" office:time-value="PT00H00M22.716S" calcext:value-type="time">
            <text:p>00:00:23</text:p>
          </table:table-cell>
          <table:table-cell table:formula="of:=[$normalized.B68]" office:value-type="float" office:value="42.1" calcext:value-type="float">
            <text:p>42.1</text:p>
          </table:table-cell>
          <table:table-cell table:formula="of:=[$normalized.C68]" office:value-type="float" office:value="4.2" calcext:value-type="float">
            <text:p>4.2</text:p>
          </table:table-cell>
          <table:table-cell table:formula="of:=[$normalized.D68]" office:value-type="float" office:value="12.6" calcext:value-type="float">
            <text:p>12.6</text:p>
          </table:table-cell>
          <table:table-cell table:number-columns-repeated="1020"/>
        </table:table-row>
        <table:table-row table:style-name="ro1">
          <table:table-cell table:formula="of:=[$normalized.A69]-[$normalized.$A$5]" office:value-type="time" office:time-value="PT00H00M23.075S" calcext:value-type="time">
            <text:p>00:00:23</text:p>
          </table:table-cell>
          <table:table-cell table:formula="of:=[$normalized.B69]" office:value-type="float" office:value="65.5" calcext:value-type="float">
            <text:p>65.5</text:p>
          </table:table-cell>
          <table:table-cell table:formula="of:=[$normalized.C69]" office:value-type="float" office:value="7.8" calcext:value-type="float">
            <text:p>7.8</text:p>
          </table:table-cell>
          <table:table-cell table:formula="of:=[$normalized.D69]" office:value-type="float" office:value="-6.8" calcext:value-type="float">
            <text:p>-6.8</text:p>
          </table:table-cell>
          <table:table-cell table:number-columns-repeated="1020"/>
        </table:table-row>
        <table:table-row table:style-name="ro1">
          <table:table-cell table:formula="of:=[$normalized.A70]-[$normalized.$A$5]" office:value-type="time" office:time-value="PT00H00M23.436S" calcext:value-type="time">
            <text:p>00:00:23</text:p>
          </table:table-cell>
          <table:table-cell table:formula="of:=[$normalized.B70]" office:value-type="float" office:value="56.2" calcext:value-type="float">
            <text:p>56.2</text:p>
          </table:table-cell>
          <table:table-cell table:formula="of:=[$normalized.C70]" office:value-type="float" office:value="2.4" calcext:value-type="float">
            <text:p>2.4</text:p>
          </table:table-cell>
          <table:table-cell table:formula="of:=[$normalized.D70]" office:value-type="float" office:value="-24.8" calcext:value-type="float">
            <text:p>-24.8</text:p>
          </table:table-cell>
          <table:table-cell table:number-columns-repeated="1020"/>
        </table:table-row>
        <table:table-row table:style-name="ro1">
          <table:table-cell table:formula="of:=[$normalized.A71]-[$normalized.$A$5]" office:value-type="time" office:time-value="PT00H00M23.796S" calcext:value-type="time">
            <text:p>00:00:24</text:p>
          </table:table-cell>
          <table:table-cell table:formula="of:=[$normalized.B71]" office:value-type="float" office:value="36.4" calcext:value-type="float">
            <text:p>36.4</text:p>
          </table:table-cell>
          <table:table-cell table:formula="of:=[$normalized.C71]" office:value-type="float" office:value="-3" calcext:value-type="float">
            <text:p>-3.0</text:p>
          </table:table-cell>
          <table:table-cell table:formula="of:=[$normalized.D71]" office:value-type="float" office:value="-23.1" calcext:value-type="float">
            <text:p>-23.1</text:p>
          </table:table-cell>
          <table:table-cell table:number-columns-repeated="1020"/>
        </table:table-row>
        <table:table-row table:style-name="ro1">
          <table:table-cell table:formula="of:=[$normalized.A72]-[$normalized.$A$5]" office:value-type="time" office:time-value="PT00H00M24.158S" calcext:value-type="time">
            <text:p>00:00:24</text:p>
          </table:table-cell>
          <table:table-cell table:formula="of:=[$normalized.B72]" office:value-type="float" office:value="17.7" calcext:value-type="float">
            <text:p>17.7</text:p>
          </table:table-cell>
          <table:table-cell table:formula="of:=[$normalized.C72]" office:value-type="float" office:value="-3.7" calcext:value-type="float">
            <text:p>-3.7</text:p>
          </table:table-cell>
          <table:table-cell table:formula="of:=[$normalized.D72]" office:value-type="float" office:value="-18.5" calcext:value-type="float">
            <text:p>-18.5</text:p>
          </table:table-cell>
          <table:table-cell table:number-columns-repeated="1020"/>
        </table:table-row>
        <table:table-row table:style-name="ro1">
          <table:table-cell table:formula="of:=[$normalized.A73]-[$normalized.$A$5]" office:value-type="time" office:time-value="PT00H00M24.518S" calcext:value-type="time">
            <text:p>00:00:25</text:p>
          </table:table-cell>
          <table:table-cell table:formula="of:=[$normalized.B73]" office:value-type="float" office:value="-4.8" calcext:value-type="float">
            <text:p>-4.8</text:p>
          </table:table-cell>
          <table:table-cell table:formula="of:=[$normalized.C73]" office:value-type="float" office:value="-0.2" calcext:value-type="float">
            <text:p>-0.2</text:p>
          </table:table-cell>
          <table:table-cell table:formula="of:=[$normalized.D73]" office:value-type="float" office:value="-13.7" calcext:value-type="float">
            <text:p>-13.7</text:p>
          </table:table-cell>
          <table:table-cell table:number-columns-repeated="1020"/>
        </table:table-row>
        <table:table-row table:style-name="ro1">
          <table:table-cell table:formula="of:=[$normalized.A74]-[$normalized.$A$5]" office:value-type="time" office:time-value="PT00H00M24.879S" calcext:value-type="time">
            <text:p>00:00:25</text:p>
          </table:table-cell>
          <table:table-cell table:formula="of:=[$normalized.B74]" office:value-type="float" office:value="-26.5" calcext:value-type="float">
            <text:p>-26.5</text:p>
          </table:table-cell>
          <table:table-cell table:formula="of:=[$normalized.C74]" office:value-type="float" office:value="5.4" calcext:value-type="float">
            <text:p>5.4</text:p>
          </table:table-cell>
          <table:table-cell table:formula="of:=[$normalized.D74]" office:value-type="float" office:value="-9.6" calcext:value-type="float">
            <text:p>-9.6</text:p>
          </table:table-cell>
          <table:table-cell table:number-columns-repeated="1020"/>
        </table:table-row>
        <table:table-row table:style-name="ro1">
          <table:table-cell table:formula="of:=[$normalized.A75]-[$normalized.$A$5]" office:value-type="time" office:time-value="PT00H00M25.239S" calcext:value-type="time">
            <text:p>00:00:25</text:p>
          </table:table-cell>
          <table:table-cell table:formula="of:=[$normalized.B75]" office:value-type="float" office:value="-48.1" calcext:value-type="float">
            <text:p>-48.1</text:p>
          </table:table-cell>
          <table:table-cell table:formula="of:=[$normalized.C75]" office:value-type="float" office:value="9.3" calcext:value-type="float">
            <text:p>9.3</text:p>
          </table:table-cell>
          <table:table-cell table:formula="of:=[$normalized.D75]" office:value-type="float" office:value="-10.3" calcext:value-type="float">
            <text:p>-10.3</text:p>
          </table:table-cell>
          <table:table-cell table:number-columns-repeated="1020"/>
        </table:table-row>
        <table:table-row table:style-name="ro1">
          <table:table-cell table:formula="of:=[$normalized.A76]-[$normalized.$A$5]" office:value-type="time" office:time-value="PT00H00M25.599S" calcext:value-type="time">
            <text:p>00:00:26</text:p>
          </table:table-cell>
          <table:table-cell table:formula="of:=[$normalized.B76]" office:value-type="float" office:value="-73.8" calcext:value-type="float">
            <text:p>-73.8</text:p>
          </table:table-cell>
          <table:table-cell table:formula="of:=[$normalized.C76]" office:value-type="float" office:value="10.4" calcext:value-type="float">
            <text:p>10.4</text:p>
          </table:table-cell>
          <table:table-cell table:formula="of:=[$normalized.D76]" office:value-type="float" office:value="-9.8" calcext:value-type="float">
            <text:p>-9.8</text:p>
          </table:table-cell>
          <table:table-cell table:number-columns-repeated="1020"/>
        </table:table-row>
        <table:table-row table:style-name="ro1">
          <table:table-cell table:formula="of:=[$normalized.A77]-[$normalized.$A$5]" office:value-type="time" office:time-value="PT00H00M25.96S" calcext:value-type="time">
            <text:p>00:00:26</text:p>
          </table:table-cell>
          <table:table-cell table:formula="of:=[$normalized.B77]" office:value-type="float" office:value="-97.9" calcext:value-type="float">
            <text:p>-97.9</text:p>
          </table:table-cell>
          <table:table-cell table:formula="of:=[$normalized.C77]" office:value-type="float" office:value="19.4" calcext:value-type="float">
            <text:p>19.4</text:p>
          </table:table-cell>
          <table:table-cell table:formula="of:=[$normalized.D77]" office:value-type="float" office:value="-9" calcext:value-type="float">
            <text:p>-9.0</text:p>
          </table:table-cell>
          <table:table-cell table:number-columns-repeated="1020"/>
        </table:table-row>
        <table:table-row table:style-name="ro1">
          <table:table-cell table:formula="of:=[$normalized.A78]-[$normalized.$A$5]" office:value-type="time" office:time-value="PT00H00M26.319S" calcext:value-type="time">
            <text:p>00:00:26</text:p>
          </table:table-cell>
          <table:table-cell table:formula="of:=[$normalized.B78]" office:value-type="float" office:value="-116.4" calcext:value-type="float">
            <text:p>-116.4</text:p>
          </table:table-cell>
          <table:table-cell table:formula="of:=[$normalized.C78]" office:value-type="float" office:value="16.7" calcext:value-type="float">
            <text:p>16.7</text:p>
          </table:table-cell>
          <table:table-cell table:formula="of:=[$normalized.D78]" office:value-type="float" office:value="-9.2" calcext:value-type="float">
            <text:p>-9.2</text:p>
          </table:table-cell>
          <table:table-cell table:number-columns-repeated="1020"/>
        </table:table-row>
        <table:table-row table:style-name="ro1">
          <table:table-cell table:formula="of:=[$normalized.A79]-[$normalized.$A$5]" office:value-type="time" office:time-value="PT00H00M26.681S" calcext:value-type="time">
            <text:p>00:00:27</text:p>
          </table:table-cell>
          <table:table-cell table:formula="of:=[$normalized.B79]" office:value-type="float" office:value="-136.7" calcext:value-type="float">
            <text:p>-136.7</text:p>
          </table:table-cell>
          <table:table-cell table:formula="of:=[$normalized.C79]" office:value-type="float" office:value="18.5" calcext:value-type="float">
            <text:p>18.5</text:p>
          </table:table-cell>
          <table:table-cell table:formula="of:=[$normalized.D79]" office:value-type="float" office:value="-8.3" calcext:value-type="float">
            <text:p>-8.3</text:p>
          </table:table-cell>
          <table:table-cell table:number-columns-repeated="1020"/>
        </table:table-row>
        <table:table-row table:style-name="ro1">
          <table:table-cell table:formula="of:=[$normalized.A80]-[$normalized.$A$5]" office:value-type="time" office:time-value="PT00H00M27.04S" calcext:value-type="time">
            <text:p>00:00:27</text:p>
          </table:table-cell>
          <table:table-cell table:formula="of:=[$normalized.B80]" office:value-type="float" office:value="-151.5" calcext:value-type="float">
            <text:p>-151.5</text:p>
          </table:table-cell>
          <table:table-cell table:formula="of:=[$normalized.C80]" office:value-type="float" office:value="15.4" calcext:value-type="float">
            <text:p>15.4</text:p>
          </table:table-cell>
          <table:table-cell table:formula="of:=[$normalized.D80]" office:value-type="float" office:value="-4.8" calcext:value-type="float">
            <text:p>-4.8</text:p>
          </table:table-cell>
          <table:table-cell table:number-columns-repeated="1020"/>
        </table:table-row>
        <table:table-row table:style-name="ro1">
          <table:table-cell table:formula="of:=[$normalized.A81]-[$normalized.$A$5]" office:value-type="time" office:time-value="PT00H00M27.401S" calcext:value-type="time">
            <text:p>00:00:27</text:p>
          </table:table-cell>
          <table:table-cell table:formula="of:=[$normalized.B81]" office:value-type="float" office:value="-165.4" calcext:value-type="float">
            <text:p>-165.4</text:p>
          </table:table-cell>
          <table:table-cell table:formula="of:=[$normalized.C81]" office:value-type="float" office:value="14.7" calcext:value-type="float">
            <text:p>14.7</text:p>
          </table:table-cell>
          <table:table-cell table:formula="of:=[$normalized.D81]" office:value-type="float" office:value="-8" calcext:value-type="float">
            <text:p>-8.0</text:p>
          </table:table-cell>
          <table:table-cell table:number-columns-repeated="1020"/>
        </table:table-row>
        <table:table-row table:style-name="ro1">
          <table:table-cell table:formula="of:=[$normalized.A82]-[$normalized.$A$5]" office:value-type="time" office:time-value="PT00H00M27.761S" calcext:value-type="time">
            <text:p>00:00:28</text:p>
          </table:table-cell>
          <table:table-cell table:formula="of:=[$normalized.B82]" office:value-type="float" office:value="179.5" calcext:value-type="float">
            <text:p>179.5</text:p>
          </table:table-cell>
          <table:table-cell table:formula="of:=[$normalized.C82]" office:value-type="float" office:value="14.2" calcext:value-type="float">
            <text:p>14.2</text:p>
          </table:table-cell>
          <table:table-cell table:formula="of:=[$normalized.D82]" office:value-type="float" office:value="-1.2" calcext:value-type="float">
            <text:p>-1.2</text:p>
          </table:table-cell>
          <table:table-cell table:number-columns-repeated="1020"/>
        </table:table-row>
        <table:table-row table:style-name="ro1">
          <table:table-cell table:formula="of:=[$normalized.A83]-[$normalized.$A$5]" office:value-type="time" office:time-value="PT00H00M28.121S" calcext:value-type="time">
            <text:p>00:00:28</text:p>
          </table:table-cell>
          <table:table-cell table:formula="of:=[$normalized.B83]" office:value-type="float" office:value="177.9" calcext:value-type="float">
            <text:p>177.9</text:p>
          </table:table-cell>
          <table:table-cell table:formula="of:=[$normalized.C83]" office:value-type="float" office:value="11.7" calcext:value-type="float">
            <text:p>11.7</text:p>
          </table:table-cell>
          <table:table-cell table:formula="of:=[$normalized.D83]" office:value-type="float" office:value="10.8" calcext:value-type="float">
            <text:p>10.8</text:p>
          </table:table-cell>
          <table:table-cell table:number-columns-repeated="1020"/>
        </table:table-row>
        <table:table-row table:style-name="ro1">
          <table:table-cell table:formula="of:=[$normalized.A84]-[$normalized.$A$5]" office:value-type="time" office:time-value="PT00H00M28.482S" calcext:value-type="time">
            <text:p>00:00:28</text:p>
          </table:table-cell>
          <table:table-cell table:formula="of:=[$normalized.B84]" office:value-type="float" office:value="-176" calcext:value-type="float">
            <text:p>-176.0</text:p>
          </table:table-cell>
          <table:table-cell table:formula="of:=[$normalized.C84]" office:value-type="float" office:value="11.5" calcext:value-type="float">
            <text:p>11.5</text:p>
          </table:table-cell>
          <table:table-cell table:formula="of:=[$normalized.D84]"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 table:formula="of:=[$normalized.A85]-[$normalized.$A$5]" office:value-type="time" office:time-value="PT00H00M28.842S" calcext:value-type="time">
            <text:p>00:00:29</text:p>
          </table:table-cell>
          <table:table-cell table:formula="of:=[$normalized.B85]" office:value-type="float" office:value="-177" calcext:value-type="float">
            <text:p>-177.0</text:p>
          </table:table-cell>
          <table:table-cell table:formula="of:=[$normalized.C85]" office:value-type="float" office:value="11.1" calcext:value-type="float">
            <text:p>11.1</text:p>
          </table:table-cell>
          <table:table-cell table:formula="of:=[$normalized.D85]" office:value-type="float" office:value="6.2" calcext:value-type="float">
            <text:p>6.2</text:p>
          </table:table-cell>
          <table:table-cell table:number-columns-repeated="1020"/>
        </table:table-row>
        <table:table-row table:style-name="ro1">
          <table:table-cell table:formula="of:=[$normalized.A86]-[$normalized.$A$5]" office:value-type="time" office:time-value="PT00H00M29.204S" calcext:value-type="time">
            <text:p>00:00:29</text:p>
          </table:table-cell>
          <table:table-cell table:formula="of:=[$normalized.B86]" office:value-type="float" office:value="-175.2" calcext:value-type="float">
            <text:p>-175.2</text:p>
          </table:table-cell>
          <table:table-cell table:formula="of:=[$normalized.C86]" office:value-type="float" office:value="9.2" calcext:value-type="float">
            <text:p>9.2</text:p>
          </table:table-cell>
          <table:table-cell table:formula="of:=[$normalized.D86]" office:value-type="float" office:value="2.5" calcext:value-type="float">
            <text:p>2.5</text:p>
          </table:table-cell>
          <table:table-cell table:number-columns-repeated="1020"/>
        </table:table-row>
        <table:table-row table:style-name="ro1">
          <table:table-cell table:formula="of:=[$normalized.A87]-[$normalized.$A$5]" office:value-type="time" office:time-value="PT00H00M29.564S" calcext:value-type="time">
            <text:p>00:00:30</text:p>
          </table:table-cell>
          <table:table-cell table:formula="of:=[$normalized.B87]" office:value-type="float" office:value="-175.3" calcext:value-type="float">
            <text:p>-175.3</text:p>
          </table:table-cell>
          <table:table-cell table:formula="of:=[$normalized.C87]" office:value-type="float" office:value="7.5" calcext:value-type="float">
            <text:p>7.5</text:p>
          </table:table-cell>
          <table:table-cell table:formula="of:=[$normalized.D87]" office:value-type="float" office:value="3.9" calcext:value-type="float">
            <text:p>3.9</text:p>
          </table:table-cell>
          <table:table-cell table:number-columns-repeated="1020"/>
        </table:table-row>
        <table:table-row table:style-name="ro1">
          <table:table-cell table:formula="of:=[$normalized.A88]-[$normalized.$A$5]" office:value-type="time" office:time-value="PT00H00M29.923S" calcext:value-type="time">
            <text:p>00:00:30</text:p>
          </table:table-cell>
          <table:table-cell table:formula="of:=[$normalized.B88]" office:value-type="float" office:value="-172.8" calcext:value-type="float">
            <text:p>-172.8</text:p>
          </table:table-cell>
          <table:table-cell table:formula="of:=[$normalized.C88]" office:value-type="float" office:value="6.7" calcext:value-type="float">
            <text:p>6.7</text:p>
          </table:table-cell>
          <table:table-cell table:formula="of:=[$normalized.D88]" office:value-type="float" office:value="3.8" calcext:value-type="float">
            <text:p>3.8</text:p>
          </table:table-cell>
          <table:table-cell table:number-columns-repeated="1020"/>
        </table:table-row>
        <table:table-row table:style-name="ro1">
          <table:table-cell table:formula="of:=[$normalized.A89]-[$normalized.$A$5]" office:value-type="time" office:time-value="PT00H00M30.285S" calcext:value-type="time">
            <text:p>00:00:30</text:p>
          </table:table-cell>
          <table:table-cell table:formula="of:=[$normalized.B89]" office:value-type="float" office:value="-170.7" calcext:value-type="float">
            <text:p>-170.7</text:p>
          </table:table-cell>
          <table:table-cell table:formula="of:=[$normalized.C89]" office:value-type="float" office:value="5.7" calcext:value-type="float">
            <text:p>5.7</text:p>
          </table:table-cell>
          <table:table-cell table:formula="of:=[$normalized.D89]" office:value-type="float" office:value="-0.3" calcext:value-type="float">
            <text:p>-0.3</text:p>
          </table:table-cell>
          <table:table-cell table:number-columns-repeated="1020"/>
        </table:table-row>
        <table:table-row table:style-name="ro1">
          <table:table-cell table:formula="of:=[$normalized.A90]-[$normalized.$A$5]" office:value-type="time" office:time-value="PT00H00M30.644S" calcext:value-type="time">
            <text:p>00:00:31</text:p>
          </table:table-cell>
          <table:table-cell table:formula="of:=[$normalized.B90]" office:value-type="float" office:value="-171.3" calcext:value-type="float">
            <text:p>-171.3</text:p>
          </table:table-cell>
          <table:table-cell table:formula="of:=[$normalized.C90]" office:value-type="float" office:value="5.5" calcext:value-type="float">
            <text:p>5.5</text:p>
          </table:table-cell>
          <table:table-cell table:formula="of:=[$normalized.D90]" office:value-type="float" office:value="0.4" calcext:value-type="float">
            <text:p>0.4</text:p>
          </table:table-cell>
          <table:table-cell table:number-columns-repeated="1020"/>
        </table:table-row>
        <table:table-row table:style-name="ro1">
          <table:table-cell table:formula="of:=[$normalized.A91]-[$normalized.$A$5]" office:value-type="time" office:time-value="PT00H00M31.006S" calcext:value-type="time">
            <text:p>00:00:31</text:p>
          </table:table-cell>
          <table:table-cell table:formula="of:=[$normalized.B91]" office:value-type="float" office:value="-172.6" calcext:value-type="float">
            <text:p>-172.6</text:p>
          </table:table-cell>
          <table:table-cell table:formula="of:=[$normalized.C91]" office:value-type="float" office:value="6.7" calcext:value-type="float">
            <text:p>6.7</text:p>
          </table:table-cell>
          <table:table-cell table:formula="of:=[$normalized.D91]" office:value-type="float" office:value="0.3" calcext:value-type="float">
            <text:p>0.3</text:p>
          </table:table-cell>
          <table:table-cell table:number-columns-repeated="1020"/>
        </table:table-row>
        <table:table-row table:style-name="ro1">
          <table:table-cell table:formula="of:=[$normalized.A92]-[$normalized.$A$5]" office:value-type="time" office:time-value="PT00H00M31.365S" calcext:value-type="time">
            <text:p>00:00:31</text:p>
          </table:table-cell>
          <table:table-cell table:formula="of:=[$normalized.B92]" office:value-type="float" office:value="-171.3" calcext:value-type="float">
            <text:p>-171.3</text:p>
          </table:table-cell>
          <table:table-cell table:formula="of:=[$normalized.C92]" office:value-type="float" office:value="4.7" calcext:value-type="float">
            <text:p>4.7</text:p>
          </table:table-cell>
          <table:table-cell table:formula="of:=[$normalized.D92]" office:value-type="float" office:value="4.8" calcext:value-type="float">
            <text:p>4.8</text:p>
          </table:table-cell>
          <table:table-cell table:number-columns-repeated="1020"/>
        </table:table-row>
        <table:table-row table:style-name="ro1">
          <table:table-cell table:formula="of:=[$normalized.A93]-[$normalized.$A$5]" office:value-type="time" office:time-value="PT00H00M31.726S" calcext:value-type="time">
            <text:p>00:00:32</text:p>
          </table:table-cell>
          <table:table-cell table:formula="of:=[$normalized.B93]" office:value-type="float" office:value="-166.8" calcext:value-type="float">
            <text:p>-166.8</text:p>
          </table:table-cell>
          <table:table-cell table:formula="of:=[$normalized.C93]" office:value-type="float" office:value="1.2" calcext:value-type="float">
            <text:p>1.2</text:p>
          </table:table-cell>
          <table:table-cell table:formula="of:=[$normalized.D93]" office:value-type="float" office:value="0.2" calcext:value-type="float">
            <text:p>0.2</text:p>
          </table:table-cell>
          <table:table-cell table:number-columns-repeated="1020"/>
        </table:table-row>
        <table:table-row table:style-name="ro1">
          <table:table-cell table:formula="of:=[$normalized.A94]-[$normalized.$A$5]" office:value-type="time" office:time-value="PT00H00M32.09S" calcext:value-type="time">
            <text:p>00:00:32</text:p>
          </table:table-cell>
          <table:table-cell table:formula="of:=[$normalized.B94]" office:value-type="float" office:value="-171.8" calcext:value-type="float">
            <text:p>-171.8</text:p>
          </table:table-cell>
          <table:table-cell table:formula="of:=[$normalized.C94]" office:value-type="float" office:value="1.3" calcext:value-type="float">
            <text:p>1.3</text:p>
          </table:table-cell>
          <table:table-cell table:formula="of:=[$normalized.D94]" office:value-type="float" office:value="0.8" calcext:value-type="float">
            <text:p>0.8</text:p>
          </table:table-cell>
          <table:table-cell table:number-columns-repeated="1020"/>
        </table:table-row>
        <table:table-row table:style-name="ro1">
          <table:table-cell table:formula="of:=[$normalized.A95]-[$normalized.$A$5]" office:value-type="time" office:time-value="PT00H00M32.446S" calcext:value-type="time">
            <text:p>00:00:32</text:p>
          </table:table-cell>
          <table:table-cell table:formula="of:=[$normalized.B95]" office:value-type="float" office:value="-172" calcext:value-type="float">
            <text:p>-172.0</text:p>
          </table:table-cell>
          <table:table-cell table:formula="of:=[$normalized.C95]" office:value-type="float" office:value="1.1" calcext:value-type="float">
            <text:p>1.1</text:p>
          </table:table-cell>
          <table:table-cell table:formula="of:=[$normalized.D95]" office:value-type="float" office:value="4.2" calcext:value-type="float">
            <text:p>4.2</text:p>
          </table:table-cell>
          <table:table-cell table:number-columns-repeated="1020"/>
        </table:table-row>
        <table:table-row table:style-name="ro1">
          <table:table-cell table:formula="of:=[$normalized.A96]-[$normalized.$A$5]" office:value-type="time" office:time-value="PT00H00M32.807S" calcext:value-type="time">
            <text:p>00:00:33</text:p>
          </table:table-cell>
          <table:table-cell table:formula="of:=[$normalized.B96]" office:value-type="float" office:value="-169" calcext:value-type="float">
            <text:p>-169.0</text:p>
          </table:table-cell>
          <table:table-cell table:formula="of:=[$normalized.C96]" office:value-type="float" office:value="-0.1" calcext:value-type="float">
            <text:p>-0.1</text:p>
          </table:table-cell>
          <table:table-cell table:formula="of:=[$normalized.D96]" office:value-type="float" office:value="3" calcext:value-type="float">
            <text:p>3.0</text:p>
          </table:table-cell>
          <table:table-cell table:number-columns-repeated="1020"/>
        </table:table-row>
        <table:table-row table:style-name="ro1">
          <table:table-cell table:formula="of:=[$normalized.A97]-[$normalized.$A$5]" office:value-type="time" office:time-value="PT00H00M33.172S" calcext:value-type="time">
            <text:p>00:00:33</text:p>
          </table:table-cell>
          <table:table-cell table:formula="of:=[$normalized.B97]" office:value-type="float" office:value="-169.1" calcext:value-type="float">
            <text:p>-169.1</text:p>
          </table:table-cell>
          <table:table-cell table:formula="of:=[$normalized.C97]" office:value-type="float" office:value="-1.5" calcext:value-type="float">
            <text:p>-1.5</text:p>
          </table:table-cell>
          <table:table-cell table:formula="of:=[$normalized.D97]" office:value-type="float" office:value="1.9" calcext:value-type="float">
            <text:p>1.9</text:p>
          </table:table-cell>
          <table:table-cell table:number-columns-repeated="1020"/>
        </table:table-row>
        <table:table-row table:style-name="ro1">
          <table:table-cell table:formula="of:=[$normalized.A98]-[$normalized.$A$5]" office:value-type="time" office:time-value="PT00H00M33.528S" calcext:value-type="time">
            <text:p>00:00:34</text:p>
          </table:table-cell>
          <table:table-cell table:formula="of:=[$normalized.B98]" office:value-type="float" office:value="-170" calcext:value-type="float">
            <text:p>-170.0</text:p>
          </table:table-cell>
          <table:table-cell table:formula="of:=[$normalized.C98]" office:value-type="float" office:value="-3.3" calcext:value-type="float">
            <text:p>-3.3</text:p>
          </table:table-cell>
          <table:table-cell table:formula="of:=[$normalized.D98]" office:value-type="float" office:value="2.7" calcext:value-type="float">
            <text:p>2.7</text:p>
          </table:table-cell>
          <table:table-cell table:number-columns-repeated="1020"/>
        </table:table-row>
        <table:table-row table:style-name="ro1">
          <table:table-cell table:formula="of:=[$normalized.A99]-[$normalized.$A$5]" office:value-type="time" office:time-value="PT00H00M33.893S" calcext:value-type="time">
            <text:p>00:00:34</text:p>
          </table:table-cell>
          <table:table-cell table:formula="of:=[$normalized.B99]" office:value-type="float" office:value="-167.8" calcext:value-type="float">
            <text:p>-167.8</text:p>
          </table:table-cell>
          <table:table-cell table:formula="of:=[$normalized.C99]" office:value-type="float" office:value="-5.2" calcext:value-type="float">
            <text:p>-5.2</text:p>
          </table:table-cell>
          <table:table-cell table:formula="of:=[$normalized.D99]" office:value-type="float" office:value="2.6" calcext:value-type="float">
            <text:p>2.6</text:p>
          </table:table-cell>
          <table:table-cell table:number-columns-repeated="1020"/>
        </table:table-row>
        <table:table-row table:style-name="ro1">
          <table:table-cell table:formula="of:=[$normalized.A100]-[$normalized.$A$5]" office:value-type="time" office:time-value="PT00H00M34.249S" calcext:value-type="time">
            <text:p>00:00:34</text:p>
          </table:table-cell>
          <table:table-cell table:formula="of:=[$normalized.B100]" office:value-type="float" office:value="-168.2" calcext:value-type="float">
            <text:p>-168.2</text:p>
          </table:table-cell>
          <table:table-cell table:formula="of:=[$normalized.C100]" office:value-type="float" office:value="-7.2" calcext:value-type="float">
            <text:p>-7.2</text:p>
          </table:table-cell>
          <table:table-cell table:formula="of:=[$normalized.D100]" office:value-type="float" office:value="1.1" calcext:value-type="float">
            <text:p>1.1</text:p>
          </table:table-cell>
          <table:table-cell table:number-columns-repeated="1020"/>
        </table:table-row>
        <table:table-row table:style-name="ro1">
          <table:table-cell table:formula="of:=[$normalized.A101]-[$normalized.$A$5]" office:value-type="time" office:time-value="PT00H00M34.613S" calcext:value-type="time">
            <text:p>00:00:35</text:p>
          </table:table-cell>
          <table:table-cell table:formula="of:=[$normalized.B101]" office:value-type="float" office:value="-168.7" calcext:value-type="float">
            <text:p>-168.7</text:p>
          </table:table-cell>
          <table:table-cell table:formula="of:=[$normalized.C101]" office:value-type="float" office:value="-8" calcext:value-type="float">
            <text:p>-8.0</text:p>
          </table:table-cell>
          <table:table-cell table:formula="of:=[$normalized.D101]" office:value-type="float" office:value="1.9" calcext:value-type="float">
            <text:p>1.9</text:p>
          </table:table-cell>
          <table:table-cell table:number-columns-repeated="1020"/>
        </table:table-row>
        <table:table-row table:style-name="ro1">
          <table:table-cell table:formula="of:=[$normalized.A102]-[$normalized.$A$5]" office:value-type="time" office:time-value="PT00H00M34.974S" calcext:value-type="time">
            <text:p>00:00:35</text:p>
          </table:table-cell>
          <table:table-cell table:formula="of:=[$normalized.B102]" office:value-type="float" office:value="-169.4" calcext:value-type="float">
            <text:p>-169.4</text:p>
          </table:table-cell>
          <table:table-cell table:formula="of:=[$normalized.C102]" office:value-type="float" office:value="-8.7" calcext:value-type="float">
            <text:p>-8.7</text:p>
          </table:table-cell>
          <table:table-cell table:formula="of:=[$normalized.D102]" office:value-type="float" office:value="3.2" calcext:value-type="float">
            <text:p>3.2</text:p>
          </table:table-cell>
          <table:table-cell table:number-columns-repeated="1020"/>
        </table:table-row>
        <table:table-row table:style-name="ro1">
          <table:table-cell table:formula="of:=[$normalized.A103]-[$normalized.$A$5]" office:value-type="time" office:time-value="PT00H00M35.334S" calcext:value-type="time">
            <text:p>00:00:35</text:p>
          </table:table-cell>
          <table:table-cell table:formula="of:=[$normalized.B103]" office:value-type="float" office:value="-166.2" calcext:value-type="float">
            <text:p>-166.2</text:p>
          </table:table-cell>
          <table:table-cell table:formula="of:=[$normalized.C103]" office:value-type="float" office:value="-8.9" calcext:value-type="float">
            <text:p>-8.9</text:p>
          </table:table-cell>
          <table:table-cell table:formula="of:=[$normalized.D103]" office:value-type="float" office:value="3.7" calcext:value-type="float">
            <text:p>3.7</text:p>
          </table:table-cell>
          <table:table-cell table:number-columns-repeated="1020"/>
        </table:table-row>
        <table:table-row table:style-name="ro1">
          <table:table-cell table:formula="of:=[$normalized.A104]-[$normalized.$A$5]" office:value-type="time" office:time-value="PT00H00M35.696S" calcext:value-type="time">
            <text:p>00:00:36</text:p>
          </table:table-cell>
          <table:table-cell table:formula="of:=[$normalized.B104]" office:value-type="float" office:value="-166.5" calcext:value-type="float">
            <text:p>-166.5</text:p>
          </table:table-cell>
          <table:table-cell table:formula="of:=[$normalized.C104]" office:value-type="float" office:value="-10.1" calcext:value-type="float">
            <text:p>-10.1</text:p>
          </table:table-cell>
          <table:table-cell table:formula="of:=[$normalized.D104]" office:value-type="float" office:value="4.5" calcext:value-type="float">
            <text:p>4.5</text:p>
          </table:table-cell>
          <table:table-cell table:number-columns-repeated="1020"/>
        </table:table-row>
        <table:table-row table:style-name="ro1">
          <table:table-cell table:formula="of:=[$normalized.A105]-[$normalized.$A$5]" office:value-type="time" office:time-value="PT00H00M36.055S" calcext:value-type="time">
            <text:p>00:00:36</text:p>
          </table:table-cell>
          <table:table-cell table:formula="of:=[$normalized.B105]" office:value-type="float" office:value="-168.1" calcext:value-type="float">
            <text:p>-168.1</text:p>
          </table:table-cell>
          <table:table-cell table:formula="of:=[$normalized.C105]" office:value-type="float" office:value="-11.6" calcext:value-type="float">
            <text:p>-11.6</text:p>
          </table:table-cell>
          <table:table-cell table:formula="of:=[$normalized.D105]" office:value-type="float" office:value="3.3" calcext:value-type="float">
            <text:p>3.3</text:p>
          </table:table-cell>
          <table:table-cell table:number-columns-repeated="1020"/>
        </table:table-row>
        <table:table-row table:style-name="ro1">
          <table:table-cell table:formula="of:=[$normalized.A106]-[$normalized.$A$5]" office:value-type="time" office:time-value="PT00H00M36.416S" calcext:value-type="time">
            <text:p>00:00:36</text:p>
          </table:table-cell>
          <table:table-cell table:formula="of:=[$normalized.B106]" office:value-type="float" office:value="-168.6" calcext:value-type="float">
            <text:p>-168.6</text:p>
          </table:table-cell>
          <table:table-cell table:formula="of:=[$normalized.C106]" office:value-type="float" office:value="-9.9" calcext:value-type="float">
            <text:p>-9.9</text:p>
          </table:table-cell>
          <table:table-cell table:formula="of:=[$normalized.D106]" office:value-type="float" office:value="0.9" calcext:value-type="float">
            <text:p>0.9</text:p>
          </table:table-cell>
          <table:table-cell table:number-columns-repeated="1020"/>
        </table:table-row>
        <table:table-row table:style-name="ro1">
          <table:table-cell table:formula="of:=[$normalized.A107]-[$normalized.$A$5]" office:value-type="time" office:time-value="PT00H00M36.776S" calcext:value-type="time">
            <text:p>00:00:37</text:p>
          </table:table-cell>
          <table:table-cell table:formula="of:=[$normalized.B107]" office:value-type="float" office:value="-168.9" calcext:value-type="float">
            <text:p>-168.9</text:p>
          </table:table-cell>
          <table:table-cell table:formula="of:=[$normalized.C107]" office:value-type="float" office:value="-7.7" calcext:value-type="float">
            <text:p>-7.7</text:p>
          </table:table-cell>
          <table:table-cell table:formula="of:=[$normalized.D107]" office:value-type="float" office:value="0.1" calcext:value-type="float">
            <text:p>0.1</text:p>
          </table:table-cell>
          <table:table-cell table:number-columns-repeated="1020"/>
        </table:table-row>
        <table:table-row table:style-name="ro1">
          <table:table-cell table:formula="of:=[$normalized.A108]-[$normalized.$A$5]" office:value-type="time" office:time-value="PT00H00M37.137S" calcext:value-type="time">
            <text:p>00:00:37</text:p>
          </table:table-cell>
          <table:table-cell table:formula="of:=[$normalized.B108]" office:value-type="float" office:value="-169.3" calcext:value-type="float">
            <text:p>-169.3</text:p>
          </table:table-cell>
          <table:table-cell table:formula="of:=[$normalized.C108]" office:value-type="float" office:value="-6.3" calcext:value-type="float">
            <text:p>-6.3</text:p>
          </table:table-cell>
          <table:table-cell table:formula="of:=[$normalized.D108]" office:value-type="float" office:value="-1.5" calcext:value-type="float">
            <text:p>-1.5</text:p>
          </table:table-cell>
          <table:table-cell table:number-columns-repeated="1020"/>
        </table:table-row>
        <table:table-row table:style-name="ro1">
          <table:table-cell table:formula="of:=[$normalized.A109]-[$normalized.$A$5]" office:value-type="time" office:time-value="PT00H00M37.497S" calcext:value-type="time">
            <text:p>00:00:37</text:p>
          </table:table-cell>
          <table:table-cell table:formula="of:=[$normalized.B109]" office:value-type="float" office:value="-169.9" calcext:value-type="float">
            <text:p>-169.9</text:p>
          </table:table-cell>
          <table:table-cell table:formula="of:=[$normalized.C109]" office:value-type="float" office:value="-5.3" calcext:value-type="float">
            <text:p>-5.3</text:p>
          </table:table-cell>
          <table:table-cell table:formula="of:=[$normalized.D109]" office:value-type="float" office:value="-3.4" calcext:value-type="float">
            <text:p>-3.4</text:p>
          </table:table-cell>
          <table:table-cell table:number-columns-repeated="1020"/>
        </table:table-row>
        <table:table-row table:style-name="ro1">
          <table:table-cell table:formula="of:=[$normalized.A110]-[$normalized.$A$5]" office:value-type="time" office:time-value="PT00H00M37.857S" calcext:value-type="time">
            <text:p>00:00:38</text:p>
          </table:table-cell>
          <table:table-cell table:formula="of:=[$normalized.B110]" office:value-type="float" office:value="-169.9" calcext:value-type="float">
            <text:p>-169.9</text:p>
          </table:table-cell>
          <table:table-cell table:formula="of:=[$normalized.C110]" office:value-type="float" office:value="-4.6" calcext:value-type="float">
            <text:p>-4.6</text:p>
          </table:table-cell>
          <table:table-cell table:formula="of:=[$normalized.D110]" office:value-type="float" office:value="-3.6" calcext:value-type="float">
            <text:p>-3.6</text:p>
          </table:table-cell>
          <table:table-cell table:number-columns-repeated="1020"/>
        </table:table-row>
        <table:table-row table:style-name="ro1">
          <table:table-cell table:formula="of:=[$normalized.A111]-[$normalized.$A$5]" office:value-type="time" office:time-value="PT00H00M38.217S" calcext:value-type="time">
            <text:p>00:00:38</text:p>
          </table:table-cell>
          <table:table-cell table:formula="of:=[$normalized.B111]" office:value-type="float" office:value="-169.9" calcext:value-type="float">
            <text:p>-169.9</text:p>
          </table:table-cell>
          <table:table-cell table:formula="of:=[$normalized.C111]" office:value-type="float" office:value="-3.9" calcext:value-type="float">
            <text:p>-3.9</text:p>
          </table:table-cell>
          <table:table-cell table:formula="of:=[$normalized.D111]" office:value-type="float" office:value="-4.2" calcext:value-type="float">
            <text:p>-4.2</text:p>
          </table:table-cell>
          <table:table-cell table:number-columns-repeated="1020"/>
        </table:table-row>
        <table:table-row table:style-name="ro1">
          <table:table-cell table:formula="of:=[$normalized.A112]-[$normalized.$A$5]" office:value-type="time" office:time-value="PT00H00M38.578S" calcext:value-type="time">
            <text:p>00:00:39</text:p>
          </table:table-cell>
          <table:table-cell table:formula="of:=[$normalized.B112]" office:value-type="float" office:value="-170" calcext:value-type="float">
            <text:p>-170.0</text:p>
          </table:table-cell>
          <table:table-cell table:formula="of:=[$normalized.C112]" office:value-type="float" office:value="-3.4" calcext:value-type="float">
            <text:p>-3.4</text:p>
          </table:table-cell>
          <table:table-cell table:formula="of:=[$normalized.D112]" office:value-type="float" office:value="-4.8" calcext:value-type="float">
            <text:p>-4.8</text:p>
          </table:table-cell>
          <table:table-cell table:number-columns-repeated="1020"/>
        </table:table-row>
        <table:table-row table:style-name="ro1">
          <table:table-cell table:formula="of:=[$normalized.A113]-[$normalized.$A$5]" office:value-type="time" office:time-value="PT00H00M38.938S" calcext:value-type="time">
            <text:p>00:00:39</text:p>
          </table:table-cell>
          <table:table-cell table:formula="of:=[$normalized.B113]" office:value-type="float" office:value="-170" calcext:value-type="float">
            <text:p>-170.0</text:p>
          </table:table-cell>
          <table:table-cell table:formula="of:=[$normalized.C113]" office:value-type="float" office:value="-3" calcext:value-type="float">
            <text:p>-3.0</text:p>
          </table:table-cell>
          <table:table-cell table:formula="of:=[$normalized.D113]" office:value-type="float" office:value="-5.1" calcext:value-type="float">
            <text:p>-5.1</text:p>
          </table:table-cell>
          <table:table-cell table:number-columns-repeated="1020"/>
        </table:table-row>
        <table:table-row table:style-name="ro1">
          <table:table-cell table:formula="of:=[$normalized.A114]-[$normalized.$A$5]" office:value-type="time" office:time-value="PT00H00M39.3S" calcext:value-type="time">
            <text:p>00:00:39</text:p>
          </table:table-cell>
          <table:table-cell table:formula="of:=[$normalized.B114]" office:value-type="float" office:value="-170" calcext:value-type="float">
            <text:p>-170.0</text:p>
          </table:table-cell>
          <table:table-cell table:formula="of:=[$normalized.C114]" office:value-type="float" office:value="-2.7" calcext:value-type="float">
            <text:p>-2.7</text:p>
          </table:table-cell>
          <table:table-cell table:formula="of:=[$normalized.D114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15]-[$normalized.$A$5]" office:value-type="time" office:time-value="PT00H00M39.66S" calcext:value-type="time">
            <text:p>00:00:40</text:p>
          </table:table-cell>
          <table:table-cell table:formula="of:=[$normalized.B115]" office:value-type="float" office:value="-169.9" calcext:value-type="float">
            <text:p>-169.9</text:p>
          </table:table-cell>
          <table:table-cell table:formula="of:=[$normalized.C115]" office:value-type="float" office:value="-2.4" calcext:value-type="float">
            <text:p>-2.4</text:p>
          </table:table-cell>
          <table:table-cell table:formula="of:=[$normalized.D115]" office:value-type="float" office:value="-5.8" calcext:value-type="float">
            <text:p>-5.8</text:p>
          </table:table-cell>
          <table:table-cell table:number-columns-repeated="1020"/>
        </table:table-row>
        <table:table-row table:style-name="ro1">
          <table:table-cell table:formula="of:=[$normalized.A116]-[$normalized.$A$5]" office:value-type="time" office:time-value="PT00H00M40.021S" calcext:value-type="time">
            <text:p>00:00:40</text:p>
          </table:table-cell>
          <table:table-cell table:formula="of:=[$normalized.B116]" office:value-type="float" office:value="-169.9" calcext:value-type="float">
            <text:p>-169.9</text:p>
          </table:table-cell>
          <table:table-cell table:formula="of:=[$normalized.C116]" office:value-type="float" office:value="-2.2" calcext:value-type="float">
            <text:p>-2.2</text:p>
          </table:table-cell>
          <table:table-cell table:formula="of:=[$normalized.D116]" office:value-type="float" office:value="-5.3" calcext:value-type="float">
            <text:p>-5.3</text:p>
          </table:table-cell>
          <table:table-cell table:number-columns-repeated="1020"/>
        </table:table-row>
        <table:table-row table:style-name="ro1">
          <table:table-cell table:formula="of:=[$normalized.A117]-[$normalized.$A$5]" office:value-type="time" office:time-value="PT00H00M40.381S" calcext:value-type="time">
            <text:p>00:00:40</text:p>
          </table:table-cell>
          <table:table-cell table:formula="of:=[$normalized.B117]" office:value-type="float" office:value="-170.2" calcext:value-type="float">
            <text:p>-170.2</text:p>
          </table:table-cell>
          <table:table-cell table:formula="of:=[$normalized.C117]" office:value-type="float" office:value="-2.2" calcext:value-type="float">
            <text:p>-2.2</text:p>
          </table:table-cell>
          <table:table-cell table:formula="of:=[$normalized.D117]" office:value-type="float" office:value="-5.4" calcext:value-type="float">
            <text:p>-5.4</text:p>
          </table:table-cell>
          <table:table-cell table:number-columns-repeated="1020"/>
        </table:table-row>
        <table:table-row table:style-name="ro1">
          <table:table-cell table:formula="of:=[$normalized.A118]-[$normalized.$A$5]" office:value-type="time" office:time-value="PT00H00M40.741S" calcext:value-type="time">
            <text:p>00:00:41</text:p>
          </table:table-cell>
          <table:table-cell table:formula="of:=[$normalized.B118]" office:value-type="float" office:value="-170.3" calcext:value-type="float">
            <text:p>-170.3</text:p>
          </table:table-cell>
          <table:table-cell table:formula="of:=[$normalized.C118]" office:value-type="float" office:value="-1.9" calcext:value-type="float">
            <text:p>-1.9</text:p>
          </table:table-cell>
          <table:table-cell table:formula="of:=[$normalized.D118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19]-[$normalized.$A$5]" office:value-type="time" office:time-value="PT00H00M41.101S" calcext:value-type="time">
            <text:p>00:00:41</text:p>
          </table:table-cell>
          <table:table-cell table:formula="of:=[$normalized.B119]" office:value-type="float" office:value="-170.4" calcext:value-type="float">
            <text:p>-170.4</text:p>
          </table:table-cell>
          <table:table-cell table:formula="of:=[$normalized.C119]" office:value-type="float" office:value="-1.8" calcext:value-type="float">
            <text:p>-1.8</text:p>
          </table:table-cell>
          <table:table-cell table:formula="of:=[$normalized.D119]" office:value-type="float" office:value="-5.1" calcext:value-type="float">
            <text:p>-5.1</text:p>
          </table:table-cell>
          <table:table-cell table:number-columns-repeated="1020"/>
        </table:table-row>
        <table:table-row table:style-name="ro1">
          <table:table-cell table:formula="of:=[$normalized.A120]-[$normalized.$A$5]" office:value-type="time" office:time-value="PT00H00M41.462S" calcext:value-type="time">
            <text:p>00:00:41</text:p>
          </table:table-cell>
          <table:table-cell table:formula="of:=[$normalized.B120]" office:value-type="float" office:value="-170.4" calcext:value-type="float">
            <text:p>-170.4</text:p>
          </table:table-cell>
          <table:table-cell table:formula="of:=[$normalized.C120]" office:value-type="float" office:value="-1.7" calcext:value-type="float">
            <text:p>-1.7</text:p>
          </table:table-cell>
          <table:table-cell table:formula="of:=[$normalized.D120]" office:value-type="float" office:value="-5.3" calcext:value-type="float">
            <text:p>-5.3</text:p>
          </table:table-cell>
          <table:table-cell table:number-columns-repeated="1020"/>
        </table:table-row>
        <table:table-row table:style-name="ro1">
          <table:table-cell table:formula="of:=[$normalized.A121]-[$normalized.$A$5]" office:value-type="time" office:time-value="PT00H00M41.823S" calcext:value-type="time">
            <text:p>00:00:42</text:p>
          </table:table-cell>
          <table:table-cell table:formula="of:=[$normalized.B121]" office:value-type="float" office:value="-170.5" calcext:value-type="float">
            <text:p>-170.5</text:p>
          </table:table-cell>
          <table:table-cell table:formula="of:=[$normalized.C121]" office:value-type="float" office:value="-1.7" calcext:value-type="float">
            <text:p>-1.7</text:p>
          </table:table-cell>
          <table:table-cell table:formula="of:=[$normalized.D121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22]-[$normalized.$A$5]" office:value-type="time" office:time-value="PT00H00M42.182S" calcext:value-type="time">
            <text:p>00:00:42</text:p>
          </table:table-cell>
          <table:table-cell table:formula="of:=[$normalized.B122]" office:value-type="float" office:value="-170.4" calcext:value-type="float">
            <text:p>-170.4</text:p>
          </table:table-cell>
          <table:table-cell table:formula="of:=[$normalized.C122]" office:value-type="float" office:value="-1.7" calcext:value-type="float">
            <text:p>-1.7</text:p>
          </table:table-cell>
          <table:table-cell table:formula="of:=[$normalized.D122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23]-[$normalized.$A$5]" office:value-type="time" office:time-value="PT00H00M42.543S" calcext:value-type="time">
            <text:p>00:00:43</text:p>
          </table:table-cell>
          <table:table-cell table:formula="of:=[$normalized.B123]" office:value-type="float" office:value="-170.4" calcext:value-type="float">
            <text:p>-170.4</text:p>
          </table:table-cell>
          <table:table-cell table:formula="of:=[$normalized.C123]" office:value-type="float" office:value="-1.7" calcext:value-type="float">
            <text:p>-1.7</text:p>
          </table:table-cell>
          <table:table-cell table:formula="of:=[$normalized.D123]" office:value-type="float" office:value="-5.4" calcext:value-type="float">
            <text:p>-5.4</text:p>
          </table:table-cell>
          <table:table-cell table:number-columns-repeated="1020"/>
        </table:table-row>
        <table:table-row table:style-name="ro1">
          <table:table-cell table:formula="of:=[$normalized.A124]-[$normalized.$A$5]" office:value-type="time" office:time-value="PT00H00M42.903S" calcext:value-type="time">
            <text:p>00:00:43</text:p>
          </table:table-cell>
          <table:table-cell table:formula="of:=[$normalized.B124]" office:value-type="float" office:value="-170.4" calcext:value-type="float">
            <text:p>-170.4</text:p>
          </table:table-cell>
          <table:table-cell table:formula="of:=[$normalized.C124]" office:value-type="float" office:value="-1.6" calcext:value-type="float">
            <text:p>-1.6</text:p>
          </table:table-cell>
          <table:table-cell table:formula="of:=[$normalized.D124]" office:value-type="float" office:value="-5.3" calcext:value-type="float">
            <text:p>-5.3</text:p>
          </table:table-cell>
          <table:table-cell table:number-columns-repeated="1020"/>
        </table:table-row>
        <table:table-row table:style-name="ro1">
          <table:table-cell table:formula="of:=[$normalized.A125]-[$normalized.$A$5]" office:value-type="time" office:time-value="PT00H00M43.264S" calcext:value-type="time">
            <text:p>00:00:43</text:p>
          </table:table-cell>
          <table:table-cell table:formula="of:=[$normalized.B125]" office:value-type="float" office:value="-170.4" calcext:value-type="float">
            <text:p>-170.4</text:p>
          </table:table-cell>
          <table:table-cell table:formula="of:=[$normalized.C125]" office:value-type="float" office:value="-1.6" calcext:value-type="float">
            <text:p>-1.6</text:p>
          </table:table-cell>
          <table:table-cell table:formula="of:=[$normalized.D125]" office:value-type="float" office:value="-5.3" calcext:value-type="float">
            <text:p>-5.3</text:p>
          </table:table-cell>
          <table:table-cell table:number-columns-repeated="1020"/>
        </table:table-row>
        <table:table-row table:style-name="ro1">
          <table:table-cell table:formula="of:=[$normalized.A126]-[$normalized.$A$5]" office:value-type="time" office:time-value="PT00H00M43.625S" calcext:value-type="time">
            <text:p>00:00:44</text:p>
          </table:table-cell>
          <table:table-cell table:formula="of:=[$normalized.B126]" office:value-type="float" office:value="-170.4" calcext:value-type="float">
            <text:p>-170.4</text:p>
          </table:table-cell>
          <table:table-cell table:formula="of:=[$normalized.C126]" office:value-type="float" office:value="-1.6" calcext:value-type="float">
            <text:p>-1.6</text:p>
          </table:table-cell>
          <table:table-cell table:formula="of:=[$normalized.D126]" office:value-type="float" office:value="-5.4" calcext:value-type="float">
            <text:p>-5.4</text:p>
          </table:table-cell>
          <table:table-cell table:number-columns-repeated="1020"/>
        </table:table-row>
        <table:table-row table:style-name="ro1">
          <table:table-cell table:formula="of:=[$normalized.A127]-[$normalized.$A$5]" office:value-type="time" office:time-value="PT00H00M43.984S" calcext:value-type="time">
            <text:p>00:00:44</text:p>
          </table:table-cell>
          <table:table-cell table:formula="of:=[$normalized.B127]" office:value-type="float" office:value="-170.4" calcext:value-type="float">
            <text:p>-170.4</text:p>
          </table:table-cell>
          <table:table-cell table:formula="of:=[$normalized.C127]" office:value-type="float" office:value="-1.6" calcext:value-type="float">
            <text:p>-1.6</text:p>
          </table:table-cell>
          <table:table-cell table:formula="of:=[$normalized.D127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28]-[$normalized.$A$5]" office:value-type="time" office:time-value="PT00H00M44.346S" calcext:value-type="time">
            <text:p>00:00:44</text:p>
          </table:table-cell>
          <table:table-cell table:formula="of:=[$normalized.B128]" office:value-type="float" office:value="-170.4" calcext:value-type="float">
            <text:p>-170.4</text:p>
          </table:table-cell>
          <table:table-cell table:formula="of:=[$normalized.C128]" office:value-type="float" office:value="-1.6" calcext:value-type="float">
            <text:p>-1.6</text:p>
          </table:table-cell>
          <table:table-cell table:formula="of:=[$normalized.D128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29]-[$normalized.$A$5]" office:value-type="time" office:time-value="PT00H00M44.705S" calcext:value-type="time">
            <text:p>00:00:45</text:p>
          </table:table-cell>
          <table:table-cell table:formula="of:=[$normalized.B129]" office:value-type="float" office:value="-170.4" calcext:value-type="float">
            <text:p>-170.4</text:p>
          </table:table-cell>
          <table:table-cell table:formula="of:=[$normalized.C129]" office:value-type="float" office:value="-1.6" calcext:value-type="float">
            <text:p>-1.6</text:p>
          </table:table-cell>
          <table:table-cell table:formula="of:=[$normalized.D129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30]-[$normalized.$A$5]" office:value-type="time" office:time-value="PT00H00M45.066S" calcext:value-type="time">
            <text:p>00:00:45</text:p>
          </table:table-cell>
          <table:table-cell table:formula="of:=[$normalized.B130]" office:value-type="float" office:value="-170.5" calcext:value-type="float">
            <text:p>-170.5</text:p>
          </table:table-cell>
          <table:table-cell table:formula="of:=[$normalized.C130]" office:value-type="float" office:value="-1.6" calcext:value-type="float">
            <text:p>-1.6</text:p>
          </table:table-cell>
          <table:table-cell table:formula="of:=[$normalized.D130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131]-[$normalized.$A$5]" office:value-type="time" office:time-value="PT00H00M45.426S" calcext:value-type="time">
            <text:p>00:00:45</text:p>
          </table:table-cell>
          <table:table-cell table:formula="of:=[$normalized.B131]" office:value-type="float" office:value="-170.4" calcext:value-type="float">
            <text:p>-170.4</text:p>
          </table:table-cell>
          <table:table-cell table:formula="of:=[$normalized.C131]" office:value-type="float" office:value="-1.6" calcext:value-type="float">
            <text:p>-1.6</text:p>
          </table:table-cell>
          <table:table-cell table:formula="of:=[$normalized.D131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132]-[$normalized.$A$5]" office:value-type="time" office:time-value="PT00H00M45.787S" calcext:value-type="time">
            <text:p>00:00:46</text:p>
          </table:table-cell>
          <table:table-cell table:formula="of:=[$normalized.B132]" office:value-type="float" office:value="-170.5" calcext:value-type="float">
            <text:p>-170.5</text:p>
          </table:table-cell>
          <table:table-cell table:formula="of:=[$normalized.C132]" office:value-type="float" office:value="-1.6" calcext:value-type="float">
            <text:p>-1.6</text:p>
          </table:table-cell>
          <table:table-cell table:formula="of:=[$normalized.D132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133]-[$normalized.$A$5]" office:value-type="time" office:time-value="PT00H00M46.148S" calcext:value-type="time">
            <text:p>00:00:46</text:p>
          </table:table-cell>
          <table:table-cell table:formula="of:=[$normalized.B133]" office:value-type="float" office:value="-170.4" calcext:value-type="float">
            <text:p>-170.4</text:p>
          </table:table-cell>
          <table:table-cell table:formula="of:=[$normalized.C133]" office:value-type="float" office:value="-1.6" calcext:value-type="float">
            <text:p>-1.6</text:p>
          </table:table-cell>
          <table:table-cell table:formula="of:=[$normalized.D133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134]-[$normalized.$A$5]" office:value-type="time" office:time-value="PT00H00M46.507S" calcext:value-type="time">
            <text:p>00:00:47</text:p>
          </table:table-cell>
          <table:table-cell table:formula="of:=[$normalized.B134]" office:value-type="float" office:value="-170.4" calcext:value-type="float">
            <text:p>-170.4</text:p>
          </table:table-cell>
          <table:table-cell table:formula="of:=[$normalized.C134]" office:value-type="float" office:value="-1.6" calcext:value-type="float">
            <text:p>-1.6</text:p>
          </table:table-cell>
          <table:table-cell table:formula="of:=[$normalized.D134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35]-[$normalized.$A$5]" office:value-type="time" office:time-value="PT00H00M46.869S" calcext:value-type="time">
            <text:p>00:00:47</text:p>
          </table:table-cell>
          <table:table-cell table:formula="of:=[$normalized.B135]" office:value-type="float" office:value="-170.4" calcext:value-type="float">
            <text:p>-170.4</text:p>
          </table:table-cell>
          <table:table-cell table:formula="of:=[$normalized.C135]" office:value-type="float" office:value="-1.6" calcext:value-type="float">
            <text:p>-1.6</text:p>
          </table:table-cell>
          <table:table-cell table:formula="of:=[$normalized.D135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36]-[$normalized.$A$5]" office:value-type="time" office:time-value="PT00H00M47.228S" calcext:value-type="time">
            <text:p>00:00:47</text:p>
          </table:table-cell>
          <table:table-cell table:formula="of:=[$normalized.B136]" office:value-type="float" office:value="-170.5" calcext:value-type="float">
            <text:p>-170.5</text:p>
          </table:table-cell>
          <table:table-cell table:formula="of:=[$normalized.C136]" office:value-type="float" office:value="-1.6" calcext:value-type="float">
            <text:p>-1.6</text:p>
          </table:table-cell>
          <table:table-cell table:formula="of:=[$normalized.D136]" office:value-type="float" office:value="-5.7" calcext:value-type="float">
            <text:p>-5.7</text:p>
          </table:table-cell>
          <table:table-cell table:number-columns-repeated="1020"/>
        </table:table-row>
        <table:table-row table:style-name="ro1">
          <table:table-cell table:formula="of:=[$normalized.A137]-[$normalized.$A$5]" office:value-type="time" office:time-value="PT00H00M47.593S" calcext:value-type="time">
            <text:p>00:00:48</text:p>
          </table:table-cell>
          <table:table-cell table:formula="of:=[$normalized.B137]" office:value-type="float" office:value="-170.4" calcext:value-type="float">
            <text:p>-170.4</text:p>
          </table:table-cell>
          <table:table-cell table:formula="of:=[$normalized.C137]" office:value-type="float" office:value="-1.6" calcext:value-type="float">
            <text:p>-1.6</text:p>
          </table:table-cell>
          <table:table-cell table:formula="of:=[$normalized.D137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38]-[$normalized.$A$5]" office:value-type="time" office:time-value="PT00H00M47.95S" calcext:value-type="time">
            <text:p>00:00:48</text:p>
          </table:table-cell>
          <table:table-cell table:formula="of:=[$normalized.B138]" office:value-type="float" office:value="-170.4" calcext:value-type="float">
            <text:p>-170.4</text:p>
          </table:table-cell>
          <table:table-cell table:formula="of:=[$normalized.C138]" office:value-type="float" office:value="-1.6" calcext:value-type="float">
            <text:p>-1.6</text:p>
          </table:table-cell>
          <table:table-cell table:formula="of:=[$normalized.D138]" office:value-type="float" office:value="-5.5" calcext:value-type="float">
            <text:p>-5.5</text:p>
          </table:table-cell>
          <table:table-cell table:number-columns-repeated="1020"/>
        </table:table-row>
        <table:table-row table:style-name="ro1">
          <table:table-cell table:formula="of:=[$normalized.A139]-[$normalized.$A$5]" office:value-type="time" office:time-value="PT00H00M48.31S" calcext:value-type="time">
            <text:p>00:00:48</text:p>
          </table:table-cell>
          <table:table-cell table:formula="of:=[$normalized.B139]" office:value-type="float" office:value="-170.4" calcext:value-type="float">
            <text:p>-170.4</text:p>
          </table:table-cell>
          <table:table-cell table:formula="of:=[$normalized.C139]" office:value-type="float" office:value="-1.6" calcext:value-type="float">
            <text:p>-1.6</text:p>
          </table:table-cell>
          <table:table-cell table:formula="of:=[$normalized.D139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40]-[$normalized.$A$5]" office:value-type="time" office:time-value="PT00H00M48.675S" calcext:value-type="time">
            <text:p>00:00:49</text:p>
          </table:table-cell>
          <table:table-cell table:formula="of:=[$normalized.B140]" office:value-type="float" office:value="-170.4" calcext:value-type="float">
            <text:p>-170.4</text:p>
          </table:table-cell>
          <table:table-cell table:formula="of:=[$normalized.C140]" office:value-type="float" office:value="-1.6" calcext:value-type="float">
            <text:p>-1.6</text:p>
          </table:table-cell>
          <table:table-cell table:formula="of:=[$normalized.D140]" office:value-type="float" office:value="-5.6" calcext:value-type="float">
            <text:p>-5.6</text:p>
          </table:table-cell>
          <table:table-cell table:number-columns-repeated="1020"/>
        </table:table-row>
        <table:table-row table:style-name="ro1">
          <table:table-cell table:formula="of:=[$normalized.A141]-[$normalized.$A$5]" office:value-type="time" office:time-value="PT00H00M49.031S" calcext:value-type="time">
            <text:p>00:00:49</text:p>
          </table:table-cell>
          <table:table-cell table:formula="of:=[$normalized.B141]" office:value-type="float" office:value="-170.5" calcext:value-type="float">
            <text:p>-170.5</text:p>
          </table:table-cell>
          <table:table-cell table:formula="of:=[$normalized.C141]" office:value-type="float" office:value="-1.6" calcext:value-type="float">
            <text:p>-1.6</text:p>
          </table:table-cell>
          <table:table-cell table:formula="of:=[$normalized.D141]" office:value-type="float" office:value="-5.7" calcext:value-type="float">
            <text:p>-5.7</text:p>
          </table:table-cell>
          <table:table-cell table:number-columns-repeated="1020"/>
        </table:table-row>
      </table:table>
      <table:table table:name="roll angle" table:style-name="ta1">
        <table:shapes>
          <draw:frame draw:z-index="0" draw:style-name="gr1" draw:text-style-name="P1" svg:width="26.135cm" svg:height="12.263cm" svg:x="8.756cm" svg:y="0.84cm">
            <draw:object draw:notify-on-update-of-ranges="'roll angle'.A4:'roll angle'.A141 'roll angle'.B4:'roll angle'.B4 'roll angle'.B4:'roll angle'.B141 'roll angle'.A4:'roll angle'.A141 'roll angle'.F4:'roll angle'.F4 'roll angle'.F4:'roll angle'.F141 'roll angle'.A4:'roll angle'.A141 'roll angle'.E4:'roll angle'.E4 'roll angle'.E4:'roll angle'.E141 'roll angle'.A4:'roll angle'.A141 'roll angle'.D4:'roll angle'.D4 'roll angle'.D4:'roll angle'.D141 'roll angle'.A4:'roll angle'.A141 'roll angle'.C4:'roll angle'.C4 'roll angle'.C4:'roll angle'.C14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6" table:default-cell-style-name="ce9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7" table:default-cell-style-name="Default"/>
        <table:table-column table:style-name="co5" table:number-columns-repeated="58" table:default-cell-style-name="Default"/>
        <table:table-row table:style-name="ro1" table:number-rows-repeated="2">
          <table:table-cell table:style-name="Default"/>
          <table:table-cell table:number-columns-repeated="63"/>
        </table:table-row>
        <table:table-row table:style-name="ro1">
          <table:table-cell table:style-name="ce18"/>
          <table:table-cell table:style-name="ce16" office:value-type="string" calcext:value-type="string" table:number-columns-spanned="5" table:number-rows-spanned="1">
            <text:p>roll angle</text:p>
          </table:table-cell>
          <table:covered-table-cell table:number-columns-repeated="4" table:style-name="ce18"/>
          <table:table-cell table:style-name="ce18" table:number-columns-repeated="58"/>
        </table:table-row>
        <table:table-row table:style-name="ro1">
          <table:table-cell table:style-name="ce18" table:formula="of:=[$graph.A4]" office:value-type="string" office:string-value="elapsed" calcext:value-type="string">
            <text:p>elapsed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8"/>
        </table:table-row>
        <table:table-row table:style-name="ro1">
          <table:table-cell table:formula="of:=[$graph.A5]" office:value-type="time" office:time-value="PT00H00M00S" calcext:value-type="time">
            <text:p>00:00:00</text:p>
          </table:table-cell>
          <table:table-cell table:style-name="ce24" table:formula="of:=[$graph.D5]" office:value-type="float" office:value="-0.4" calcext:value-type="float">
            <text:p>-0.4</text:p>
          </table:table-cell>
          <table:table-cell table:number-columns-repeated="62"/>
        </table:table-row>
        <table:table-row table:style-name="ro1">
          <table:table-cell table:formula="of:=[$graph.A6]" office:value-type="time" office:time-value="PT00H00M00.36S" calcext:value-type="time">
            <text:p>00:00:00</text:p>
          </table:table-cell>
          <table:table-cell table:style-name="ce24" table:formula="of:=[$graph.D6]" office:value-type="float" office:value="-0.4" calcext:value-type="float">
            <text:p>-0.4</text:p>
          </table:table-cell>
          <table:table-cell table:number-columns-repeated="62"/>
        </table:table-row>
        <table:table-row table:style-name="ro1">
          <table:table-cell table:formula="of:=[$graph.A7]" office:value-type="time" office:time-value="PT00H00M00.726S" calcext:value-type="time">
            <text:p>00:00:01</text:p>
          </table:table-cell>
          <table:table-cell table:style-name="ce24" table:formula="of:=[$graph.D7]" office:value-type="float" office:value="-0.2" calcext:value-type="float">
            <text:p>-0.2</text:p>
          </table:table-cell>
          <table:table-cell table:number-columns-repeated="62"/>
        </table:table-row>
        <table:table-row table:style-name="ro1">
          <table:table-cell table:formula="of:=[$graph.A8]" office:value-type="time" office:time-value="PT00H00M01.081S" calcext:value-type="time">
            <text:p>00:00:01</text:p>
          </table:table-cell>
          <table:table-cell table:style-name="ce24" table:formula="of:=[$graph.D8]" office:value-type="float" office:value="-0.1" calcext:value-type="float">
            <text:p>-0.1</text:p>
          </table:table-cell>
          <table:table-cell table:number-columns-repeated="62"/>
        </table:table-row>
        <table:table-row table:style-name="ro1">
          <table:table-cell table:formula="of:=[$graph.A9]" office:value-type="time" office:time-value="PT00H00M01.443S" calcext:value-type="time">
            <text:p>00:00:01</text:p>
          </table:table-cell>
          <table:table-cell table:style-name="ce24" table:formula="of:=[$graph.D9]" office:value-type="float" office:value="-0" calcext:value-type="float">
            <text:p>0.0</text:p>
          </table:table-cell>
          <table:table-cell table:number-columns-repeated="62"/>
        </table:table-row>
        <table:table-row table:style-name="ro1">
          <table:table-cell table:formula="of:=[$graph.A10]" office:value-type="time" office:time-value="PT00H00M01.802S" calcext:value-type="time">
            <text:p>00:00:02</text:p>
          </table:table-cell>
          <table:table-cell table:style-name="ce24" table:formula="of:=[$graph.D10]" office:value-type="float" office:value="0.1" calcext:value-type="float">
            <text:p>0.1</text:p>
          </table:table-cell>
          <table:table-cell table:number-columns-repeated="62"/>
        </table:table-row>
        <table:table-row table:style-name="ro1">
          <table:table-cell table:formula="of:=[$graph.A11]" office:value-type="time" office:time-value="PT00H00M02.163S" calcext:value-type="time">
            <text:p>00:00:02</text:p>
          </table:table-cell>
          <table:table-cell table:style-name="ce24" table:formula="of:=[$graph.D11]" office:value-type="float" office:value="0.2" calcext:value-type="float">
            <text:p>0.2</text:p>
          </table:table-cell>
          <table:table-cell table:number-columns-repeated="62"/>
        </table:table-row>
        <table:table-row table:style-name="ro1">
          <table:table-cell table:formula="of:=[$graph.A12]" office:value-type="time" office:time-value="PT00H00M02.528S" calcext:value-type="time">
            <text:p>00:00:03</text:p>
          </table:table-cell>
          <table:table-cell table:style-name="ce24" table:formula="of:=[$graph.D12]" office:value-type="float" office:value="0.4" calcext:value-type="float">
            <text:p>0.4</text:p>
          </table:table-cell>
          <table:table-cell table:number-columns-repeated="62"/>
        </table:table-row>
        <table:table-row table:style-name="ro1">
          <table:table-cell table:formula="of:=[$graph.A13]" office:value-type="time" office:time-value="PT00H00M02.883S" calcext:value-type="time">
            <text:p>00:00:03</text:p>
          </table:table-cell>
          <table:table-cell table:style-name="ce24" table:formula="of:=[$graph.D13]" office:value-type="float" office:value="0.4" calcext:value-type="float">
            <text:p>0.4</text:p>
          </table:table-cell>
          <table:table-cell table:number-columns-repeated="62"/>
        </table:table-row>
        <table:table-row table:style-name="ro1">
          <table:table-cell table:formula="of:=[$graph.A14]" office:value-type="time" office:time-value="PT00H00M03.244S" calcext:value-type="time">
            <text:p>00:00:03</text:p>
          </table:table-cell>
          <table:table-cell table:style-name="ce24" table:formula="of:=[$graph.D14]" office:value-type="float" office:value="0.3" calcext:value-type="float">
            <text:p>0.3</text:p>
          </table:table-cell>
          <table:table-cell table:number-columns-repeated="62"/>
        </table:table-row>
        <table:table-row table:style-name="ro1">
          <table:table-cell table:formula="of:=[$graph.A15]" office:value-type="time" office:time-value="PT00H00M03.604S" calcext:value-type="time">
            <text:p>00:00:04</text:p>
          </table:table-cell>
          <table:table-cell table:style-name="ce24" table:formula="of:=[$graph.D15]" office:value-type="float" office:value="0.4" calcext:value-type="float">
            <text:p>0.4</text:p>
          </table:table-cell>
          <table:table-cell table:number-columns-repeated="62"/>
        </table:table-row>
        <table:table-row table:style-name="ro1">
          <table:table-cell table:formula="of:=[$graph.A16]" office:value-type="time" office:time-value="PT00H00M03.965S" calcext:value-type="time">
            <text:p>00:00:04</text:p>
          </table:table-cell>
          <table:table-cell table:style-name="ce24" table:formula="of:=[$graph.D16]" office:value-type="float" office:value="0.4" calcext:value-type="float">
            <text:p>0.4</text:p>
          </table:table-cell>
          <table:table-cell table:number-columns-repeated="62"/>
        </table:table-row>
        <table:table-row table:style-name="ro1">
          <table:table-cell table:formula="of:=[$graph.A17]" office:value-type="time" office:time-value="PT00H00M04.329S" calcext:value-type="time">
            <text:p>00:00:04</text:p>
          </table:table-cell>
          <table:table-cell table:style-name="ce24" table:formula="of:=[$graph.D17]" office:value-type="float" office:value="0.8" calcext:value-type="float">
            <text:p>0.8</text:p>
          </table:table-cell>
          <table:table-cell table:number-columns-repeated="62"/>
        </table:table-row>
        <table:table-row table:style-name="ro1">
          <table:table-cell table:formula="of:=[$graph.A18]" office:value-type="time" office:time-value="PT00H00M04.685S" calcext:value-type="time">
            <text:p>00:00:05</text:p>
          </table:table-cell>
          <table:table-cell table:style-name="ce24" table:formula="of:=[$graph.D18]" office:value-type="float" office:value="4.5" calcext:value-type="float">
            <text:p>4.5</text:p>
          </table:table-cell>
          <table:table-cell table:number-columns-repeated="62"/>
        </table:table-row>
        <table:table-row table:style-name="ro1">
          <table:table-cell table:formula="of:=[$graph.A19]" office:value-type="time" office:time-value="PT00H00M05.046S" calcext:value-type="time">
            <text:p>00:00:05</text:p>
          </table:table-cell>
          <table:table-cell table:style-name="ce24" table:formula="of:=[$graph.D19]" office:value-type="float" office:value="19.2" calcext:value-type="float">
            <text:p>19.2</text:p>
          </table:table-cell>
          <table:table-cell table:number-columns-repeated="62"/>
        </table:table-row>
        <table:table-row table:style-name="ro1">
          <table:table-cell table:formula="of:=[$graph.A20]" office:value-type="time" office:time-value="PT00H00M05.411S" calcext:value-type="time">
            <text:p>00:00:05</text:p>
          </table:table-cell>
          <table:table-cell table:style-name="ce24" table:formula="of:=[$graph.D20]" office:value-type="float" office:value="31.9" calcext:value-type="float">
            <text:p>31.9</text:p>
          </table:table-cell>
          <table:table-cell table:number-columns-repeated="62"/>
        </table:table-row>
        <table:table-row table:style-name="ro1">
          <table:table-cell table:formula="of:=[$graph.A21]" office:value-type="time" office:time-value="PT00H00M05.768S" calcext:value-type="time">
            <text:p>00:00:06</text:p>
          </table:table-cell>
          <table:table-cell table:style-name="ce24" table:formula="of:=[$graph.D21]" office:value-type="float" office:value="39.4" calcext:value-type="float">
            <text:p>39.4</text:p>
          </table:table-cell>
          <table:table-cell table:number-columns-repeated="62"/>
        </table:table-row>
        <table:table-row table:style-name="ro1">
          <table:table-cell table:formula="of:=[$graph.A22]" office:value-type="time" office:time-value="PT00H00M06.132S" calcext:value-type="time">
            <text:p>00:00:06</text:p>
          </table:table-cell>
          <table:table-cell table:style-name="ce24" table:formula="of:=[$graph.D22]" office:value-type="float" office:value="41.3" calcext:value-type="float">
            <text:p>41.3</text:p>
          </table:table-cell>
          <table:table-cell table:number-columns-repeated="62"/>
        </table:table-row>
        <table:table-row table:style-name="ro1">
          <table:table-cell table:formula="of:=[$graph.A23]" office:value-type="time" office:time-value="PT00H00M06.488S" calcext:value-type="time">
            <text:p>00:00:06</text:p>
          </table:table-cell>
          <table:table-cell table:style-name="ce24" table:formula="of:=[$graph.D23]" office:value-type="float" office:value="42.2" calcext:value-type="float">
            <text:p>42.2</text:p>
          </table:table-cell>
          <table:table-cell table:number-columns-repeated="62"/>
        </table:table-row>
        <table:table-row table:style-name="ro1">
          <table:table-cell table:formula="of:=[$graph.A24]" office:value-type="time" office:time-value="PT00H00M06.852S" calcext:value-type="time">
            <text:p>00:00:07</text:p>
          </table:table-cell>
          <table:table-cell table:style-name="ce24" table:formula="of:=[$graph.D24]" office:value-type="float" office:value="40.6" calcext:value-type="float">
            <text:p>40.6</text:p>
          </table:table-cell>
          <table:table-cell table:number-columns-repeated="62"/>
        </table:table-row>
        <table:table-row table:style-name="ro1">
          <table:table-cell table:formula="of:=[$graph.A25]" office:value-type="time" office:time-value="PT00H00M07.214S" calcext:value-type="time">
            <text:p>00:00:07</text:p>
          </table:table-cell>
          <table:table-cell table:style-name="ce24" table:formula="of:=[$graph.D25]" office:value-type="float" office:value="30.5" calcext:value-type="float">
            <text:p>30.5</text:p>
          </table:table-cell>
          <table:table-cell table:number-columns-repeated="62"/>
        </table:table-row>
        <table:table-row table:style-name="ro1">
          <table:table-cell table:formula="of:=[$graph.A26]" office:value-type="time" office:time-value="PT00H00M07.574S" calcext:value-type="time">
            <text:p>00:00:08</text:p>
          </table:table-cell>
          <table:table-cell table:style-name="ce24" table:formula="of:=[$graph.D26]" office:value-type="float" office:value="12.9" calcext:value-type="float">
            <text:p>12.9</text:p>
          </table:table-cell>
          <table:table-cell table:number-columns-repeated="62"/>
        </table:table-row>
        <table:table-row table:style-name="ro1">
          <table:table-cell table:formula="of:=[$graph.A27]" office:value-type="time" office:time-value="PT00H00M07.933S" calcext:value-type="time">
            <text:p>00:00:08</text:p>
          </table:table-cell>
          <table:table-cell table:style-name="ce24" table:formula="of:=[$graph.D27]" office:value-type="float" office:value="-3.1" calcext:value-type="float">
            <text:p>-3.1</text:p>
          </table:table-cell>
          <table:table-cell table:number-columns-repeated="62"/>
        </table:table-row>
        <table:table-row table:style-name="ro1">
          <table:table-cell table:formula="of:=[$graph.A28]" office:value-type="time" office:time-value="PT00H00M08.295S" calcext:value-type="time">
            <text:p>00:00:08</text:p>
          </table:table-cell>
          <table:table-cell table:style-name="ce24" table:formula="of:=[$graph.D28]" office:value-type="float" office:value="-8.2" calcext:value-type="float">
            <text:p>-8.2</text:p>
          </table:table-cell>
          <table:table-cell table:number-columns-repeated="62"/>
        </table:table-row>
        <table:table-row table:style-name="ro1">
          <table:table-cell table:formula="of:=[$graph.A29]" office:value-type="time" office:time-value="PT00H00M08.654S" calcext:value-type="time">
            <text:p>00:00:09</text:p>
          </table:table-cell>
          <table:table-cell table:style-name="ce24" table:formula="of:=[$graph.D29]" office:value-type="float" office:value="-12.9" calcext:value-type="float">
            <text:p>-12.9</text:p>
          </table:table-cell>
          <table:table-cell table:number-columns-repeated="62"/>
        </table:table-row>
        <table:table-row table:style-name="ro1">
          <table:table-cell table:formula="of:=[$graph.A30]" office:value-type="time" office:time-value="PT00H00M09.01S" calcext:value-type="time">
            <text:p>00:00:09</text:p>
          </table:table-cell>
          <table:table-cell table:style-name="ce24" table:formula="of:=[$graph.D30]" office:value-type="float" office:value="-17.9" calcext:value-type="float">
            <text:p>-17.9</text:p>
          </table:table-cell>
          <table:table-cell table:number-columns-repeated="62"/>
        </table:table-row>
        <table:table-row table:style-name="ro1">
          <table:table-cell table:formula="of:=[$graph.A31]" office:value-type="time" office:time-value="PT00H00M09.375S" calcext:value-type="time">
            <text:p>00:00:09</text:p>
          </table:table-cell>
          <table:table-cell table:style-name="ce24" table:formula="of:=[$graph.D31]" office:value-type="float" office:value="-26.5" calcext:value-type="float">
            <text:p>-26.5</text:p>
          </table:table-cell>
          <table:table-cell table:number-columns-repeated="62"/>
        </table:table-row>
        <table:table-row table:style-name="ro1">
          <table:table-cell table:formula="of:=[$graph.A32]" office:value-type="time" office:time-value="PT00H00M09.737S" calcext:value-type="time">
            <text:p>00:00:10</text:p>
          </table:table-cell>
          <table:table-cell table:style-name="ce24" table:formula="of:=[$graph.D32]" office:value-type="float" office:value="-30.4" calcext:value-type="float">
            <text:p>-30.4</text:p>
          </table:table-cell>
          <table:table-cell table:number-columns-repeated="62"/>
        </table:table-row>
        <table:table-row table:style-name="ro1">
          <table:table-cell table:formula="of:=[$graph.A33]" office:value-type="time" office:time-value="PT00H00M10.096S" calcext:value-type="time">
            <text:p>00:00:10</text:p>
          </table:table-cell>
          <table:table-cell table:style-name="ce24" table:formula="of:=[$graph.D33]" office:value-type="float" office:value="-30.7" calcext:value-type="float">
            <text:p>-30.7</text:p>
          </table:table-cell>
          <table:table-cell table:number-columns-repeated="62"/>
        </table:table-row>
        <table:table-row table:style-name="ro1">
          <table:table-cell table:formula="of:=[$graph.A34]" office:value-type="time" office:time-value="PT00H00M10.456S" calcext:value-type="time">
            <text:p>00:00:10</text:p>
          </table:table-cell>
          <table:table-cell table:style-name="ce24" table:formula="of:=[$graph.D34]" office:value-type="float" office:value="-30.4" calcext:value-type="float">
            <text:p>-30.4</text:p>
          </table:table-cell>
          <table:table-cell table:number-columns-repeated="62"/>
        </table:table-row>
        <table:table-row table:style-name="ro1">
          <table:table-cell table:formula="of:=[$graph.A35]" office:value-type="time" office:time-value="PT00H00M10.817S" calcext:value-type="time">
            <text:p>00:00:11</text:p>
          </table:table-cell>
          <table:table-cell table:style-name="ce24" table:formula="of:=[$graph.D35]" office:value-type="float" office:value="-29.6" calcext:value-type="float">
            <text:p>-29.6</text:p>
          </table:table-cell>
          <table:table-cell table:number-columns-repeated="62"/>
        </table:table-row>
        <table:table-row table:style-name="ro1">
          <table:table-cell table:formula="of:=[$graph.A36]" office:value-type="time" office:time-value="PT00H00M11.177S" calcext:value-type="time">
            <text:p>00:00:11</text:p>
          </table:table-cell>
          <table:table-cell table:style-name="ce24" table:formula="of:=[$graph.D36]" office:value-type="float" office:value="-29.6" calcext:value-type="float">
            <text:p>-29.6</text:p>
          </table:table-cell>
          <table:table-cell table:number-columns-repeated="62"/>
        </table:table-row>
        <table:table-row table:style-name="ro1">
          <table:table-cell table:formula="of:=[$graph.A37]" office:value-type="time" office:time-value="PT00H00M11.538S" calcext:value-type="time">
            <text:p>00:00:12</text:p>
          </table:table-cell>
          <table:table-cell table:style-name="ce24" table:formula="of:=[$graph.D37]" office:value-type="float" office:value="-22.7" calcext:value-type="float">
            <text:p>-22.7</text:p>
          </table:table-cell>
          <table:table-cell table:number-columns-repeated="62"/>
        </table:table-row>
        <table:table-row table:style-name="ro1">
          <table:table-cell table:formula="of:=[$graph.A38]" office:value-type="time" office:time-value="PT00H00M11.899S" calcext:value-type="time">
            <text:p>00:00:12</text:p>
          </table:table-cell>
          <table:table-cell table:style-name="ce24" table:formula="of:=[$graph.D38]" office:value-type="float" office:value="-13.3" calcext:value-type="float">
            <text:p>-13.3</text:p>
          </table:table-cell>
          <table:table-cell table:number-columns-repeated="62"/>
        </table:table-row>
        <table:table-row table:style-name="ro1">
          <table:table-cell table:formula="of:=[$graph.A39]" office:value-type="time" office:time-value="PT00H00M12.259S" calcext:value-type="time">
            <text:p>00:00:12</text:p>
          </table:table-cell>
          <table:table-cell table:style-name="ce24" table:formula="of:=[$graph.D39]" office:value-type="float" office:value="-5.7" calcext:value-type="float">
            <text:p>-5.7</text:p>
          </table:table-cell>
          <table:table-cell table:number-columns-repeated="62"/>
        </table:table-row>
        <table:table-row table:style-name="ro1">
          <table:table-cell table:formula="of:=[$graph.A40]" office:value-type="time" office:time-value="PT00H00M12.619S" calcext:value-type="time">
            <text:p>00:00:13</text:p>
          </table:table-cell>
          <table:table-cell table:style-name="ce24" table:formula="of:=[$graph.D40]" office:value-type="float" office:value="-3.2" calcext:value-type="float">
            <text:p>-3.2</text:p>
          </table:table-cell>
          <table:table-cell table:number-columns-repeated="62"/>
        </table:table-row>
        <table:table-row table:style-name="ro1">
          <table:table-cell table:formula="of:=[$graph.A41]" office:value-type="time" office:time-value="PT00H00M12.98S" calcext:value-type="time">
            <text:p>00:00:13</text:p>
          </table:table-cell>
          <table:table-cell table:style-name="ce24" table:formula="of:=[$graph.D41]" office:value-type="float" office:value="-2" calcext:value-type="float">
            <text:p>-2.0</text:p>
          </table:table-cell>
          <table:table-cell table:number-columns-repeated="62"/>
        </table:table-row>
        <table:table-row table:style-name="ro1">
          <table:table-cell table:formula="of:=[$graph.A42]" office:value-type="time" office:time-value="PT00H00M13.34S" calcext:value-type="time">
            <text:p>00:00:13</text:p>
          </table:table-cell>
          <table:table-cell table:style-name="ce24" table:formula="of:=[$graph.D42]" office:value-type="float" office:value="-2.1" calcext:value-type="float">
            <text:p>-2.1</text:p>
          </table:table-cell>
          <table:table-cell table:style-name="ce24" table:formula="of:=[$graph.D42]" office:value-type="float" office:value="-2.1" calcext:value-type="float">
            <text:p>-2.1</text:p>
          </table:table-cell>
          <table:table-cell table:number-columns-repeated="61"/>
        </table:table-row>
        <table:table-row table:style-name="ro1">
          <table:table-cell table:formula="of:=[$graph.A43]" office:value-type="time" office:time-value="PT00H00M13.7S" calcext:value-type="time">
            <text:p>00:00:14</text:p>
          </table:table-cell>
          <table:table-cell/>
          <table:table-cell table:style-name="ce24" table:formula="of:=[$graph.D43]" office:value-type="float" office:value="3.3" calcext:value-type="float">
            <text:p>3.3</text:p>
          </table:table-cell>
          <table:table-cell table:number-columns-repeated="61"/>
        </table:table-row>
        <table:table-row table:style-name="ro1">
          <table:table-cell table:formula="of:=[$graph.A44]" office:value-type="time" office:time-value="PT00H00M14.061S" calcext:value-type="time">
            <text:p>00:00:14</text:p>
          </table:table-cell>
          <table:table-cell/>
          <table:table-cell table:style-name="ce24" table:formula="of:=[$graph.D44]" office:value-type="float" office:value="4.3" calcext:value-type="float">
            <text:p>4.3</text:p>
          </table:table-cell>
          <table:table-cell table:number-columns-repeated="61"/>
        </table:table-row>
        <table:table-row table:style-name="ro1">
          <table:table-cell table:formula="of:=[$graph.A45]" office:value-type="time" office:time-value="PT00H00M14.421S" calcext:value-type="time">
            <text:p>00:00:14</text:p>
          </table:table-cell>
          <table:table-cell/>
          <table:table-cell table:style-name="ce24" table:formula="of:=[$graph.D45]" office:value-type="float" office:value="2.8" calcext:value-type="float">
            <text:p>2.8</text:p>
          </table:table-cell>
          <table:table-cell table:number-columns-repeated="61"/>
        </table:table-row>
        <table:table-row table:style-name="ro1">
          <table:table-cell table:formula="of:=[$graph.A46]" office:value-type="time" office:time-value="PT00H00M14.781S" calcext:value-type="time">
            <text:p>00:00:15</text:p>
          </table:table-cell>
          <table:table-cell/>
          <table:table-cell table:style-name="ce24" table:formula="of:=[$graph.D46]" office:value-type="float" office:value="1.9" calcext:value-type="float">
            <text:p>1.9</text:p>
          </table:table-cell>
          <table:table-cell table:number-columns-repeated="61"/>
        </table:table-row>
        <table:table-row table:style-name="ro1">
          <table:table-cell table:formula="of:=[$graph.A47]" office:value-type="time" office:time-value="PT00H00M15.142S" calcext:value-type="time">
            <text:p>00:00:15</text:p>
          </table:table-cell>
          <table:table-cell/>
          <table:table-cell table:style-name="ce24" table:formula="of:=[$graph.D47]" office:value-type="float" office:value="3.1" calcext:value-type="float">
            <text:p>3.1</text:p>
          </table:table-cell>
          <table:table-cell table:number-columns-repeated="61"/>
        </table:table-row>
        <table:table-row table:style-name="ro1">
          <table:table-cell table:formula="of:=[$graph.A48]" office:value-type="time" office:time-value="PT00H00M15.502S" calcext:value-type="time">
            <text:p>00:00:16</text:p>
          </table:table-cell>
          <table:table-cell/>
          <table:table-cell table:style-name="ce24" table:formula="of:=[$graph.D48]" office:value-type="float" office:value="4" calcext:value-type="float">
            <text:p>4.0</text:p>
          </table:table-cell>
          <table:table-cell table:number-columns-repeated="61"/>
        </table:table-row>
        <table:table-row table:style-name="ro1">
          <table:table-cell table:formula="of:=[$graph.A49]" office:value-type="time" office:time-value="PT00H00M15.863S" calcext:value-type="time">
            <text:p>00:00:16</text:p>
          </table:table-cell>
          <table:table-cell/>
          <table:table-cell table:style-name="ce24" table:formula="of:=[$graph.D49]" office:value-type="float" office:value="0.9" calcext:value-type="float">
            <text:p>0.9</text:p>
          </table:table-cell>
          <table:table-cell table:number-columns-repeated="61"/>
        </table:table-row>
        <table:table-row table:style-name="ro1">
          <table:table-cell table:formula="of:=[$graph.A50]" office:value-type="time" office:time-value="PT00H00M16.223S" calcext:value-type="time">
            <text:p>00:00:16</text:p>
          </table:table-cell>
          <table:table-cell/>
          <table:table-cell table:style-name="ce24" table:formula="of:=[$graph.D50]" office:value-type="float" office:value="-3" calcext:value-type="float">
            <text:p>-3.0</text:p>
          </table:table-cell>
          <table:table-cell table:number-columns-repeated="61"/>
        </table:table-row>
        <table:table-row table:style-name="ro1">
          <table:table-cell table:formula="of:=[$graph.A51]" office:value-type="time" office:time-value="PT00H00M16.584S" calcext:value-type="time">
            <text:p>00:00:17</text:p>
          </table:table-cell>
          <table:table-cell/>
          <table:table-cell table:style-name="ce24" table:formula="of:=[$graph.D51]" office:value-type="float" office:value="-1" calcext:value-type="float">
            <text:p>-1.0</text:p>
          </table:table-cell>
          <table:table-cell table:number-columns-repeated="61"/>
        </table:table-row>
        <table:table-row table:style-name="ro1">
          <table:table-cell table:formula="of:=[$graph.A52]" office:value-type="time" office:time-value="PT00H00M16.944S" calcext:value-type="time">
            <text:p>00:00:17</text:p>
          </table:table-cell>
          <table:table-cell/>
          <table:table-cell table:style-name="ce24" table:formula="of:=[$graph.D52]" office:value-type="float" office:value="-1.1" calcext:value-type="float">
            <text:p>-1.1</text:p>
          </table:table-cell>
          <table:table-cell table:number-columns-repeated="61"/>
        </table:table-row>
        <table:table-row table:style-name="ro1">
          <table:table-cell table:formula="of:=[$graph.A53]" office:value-type="time" office:time-value="PT00H00M17.304S" calcext:value-type="time">
            <text:p>00:00:17</text:p>
          </table:table-cell>
          <table:table-cell/>
          <table:table-cell table:style-name="ce24" table:formula="of:=[$graph.D53]" office:value-type="float" office:value="-2.2" calcext:value-type="float">
            <text:p>-2.2</text:p>
          </table:table-cell>
          <table:table-cell table:number-columns-repeated="61"/>
        </table:table-row>
        <table:table-row table:style-name="ro1">
          <table:table-cell table:formula="of:=[$graph.A54]" office:value-type="time" office:time-value="PT00H00M17.665S" calcext:value-type="time">
            <text:p>00:00:18</text:p>
          </table:table-cell>
          <table:table-cell/>
          <table:table-cell table:style-name="ce24" table:formula="of:=[$graph.D54]" office:value-type="float" office:value="5.5" calcext:value-type="float">
            <text:p>5.5</text:p>
          </table:table-cell>
          <table:table-cell table:number-columns-repeated="61"/>
        </table:table-row>
        <table:table-row table:style-name="ro1">
          <table:table-cell table:formula="of:=[$graph.A55]" office:value-type="time" office:time-value="PT00H00M18.025S" calcext:value-type="time">
            <text:p>00:00:18</text:p>
          </table:table-cell>
          <table:table-cell/>
          <table:table-cell table:style-name="ce24" table:formula="of:=[$graph.D55]" office:value-type="float" office:value="5.6" calcext:value-type="float">
            <text:p>5.6</text:p>
          </table:table-cell>
          <table:table-cell table:number-columns-repeated="61"/>
        </table:table-row>
        <table:table-row table:style-name="ro1">
          <table:table-cell table:formula="of:=[$graph.A56]" office:value-type="time" office:time-value="PT00H00M18.39S" calcext:value-type="time">
            <text:p>00:00:18</text:p>
          </table:table-cell>
          <table:table-cell/>
          <table:table-cell table:style-name="ce24" table:formula="of:=[$graph.D56]" office:value-type="float" office:value="-1.3" calcext:value-type="float">
            <text:p>-1.3</text:p>
          </table:table-cell>
          <table:table-cell table:number-columns-repeated="61"/>
        </table:table-row>
        <table:table-row table:style-name="ro1">
          <table:table-cell table:formula="of:=[$graph.A57]" office:value-type="time" office:time-value="PT00H00M18.746S" calcext:value-type="time">
            <text:p>00:00:19</text:p>
          </table:table-cell>
          <table:table-cell/>
          <table:table-cell table:style-name="ce24" table:formula="of:=[$graph.D57]" office:value-type="float" office:value="-1.5" calcext:value-type="float">
            <text:p>-1.5</text:p>
          </table:table-cell>
          <table:table-cell table:number-columns-repeated="61"/>
        </table:table-row>
        <table:table-row table:style-name="ro1">
          <table:table-cell table:formula="of:=[$graph.A58]" office:value-type="time" office:time-value="PT00H00M19.107S" calcext:value-type="time">
            <text:p>00:00:19</text:p>
          </table:table-cell>
          <table:table-cell/>
          <table:table-cell table:style-name="ce24" table:formula="of:=[$graph.D58]" office:value-type="float" office:value="-3.2" calcext:value-type="float">
            <text:p>-3.2</text:p>
          </table:table-cell>
          <table:table-cell table:number-columns-repeated="61"/>
        </table:table-row>
        <table:table-row table:style-name="ro1">
          <table:table-cell table:formula="of:=[$graph.A59]" office:value-type="time" office:time-value="PT00H00M19.471S" calcext:value-type="time">
            <text:p>00:00:19</text:p>
          </table:table-cell>
          <table:table-cell/>
          <table:table-cell table:style-name="ce24" table:formula="of:=[$graph.D59]" office:value-type="float" office:value="-1.8" calcext:value-type="float">
            <text:p>-1.8</text:p>
          </table:table-cell>
          <table:table-cell table:number-columns-repeated="61"/>
        </table:table-row>
        <table:table-row table:style-name="ro1">
          <table:table-cell table:formula="of:=[$graph.A60]" office:value-type="time" office:time-value="PT00H00M19.828S" calcext:value-type="time">
            <text:p>00:00:20</text:p>
          </table:table-cell>
          <table:table-cell/>
          <table:table-cell table:style-name="ce24" table:formula="of:=[$graph.D60]" office:value-type="float" office:value="1.8" calcext:value-type="float">
            <text:p>1.8</text:p>
          </table:table-cell>
          <table:table-cell table:number-columns-repeated="61"/>
        </table:table-row>
        <table:table-row table:style-name="ro1">
          <table:table-cell table:formula="of:=[$graph.A61]" office:value-type="time" office:time-value="PT00H00M20.192S" calcext:value-type="time">
            <text:p>00:00:20</text:p>
          </table:table-cell>
          <table:table-cell/>
          <table:table-cell table:style-name="ce24" table:formula="of:=[$graph.D61]" office:value-type="float" office:value="1.9" calcext:value-type="float">
            <text:p>1.9</text:p>
          </table:table-cell>
          <table:table-cell table:number-columns-repeated="61"/>
        </table:table-row>
        <table:table-row table:style-name="ro1">
          <table:table-cell table:formula="of:=[$graph.A62]" office:value-type="time" office:time-value="PT00H00M20.548S" calcext:value-type="time">
            <text:p>00:00:21</text:p>
          </table:table-cell>
          <table:table-cell/>
          <table:table-cell table:style-name="ce24" table:formula="of:=[$graph.D62]" office:value-type="float" office:value="1.2" calcext:value-type="float">
            <text:p>1.2</text:p>
          </table:table-cell>
          <table:table-cell table:number-columns-repeated="61"/>
        </table:table-row>
        <table:table-row table:style-name="ro1">
          <table:table-cell table:formula="of:=[$graph.A63]" office:value-type="time" office:time-value="PT00H00M20.913S" calcext:value-type="time">
            <text:p>00:00:21</text:p>
          </table:table-cell>
          <table:table-cell/>
          <table:table-cell table:style-name="ce24" table:formula="of:=[$graph.D63]" office:value-type="float" office:value="-1" calcext:value-type="float">
            <text:p>-1.0</text:p>
          </table:table-cell>
          <table:table-cell table:style-name="ce24" table:formula="of:=[$graph.D63]" office:value-type="float" office:value="-1" calcext:value-type="float">
            <text:p>-1.0</text:p>
          </table:table-cell>
          <table:table-cell table:number-columns-repeated="60"/>
        </table:table-row>
        <table:table-row table:style-name="ro1">
          <table:table-cell table:formula="of:=[$graph.A64]" office:value-type="time" office:time-value="PT00H00M21.273S" calcext:value-type="time">
            <text:p>00:00:21</text:p>
          </table:table-cell>
          <table:table-cell/>
          <table:table-cell table:style-name="ce24"/>
          <table:table-cell table:style-name="ce24" table:formula="of:=[$graph.D64]" office:value-type="float" office:value="0.6" calcext:value-type="float">
            <text:p>0.6</text:p>
          </table:table-cell>
          <table:table-cell table:number-columns-repeated="60"/>
        </table:table-row>
        <table:table-row table:style-name="ro1">
          <table:table-cell table:formula="of:=[$graph.A65]" office:value-type="time" office:time-value="PT00H00M21.634S" calcext:value-type="time">
            <text:p>00:00:22</text:p>
          </table:table-cell>
          <table:table-cell table:number-columns-repeated="2"/>
          <table:table-cell table:style-name="ce24" table:formula="of:=[$graph.D65]" office:value-type="float" office:value="12.8" calcext:value-type="float">
            <text:p>12.8</text:p>
          </table:table-cell>
          <table:table-cell table:number-columns-repeated="60"/>
        </table:table-row>
        <table:table-row table:style-name="ro1">
          <table:table-cell table:formula="of:=[$graph.A66]" office:value-type="time" office:time-value="PT00H00M21.994S" calcext:value-type="time">
            <text:p>00:00:22</text:p>
          </table:table-cell>
          <table:table-cell table:number-columns-repeated="2"/>
          <table:table-cell table:style-name="ce24" table:formula="of:=[$graph.D66]" office:value-type="float" office:value="20.6" calcext:value-type="float">
            <text:p>20.6</text:p>
          </table:table-cell>
          <table:table-cell table:number-columns-repeated="60"/>
        </table:table-row>
        <table:table-row table:style-name="ro1">
          <table:table-cell table:formula="of:=[$graph.A67]" office:value-type="time" office:time-value="PT00H00M22.356S" calcext:value-type="time">
            <text:p>00:00:22</text:p>
          </table:table-cell>
          <table:table-cell table:number-columns-repeated="2"/>
          <table:table-cell table:style-name="ce24" table:formula="of:=[$graph.D67]" office:value-type="float" office:value="17.4" calcext:value-type="float">
            <text:p>17.4</text:p>
          </table:table-cell>
          <table:table-cell table:number-columns-repeated="60"/>
        </table:table-row>
        <table:table-row table:style-name="ro1">
          <table:table-cell table:formula="of:=[$graph.A68]" office:value-type="time" office:time-value="PT00H00M22.716S" calcext:value-type="time">
            <text:p>00:00:23</text:p>
          </table:table-cell>
          <table:table-cell table:number-columns-repeated="2"/>
          <table:table-cell table:style-name="ce24" table:formula="of:=[$graph.D68]" office:value-type="float" office:value="12.6" calcext:value-type="float">
            <text:p>12.6</text:p>
          </table:table-cell>
          <table:table-cell table:number-columns-repeated="60"/>
        </table:table-row>
        <table:table-row table:style-name="ro1">
          <table:table-cell table:formula="of:=[$graph.A69]" office:value-type="time" office:time-value="PT00H00M23.075S" calcext:value-type="time">
            <text:p>00:00:23</text:p>
          </table:table-cell>
          <table:table-cell table:number-columns-repeated="2"/>
          <table:table-cell table:style-name="ce24" table:formula="of:=[$graph.D69]" office:value-type="float" office:value="-6.8" calcext:value-type="float">
            <text:p>-6.8</text:p>
          </table:table-cell>
          <table:table-cell table:style-name="ce24" table:formula="of:=[$graph.D69]" office:value-type="float" office:value="-6.8" calcext:value-type="float">
            <text:p>-6.8</text:p>
          </table:table-cell>
          <table:table-cell table:number-columns-repeated="59"/>
        </table:table-row>
        <table:table-row table:style-name="ro1">
          <table:table-cell table:formula="of:=[$graph.A70]" office:value-type="time" office:time-value="PT00H00M23.436S" calcext:value-type="time">
            <text:p>00:00:23</text:p>
          </table:table-cell>
          <table:table-cell table:number-columns-repeated="3"/>
          <table:table-cell table:style-name="ce24" table:formula="of:=[$graph.D70]" office:value-type="float" office:value="-24.8" calcext:value-type="float">
            <text:p>-24.8</text:p>
          </table:table-cell>
          <table:table-cell table:number-columns-repeated="59"/>
        </table:table-row>
        <table:table-row table:style-name="ro1">
          <table:table-cell table:formula="of:=[$graph.A71]" office:value-type="time" office:time-value="PT00H00M23.796S" calcext:value-type="time">
            <text:p>00:00:24</text:p>
          </table:table-cell>
          <table:table-cell table:number-columns-repeated="3"/>
          <table:table-cell table:style-name="ce24" table:formula="of:=[$graph.D71]" office:value-type="float" office:value="-23.1" calcext:value-type="float">
            <text:p>-23.1</text:p>
          </table:table-cell>
          <table:table-cell table:number-columns-repeated="59"/>
        </table:table-row>
        <table:table-row table:style-name="ro1">
          <table:table-cell table:formula="of:=[$graph.A72]" office:value-type="time" office:time-value="PT00H00M24.158S" calcext:value-type="time">
            <text:p>00:00:24</text:p>
          </table:table-cell>
          <table:table-cell table:number-columns-repeated="3"/>
          <table:table-cell table:style-name="ce24" table:formula="of:=[$graph.D72]" office:value-type="float" office:value="-18.5" calcext:value-type="float">
            <text:p>-18.5</text:p>
          </table:table-cell>
          <table:table-cell table:number-columns-repeated="59"/>
        </table:table-row>
        <table:table-row table:style-name="ro1">
          <table:table-cell table:formula="of:=[$graph.A73]" office:value-type="time" office:time-value="PT00H00M24.518S" calcext:value-type="time">
            <text:p>00:00:25</text:p>
          </table:table-cell>
          <table:table-cell table:number-columns-repeated="3"/>
          <table:table-cell table:style-name="ce24" table:formula="of:=[$graph.D73]" office:value-type="float" office:value="-13.7" calcext:value-type="float">
            <text:p>-13.7</text:p>
          </table:table-cell>
          <table:table-cell table:number-columns-repeated="59"/>
        </table:table-row>
        <table:table-row table:style-name="ro1">
          <table:table-cell table:formula="of:=[$graph.A74]" office:value-type="time" office:time-value="PT00H00M24.879S" calcext:value-type="time">
            <text:p>00:00:25</text:p>
          </table:table-cell>
          <table:table-cell table:number-columns-repeated="3"/>
          <table:table-cell table:style-name="ce24" table:formula="of:=[$graph.D74]" office:value-type="float" office:value="-9.6" calcext:value-type="float">
            <text:p>-9.6</text:p>
          </table:table-cell>
          <table:table-cell table:number-columns-repeated="59"/>
        </table:table-row>
        <table:table-row table:style-name="ro1">
          <table:table-cell table:formula="of:=[$graph.A75]" office:value-type="time" office:time-value="PT00H00M25.239S" calcext:value-type="time">
            <text:p>00:00:25</text:p>
          </table:table-cell>
          <table:table-cell table:number-columns-repeated="3"/>
          <table:table-cell table:style-name="ce24" table:formula="of:=[$graph.D75]" office:value-type="float" office:value="-10.3" calcext:value-type="float">
            <text:p>-10.3</text:p>
          </table:table-cell>
          <table:table-cell table:number-columns-repeated="59"/>
        </table:table-row>
        <table:table-row table:style-name="ro1">
          <table:table-cell table:formula="of:=[$graph.A76]" office:value-type="time" office:time-value="PT00H00M25.599S" calcext:value-type="time">
            <text:p>00:00:26</text:p>
          </table:table-cell>
          <table:table-cell table:number-columns-repeated="3"/>
          <table:table-cell table:style-name="ce24" table:formula="of:=[$graph.D76]" office:value-type="float" office:value="-9.8" calcext:value-type="float">
            <text:p>-9.8</text:p>
          </table:table-cell>
          <table:table-cell table:number-columns-repeated="59"/>
        </table:table-row>
        <table:table-row table:style-name="ro1">
          <table:table-cell table:formula="of:=[$graph.A77]" office:value-type="time" office:time-value="PT00H00M25.96S" calcext:value-type="time">
            <text:p>00:00:26</text:p>
          </table:table-cell>
          <table:table-cell table:number-columns-repeated="3"/>
          <table:table-cell table:style-name="ce24" table:formula="of:=[$graph.D77]" office:value-type="float" office:value="-9" calcext:value-type="float">
            <text:p>-9.0</text:p>
          </table:table-cell>
          <table:table-cell table:number-columns-repeated="59"/>
        </table:table-row>
        <table:table-row table:style-name="ro1">
          <table:table-cell table:formula="of:=[$graph.A78]" office:value-type="time" office:time-value="PT00H00M26.319S" calcext:value-type="time">
            <text:p>00:00:26</text:p>
          </table:table-cell>
          <table:table-cell table:number-columns-repeated="3"/>
          <table:table-cell table:style-name="ce24" table:formula="of:=[$graph.D78]" office:value-type="float" office:value="-9.2" calcext:value-type="float">
            <text:p>-9.2</text:p>
          </table:table-cell>
          <table:table-cell table:number-columns-repeated="59"/>
        </table:table-row>
        <table:table-row table:style-name="ro1">
          <table:table-cell table:formula="of:=[$graph.A79]" office:value-type="time" office:time-value="PT00H00M26.681S" calcext:value-type="time">
            <text:p>00:00:27</text:p>
          </table:table-cell>
          <table:table-cell table:number-columns-repeated="3"/>
          <table:table-cell table:style-name="ce24" table:formula="of:=[$graph.D79]" office:value-type="float" office:value="-8.3" calcext:value-type="float">
            <text:p>-8.3</text:p>
          </table:table-cell>
          <table:table-cell table:number-columns-repeated="59"/>
        </table:table-row>
        <table:table-row table:style-name="ro1">
          <table:table-cell table:formula="of:=[$graph.A80]" office:value-type="time" office:time-value="PT00H00M27.04S" calcext:value-type="time">
            <text:p>00:00:27</text:p>
          </table:table-cell>
          <table:table-cell table:number-columns-repeated="3"/>
          <table:table-cell table:style-name="ce24" table:formula="of:=[$graph.D80]" office:value-type="float" office:value="-4.8" calcext:value-type="float">
            <text:p>-4.8</text:p>
          </table:table-cell>
          <table:table-cell table:number-columns-repeated="59"/>
        </table:table-row>
        <table:table-row table:style-name="ro1">
          <table:table-cell table:formula="of:=[$graph.A81]" office:value-type="time" office:time-value="PT00H00M27.401S" calcext:value-type="time">
            <text:p>00:00:27</text:p>
          </table:table-cell>
          <table:table-cell table:number-columns-repeated="3"/>
          <table:table-cell table:style-name="ce24" table:formula="of:=[$graph.D81]" office:value-type="float" office:value="-8" calcext:value-type="float">
            <text:p>-8.0</text:p>
          </table:table-cell>
          <table:table-cell table:number-columns-repeated="59"/>
        </table:table-row>
        <table:table-row table:style-name="ro1">
          <table:table-cell table:formula="of:=[$graph.A82]" office:value-type="time" office:time-value="PT00H00M27.761S" calcext:value-type="time">
            <text:p>00:00:28</text:p>
          </table:table-cell>
          <table:table-cell table:number-columns-repeated="3"/>
          <table:table-cell table:style-name="ce24" table:formula="of:=[$graph.D82]" office:value-type="float" office:value="-1.2" calcext:value-type="float">
            <text:p>-1.2</text:p>
          </table:table-cell>
          <table:table-cell table:number-columns-repeated="59"/>
        </table:table-row>
        <table:table-row table:style-name="ro1">
          <table:table-cell table:formula="of:=[$graph.A83]" office:value-type="time" office:time-value="PT00H00M28.121S" calcext:value-type="time">
            <text:p>00:00:28</text:p>
          </table:table-cell>
          <table:table-cell table:number-columns-repeated="3"/>
          <table:table-cell table:style-name="ce24" table:formula="of:=[$graph.D83]" office:value-type="float" office:value="10.8" calcext:value-type="float">
            <text:p>10.8</text:p>
          </table:table-cell>
          <table:table-cell table:number-columns-repeated="59"/>
        </table:table-row>
        <table:table-row table:style-name="ro1">
          <table:table-cell table:formula="of:=[$graph.A84]" office:value-type="time" office:time-value="PT00H00M28.482S" calcext:value-type="time">
            <text:p>00:00:28</text:p>
          </table:table-cell>
          <table:table-cell table:number-columns-repeated="3"/>
          <table:table-cell table:style-name="ce24" table:formula="of:=[$graph.D84]" office:value-type="float" office:value="4.2" calcext:value-type="float">
            <text:p>4.2</text:p>
          </table:table-cell>
          <table:table-cell table:style-name="ce24" table:formula="of:=[$graph.D84]" office:value-type="float" office:value="4.2" calcext:value-type="float">
            <text:p>4.2</text:p>
          </table:table-cell>
          <table:table-cell table:number-columns-repeated="58"/>
        </table:table-row>
        <table:table-row table:style-name="ro1">
          <table:table-cell table:formula="of:=[$graph.A85]" office:value-type="time" office:time-value="PT00H00M28.842S" calcext:value-type="time">
            <text:p>00:00:29</text:p>
          </table:table-cell>
          <table:table-cell table:number-columns-repeated="4"/>
          <table:table-cell table:style-name="ce24" table:formula="of:=[$graph.D85]" office:value-type="float" office:value="6.2" calcext:value-type="float">
            <text:p>6.2</text:p>
          </table:table-cell>
          <table:table-cell table:number-columns-repeated="58"/>
        </table:table-row>
        <table:table-row table:style-name="ro1">
          <table:table-cell table:formula="of:=[$graph.A86]" office:value-type="time" office:time-value="PT00H00M29.204S" calcext:value-type="time">
            <text:p>00:00:29</text:p>
          </table:table-cell>
          <table:table-cell table:number-columns-repeated="4"/>
          <table:table-cell table:style-name="ce24" table:formula="of:=[$graph.D86]" office:value-type="float" office:value="2.5" calcext:value-type="float">
            <text:p>2.5</text:p>
          </table:table-cell>
          <table:table-cell table:number-columns-repeated="58"/>
        </table:table-row>
        <table:table-row table:style-name="ro1">
          <table:table-cell table:formula="of:=[$graph.A87]" office:value-type="time" office:time-value="PT00H00M29.564S" calcext:value-type="time">
            <text:p>00:00:30</text:p>
          </table:table-cell>
          <table:table-cell table:number-columns-repeated="4"/>
          <table:table-cell table:style-name="ce24" table:formula="of:=[$graph.D87]" office:value-type="float" office:value="3.9" calcext:value-type="float">
            <text:p>3.9</text:p>
          </table:table-cell>
          <table:table-cell table:number-columns-repeated="58"/>
        </table:table-row>
        <table:table-row table:style-name="ro1">
          <table:table-cell table:formula="of:=[$graph.A88]" office:value-type="time" office:time-value="PT00H00M29.923S" calcext:value-type="time">
            <text:p>00:00:30</text:p>
          </table:table-cell>
          <table:table-cell table:number-columns-repeated="4"/>
          <table:table-cell table:style-name="ce24" table:formula="of:=[$graph.D88]" office:value-type="float" office:value="3.8" calcext:value-type="float">
            <text:p>3.8</text:p>
          </table:table-cell>
          <table:table-cell table:number-columns-repeated="58"/>
        </table:table-row>
        <table:table-row table:style-name="ro1">
          <table:table-cell table:formula="of:=[$graph.A89]" office:value-type="time" office:time-value="PT00H00M30.285S" calcext:value-type="time">
            <text:p>00:00:30</text:p>
          </table:table-cell>
          <table:table-cell table:number-columns-repeated="4"/>
          <table:table-cell table:style-name="ce24" table:formula="of:=[$graph.D89]" office:value-type="float" office:value="-0.3" calcext:value-type="float">
            <text:p>-0.3</text:p>
          </table:table-cell>
          <table:table-cell table:number-columns-repeated="58"/>
        </table:table-row>
        <table:table-row table:style-name="ro1">
          <table:table-cell table:formula="of:=[$graph.A90]" office:value-type="time" office:time-value="PT00H00M30.644S" calcext:value-type="time">
            <text:p>00:00:31</text:p>
          </table:table-cell>
          <table:table-cell table:number-columns-repeated="4"/>
          <table:table-cell table:style-name="ce24" table:formula="of:=[$graph.D90]" office:value-type="float" office:value="0.4" calcext:value-type="float">
            <text:p>0.4</text:p>
          </table:table-cell>
          <table:table-cell table:number-columns-repeated="58"/>
        </table:table-row>
        <table:table-row table:style-name="ro1">
          <table:table-cell table:formula="of:=[$graph.A91]" office:value-type="time" office:time-value="PT00H00M31.006S" calcext:value-type="time">
            <text:p>00:00:31</text:p>
          </table:table-cell>
          <table:table-cell table:number-columns-repeated="4"/>
          <table:table-cell table:style-name="ce24" table:formula="of:=[$graph.D91]" office:value-type="float" office:value="0.3" calcext:value-type="float">
            <text:p>0.3</text:p>
          </table:table-cell>
          <table:table-cell table:number-columns-repeated="58"/>
        </table:table-row>
        <table:table-row table:style-name="ro1">
          <table:table-cell table:formula="of:=[$graph.A92]" office:value-type="time" office:time-value="PT00H00M31.365S" calcext:value-type="time">
            <text:p>00:00:31</text:p>
          </table:table-cell>
          <table:table-cell table:number-columns-repeated="4"/>
          <table:table-cell table:style-name="ce24" table:formula="of:=[$graph.D92]" office:value-type="float" office:value="4.8" calcext:value-type="float">
            <text:p>4.8</text:p>
          </table:table-cell>
          <table:table-cell table:number-columns-repeated="58"/>
        </table:table-row>
        <table:table-row table:style-name="ro1">
          <table:table-cell table:formula="of:=[$graph.A93]" office:value-type="time" office:time-value="PT00H00M31.726S" calcext:value-type="time">
            <text:p>00:00:32</text:p>
          </table:table-cell>
          <table:table-cell table:number-columns-repeated="4"/>
          <table:table-cell table:style-name="ce24" table:formula="of:=[$graph.D93]" office:value-type="float" office:value="0.2" calcext:value-type="float">
            <text:p>0.2</text:p>
          </table:table-cell>
          <table:table-cell table:number-columns-repeated="58"/>
        </table:table-row>
        <table:table-row table:style-name="ro1">
          <table:table-cell table:formula="of:=[$graph.A94]" office:value-type="time" office:time-value="PT00H00M32.09S" calcext:value-type="time">
            <text:p>00:00:32</text:p>
          </table:table-cell>
          <table:table-cell table:number-columns-repeated="4"/>
          <table:table-cell table:style-name="ce24" table:formula="of:=[$graph.D94]" office:value-type="float" office:value="0.8" calcext:value-type="float">
            <text:p>0.8</text:p>
          </table:table-cell>
          <table:table-cell table:number-columns-repeated="58"/>
        </table:table-row>
        <table:table-row table:style-name="ro1">
          <table:table-cell table:formula="of:=[$graph.A95]" office:value-type="time" office:time-value="PT00H00M32.446S" calcext:value-type="time">
            <text:p>00:00:32</text:p>
          </table:table-cell>
          <table:table-cell table:number-columns-repeated="4"/>
          <table:table-cell table:style-name="ce24" table:formula="of:=[$graph.D95]" office:value-type="float" office:value="4.2" calcext:value-type="float">
            <text:p>4.2</text:p>
          </table:table-cell>
          <table:table-cell table:number-columns-repeated="58"/>
        </table:table-row>
        <table:table-row table:style-name="ro1">
          <table:table-cell table:formula="of:=[$graph.A96]" office:value-type="time" office:time-value="PT00H00M32.807S" calcext:value-type="time">
            <text:p>00:00:33</text:p>
          </table:table-cell>
          <table:table-cell table:number-columns-repeated="4"/>
          <table:table-cell table:style-name="ce24" table:formula="of:=[$graph.D96]" office:value-type="float" office:value="3" calcext:value-type="float">
            <text:p>3.0</text:p>
          </table:table-cell>
          <table:table-cell table:number-columns-repeated="58"/>
        </table:table-row>
        <table:table-row table:style-name="ro1">
          <table:table-cell table:formula="of:=[$graph.A97]" office:value-type="time" office:time-value="PT00H00M33.172S" calcext:value-type="time">
            <text:p>00:00:33</text:p>
          </table:table-cell>
          <table:table-cell table:number-columns-repeated="4"/>
          <table:table-cell table:style-name="ce24" table:formula="of:=[$graph.D97]" office:value-type="float" office:value="1.9" calcext:value-type="float">
            <text:p>1.9</text:p>
          </table:table-cell>
          <table:table-cell table:number-columns-repeated="58"/>
        </table:table-row>
        <table:table-row table:style-name="ro1">
          <table:table-cell table:formula="of:=[$graph.A98]" office:value-type="time" office:time-value="PT00H00M33.528S" calcext:value-type="time">
            <text:p>00:00:34</text:p>
          </table:table-cell>
          <table:table-cell table:number-columns-repeated="4"/>
          <table:table-cell table:style-name="ce24" table:formula="of:=[$graph.D98]" office:value-type="float" office:value="2.7" calcext:value-type="float">
            <text:p>2.7</text:p>
          </table:table-cell>
          <table:table-cell table:number-columns-repeated="58"/>
        </table:table-row>
        <table:table-row table:style-name="ro1">
          <table:table-cell table:formula="of:=[$graph.A99]" office:value-type="time" office:time-value="PT00H00M33.893S" calcext:value-type="time">
            <text:p>00:00:34</text:p>
          </table:table-cell>
          <table:table-cell table:number-columns-repeated="4"/>
          <table:table-cell table:style-name="ce24" table:formula="of:=[$graph.D99]" office:value-type="float" office:value="2.6" calcext:value-type="float">
            <text:p>2.6</text:p>
          </table:table-cell>
          <table:table-cell table:number-columns-repeated="58"/>
        </table:table-row>
        <table:table-row table:style-name="ro1">
          <table:table-cell table:formula="of:=[$graph.A100]" office:value-type="time" office:time-value="PT00H00M34.249S" calcext:value-type="time">
            <text:p>00:00:34</text:p>
          </table:table-cell>
          <table:table-cell table:number-columns-repeated="4"/>
          <table:table-cell table:style-name="ce24" table:formula="of:=[$graph.D100]" office:value-type="float" office:value="1.1" calcext:value-type="float">
            <text:p>1.1</text:p>
          </table:table-cell>
          <table:table-cell table:number-columns-repeated="58"/>
        </table:table-row>
        <table:table-row table:style-name="ro1">
          <table:table-cell table:formula="of:=[$graph.A101]" office:value-type="time" office:time-value="PT00H00M34.613S" calcext:value-type="time">
            <text:p>00:00:35</text:p>
          </table:table-cell>
          <table:table-cell table:number-columns-repeated="4"/>
          <table:table-cell table:style-name="ce24" table:formula="of:=[$graph.D101]" office:value-type="float" office:value="1.9" calcext:value-type="float">
            <text:p>1.9</text:p>
          </table:table-cell>
          <table:table-cell table:number-columns-repeated="58"/>
        </table:table-row>
        <table:table-row table:style-name="ro1">
          <table:table-cell table:formula="of:=[$graph.A102]" office:value-type="time" office:time-value="PT00H00M34.974S" calcext:value-type="time">
            <text:p>00:00:35</text:p>
          </table:table-cell>
          <table:table-cell table:number-columns-repeated="4"/>
          <table:table-cell table:style-name="ce24" table:formula="of:=[$graph.D102]" office:value-type="float" office:value="3.2" calcext:value-type="float">
            <text:p>3.2</text:p>
          </table:table-cell>
          <table:table-cell table:number-columns-repeated="58"/>
        </table:table-row>
        <table:table-row table:style-name="ro1">
          <table:table-cell table:formula="of:=[$graph.A103]" office:value-type="time" office:time-value="PT00H00M35.334S" calcext:value-type="time">
            <text:p>00:00:35</text:p>
          </table:table-cell>
          <table:table-cell table:number-columns-repeated="4"/>
          <table:table-cell table:style-name="ce24" table:formula="of:=[$graph.D103]" office:value-type="float" office:value="3.7" calcext:value-type="float">
            <text:p>3.7</text:p>
          </table:table-cell>
          <table:table-cell table:number-columns-repeated="58"/>
        </table:table-row>
        <table:table-row table:style-name="ro1">
          <table:table-cell table:formula="of:=[$graph.A104]" office:value-type="time" office:time-value="PT00H00M35.696S" calcext:value-type="time">
            <text:p>00:00:36</text:p>
          </table:table-cell>
          <table:table-cell table:number-columns-repeated="4"/>
          <table:table-cell table:style-name="ce24" table:formula="of:=[$graph.D104]" office:value-type="float" office:value="4.5" calcext:value-type="float">
            <text:p>4.5</text:p>
          </table:table-cell>
          <table:table-cell table:number-columns-repeated="58"/>
        </table:table-row>
        <table:table-row table:style-name="ro1">
          <table:table-cell table:formula="of:=[$graph.A105]" office:value-type="time" office:time-value="PT00H00M36.055S" calcext:value-type="time">
            <text:p>00:00:36</text:p>
          </table:table-cell>
          <table:table-cell table:number-columns-repeated="4"/>
          <table:table-cell table:style-name="ce24" table:formula="of:=[$graph.D105]" office:value-type="float" office:value="3.3" calcext:value-type="float">
            <text:p>3.3</text:p>
          </table:table-cell>
          <table:table-cell table:number-columns-repeated="58"/>
        </table:table-row>
        <table:table-row table:style-name="ro1">
          <table:table-cell table:formula="of:=[$graph.A106]" office:value-type="time" office:time-value="PT00H00M36.416S" calcext:value-type="time">
            <text:p>00:00:36</text:p>
          </table:table-cell>
          <table:table-cell table:number-columns-repeated="4"/>
          <table:table-cell table:style-name="ce24" table:formula="of:=[$graph.D106]" office:value-type="float" office:value="0.9" calcext:value-type="float">
            <text:p>0.9</text:p>
          </table:table-cell>
          <table:table-cell table:number-columns-repeated="58"/>
        </table:table-row>
        <table:table-row table:style-name="ro1">
          <table:table-cell table:formula="of:=[$graph.A107]" office:value-type="time" office:time-value="PT00H00M36.776S" calcext:value-type="time">
            <text:p>00:00:37</text:p>
          </table:table-cell>
          <table:table-cell table:number-columns-repeated="4"/>
          <table:table-cell table:style-name="ce24" table:formula="of:=[$graph.D107]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table:formula="of:=[$graph.A108]" office:value-type="time" office:time-value="PT00H00M37.137S" calcext:value-type="time">
            <text:p>00:00:37</text:p>
          </table:table-cell>
          <table:table-cell table:number-columns-repeated="4"/>
          <table:table-cell table:style-name="ce24" table:formula="of:=[$graph.D108]" office:value-type="float" office:value="-1.5" calcext:value-type="float">
            <text:p>-1.5</text:p>
          </table:table-cell>
          <table:table-cell table:number-columns-repeated="58"/>
        </table:table-row>
        <table:table-row table:style-name="ro1">
          <table:table-cell table:formula="of:=[$graph.A109]" office:value-type="time" office:time-value="PT00H00M37.497S" calcext:value-type="time">
            <text:p>00:00:37</text:p>
          </table:table-cell>
          <table:table-cell table:number-columns-repeated="4"/>
          <table:table-cell table:style-name="ce24" table:formula="of:=[$graph.D109]" office:value-type="float" office:value="-3.4" calcext:value-type="float">
            <text:p>-3.4</text:p>
          </table:table-cell>
          <table:table-cell table:number-columns-repeated="58"/>
        </table:table-row>
        <table:table-row table:style-name="ro1">
          <table:table-cell table:formula="of:=[$graph.A110]" office:value-type="time" office:time-value="PT00H00M37.857S" calcext:value-type="time">
            <text:p>00:00:38</text:p>
          </table:table-cell>
          <table:table-cell table:number-columns-repeated="4"/>
          <table:table-cell table:style-name="ce24" table:formula="of:=[$graph.D110]" office:value-type="float" office:value="-3.6" calcext:value-type="float">
            <text:p>-3.6</text:p>
          </table:table-cell>
          <table:table-cell table:number-columns-repeated="58"/>
        </table:table-row>
        <table:table-row table:style-name="ro1">
          <table:table-cell table:formula="of:=[$graph.A111]" office:value-type="time" office:time-value="PT00H00M38.217S" calcext:value-type="time">
            <text:p>00:00:38</text:p>
          </table:table-cell>
          <table:table-cell table:number-columns-repeated="4"/>
          <table:table-cell table:style-name="ce24" table:formula="of:=[$graph.D111]" office:value-type="float" office:value="-4.2" calcext:value-type="float">
            <text:p>-4.2</text:p>
          </table:table-cell>
          <table:table-cell table:number-columns-repeated="58"/>
        </table:table-row>
        <table:table-row table:style-name="ro1">
          <table:table-cell table:formula="of:=[$graph.A112]" office:value-type="time" office:time-value="PT00H00M38.578S" calcext:value-type="time">
            <text:p>00:00:39</text:p>
          </table:table-cell>
          <table:table-cell table:number-columns-repeated="4"/>
          <table:table-cell table:style-name="ce24" table:formula="of:=[$graph.D112]" office:value-type="float" office:value="-4.8" calcext:value-type="float">
            <text:p>-4.8</text:p>
          </table:table-cell>
          <table:table-cell table:number-columns-repeated="58"/>
        </table:table-row>
        <table:table-row table:style-name="ro1">
          <table:table-cell table:formula="of:=[$graph.A113]" office:value-type="time" office:time-value="PT00H00M38.938S" calcext:value-type="time">
            <text:p>00:00:39</text:p>
          </table:table-cell>
          <table:table-cell table:number-columns-repeated="4"/>
          <table:table-cell table:style-name="ce24" table:formula="of:=[$graph.D113]" office:value-type="float" office:value="-5.1" calcext:value-type="float">
            <text:p>-5.1</text:p>
          </table:table-cell>
          <table:table-cell table:number-columns-repeated="58"/>
        </table:table-row>
        <table:table-row table:style-name="ro1">
          <table:table-cell table:formula="of:=[$graph.A114]" office:value-type="time" office:time-value="PT00H00M39.3S" calcext:value-type="time">
            <text:p>00:00:39</text:p>
          </table:table-cell>
          <table:table-cell table:number-columns-repeated="4"/>
          <table:table-cell table:style-name="ce24" table:formula="of:=[$graph.D114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15]" office:value-type="time" office:time-value="PT00H00M39.66S" calcext:value-type="time">
            <text:p>00:00:40</text:p>
          </table:table-cell>
          <table:table-cell table:number-columns-repeated="4"/>
          <table:table-cell table:style-name="ce24" table:formula="of:=[$graph.D115]" office:value-type="float" office:value="-5.8" calcext:value-type="float">
            <text:p>-5.8</text:p>
          </table:table-cell>
          <table:table-cell table:number-columns-repeated="58"/>
        </table:table-row>
        <table:table-row table:style-name="ro1">
          <table:table-cell table:formula="of:=[$graph.A116]" office:value-type="time" office:time-value="PT00H00M40.021S" calcext:value-type="time">
            <text:p>00:00:40</text:p>
          </table:table-cell>
          <table:table-cell table:number-columns-repeated="4"/>
          <table:table-cell table:style-name="ce24" table:formula="of:=[$graph.D116]" office:value-type="float" office:value="-5.3" calcext:value-type="float">
            <text:p>-5.3</text:p>
          </table:table-cell>
          <table:table-cell table:number-columns-repeated="58"/>
        </table:table-row>
        <table:table-row table:style-name="ro1">
          <table:table-cell table:formula="of:=[$graph.A117]" office:value-type="time" office:time-value="PT00H00M40.381S" calcext:value-type="time">
            <text:p>00:00:40</text:p>
          </table:table-cell>
          <table:table-cell table:number-columns-repeated="4"/>
          <table:table-cell table:style-name="ce24" table:formula="of:=[$graph.D117]" office:value-type="float" office:value="-5.4" calcext:value-type="float">
            <text:p>-5.4</text:p>
          </table:table-cell>
          <table:table-cell table:number-columns-repeated="58"/>
        </table:table-row>
        <table:table-row table:style-name="ro1">
          <table:table-cell table:formula="of:=[$graph.A118]" office:value-type="time" office:time-value="PT00H00M40.741S" calcext:value-type="time">
            <text:p>00:00:41</text:p>
          </table:table-cell>
          <table:table-cell table:number-columns-repeated="4"/>
          <table:table-cell table:style-name="ce24" table:formula="of:=[$graph.D118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19]" office:value-type="time" office:time-value="PT00H00M41.101S" calcext:value-type="time">
            <text:p>00:00:41</text:p>
          </table:table-cell>
          <table:table-cell table:number-columns-repeated="4"/>
          <table:table-cell table:style-name="ce24" table:formula="of:=[$graph.D119]" office:value-type="float" office:value="-5.1" calcext:value-type="float">
            <text:p>-5.1</text:p>
          </table:table-cell>
          <table:table-cell table:number-columns-repeated="58"/>
        </table:table-row>
        <table:table-row table:style-name="ro1">
          <table:table-cell table:formula="of:=[$graph.A120]" office:value-type="time" office:time-value="PT00H00M41.462S" calcext:value-type="time">
            <text:p>00:00:41</text:p>
          </table:table-cell>
          <table:table-cell table:number-columns-repeated="4"/>
          <table:table-cell table:style-name="ce24" table:formula="of:=[$graph.D120]" office:value-type="float" office:value="-5.3" calcext:value-type="float">
            <text:p>-5.3</text:p>
          </table:table-cell>
          <table:table-cell table:number-columns-repeated="58"/>
        </table:table-row>
        <table:table-row table:style-name="ro1">
          <table:table-cell table:formula="of:=[$graph.A121]" office:value-type="time" office:time-value="PT00H00M41.823S" calcext:value-type="time">
            <text:p>00:00:42</text:p>
          </table:table-cell>
          <table:table-cell table:number-columns-repeated="4"/>
          <table:table-cell table:style-name="ce24" table:formula="of:=[$graph.D121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22]" office:value-type="time" office:time-value="PT00H00M42.182S" calcext:value-type="time">
            <text:p>00:00:42</text:p>
          </table:table-cell>
          <table:table-cell table:number-columns-repeated="4"/>
          <table:table-cell table:style-name="ce24" table:formula="of:=[$graph.D122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23]" office:value-type="time" office:time-value="PT00H00M42.543S" calcext:value-type="time">
            <text:p>00:00:43</text:p>
          </table:table-cell>
          <table:table-cell table:number-columns-repeated="4"/>
          <table:table-cell table:style-name="ce24" table:formula="of:=[$graph.D123]" office:value-type="float" office:value="-5.4" calcext:value-type="float">
            <text:p>-5.4</text:p>
          </table:table-cell>
          <table:table-cell table:number-columns-repeated="58"/>
        </table:table-row>
        <table:table-row table:style-name="ro1">
          <table:table-cell table:formula="of:=[$graph.A124]" office:value-type="time" office:time-value="PT00H00M42.903S" calcext:value-type="time">
            <text:p>00:00:43</text:p>
          </table:table-cell>
          <table:table-cell table:number-columns-repeated="4"/>
          <table:table-cell table:style-name="ce24" table:formula="of:=[$graph.D124]" office:value-type="float" office:value="-5.3" calcext:value-type="float">
            <text:p>-5.3</text:p>
          </table:table-cell>
          <table:table-cell table:number-columns-repeated="58"/>
        </table:table-row>
        <table:table-row table:style-name="ro1">
          <table:table-cell table:formula="of:=[$graph.A125]" office:value-type="time" office:time-value="PT00H00M43.264S" calcext:value-type="time">
            <text:p>00:00:43</text:p>
          </table:table-cell>
          <table:table-cell table:number-columns-repeated="4"/>
          <table:table-cell table:style-name="ce24" table:formula="of:=[$graph.D125]" office:value-type="float" office:value="-5.3" calcext:value-type="float">
            <text:p>-5.3</text:p>
          </table:table-cell>
          <table:table-cell table:number-columns-repeated="58"/>
        </table:table-row>
        <table:table-row table:style-name="ro1">
          <table:table-cell table:formula="of:=[$graph.A126]" office:value-type="time" office:time-value="PT00H00M43.625S" calcext:value-type="time">
            <text:p>00:00:44</text:p>
          </table:table-cell>
          <table:table-cell table:number-columns-repeated="4"/>
          <table:table-cell table:style-name="ce24" table:formula="of:=[$graph.D126]" office:value-type="float" office:value="-5.4" calcext:value-type="float">
            <text:p>-5.4</text:p>
          </table:table-cell>
          <table:table-cell table:number-columns-repeated="58"/>
        </table:table-row>
        <table:table-row table:style-name="ro1">
          <table:table-cell table:formula="of:=[$graph.A127]" office:value-type="time" office:time-value="PT00H00M43.984S" calcext:value-type="time">
            <text:p>00:00:44</text:p>
          </table:table-cell>
          <table:table-cell table:number-columns-repeated="4"/>
          <table:table-cell table:style-name="ce24" table:formula="of:=[$graph.D127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28]" office:value-type="time" office:time-value="PT00H00M44.346S" calcext:value-type="time">
            <text:p>00:00:44</text:p>
          </table:table-cell>
          <table:table-cell table:number-columns-repeated="4"/>
          <table:table-cell table:style-name="ce24" table:formula="of:=[$graph.D128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29]" office:value-type="time" office:time-value="PT00H00M44.705S" calcext:value-type="time">
            <text:p>00:00:45</text:p>
          </table:table-cell>
          <table:table-cell table:number-columns-repeated="4"/>
          <table:table-cell table:style-name="ce24" table:formula="of:=[$graph.D129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30]" office:value-type="time" office:time-value="PT00H00M45.066S" calcext:value-type="time">
            <text:p>00:00:45</text:p>
          </table:table-cell>
          <table:table-cell table:number-columns-repeated="4"/>
          <table:table-cell table:style-name="ce24" table:formula="of:=[$graph.D130]" office:value-type="float" office:value="-5.7" calcext:value-type="float">
            <text:p>-5.7</text:p>
          </table:table-cell>
          <table:table-cell table:number-columns-repeated="58"/>
        </table:table-row>
        <table:table-row table:style-name="ro1">
          <table:table-cell table:formula="of:=[$graph.A131]" office:value-type="time" office:time-value="PT00H00M45.426S" calcext:value-type="time">
            <text:p>00:00:45</text:p>
          </table:table-cell>
          <table:table-cell table:number-columns-repeated="4"/>
          <table:table-cell table:style-name="ce24" table:formula="of:=[$graph.D131]" office:value-type="float" office:value="-5.7" calcext:value-type="float">
            <text:p>-5.7</text:p>
          </table:table-cell>
          <table:table-cell table:number-columns-repeated="58"/>
        </table:table-row>
        <table:table-row table:style-name="ro1">
          <table:table-cell table:formula="of:=[$graph.A132]" office:value-type="time" office:time-value="PT00H00M45.787S" calcext:value-type="time">
            <text:p>00:00:46</text:p>
          </table:table-cell>
          <table:table-cell table:number-columns-repeated="4"/>
          <table:table-cell table:style-name="ce24" table:formula="of:=[$graph.D132]" office:value-type="float" office:value="-5.7" calcext:value-type="float">
            <text:p>-5.7</text:p>
          </table:table-cell>
          <table:table-cell table:number-columns-repeated="58"/>
        </table:table-row>
        <table:table-row table:style-name="ro1">
          <table:table-cell table:formula="of:=[$graph.A133]" office:value-type="time" office:time-value="PT00H00M46.148S" calcext:value-type="time">
            <text:p>00:00:46</text:p>
          </table:table-cell>
          <table:table-cell table:number-columns-repeated="4"/>
          <table:table-cell table:style-name="ce24" table:formula="of:=[$graph.D133]" office:value-type="float" office:value="-5.7" calcext:value-type="float">
            <text:p>-5.7</text:p>
          </table:table-cell>
          <table:table-cell table:number-columns-repeated="58"/>
        </table:table-row>
        <table:table-row table:style-name="ro1">
          <table:table-cell table:formula="of:=[$graph.A134]" office:value-type="time" office:time-value="PT00H00M46.507S" calcext:value-type="time">
            <text:p>00:00:47</text:p>
          </table:table-cell>
          <table:table-cell table:number-columns-repeated="4"/>
          <table:table-cell table:style-name="ce24" table:formula="of:=[$graph.D134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35]" office:value-type="time" office:time-value="PT00H00M46.869S" calcext:value-type="time">
            <text:p>00:00:47</text:p>
          </table:table-cell>
          <table:table-cell table:number-columns-repeated="4"/>
          <table:table-cell table:style-name="ce24" table:formula="of:=[$graph.D135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36]" office:value-type="time" office:time-value="PT00H00M47.228S" calcext:value-type="time">
            <text:p>00:00:47</text:p>
          </table:table-cell>
          <table:table-cell table:number-columns-repeated="4"/>
          <table:table-cell table:style-name="ce24" table:formula="of:=[$graph.D136]" office:value-type="float" office:value="-5.7" calcext:value-type="float">
            <text:p>-5.7</text:p>
          </table:table-cell>
          <table:table-cell table:number-columns-repeated="58"/>
        </table:table-row>
        <table:table-row table:style-name="ro1">
          <table:table-cell table:formula="of:=[$graph.A137]" office:value-type="time" office:time-value="PT00H00M47.593S" calcext:value-type="time">
            <text:p>00:00:48</text:p>
          </table:table-cell>
          <table:table-cell table:number-columns-repeated="4"/>
          <table:table-cell table:style-name="ce24" table:formula="of:=[$graph.D137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38]" office:value-type="time" office:time-value="PT00H00M47.95S" calcext:value-type="time">
            <text:p>00:00:48</text:p>
          </table:table-cell>
          <table:table-cell table:number-columns-repeated="4"/>
          <table:table-cell table:style-name="ce24" table:formula="of:=[$graph.D138]" office:value-type="float" office:value="-5.5" calcext:value-type="float">
            <text:p>-5.5</text:p>
          </table:table-cell>
          <table:table-cell table:number-columns-repeated="58"/>
        </table:table-row>
        <table:table-row table:style-name="ro1">
          <table:table-cell table:formula="of:=[$graph.A139]" office:value-type="time" office:time-value="PT00H00M48.31S" calcext:value-type="time">
            <text:p>00:00:48</text:p>
          </table:table-cell>
          <table:table-cell table:number-columns-repeated="4"/>
          <table:table-cell table:style-name="ce24" table:formula="of:=[$graph.D139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40]" office:value-type="time" office:time-value="PT00H00M48.675S" calcext:value-type="time">
            <text:p>00:00:49</text:p>
          </table:table-cell>
          <table:table-cell table:number-columns-repeated="4"/>
          <table:table-cell table:style-name="ce24" table:formula="of:=[$graph.D140]" office:value-type="float" office:value="-5.6" calcext:value-type="float">
            <text:p>-5.6</text:p>
          </table:table-cell>
          <table:table-cell table:number-columns-repeated="58"/>
        </table:table-row>
        <table:table-row table:style-name="ro1">
          <table:table-cell table:formula="of:=[$graph.A141]" office:value-type="time" office:time-value="PT00H00M49.031S" calcext:value-type="time">
            <text:p>00:00:49</text:p>
          </table:table-cell>
          <table:table-cell table:number-columns-repeated="4"/>
          <table:table-cell table:style-name="ce24" table:formula="of:=[$graph.D141]" office:value-type="float" office:value="-5.7" calcext:value-type="float">
            <text:p>-5.7</text:p>
          </table:table-cell>
          <table:table-cell table:number-columns-repeated="58"/>
        </table:table-row>
      </table:table>
      <table:table table:name="yaw angle" table:style-name="ta1">
        <table:shapes>
          <draw:frame draw:z-index="0" draw:style-name="gr1" draw:text-style-name="P1" svg:width="26.135cm" svg:height="12.263cm" svg:x="10.31cm" svg:y="1.42cm">
            <draw:object draw:notify-on-update-of-ranges="'yaw angle'.A5:'yaw angle'.A141 'yaw angle'.A5:'yaw angle'.A141 'yaw angle'.B4:'yaw angle'.B4 'yaw angle'.B5:'yaw angle'.B141 'yaw angle'.A5:'yaw angle'.A141 'yaw angle'.C4:'yaw angle'.C4 'yaw angle'.C5:'yaw angle'.C141 'yaw angle'.A5:'yaw angle'.A141 'yaw angle'.D4:'yaw angle'.D4 'yaw angle'.D5:'yaw angle'.D141 'yaw angle'.A5:'yaw angle'.A141 'yaw angle'.E4:'yaw angle'.E4 'yaw angle'.E5:'yaw angle'.E141 'yaw angle'.A5:'yaw angle'.A141 'yaw angle'.F4:'yaw angle'.F4 'yaw angle'.F5:'yaw angle'.F14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ce24"/>
        <table:table-row table:style-name="ro1" table:number-rows-repeated="2">
          <table:table-cell table:number-columns-repeated="6"/>
        </table:table-row>
        <table:table-row table:style-name="ro1">
          <table:table-cell table:style-name="ce18"/>
          <table:table-cell table:style-name="ce19" office:value-type="string" calcext:value-type="string" table:number-columns-spanned="5" table:number-rows-spanned="1">
            <text:p>yaw angle</text:p>
          </table:table-cell>
          <table:covered-table-cell table:number-columns-repeated="4" table:style-name="ce22"/>
        </table:table-row>
        <table:table-row table:style-name="ro1">
          <table:table-cell table:style-name="ce18" table:formula="of:=[$graph.A4]" office:value-type="string" office:string-value="elapsed" calcext:value-type="string">
            <text:p>elapsed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formula="of:=[$graph.A5]" office:value-type="time" office:time-value="PT00H00M00S" calcext:value-type="time">
            <text:p>00:00:00</text:p>
          </table:table-cell>
          <table:table-cell table:formula="of:=[$graph.B5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6]" office:value-type="time" office:time-value="PT00H00M00.36S" calcext:value-type="time">
            <text:p>00:00:00</text:p>
          </table:table-cell>
          <table:table-cell table:formula="of:=[$graph.B6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7]" office:value-type="time" office:time-value="PT00H00M00.726S" calcext:value-type="time">
            <text:p>00:00:01</text:p>
          </table:table-cell>
          <table:table-cell table:formula="of:=[$graph.B7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8]" office:value-type="time" office:time-value="PT00H00M01.081S" calcext:value-type="time">
            <text:p>00:00:01</text:p>
          </table:table-cell>
          <table:table-cell table:formula="of:=[$graph.B8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9]" office:value-type="time" office:time-value="PT00H00M01.443S" calcext:value-type="time">
            <text:p>00:00:01</text:p>
          </table:table-cell>
          <table:table-cell table:formula="of:=[$graph.B9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0]" office:value-type="time" office:time-value="PT00H00M01.802S" calcext:value-type="time">
            <text:p>00:00:02</text:p>
          </table:table-cell>
          <table:table-cell table:formula="of:=[$graph.B10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1]" office:value-type="time" office:time-value="PT00H00M02.163S" calcext:value-type="time">
            <text:p>00:00:02</text:p>
          </table:table-cell>
          <table:table-cell table:formula="of:=[$graph.B11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2]" office:value-type="time" office:time-value="PT00H00M02.528S" calcext:value-type="time">
            <text:p>00:00:03</text:p>
          </table:table-cell>
          <table:table-cell table:formula="of:=[$graph.B12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3]" office:value-type="time" office:time-value="PT00H00M02.883S" calcext:value-type="time">
            <text:p>00:00:03</text:p>
          </table:table-cell>
          <table:table-cell table:formula="of:=[$graph.B13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4]" office:value-type="time" office:time-value="PT00H00M03.244S" calcext:value-type="time">
            <text:p>00:00:03</text:p>
          </table:table-cell>
          <table:table-cell table:formula="of:=[$graph.B14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5]" office:value-type="time" office:time-value="PT00H00M03.604S" calcext:value-type="time">
            <text:p>00:00:04</text:p>
          </table:table-cell>
          <table:table-cell table:formula="of:=[$graph.B15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6]" office:value-type="time" office:time-value="PT00H00M03.965S" calcext:value-type="time">
            <text:p>00:00:04</text:p>
          </table:table-cell>
          <table:table-cell table:formula="of:=[$graph.B16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7]" office:value-type="time" office:time-value="PT00H00M04.329S" calcext:value-type="time">
            <text:p>00:00:04</text:p>
          </table:table-cell>
          <table:table-cell table:formula="of:=[$graph.B17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8]" office:value-type="time" office:time-value="PT00H00M04.685S" calcext:value-type="time">
            <text:p>00:00:05</text:p>
          </table:table-cell>
          <table:table-cell table:formula="of:=[$graph.B18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9" table:formula="of:=[$graph.A19]" office:value-type="time" office:time-value="PT00H00M05.046S" calcext:value-type="time">
            <text:p>00:00:05</text:p>
          </table:table-cell>
          <table:table-cell table:formula="of:=[$graph.B19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style-name="ce9" table:formula="of:=[$graph.A20]" office:value-type="time" office:time-value="PT00H00M05.411S" calcext:value-type="time">
            <text:p>00:00:05</text:p>
          </table:table-cell>
          <table:table-cell table:formula="of:=[$graph.B20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table:style-name="ce9" table:formula="of:=[$graph.A21]" office:value-type="time" office:time-value="PT00H00M05.768S" calcext:value-type="time">
            <text:p>00:00:06</text:p>
          </table:table-cell>
          <table:table-cell table:formula="of:=[$graph.B21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style-name="ce9" table:formula="of:=[$graph.A22]" office:value-type="time" office:time-value="PT00H00M06.132S" calcext:value-type="time">
            <text:p>00:00:06</text:p>
          </table:table-cell>
          <table:table-cell table:formula="of:=[$graph.B22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9" table:formula="of:=[$graph.A23]" office:value-type="time" office:time-value="PT00H00M06.488S" calcext:value-type="time">
            <text:p>00:00:06</text:p>
          </table:table-cell>
          <table:table-cell table:formula="of:=[$graph.B23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9" table:formula="of:=[$graph.A24]" office:value-type="time" office:time-value="PT00H00M06.852S" calcext:value-type="time">
            <text:p>00:00:07</text:p>
          </table:table-cell>
          <table:table-cell table:formula="of:=[$graph.B24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table:style-name="ce9" table:formula="of:=[$graph.A25]" office:value-type="time" office:time-value="PT00H00M07.214S" calcext:value-type="time">
            <text:p>00:00:07</text:p>
          </table:table-cell>
          <table:table-cell table:formula="of:=[$graph.B25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style-name="ce9" table:formula="of:=[$graph.A26]" office:value-type="time" office:time-value="PT00H00M07.574S" calcext:value-type="time">
            <text:p>00:00:08</text:p>
          </table:table-cell>
          <table:table-cell table:formula="of:=[$graph.B26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style-name="ce9" table:formula="of:=[$graph.A27]" office:value-type="time" office:time-value="PT00H00M07.933S" calcext:value-type="time">
            <text:p>00:00:08</text:p>
          </table:table-cell>
          <table:table-cell table:formula="of:=[$graph.B27]" office:value-type="float" office:value="-0.3" calcext:value-type="float">
            <text:p>-0.3</text:p>
          </table:table-cell>
          <table:table-cell table:number-columns-repeated="4"/>
        </table:table-row>
        <table:table-row table:style-name="ro1">
          <table:table-cell table:style-name="ce9" table:formula="of:=[$graph.A28]" office:value-type="time" office:time-value="PT00H00M08.295S" calcext:value-type="time">
            <text:p>00:00:08</text:p>
          </table:table-cell>
          <table:table-cell table:formula="of:=[$graph.B28]" office:value-type="float" office:value="-1" calcext:value-type="float">
            <text:p>-1.0</text:p>
          </table:table-cell>
          <table:table-cell table:number-columns-repeated="4"/>
        </table:table-row>
        <table:table-row table:style-name="ro1">
          <table:table-cell table:style-name="ce9" table:formula="of:=[$graph.A29]" office:value-type="time" office:time-value="PT00H00M08.654S" calcext:value-type="time">
            <text:p>00:00:09</text:p>
          </table:table-cell>
          <table:table-cell table:formula="of:=[$graph.B29]" office:value-type="float" office:value="-1.7" calcext:value-type="float">
            <text:p>-1.7</text:p>
          </table:table-cell>
          <table:table-cell table:number-columns-repeated="4"/>
        </table:table-row>
        <table:table-row table:style-name="ro1">
          <table:table-cell table:style-name="ce9" table:formula="of:=[$graph.A30]" office:value-type="time" office:time-value="PT00H00M09.01S" calcext:value-type="time">
            <text:p>00:00:09</text:p>
          </table:table-cell>
          <table:table-cell table:formula="of:=[$graph.B30]"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 table:style-name="ce9" table:formula="of:=[$graph.A31]" office:value-type="time" office:time-value="PT00H00M09.375S" calcext:value-type="time">
            <text:p>00:00:09</text:p>
          </table:table-cell>
          <table:table-cell table:formula="of:=[$graph.B31]" office:value-type="float" office:value="-3.7" calcext:value-type="float">
            <text:p>-3.7</text:p>
          </table:table-cell>
          <table:table-cell table:number-columns-repeated="4"/>
        </table:table-row>
        <table:table-row table:style-name="ro1">
          <table:table-cell table:style-name="ce9" table:formula="of:=[$graph.A32]" office:value-type="time" office:time-value="PT00H00M09.737S" calcext:value-type="time">
            <text:p>00:00:10</text:p>
          </table:table-cell>
          <table:table-cell table:formula="of:=[$graph.B32]" office:value-type="float" office:value="-4.2" calcext:value-type="float">
            <text:p>-4.2</text:p>
          </table:table-cell>
          <table:table-cell table:number-columns-repeated="4"/>
        </table:table-row>
        <table:table-row table:style-name="ro1">
          <table:table-cell table:style-name="ce9" table:formula="of:=[$graph.A33]" office:value-type="time" office:time-value="PT00H00M10.096S" calcext:value-type="time">
            <text:p>00:00:10</text:p>
          </table:table-cell>
          <table:table-cell table:formula="of:=[$graph.B33]" office:value-type="float" office:value="-4.1" calcext:value-type="float">
            <text:p>-4.1</text:p>
          </table:table-cell>
          <table:table-cell table:number-columns-repeated="4"/>
        </table:table-row>
        <table:table-row table:style-name="ro1">
          <table:table-cell table:style-name="ce9" table:formula="of:=[$graph.A34]" office:value-type="time" office:time-value="PT00H00M10.456S" calcext:value-type="time">
            <text:p>00:00:10</text:p>
          </table:table-cell>
          <table:table-cell table:formula="of:=[$graph.B34]" office:value-type="float" office:value="-3.8" calcext:value-type="float">
            <text:p>-3.8</text:p>
          </table:table-cell>
          <table:table-cell table:number-columns-repeated="4"/>
        </table:table-row>
        <table:table-row table:style-name="ro1">
          <table:table-cell table:style-name="ce9" table:formula="of:=[$graph.A35]" office:value-type="time" office:time-value="PT00H00M10.817S" calcext:value-type="time">
            <text:p>00:00:11</text:p>
          </table:table-cell>
          <table:table-cell table:formula="of:=[$graph.B35]" office:value-type="float" office:value="-3.7" calcext:value-type="float">
            <text:p>-3.7</text:p>
          </table:table-cell>
          <table:table-cell table:number-columns-repeated="4"/>
        </table:table-row>
        <table:table-row table:style-name="ro1">
          <table:table-cell table:style-name="ce9" table:formula="of:=[$graph.A36]" office:value-type="time" office:time-value="PT00H00M11.177S" calcext:value-type="time">
            <text:p>00:00:11</text:p>
          </table:table-cell>
          <table:table-cell table:formula="of:=[$graph.B36]" office:value-type="float" office:value="-3.5" calcext:value-type="float">
            <text:p>-3.5</text:p>
          </table:table-cell>
          <table:table-cell table:number-columns-repeated="4"/>
        </table:table-row>
        <table:table-row table:style-name="ro1">
          <table:table-cell table:style-name="ce9" table:formula="of:=[$graph.A37]" office:value-type="time" office:time-value="PT00H00M11.538S" calcext:value-type="time">
            <text:p>00:00:12</text:p>
          </table:table-cell>
          <table:table-cell table:formula="of:=[$graph.B37]" office:value-type="float" office:value="-2.7" calcext:value-type="float">
            <text:p>-2.7</text:p>
          </table:table-cell>
          <table:table-cell table:number-columns-repeated="4"/>
        </table:table-row>
        <table:table-row table:style-name="ro1">
          <table:table-cell table:style-name="ce9" table:formula="of:=[$graph.A38]" office:value-type="time" office:time-value="PT00H00M11.899S" calcext:value-type="time">
            <text:p>00:00:12</text:p>
          </table:table-cell>
          <table:table-cell table:formula="of:=[$graph.B38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table:style-name="ce9" table:formula="of:=[$graph.A39]" office:value-type="time" office:time-value="PT00H00M12.259S" calcext:value-type="time">
            <text:p>00:00:12</text:p>
          </table:table-cell>
          <table:table-cell table:formula="of:=[$graph.B39]" office:value-type="float" office:value="-0.5" calcext:value-type="float">
            <text:p>-0.5</text:p>
          </table:table-cell>
          <table:table-cell table:number-columns-repeated="4"/>
        </table:table-row>
        <table:table-row table:style-name="ro1">
          <table:table-cell table:style-name="ce9" table:formula="of:=[$graph.A40]" office:value-type="time" office:time-value="PT00H00M12.619S" calcext:value-type="time">
            <text:p>00:00:13</text:p>
          </table:table-cell>
          <table:table-cell table:formula="of:=[$graph.B40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9" table:formula="of:=[$graph.A41]" office:value-type="time" office:time-value="PT00H00M12.98S" calcext:value-type="time">
            <text:p>00:00:13</text:p>
          </table:table-cell>
          <table:table-cell table:formula="of:=[$graph.B41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9" table:formula="of:=[$graph.A42]" office:value-type="time" office:time-value="PT00H00M13.34S" calcext:value-type="time">
            <text:p>00:00:13</text:p>
          </table:table-cell>
          <table:table-cell table:formula="of:=[$graph.B42]" office:value-type="float" office:value="0.1" calcext:value-type="float">
            <text:p>0.1</text:p>
          </table:table-cell>
          <table:table-cell table:formula="of:=[$graph.B42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ce9" table:formula="of:=[$graph.A43]" office:value-type="time" office:time-value="PT00H00M13.7S" calcext:value-type="time">
            <text:p>00:00:14</text:p>
          </table:table-cell>
          <table:table-cell/>
          <table:table-cell table:formula="of:=[$graph.B43]" office:value-type="float" office:value="-1.2" calcext:value-type="float">
            <text:p>-1.2</text:p>
          </table:table-cell>
          <table:table-cell table:number-columns-repeated="3"/>
        </table:table-row>
        <table:table-row table:style-name="ro1">
          <table:table-cell table:style-name="ce9" table:formula="of:=[$graph.A44]" office:value-type="time" office:time-value="PT00H00M14.061S" calcext:value-type="time">
            <text:p>00:00:14</text:p>
          </table:table-cell>
          <table:table-cell/>
          <table:table-cell table:formula="of:=[$graph.B44]" office:value-type="float" office:value="-3.9" calcext:value-type="float">
            <text:p>-3.9</text:p>
          </table:table-cell>
          <table:table-cell table:number-columns-repeated="3"/>
        </table:table-row>
        <table:table-row table:style-name="ro1">
          <table:table-cell table:style-name="ce9" table:formula="of:=[$graph.A45]" office:value-type="time" office:time-value="PT00H00M14.421S" calcext:value-type="time">
            <text:p>00:00:14</text:p>
          </table:table-cell>
          <table:table-cell/>
          <table:table-cell table:formula="of:=[$graph.B45]" office:value-type="float" office:value="-6.5" calcext:value-type="float">
            <text:p>-6.5</text:p>
          </table:table-cell>
          <table:table-cell table:number-columns-repeated="3"/>
        </table:table-row>
        <table:table-row table:style-name="ro1">
          <table:table-cell table:style-name="ce9" table:formula="of:=[$graph.A46]" office:value-type="time" office:time-value="PT00H00M14.781S" calcext:value-type="time">
            <text:p>00:00:15</text:p>
          </table:table-cell>
          <table:table-cell/>
          <table:table-cell table:formula="of:=[$graph.B46]" office:value-type="float" office:value="-9.1" calcext:value-type="float">
            <text:p>-9.1</text:p>
          </table:table-cell>
          <table:table-cell table:number-columns-repeated="3"/>
        </table:table-row>
        <table:table-row table:style-name="ro1">
          <table:table-cell table:style-name="ce9" table:formula="of:=[$graph.A47]" office:value-type="time" office:time-value="PT00H00M15.142S" calcext:value-type="time">
            <text:p>00:00:15</text:p>
          </table:table-cell>
          <table:table-cell/>
          <table:table-cell table:formula="of:=[$graph.B47]" office:value-type="float" office:value="-11.2" calcext:value-type="float">
            <text:p>-11.2</text:p>
          </table:table-cell>
          <table:table-cell table:number-columns-repeated="3"/>
        </table:table-row>
        <table:table-row table:style-name="ro1">
          <table:table-cell table:style-name="ce9" table:formula="of:=[$graph.A48]" office:value-type="time" office:time-value="PT00H00M15.502S" calcext:value-type="time">
            <text:p>00:00:16</text:p>
          </table:table-cell>
          <table:table-cell/>
          <table:table-cell table:formula="of:=[$graph.B48]" office:value-type="float" office:value="-10.5" calcext:value-type="float">
            <text:p>-10.5</text:p>
          </table:table-cell>
          <table:table-cell table:number-columns-repeated="3"/>
        </table:table-row>
        <table:table-row table:style-name="ro1">
          <table:table-cell table:style-name="ce9" table:formula="of:=[$graph.A49]" office:value-type="time" office:time-value="PT00H00M15.863S" calcext:value-type="time">
            <text:p>00:00:16</text:p>
          </table:table-cell>
          <table:table-cell/>
          <table:table-cell table:formula="of:=[$graph.B49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style-name="ce9" table:formula="of:=[$graph.A50]" office:value-type="time" office:time-value="PT00H00M16.223S" calcext:value-type="time">
            <text:p>00:00:16</text:p>
          </table:table-cell>
          <table:table-cell/>
          <table:table-cell table:formula="of:=[$graph.B50]"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table:style-name="ce9" table:formula="of:=[$graph.A51]" office:value-type="time" office:time-value="PT00H00M16.584S" calcext:value-type="time">
            <text:p>00:00:17</text:p>
          </table:table-cell>
          <table:table-cell/>
          <table:table-cell table:formula="of:=[$graph.B51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9" table:formula="of:=[$graph.A52]" office:value-type="time" office:time-value="PT00H00M16.944S" calcext:value-type="time">
            <text:p>00:00:17</text:p>
          </table:table-cell>
          <table:table-cell/>
          <table:table-cell table:formula="of:=[$graph.B5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9" table:formula="of:=[$graph.A53]" office:value-type="time" office:time-value="PT00H00M17.304S" calcext:value-type="time">
            <text:p>00:00:17</text:p>
          </table:table-cell>
          <table:table-cell/>
          <table:table-cell table:formula="of:=[$graph.B53]" office:value-type="float" office:value="-0.7" calcext:value-type="float">
            <text:p>-0.7</text:p>
          </table:table-cell>
          <table:table-cell table:number-columns-repeated="3"/>
        </table:table-row>
        <table:table-row table:style-name="ro1">
          <table:table-cell table:style-name="ce9" table:formula="of:=[$graph.A54]" office:value-type="time" office:time-value="PT00H00M17.665S" calcext:value-type="time">
            <text:p>00:00:18</text:p>
          </table:table-cell>
          <table:table-cell/>
          <table:table-cell table:formula="of:=[$graph.B54]" office:value-type="float" office:value="-3.4" calcext:value-type="float">
            <text:p>-3.4</text:p>
          </table:table-cell>
          <table:table-cell table:number-columns-repeated="3"/>
        </table:table-row>
        <table:table-row table:style-name="ro1">
          <table:table-cell table:style-name="ce9" table:formula="of:=[$graph.A55]" office:value-type="time" office:time-value="PT00H00M18.025S" calcext:value-type="time">
            <text:p>00:00:18</text:p>
          </table:table-cell>
          <table:table-cell/>
          <table:table-cell table:formula="of:=[$graph.B55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9" table:formula="of:=[$graph.A56]" office:value-type="time" office:time-value="PT00H00M18.39S" calcext:value-type="time">
            <text:p>00:00:18</text:p>
          </table:table-cell>
          <table:table-cell/>
          <table:table-cell table:formula="of:=[$graph.B56]" office:value-type="float" office:value="8.3" calcext:value-type="float">
            <text:p>8.3</text:p>
          </table:table-cell>
          <table:table-cell table:number-columns-repeated="3"/>
        </table:table-row>
        <table:table-row table:style-name="ro1">
          <table:table-cell table:style-name="ce9" table:formula="of:=[$graph.A57]" office:value-type="time" office:time-value="PT00H00M18.746S" calcext:value-type="time">
            <text:p>00:00:19</text:p>
          </table:table-cell>
          <table:table-cell/>
          <table:table-cell table:formula="of:=[$graph.B57]"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table:style-name="ce9" table:formula="of:=[$graph.A58]" office:value-type="time" office:time-value="PT00H00M19.107S" calcext:value-type="time">
            <text:p>00:00:19</text:p>
          </table:table-cell>
          <table:table-cell/>
          <table:table-cell table:formula="of:=[$graph.B58]"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table:style-name="ce9" table:formula="of:=[$graph.A59]" office:value-type="time" office:time-value="PT00H00M19.471S" calcext:value-type="time">
            <text:p>00:00:19</text:p>
          </table:table-cell>
          <table:table-cell/>
          <table:table-cell table:formula="of:=[$graph.B59]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table:style-name="ce9" table:formula="of:=[$graph.A60]" office:value-type="time" office:time-value="PT00H00M19.828S" calcext:value-type="time">
            <text:p>00:00:20</text:p>
          </table:table-cell>
          <table:table-cell/>
          <table:table-cell table:formula="of:=[$graph.B60]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9" table:formula="of:=[$graph.A61]" office:value-type="time" office:time-value="PT00H00M20.192S" calcext:value-type="time">
            <text:p>00:00:20</text:p>
          </table:table-cell>
          <table:table-cell/>
          <table:table-cell table:formula="of:=[$graph.B61]" office:value-type="float" office:value="-0" calcext:value-type="float">
            <text:p>0.0</text:p>
          </table:table-cell>
          <table:table-cell table:number-columns-repeated="3"/>
        </table:table-row>
        <table:table-row table:style-name="ro1">
          <table:table-cell table:style-name="ce9" table:formula="of:=[$graph.A62]" office:value-type="time" office:time-value="PT00H00M20.548S" calcext:value-type="time">
            <text:p>00:00:21</text:p>
          </table:table-cell>
          <table:table-cell/>
          <table:table-cell table:formula="of:=[$graph.B62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style-name="ce9" table:formula="of:=[$graph.A63]" office:value-type="time" office:time-value="PT00H00M20.913S" calcext:value-type="time">
            <text:p>00:00:21</text:p>
          </table:table-cell>
          <table:table-cell/>
          <table:table-cell table:formula="of:=[$graph.B63]" office:value-type="float" office:value="-0.3" calcext:value-type="float">
            <text:p>-0.3</text:p>
          </table:table-cell>
          <table:table-cell table:formula="of:=[$graph.B63]" office:value-type="float" office:value="-0.3" calcext:value-type="float">
            <text:p>-0.3</text:p>
          </table:table-cell>
          <table:table-cell table:number-columns-repeated="2"/>
        </table:table-row>
        <table:table-row table:style-name="ro1">
          <table:table-cell table:style-name="ce9" table:formula="of:=[$graph.A64]" office:value-type="time" office:time-value="PT00H00M21.273S" calcext:value-type="time">
            <text:p>00:00:21</text:p>
          </table:table-cell>
          <table:table-cell table:number-columns-repeated="2"/>
          <table:table-cell table:formula="of:=[$graph.B64]" office:value-type="float" office:value="-3.4" calcext:value-type="float">
            <text:p>-3.4</text:p>
          </table:table-cell>
          <table:table-cell table:number-columns-repeated="2"/>
        </table:table-row>
        <table:table-row table:style-name="ro1">
          <table:table-cell table:style-name="ce9" table:formula="of:=[$graph.A65]" office:value-type="time" office:time-value="PT00H00M21.634S" calcext:value-type="time">
            <text:p>00:00:22</text:p>
          </table:table-cell>
          <table:table-cell table:number-columns-repeated="2"/>
          <table:table-cell table:formula="of:=[$graph.B65]" office:value-type="float" office:value="-8.3" calcext:value-type="float">
            <text:p>-8.3</text:p>
          </table:table-cell>
          <table:table-cell table:number-columns-repeated="2"/>
        </table:table-row>
        <table:table-row table:style-name="ro1">
          <table:table-cell table:style-name="ce9" table:formula="of:=[$graph.A66]" office:value-type="time" office:time-value="PT00H00M21.994S" calcext:value-type="time">
            <text:p>00:00:22</text:p>
          </table:table-cell>
          <table:table-cell table:number-columns-repeated="2"/>
          <table:table-cell table:formula="of:=[$graph.B66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table:style-name="ce9" table:formula="of:=[$graph.A67]" office:value-type="time" office:time-value="PT00H00M22.356S" calcext:value-type="time">
            <text:p>00:00:22</text:p>
          </table:table-cell>
          <table:table-cell table:number-columns-repeated="2"/>
          <table:table-cell table:formula="of:=[$graph.B67]" office:value-type="float" office:value="23" calcext:value-type="float">
            <text:p>23.0</text:p>
          </table:table-cell>
          <table:table-cell table:number-columns-repeated="2"/>
        </table:table-row>
        <table:table-row table:style-name="ro1">
          <table:table-cell table:style-name="ce9" table:formula="of:=[$graph.A68]" office:value-type="time" office:time-value="PT00H00M22.716S" calcext:value-type="time">
            <text:p>00:00:23</text:p>
          </table:table-cell>
          <table:table-cell table:number-columns-repeated="2"/>
          <table:table-cell table:formula="of:=[$graph.B68]" office:value-type="float" office:value="42.1" calcext:value-type="float">
            <text:p>42.1</text:p>
          </table:table-cell>
          <table:table-cell table:number-columns-repeated="2"/>
        </table:table-row>
        <table:table-row table:style-name="ro1">
          <table:table-cell table:style-name="ce9" table:formula="of:=[$graph.A69]" office:value-type="time" office:time-value="PT00H00M23.075S" calcext:value-type="time">
            <text:p>00:00:23</text:p>
          </table:table-cell>
          <table:table-cell table:number-columns-repeated="2"/>
          <table:table-cell table:formula="of:=[$graph.B69]" office:value-type="float" office:value="65.5" calcext:value-type="float">
            <text:p>65.5</text:p>
          </table:table-cell>
          <table:table-cell table:formula="of:=[$graph.B69]" office:value-type="float" office:value="65.5" calcext:value-type="float">
            <text:p>65.5</text:p>
          </table:table-cell>
          <table:table-cell/>
        </table:table-row>
        <table:table-row table:style-name="ro1">
          <table:table-cell table:style-name="ce9" table:formula="of:=[$graph.A70]" office:value-type="time" office:time-value="PT00H00M23.436S" calcext:value-type="time">
            <text:p>00:00:23</text:p>
          </table:table-cell>
          <table:table-cell table:number-columns-repeated="3"/>
          <table:table-cell table:formula="of:=[$graph.B70]" office:value-type="float" office:value="56.2" calcext:value-type="float">
            <text:p>56.2</text:p>
          </table:table-cell>
          <table:table-cell/>
        </table:table-row>
        <table:table-row table:style-name="ro1">
          <table:table-cell table:style-name="ce9" table:formula="of:=[$graph.A71]" office:value-type="time" office:time-value="PT00H00M23.796S" calcext:value-type="time">
            <text:p>00:00:24</text:p>
          </table:table-cell>
          <table:table-cell table:number-columns-repeated="3"/>
          <table:table-cell table:formula="of:=[$graph.B71]" office:value-type="float" office:value="36.4" calcext:value-type="float">
            <text:p>36.4</text:p>
          </table:table-cell>
          <table:table-cell/>
        </table:table-row>
        <table:table-row table:style-name="ro1">
          <table:table-cell table:style-name="ce9" table:formula="of:=[$graph.A72]" office:value-type="time" office:time-value="PT00H00M24.158S" calcext:value-type="time">
            <text:p>00:00:24</text:p>
          </table:table-cell>
          <table:table-cell table:number-columns-repeated="3"/>
          <table:table-cell table:formula="of:=[$graph.B72]" office:value-type="float" office:value="17.7" calcext:value-type="float">
            <text:p>17.7</text:p>
          </table:table-cell>
          <table:table-cell/>
        </table:table-row>
        <table:table-row table:style-name="ro1">
          <table:table-cell table:style-name="ce9" table:formula="of:=[$graph.A73]" office:value-type="time" office:time-value="PT00H00M24.518S" calcext:value-type="time">
            <text:p>00:00:25</text:p>
          </table:table-cell>
          <table:table-cell table:number-columns-repeated="3"/>
          <table:table-cell table:formula="of:=[$graph.B73]" office:value-type="float" office:value="-4.8" calcext:value-type="float">
            <text:p>-4.8</text:p>
          </table:table-cell>
          <table:table-cell/>
        </table:table-row>
        <table:table-row table:style-name="ro1">
          <table:table-cell table:style-name="ce9" table:formula="of:=[$graph.A74]" office:value-type="time" office:time-value="PT00H00M24.879S" calcext:value-type="time">
            <text:p>00:00:25</text:p>
          </table:table-cell>
          <table:table-cell table:number-columns-repeated="3"/>
          <table:table-cell table:formula="of:=[$graph.B74]" office:value-type="float" office:value="-26.5" calcext:value-type="float">
            <text:p>-26.5</text:p>
          </table:table-cell>
          <table:table-cell/>
        </table:table-row>
        <table:table-row table:style-name="ro1">
          <table:table-cell table:style-name="ce9" table:formula="of:=[$graph.A75]" office:value-type="time" office:time-value="PT00H00M25.239S" calcext:value-type="time">
            <text:p>00:00:25</text:p>
          </table:table-cell>
          <table:table-cell table:number-columns-repeated="3"/>
          <table:table-cell table:formula="of:=[$graph.B75]" office:value-type="float" office:value="-48.1" calcext:value-type="float">
            <text:p>-48.1</text:p>
          </table:table-cell>
          <table:table-cell/>
        </table:table-row>
        <table:table-row table:style-name="ro1">
          <table:table-cell table:style-name="ce9" table:formula="of:=[$graph.A76]" office:value-type="time" office:time-value="PT00H00M25.599S" calcext:value-type="time">
            <text:p>00:00:26</text:p>
          </table:table-cell>
          <table:table-cell table:number-columns-repeated="3"/>
          <table:table-cell table:formula="of:=[$graph.B76]" office:value-type="float" office:value="-73.8" calcext:value-type="float">
            <text:p>-73.8</text:p>
          </table:table-cell>
          <table:table-cell/>
        </table:table-row>
        <table:table-row table:style-name="ro1">
          <table:table-cell table:style-name="ce9" table:formula="of:=[$graph.A77]" office:value-type="time" office:time-value="PT00H00M25.96S" calcext:value-type="time">
            <text:p>00:00:26</text:p>
          </table:table-cell>
          <table:table-cell table:number-columns-repeated="3"/>
          <table:table-cell table:formula="of:=[$graph.B77]" office:value-type="float" office:value="-97.9" calcext:value-type="float">
            <text:p>-97.9</text:p>
          </table:table-cell>
          <table:table-cell/>
        </table:table-row>
        <table:table-row table:style-name="ro1">
          <table:table-cell table:style-name="ce9" table:formula="of:=[$graph.A78]" office:value-type="time" office:time-value="PT00H00M26.319S" calcext:value-type="time">
            <text:p>00:00:26</text:p>
          </table:table-cell>
          <table:table-cell table:number-columns-repeated="3"/>
          <table:table-cell table:formula="of:=[$graph.B78]" office:value-type="float" office:value="-116.4" calcext:value-type="float">
            <text:p>-116.4</text:p>
          </table:table-cell>
          <table:table-cell/>
        </table:table-row>
        <table:table-row table:style-name="ro1">
          <table:table-cell table:style-name="ce9" table:formula="of:=[$graph.A79]" office:value-type="time" office:time-value="PT00H00M26.681S" calcext:value-type="time">
            <text:p>00:00:27</text:p>
          </table:table-cell>
          <table:table-cell table:number-columns-repeated="3"/>
          <table:table-cell table:formula="of:=[$graph.B79]" office:value-type="float" office:value="-136.7" calcext:value-type="float">
            <text:p>-136.7</text:p>
          </table:table-cell>
          <table:table-cell/>
        </table:table-row>
        <table:table-row table:style-name="ro1">
          <table:table-cell table:style-name="ce9" table:formula="of:=[$graph.A80]" office:value-type="time" office:time-value="PT00H00M27.04S" calcext:value-type="time">
            <text:p>00:00:27</text:p>
          </table:table-cell>
          <table:table-cell table:number-columns-repeated="3"/>
          <table:table-cell table:formula="of:=[$graph.B80]" office:value-type="float" office:value="-151.5" calcext:value-type="float">
            <text:p>-151.5</text:p>
          </table:table-cell>
          <table:table-cell/>
        </table:table-row>
        <table:table-row table:style-name="ro1">
          <table:table-cell table:style-name="ce9" table:formula="of:=[$graph.A81]" office:value-type="time" office:time-value="PT00H00M27.401S" calcext:value-type="time">
            <text:p>00:00:27</text:p>
          </table:table-cell>
          <table:table-cell table:number-columns-repeated="3"/>
          <table:table-cell table:formula="of:=[$graph.B81]" office:value-type="float" office:value="-165.4" calcext:value-type="float">
            <text:p>-165.4</text:p>
          </table:table-cell>
          <table:table-cell/>
        </table:table-row>
        <table:table-row table:style-name="ro1">
          <table:table-cell table:style-name="ce9" table:formula="of:=[$graph.A82]" office:value-type="time" office:time-value="PT00H00M27.761S" calcext:value-type="time">
            <text:p>00:00:28</text:p>
          </table:table-cell>
          <table:table-cell table:number-columns-repeated="3"/>
          <table:table-cell table:formula="of:=[$graph.B82]" office:value-type="float" office:value="179.5" calcext:value-type="float">
            <text:p>179.5</text:p>
          </table:table-cell>
          <table:table-cell/>
        </table:table-row>
        <table:table-row table:style-name="ro1">
          <table:table-cell table:style-name="ce9" table:formula="of:=[$graph.A83]" office:value-type="time" office:time-value="PT00H00M28.121S" calcext:value-type="time">
            <text:p>00:00:28</text:p>
          </table:table-cell>
          <table:table-cell table:number-columns-repeated="3"/>
          <table:table-cell table:formula="of:=[$graph.B83]" office:value-type="float" office:value="177.9" calcext:value-type="float">
            <text:p>177.9</text:p>
          </table:table-cell>
          <table:table-cell/>
        </table:table-row>
        <table:table-row table:style-name="ro1">
          <table:table-cell table:style-name="ce9" table:formula="of:=[$graph.A84]" office:value-type="time" office:time-value="PT00H00M28.482S" calcext:value-type="time">
            <text:p>00:00:28</text:p>
          </table:table-cell>
          <table:table-cell table:number-columns-repeated="3"/>
          <table:table-cell table:formula="of:=[$graph.B84]" office:value-type="float" office:value="-176" calcext:value-type="float">
            <text:p>-176.0</text:p>
          </table:table-cell>
          <table:table-cell table:formula="of:=[$graph.B84]" office:value-type="float" office:value="-176" calcext:value-type="float">
            <text:p>-176.0</text:p>
          </table:table-cell>
        </table:table-row>
        <table:table-row table:style-name="ro1">
          <table:table-cell table:style-name="ce9" table:formula="of:=[$graph.A85]" office:value-type="time" office:time-value="PT00H00M28.842S" calcext:value-type="time">
            <text:p>00:00:29</text:p>
          </table:table-cell>
          <table:table-cell table:number-columns-repeated="4"/>
          <table:table-cell table:formula="of:=[$graph.B85]" office:value-type="float" office:value="-177" calcext:value-type="float">
            <text:p>-177.0</text:p>
          </table:table-cell>
        </table:table-row>
        <table:table-row table:style-name="ro1">
          <table:table-cell table:style-name="ce9" table:formula="of:=[$graph.A86]" office:value-type="time" office:time-value="PT00H00M29.204S" calcext:value-type="time">
            <text:p>00:00:29</text:p>
          </table:table-cell>
          <table:table-cell table:number-columns-repeated="4"/>
          <table:table-cell table:formula="of:=[$graph.B86]" office:value-type="float" office:value="-175.2" calcext:value-type="float">
            <text:p>-175.2</text:p>
          </table:table-cell>
        </table:table-row>
        <table:table-row table:style-name="ro1">
          <table:table-cell table:style-name="ce9" table:formula="of:=[$graph.A87]" office:value-type="time" office:time-value="PT00H00M29.564S" calcext:value-type="time">
            <text:p>00:00:30</text:p>
          </table:table-cell>
          <table:table-cell table:number-columns-repeated="4"/>
          <table:table-cell table:formula="of:=[$graph.B87]" office:value-type="float" office:value="-175.3" calcext:value-type="float">
            <text:p>-175.3</text:p>
          </table:table-cell>
        </table:table-row>
        <table:table-row table:style-name="ro1">
          <table:table-cell table:style-name="ce9" table:formula="of:=[$graph.A88]" office:value-type="time" office:time-value="PT00H00M29.923S" calcext:value-type="time">
            <text:p>00:00:30</text:p>
          </table:table-cell>
          <table:table-cell table:number-columns-repeated="4"/>
          <table:table-cell table:formula="of:=[$graph.B88]" office:value-type="float" office:value="-172.8" calcext:value-type="float">
            <text:p>-172.8</text:p>
          </table:table-cell>
        </table:table-row>
        <table:table-row table:style-name="ro1">
          <table:table-cell table:style-name="ce9" table:formula="of:=[$graph.A89]" office:value-type="time" office:time-value="PT00H00M30.285S" calcext:value-type="time">
            <text:p>00:00:30</text:p>
          </table:table-cell>
          <table:table-cell table:number-columns-repeated="4"/>
          <table:table-cell table:formula="of:=[$graph.B89]" office:value-type="float" office:value="-170.7" calcext:value-type="float">
            <text:p>-170.7</text:p>
          </table:table-cell>
        </table:table-row>
        <table:table-row table:style-name="ro1">
          <table:table-cell table:style-name="ce9" table:formula="of:=[$graph.A90]" office:value-type="time" office:time-value="PT00H00M30.644S" calcext:value-type="time">
            <text:p>00:00:31</text:p>
          </table:table-cell>
          <table:table-cell table:number-columns-repeated="4"/>
          <table:table-cell table:formula="of:=[$graph.B90]" office:value-type="float" office:value="-171.3" calcext:value-type="float">
            <text:p>-171.3</text:p>
          </table:table-cell>
        </table:table-row>
        <table:table-row table:style-name="ro1">
          <table:table-cell table:style-name="ce9" table:formula="of:=[$graph.A91]" office:value-type="time" office:time-value="PT00H00M31.006S" calcext:value-type="time">
            <text:p>00:00:31</text:p>
          </table:table-cell>
          <table:table-cell table:number-columns-repeated="4"/>
          <table:table-cell table:formula="of:=[$graph.B91]" office:value-type="float" office:value="-172.6" calcext:value-type="float">
            <text:p>-172.6</text:p>
          </table:table-cell>
        </table:table-row>
        <table:table-row table:style-name="ro1">
          <table:table-cell table:style-name="ce9" table:formula="of:=[$graph.A92]" office:value-type="time" office:time-value="PT00H00M31.365S" calcext:value-type="time">
            <text:p>00:00:31</text:p>
          </table:table-cell>
          <table:table-cell table:number-columns-repeated="4"/>
          <table:table-cell table:formula="of:=[$graph.B92]" office:value-type="float" office:value="-171.3" calcext:value-type="float">
            <text:p>-171.3</text:p>
          </table:table-cell>
        </table:table-row>
        <table:table-row table:style-name="ro1">
          <table:table-cell table:style-name="ce9" table:formula="of:=[$graph.A93]" office:value-type="time" office:time-value="PT00H00M31.726S" calcext:value-type="time">
            <text:p>00:00:32</text:p>
          </table:table-cell>
          <table:table-cell table:number-columns-repeated="4"/>
          <table:table-cell table:formula="of:=[$graph.B93]" office:value-type="float" office:value="-166.8" calcext:value-type="float">
            <text:p>-166.8</text:p>
          </table:table-cell>
        </table:table-row>
        <table:table-row table:style-name="ro1">
          <table:table-cell table:style-name="ce9" table:formula="of:=[$graph.A94]" office:value-type="time" office:time-value="PT00H00M32.09S" calcext:value-type="time">
            <text:p>00:00:32</text:p>
          </table:table-cell>
          <table:table-cell table:number-columns-repeated="4"/>
          <table:table-cell table:formula="of:=[$graph.B94]" office:value-type="float" office:value="-171.8" calcext:value-type="float">
            <text:p>-171.8</text:p>
          </table:table-cell>
        </table:table-row>
        <table:table-row table:style-name="ro1">
          <table:table-cell table:style-name="ce9" table:formula="of:=[$graph.A95]" office:value-type="time" office:time-value="PT00H00M32.446S" calcext:value-type="time">
            <text:p>00:00:32</text:p>
          </table:table-cell>
          <table:table-cell table:number-columns-repeated="4"/>
          <table:table-cell table:formula="of:=[$graph.B95]" office:value-type="float" office:value="-172" calcext:value-type="float">
            <text:p>-172.0</text:p>
          </table:table-cell>
        </table:table-row>
        <table:table-row table:style-name="ro1">
          <table:table-cell table:style-name="ce9" table:formula="of:=[$graph.A96]" office:value-type="time" office:time-value="PT00H00M32.807S" calcext:value-type="time">
            <text:p>00:00:33</text:p>
          </table:table-cell>
          <table:table-cell table:number-columns-repeated="4"/>
          <table:table-cell table:formula="of:=[$graph.B96]" office:value-type="float" office:value="-169" calcext:value-type="float">
            <text:p>-169.0</text:p>
          </table:table-cell>
        </table:table-row>
        <table:table-row table:style-name="ro1">
          <table:table-cell table:style-name="ce9" table:formula="of:=[$graph.A97]" office:value-type="time" office:time-value="PT00H00M33.172S" calcext:value-type="time">
            <text:p>00:00:33</text:p>
          </table:table-cell>
          <table:table-cell table:number-columns-repeated="4"/>
          <table:table-cell table:formula="of:=[$graph.B97]" office:value-type="float" office:value="-169.1" calcext:value-type="float">
            <text:p>-169.1</text:p>
          </table:table-cell>
        </table:table-row>
        <table:table-row table:style-name="ro1">
          <table:table-cell table:style-name="ce9" table:formula="of:=[$graph.A98]" office:value-type="time" office:time-value="PT00H00M33.528S" calcext:value-type="time">
            <text:p>00:00:34</text:p>
          </table:table-cell>
          <table:table-cell table:number-columns-repeated="4"/>
          <table:table-cell table:formula="of:=[$graph.B98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99]" office:value-type="time" office:time-value="PT00H00M33.893S" calcext:value-type="time">
            <text:p>00:00:34</text:p>
          </table:table-cell>
          <table:table-cell table:number-columns-repeated="4"/>
          <table:table-cell table:formula="of:=[$graph.B99]" office:value-type="float" office:value="-167.8" calcext:value-type="float">
            <text:p>-167.8</text:p>
          </table:table-cell>
        </table:table-row>
        <table:table-row table:style-name="ro1">
          <table:table-cell table:style-name="ce9" table:formula="of:=[$graph.A100]" office:value-type="time" office:time-value="PT00H00M34.249S" calcext:value-type="time">
            <text:p>00:00:34</text:p>
          </table:table-cell>
          <table:table-cell table:number-columns-repeated="4"/>
          <table:table-cell table:formula="of:=[$graph.B100]" office:value-type="float" office:value="-168.2" calcext:value-type="float">
            <text:p>-168.2</text:p>
          </table:table-cell>
        </table:table-row>
        <table:table-row table:style-name="ro1">
          <table:table-cell table:style-name="ce9" table:formula="of:=[$graph.A101]" office:value-type="time" office:time-value="PT00H00M34.613S" calcext:value-type="time">
            <text:p>00:00:35</text:p>
          </table:table-cell>
          <table:table-cell table:number-columns-repeated="4"/>
          <table:table-cell table:formula="of:=[$graph.B101]" office:value-type="float" office:value="-168.7" calcext:value-type="float">
            <text:p>-168.7</text:p>
          </table:table-cell>
        </table:table-row>
        <table:table-row table:style-name="ro1">
          <table:table-cell table:style-name="ce9" table:formula="of:=[$graph.A102]" office:value-type="time" office:time-value="PT00H00M34.974S" calcext:value-type="time">
            <text:p>00:00:35</text:p>
          </table:table-cell>
          <table:table-cell table:number-columns-repeated="4"/>
          <table:table-cell table:formula="of:=[$graph.B102]" office:value-type="float" office:value="-169.4" calcext:value-type="float">
            <text:p>-169.4</text:p>
          </table:table-cell>
        </table:table-row>
        <table:table-row table:style-name="ro1">
          <table:table-cell table:style-name="ce9" table:formula="of:=[$graph.A103]" office:value-type="time" office:time-value="PT00H00M35.334S" calcext:value-type="time">
            <text:p>00:00:35</text:p>
          </table:table-cell>
          <table:table-cell table:number-columns-repeated="4"/>
          <table:table-cell table:formula="of:=[$graph.B103]" office:value-type="float" office:value="-166.2" calcext:value-type="float">
            <text:p>-166.2</text:p>
          </table:table-cell>
        </table:table-row>
        <table:table-row table:style-name="ro1">
          <table:table-cell table:style-name="ce9" table:formula="of:=[$graph.A104]" office:value-type="time" office:time-value="PT00H00M35.696S" calcext:value-type="time">
            <text:p>00:00:36</text:p>
          </table:table-cell>
          <table:table-cell table:number-columns-repeated="4"/>
          <table:table-cell table:formula="of:=[$graph.B104]" office:value-type="float" office:value="-166.5" calcext:value-type="float">
            <text:p>-166.5</text:p>
          </table:table-cell>
        </table:table-row>
        <table:table-row table:style-name="ro1">
          <table:table-cell table:style-name="ce9" table:formula="of:=[$graph.A105]" office:value-type="time" office:time-value="PT00H00M36.055S" calcext:value-type="time">
            <text:p>00:00:36</text:p>
          </table:table-cell>
          <table:table-cell table:number-columns-repeated="4"/>
          <table:table-cell table:formula="of:=[$graph.B105]" office:value-type="float" office:value="-168.1" calcext:value-type="float">
            <text:p>-168.1</text:p>
          </table:table-cell>
        </table:table-row>
        <table:table-row table:style-name="ro1">
          <table:table-cell table:style-name="ce9" table:formula="of:=[$graph.A106]" office:value-type="time" office:time-value="PT00H00M36.416S" calcext:value-type="time">
            <text:p>00:00:36</text:p>
          </table:table-cell>
          <table:table-cell table:number-columns-repeated="4"/>
          <table:table-cell table:formula="of:=[$graph.B106]" office:value-type="float" office:value="-168.6" calcext:value-type="float">
            <text:p>-168.6</text:p>
          </table:table-cell>
        </table:table-row>
        <table:table-row table:style-name="ro1">
          <table:table-cell table:style-name="ce9" table:formula="of:=[$graph.A107]" office:value-type="time" office:time-value="PT00H00M36.776S" calcext:value-type="time">
            <text:p>00:00:37</text:p>
          </table:table-cell>
          <table:table-cell table:number-columns-repeated="4"/>
          <table:table-cell table:formula="of:=[$graph.B107]" office:value-type="float" office:value="-168.9" calcext:value-type="float">
            <text:p>-168.9</text:p>
          </table:table-cell>
        </table:table-row>
        <table:table-row table:style-name="ro1">
          <table:table-cell table:style-name="ce9" table:formula="of:=[$graph.A108]" office:value-type="time" office:time-value="PT00H00M37.137S" calcext:value-type="time">
            <text:p>00:00:37</text:p>
          </table:table-cell>
          <table:table-cell table:number-columns-repeated="4"/>
          <table:table-cell table:formula="of:=[$graph.B108]" office:value-type="float" office:value="-169.3" calcext:value-type="float">
            <text:p>-169.3</text:p>
          </table:table-cell>
        </table:table-row>
        <table:table-row table:style-name="ro1">
          <table:table-cell table:style-name="ce9" table:formula="of:=[$graph.A109]" office:value-type="time" office:time-value="PT00H00M37.497S" calcext:value-type="time">
            <text:p>00:00:37</text:p>
          </table:table-cell>
          <table:table-cell table:number-columns-repeated="4"/>
          <table:table-cell table:formula="of:=[$graph.B109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0]" office:value-type="time" office:time-value="PT00H00M37.857S" calcext:value-type="time">
            <text:p>00:00:38</text:p>
          </table:table-cell>
          <table:table-cell table:number-columns-repeated="4"/>
          <table:table-cell table:formula="of:=[$graph.B110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1]" office:value-type="time" office:time-value="PT00H00M38.217S" calcext:value-type="time">
            <text:p>00:00:38</text:p>
          </table:table-cell>
          <table:table-cell table:number-columns-repeated="4"/>
          <table:table-cell table:formula="of:=[$graph.B111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2]" office:value-type="time" office:time-value="PT00H00M38.578S" calcext:value-type="time">
            <text:p>00:00:39</text:p>
          </table:table-cell>
          <table:table-cell table:number-columns-repeated="4"/>
          <table:table-cell table:formula="of:=[$graph.B112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3]" office:value-type="time" office:time-value="PT00H00M38.938S" calcext:value-type="time">
            <text:p>00:00:39</text:p>
          </table:table-cell>
          <table:table-cell table:number-columns-repeated="4"/>
          <table:table-cell table:formula="of:=[$graph.B113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4]" office:value-type="time" office:time-value="PT00H00M39.3S" calcext:value-type="time">
            <text:p>00:00:39</text:p>
          </table:table-cell>
          <table:table-cell table:number-columns-repeated="4"/>
          <table:table-cell table:formula="of:=[$graph.B114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5]" office:value-type="time" office:time-value="PT00H00M39.66S" calcext:value-type="time">
            <text:p>00:00:40</text:p>
          </table:table-cell>
          <table:table-cell table:number-columns-repeated="4"/>
          <table:table-cell table:formula="of:=[$graph.B115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6]" office:value-type="time" office:time-value="PT00H00M40.021S" calcext:value-type="time">
            <text:p>00:00:40</text:p>
          </table:table-cell>
          <table:table-cell table:number-columns-repeated="4"/>
          <table:table-cell table:formula="of:=[$graph.B116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7]" office:value-type="time" office:time-value="PT00H00M40.381S" calcext:value-type="time">
            <text:p>00:00:40</text:p>
          </table:table-cell>
          <table:table-cell table:number-columns-repeated="4"/>
          <table:table-cell table:formula="of:=[$graph.B117]" office:value-type="float" office:value="-170.2" calcext:value-type="float">
            <text:p>-170.2</text:p>
          </table:table-cell>
        </table:table-row>
        <table:table-row table:style-name="ro1">
          <table:table-cell table:style-name="ce9" table:formula="of:=[$graph.A118]" office:value-type="time" office:time-value="PT00H00M40.741S" calcext:value-type="time">
            <text:p>00:00:41</text:p>
          </table:table-cell>
          <table:table-cell table:number-columns-repeated="4"/>
          <table:table-cell table:formula="of:=[$graph.B118]" office:value-type="float" office:value="-170.3" calcext:value-type="float">
            <text:p>-170.3</text:p>
          </table:table-cell>
        </table:table-row>
        <table:table-row table:style-name="ro1">
          <table:table-cell table:style-name="ce9" table:formula="of:=[$graph.A119]" office:value-type="time" office:time-value="PT00H00M41.101S" calcext:value-type="time">
            <text:p>00:00:41</text:p>
          </table:table-cell>
          <table:table-cell table:number-columns-repeated="4"/>
          <table:table-cell table:formula="of:=[$graph.B11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0]" office:value-type="time" office:time-value="PT00H00M41.462S" calcext:value-type="time">
            <text:p>00:00:41</text:p>
          </table:table-cell>
          <table:table-cell table:number-columns-repeated="4"/>
          <table:table-cell table:formula="of:=[$graph.B120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1]" office:value-type="time" office:time-value="PT00H00M41.823S" calcext:value-type="time">
            <text:p>00:00:42</text:p>
          </table:table-cell>
          <table:table-cell table:number-columns-repeated="4"/>
          <table:table-cell table:formula="of:=[$graph.B121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22]" office:value-type="time" office:time-value="PT00H00M42.182S" calcext:value-type="time">
            <text:p>00:00:42</text:p>
          </table:table-cell>
          <table:table-cell table:number-columns-repeated="4"/>
          <table:table-cell table:formula="of:=[$graph.B122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3]" office:value-type="time" office:time-value="PT00H00M42.543S" calcext:value-type="time">
            <text:p>00:00:43</text:p>
          </table:table-cell>
          <table:table-cell table:number-columns-repeated="4"/>
          <table:table-cell table:formula="of:=[$graph.B123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4]" office:value-type="time" office:time-value="PT00H00M42.903S" calcext:value-type="time">
            <text:p>00:00:43</text:p>
          </table:table-cell>
          <table:table-cell table:number-columns-repeated="4"/>
          <table:table-cell table:formula="of:=[$graph.B124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5]" office:value-type="time" office:time-value="PT00H00M43.264S" calcext:value-type="time">
            <text:p>00:00:43</text:p>
          </table:table-cell>
          <table:table-cell table:number-columns-repeated="4"/>
          <table:table-cell table:formula="of:=[$graph.B125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6]" office:value-type="time" office:time-value="PT00H00M43.625S" calcext:value-type="time">
            <text:p>00:00:44</text:p>
          </table:table-cell>
          <table:table-cell table:number-columns-repeated="4"/>
          <table:table-cell table:formula="of:=[$graph.B126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7]" office:value-type="time" office:time-value="PT00H00M43.984S" calcext:value-type="time">
            <text:p>00:00:44</text:p>
          </table:table-cell>
          <table:table-cell table:number-columns-repeated="4"/>
          <table:table-cell table:formula="of:=[$graph.B127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8]" office:value-type="time" office:time-value="PT00H00M44.346S" calcext:value-type="time">
            <text:p>00:00:44</text:p>
          </table:table-cell>
          <table:table-cell table:number-columns-repeated="4"/>
          <table:table-cell table:formula="of:=[$graph.B128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9]" office:value-type="time" office:time-value="PT00H00M44.705S" calcext:value-type="time">
            <text:p>00:00:45</text:p>
          </table:table-cell>
          <table:table-cell table:number-columns-repeated="4"/>
          <table:table-cell table:formula="of:=[$graph.B12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0]" office:value-type="time" office:time-value="PT00H00M45.066S" calcext:value-type="time">
            <text:p>00:00:45</text:p>
          </table:table-cell>
          <table:table-cell table:number-columns-repeated="4"/>
          <table:table-cell table:formula="of:=[$graph.B130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1]" office:value-type="time" office:time-value="PT00H00M45.426S" calcext:value-type="time">
            <text:p>00:00:45</text:p>
          </table:table-cell>
          <table:table-cell table:number-columns-repeated="4"/>
          <table:table-cell table:formula="of:=[$graph.B131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2]" office:value-type="time" office:time-value="PT00H00M45.787S" calcext:value-type="time">
            <text:p>00:00:46</text:p>
          </table:table-cell>
          <table:table-cell table:number-columns-repeated="4"/>
          <table:table-cell table:formula="of:=[$graph.B132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3]" office:value-type="time" office:time-value="PT00H00M46.148S" calcext:value-type="time">
            <text:p>00:00:46</text:p>
          </table:table-cell>
          <table:table-cell table:number-columns-repeated="4"/>
          <table:table-cell table:formula="of:=[$graph.B133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4]" office:value-type="time" office:time-value="PT00H00M46.507S" calcext:value-type="time">
            <text:p>00:00:47</text:p>
          </table:table-cell>
          <table:table-cell table:number-columns-repeated="4"/>
          <table:table-cell table:formula="of:=[$graph.B134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5]" office:value-type="time" office:time-value="PT00H00M46.869S" calcext:value-type="time">
            <text:p>00:00:47</text:p>
          </table:table-cell>
          <table:table-cell table:number-columns-repeated="4"/>
          <table:table-cell table:formula="of:=[$graph.B135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6]" office:value-type="time" office:time-value="PT00H00M47.228S" calcext:value-type="time">
            <text:p>00:00:47</text:p>
          </table:table-cell>
          <table:table-cell table:number-columns-repeated="4"/>
          <table:table-cell table:formula="of:=[$graph.B136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7]" office:value-type="time" office:time-value="PT00H00M47.593S" calcext:value-type="time">
            <text:p>00:00:48</text:p>
          </table:table-cell>
          <table:table-cell table:number-columns-repeated="4"/>
          <table:table-cell table:formula="of:=[$graph.B137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8]" office:value-type="time" office:time-value="PT00H00M47.95S" calcext:value-type="time">
            <text:p>00:00:48</text:p>
          </table:table-cell>
          <table:table-cell table:number-columns-repeated="4"/>
          <table:table-cell table:formula="of:=[$graph.B138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9]" office:value-type="time" office:time-value="PT00H00M48.31S" calcext:value-type="time">
            <text:p>00:00:48</text:p>
          </table:table-cell>
          <table:table-cell table:number-columns-repeated="4"/>
          <table:table-cell table:formula="of:=[$graph.B13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40]" office:value-type="time" office:time-value="PT00H00M48.675S" calcext:value-type="time">
            <text:p>00:00:49</text:p>
          </table:table-cell>
          <table:table-cell table:number-columns-repeated="4"/>
          <table:table-cell table:formula="of:=[$graph.B140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41]" office:value-type="time" office:time-value="PT00H00M49.031S" calcext:value-type="time">
            <text:p>00:00:49</text:p>
          </table:table-cell>
          <table:table-cell table:number-columns-repeated="4"/>
          <table:table-cell table:formula="of:=[$graph.B141]" office:value-type="float" office:value="-170.5" calcext:value-type="float">
            <text:p>-170.5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yaw angle adapted" table:style-name="ta1">
        <table:shapes>
          <draw:frame draw:z-index="0" draw:style-name="gr1" draw:text-style-name="P1" svg:width="26.135cm" svg:height="12.263cm" svg:x="10.31cm" svg:y="1.42cm">
            <draw:object draw:notify-on-update-of-ranges="'yaw angle adapted'.A5:'yaw angle adapted'.A141 'yaw angle adapted'.A5:'yaw angle adapted'.A141 'yaw angle adapted'.B4:'yaw angle adapted'.B4 'yaw angle adapted'.B5:'yaw angle adapted'.B141 'yaw angle adapted'.A5:'yaw angle adapted'.A141 'yaw angle adapted'.C4:'yaw angle adapted'.C4 'yaw angle adapted'.C5:'yaw angle adapted'.C141 'yaw angle adapted'.A5:'yaw angle adapted'.A141 'yaw angle adapted'.D4:'yaw angle adapted'.D4 'yaw angle adapted'.D5:'yaw angle adapted'.D141 'yaw angle adapted'.A5:'yaw angle adapted'.A141 'yaw angle adapted'.E4:'yaw angle adapted'.E4 'yaw angle adapted'.E5:'yaw angle adapted'.E141 'yaw angle adapted'.A5:'yaw angle adapted'.A141 'yaw angle adapted'.F4:'yaw angle adapted'.F4 'yaw angle adapted'.F5:'yaw angle adapted'.F141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6" table:default-cell-style-name="Default"/>
        <table:table-column table:style-name="co2" table:number-columns-repeated="5" table:default-cell-style-name="ce24"/>
        <table:table-row table:style-name="ro1" table:number-rows-repeated="2">
          <table:table-cell table:number-columns-repeated="6"/>
        </table:table-row>
        <table:table-row table:style-name="ro1">
          <table:table-cell table:style-name="ce18"/>
          <table:table-cell table:style-name="ce19" office:value-type="string" calcext:value-type="string" table:number-columns-spanned="5" table:number-rows-spanned="1">
            <text:p>yaw angle</text:p>
          </table:table-cell>
          <table:covered-table-cell table:number-columns-repeated="4" table:style-name="ce22"/>
        </table:table-row>
        <table:table-row table:style-name="ro1">
          <table:table-cell table:style-name="ce18" table:formula="of:=[$graph.A4]" office:value-type="string" office:string-value="elapsed" calcext:value-type="string">
            <text:p>elapsed</text:p>
          </table:table-cell>
          <table:table-cell table:style-name="ce18" office:value-type="string" calcext:value-type="string">
            <text:p>S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</table:table-row>
        <table:table-row table:style-name="ro1">
          <table:table-cell table:style-name="ce9" table:formula="of:=[$graph.A5]" office:value-type="time" office:time-value="PT00H00M00S" calcext:value-type="time">
            <text:p>00:00:00</text:p>
          </table:table-cell>
          <table:table-cell table:formula="of:=[$graph.B5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6]" office:value-type="time" office:time-value="PT00H00M00.36S" calcext:value-type="time">
            <text:p>00:00:00</text:p>
          </table:table-cell>
          <table:table-cell table:formula="of:=[$graph.B6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7]" office:value-type="time" office:time-value="PT00H00M00.726S" calcext:value-type="time">
            <text:p>00:00:01</text:p>
          </table:table-cell>
          <table:table-cell table:formula="of:=[$graph.B7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8]" office:value-type="time" office:time-value="PT00H00M01.081S" calcext:value-type="time">
            <text:p>00:00:01</text:p>
          </table:table-cell>
          <table:table-cell table:formula="of:=[$graph.B8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9]" office:value-type="time" office:time-value="PT00H00M01.443S" calcext:value-type="time">
            <text:p>00:00:01</text:p>
          </table:table-cell>
          <table:table-cell table:formula="of:=[$graph.B9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0]" office:value-type="time" office:time-value="PT00H00M01.802S" calcext:value-type="time">
            <text:p>00:00:02</text:p>
          </table:table-cell>
          <table:table-cell table:formula="of:=[$graph.B10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1]" office:value-type="time" office:time-value="PT00H00M02.163S" calcext:value-type="time">
            <text:p>00:00:02</text:p>
          </table:table-cell>
          <table:table-cell table:formula="of:=[$graph.B11]" office:value-type="float" office:value="0" calcext:value-type="float">
            <text:p>0.0</text:p>
          </table:table-cell>
          <table:table-cell table:number-columns-repeated="4"/>
        </table:table-row>
        <table:table-row table:style-name="ro1">
          <table:table-cell table:style-name="ce9" table:formula="of:=[$graph.A12]" office:value-type="time" office:time-value="PT00H00M02.528S" calcext:value-type="time">
            <text:p>00:00:03</text:p>
          </table:table-cell>
          <table:table-cell table:formula="of:=[$graph.B12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3]" office:value-type="time" office:time-value="PT00H00M02.883S" calcext:value-type="time">
            <text:p>00:00:03</text:p>
          </table:table-cell>
          <table:table-cell table:formula="of:=[$graph.B13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4]" office:value-type="time" office:time-value="PT00H00M03.244S" calcext:value-type="time">
            <text:p>00:00:03</text:p>
          </table:table-cell>
          <table:table-cell table:formula="of:=[$graph.B14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5]" office:value-type="time" office:time-value="PT00H00M03.604S" calcext:value-type="time">
            <text:p>00:00:04</text:p>
          </table:table-cell>
          <table:table-cell table:formula="of:=[$graph.B15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6]" office:value-type="time" office:time-value="PT00H00M03.965S" calcext:value-type="time">
            <text:p>00:00:04</text:p>
          </table:table-cell>
          <table:table-cell table:formula="of:=[$graph.B16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7]" office:value-type="time" office:time-value="PT00H00M04.329S" calcext:value-type="time">
            <text:p>00:00:04</text:p>
          </table:table-cell>
          <table:table-cell table:formula="of:=[$graph.B17]" office:value-type="float" office:value="0.1" calcext:value-type="float">
            <text:p>0.1</text:p>
          </table:table-cell>
          <table:table-cell table:number-columns-repeated="4"/>
        </table:table-row>
        <table:table-row table:style-name="ro1">
          <table:table-cell table:style-name="ce9" table:formula="of:=[$graph.A18]" office:value-type="time" office:time-value="PT00H00M04.685S" calcext:value-type="time">
            <text:p>00:00:05</text:p>
          </table:table-cell>
          <table:table-cell table:formula="of:=[$graph.B18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9" table:formula="of:=[$graph.A19]" office:value-type="time" office:time-value="PT00H00M05.046S" calcext:value-type="time">
            <text:p>00:00:05</text:p>
          </table:table-cell>
          <table:table-cell table:formula="of:=[$graph.B19]" office:value-type="float" office:value="1.6" calcext:value-type="float">
            <text:p>1.6</text:p>
          </table:table-cell>
          <table:table-cell table:number-columns-repeated="4"/>
        </table:table-row>
        <table:table-row table:style-name="ro1">
          <table:table-cell table:style-name="ce9" table:formula="of:=[$graph.A20]" office:value-type="time" office:time-value="PT00H00M05.411S" calcext:value-type="time">
            <text:p>00:00:05</text:p>
          </table:table-cell>
          <table:table-cell table:formula="of:=[$graph.B20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table:style-name="ce9" table:formula="of:=[$graph.A21]" office:value-type="time" office:time-value="PT00H00M05.768S" calcext:value-type="time">
            <text:p>00:00:06</text:p>
          </table:table-cell>
          <table:table-cell table:formula="of:=[$graph.B21]" office:value-type="float" office:value="2.4" calcext:value-type="float">
            <text:p>2.4</text:p>
          </table:table-cell>
          <table:table-cell table:number-columns-repeated="4"/>
        </table:table-row>
        <table:table-row table:style-name="ro1">
          <table:table-cell table:style-name="ce9" table:formula="of:=[$graph.A22]" office:value-type="time" office:time-value="PT00H00M06.132S" calcext:value-type="time">
            <text:p>00:00:06</text:p>
          </table:table-cell>
          <table:table-cell table:formula="of:=[$graph.B22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9" table:formula="of:=[$graph.A23]" office:value-type="time" office:time-value="PT00H00M06.488S" calcext:value-type="time">
            <text:p>00:00:06</text:p>
          </table:table-cell>
          <table:table-cell table:formula="of:=[$graph.B23]" office:value-type="float" office:value="2.3" calcext:value-type="float">
            <text:p>2.3</text:p>
          </table:table-cell>
          <table:table-cell table:number-columns-repeated="4"/>
        </table:table-row>
        <table:table-row table:style-name="ro1">
          <table:table-cell table:style-name="ce9" table:formula="of:=[$graph.A24]" office:value-type="time" office:time-value="PT00H00M06.852S" calcext:value-type="time">
            <text:p>00:00:07</text:p>
          </table:table-cell>
          <table:table-cell table:formula="of:=[$graph.B24]" office:value-type="float" office:value="2.2" calcext:value-type="float">
            <text:p>2.2</text:p>
          </table:table-cell>
          <table:table-cell table:number-columns-repeated="4"/>
        </table:table-row>
        <table:table-row table:style-name="ro1">
          <table:table-cell table:style-name="ce9" table:formula="of:=[$graph.A25]" office:value-type="time" office:time-value="PT00H00M07.214S" calcext:value-type="time">
            <text:p>00:00:07</text:p>
          </table:table-cell>
          <table:table-cell table:formula="of:=[$graph.B25]"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table:style-name="ce9" table:formula="of:=[$graph.A26]" office:value-type="time" office:time-value="PT00H00M07.574S" calcext:value-type="time">
            <text:p>00:00:08</text:p>
          </table:table-cell>
          <table:table-cell table:formula="of:=[$graph.B26]" office:value-type="float" office:value="0.7" calcext:value-type="float">
            <text:p>0.7</text:p>
          </table:table-cell>
          <table:table-cell table:number-columns-repeated="4"/>
        </table:table-row>
        <table:table-row table:style-name="ro1">
          <table:table-cell table:style-name="ce9" table:formula="of:=[$graph.A27]" office:value-type="time" office:time-value="PT00H00M07.933S" calcext:value-type="time">
            <text:p>00:00:08</text:p>
          </table:table-cell>
          <table:table-cell table:formula="of:=[$graph.B27]" office:value-type="float" office:value="-0.3" calcext:value-type="float">
            <text:p>-0.3</text:p>
          </table:table-cell>
          <table:table-cell table:number-columns-repeated="4"/>
        </table:table-row>
        <table:table-row table:style-name="ro1">
          <table:table-cell table:style-name="ce9" table:formula="of:=[$graph.A28]" office:value-type="time" office:time-value="PT00H00M08.295S" calcext:value-type="time">
            <text:p>00:00:08</text:p>
          </table:table-cell>
          <table:table-cell table:formula="of:=[$graph.B28]" office:value-type="float" office:value="-1" calcext:value-type="float">
            <text:p>-1.0</text:p>
          </table:table-cell>
          <table:table-cell table:number-columns-repeated="4"/>
        </table:table-row>
        <table:table-row table:style-name="ro1">
          <table:table-cell table:style-name="ce9" table:formula="of:=[$graph.A29]" office:value-type="time" office:time-value="PT00H00M08.654S" calcext:value-type="time">
            <text:p>00:00:09</text:p>
          </table:table-cell>
          <table:table-cell table:formula="of:=[$graph.B29]" office:value-type="float" office:value="-1.7" calcext:value-type="float">
            <text:p>-1.7</text:p>
          </table:table-cell>
          <table:table-cell table:number-columns-repeated="4"/>
        </table:table-row>
        <table:table-row table:style-name="ro1">
          <table:table-cell table:style-name="ce9" table:formula="of:=[$graph.A30]" office:value-type="time" office:time-value="PT00H00M09.01S" calcext:value-type="time">
            <text:p>00:00:09</text:p>
          </table:table-cell>
          <table:table-cell table:formula="of:=[$graph.B30]" office:value-type="float" office:value="-2.5" calcext:value-type="float">
            <text:p>-2.5</text:p>
          </table:table-cell>
          <table:table-cell table:number-columns-repeated="4"/>
        </table:table-row>
        <table:table-row table:style-name="ro1">
          <table:table-cell table:style-name="ce9" table:formula="of:=[$graph.A31]" office:value-type="time" office:time-value="PT00H00M09.375S" calcext:value-type="time">
            <text:p>00:00:09</text:p>
          </table:table-cell>
          <table:table-cell table:formula="of:=[$graph.B31]" office:value-type="float" office:value="-3.7" calcext:value-type="float">
            <text:p>-3.7</text:p>
          </table:table-cell>
          <table:table-cell table:number-columns-repeated="4"/>
        </table:table-row>
        <table:table-row table:style-name="ro1">
          <table:table-cell table:style-name="ce9" table:formula="of:=[$graph.A32]" office:value-type="time" office:time-value="PT00H00M09.737S" calcext:value-type="time">
            <text:p>00:00:10</text:p>
          </table:table-cell>
          <table:table-cell table:formula="of:=[$graph.B32]" office:value-type="float" office:value="-4.2" calcext:value-type="float">
            <text:p>-4.2</text:p>
          </table:table-cell>
          <table:table-cell table:number-columns-repeated="4"/>
        </table:table-row>
        <table:table-row table:style-name="ro1">
          <table:table-cell table:style-name="ce9" table:formula="of:=[$graph.A33]" office:value-type="time" office:time-value="PT00H00M10.096S" calcext:value-type="time">
            <text:p>00:00:10</text:p>
          </table:table-cell>
          <table:table-cell table:formula="of:=[$graph.B33]" office:value-type="float" office:value="-4.1" calcext:value-type="float">
            <text:p>-4.1</text:p>
          </table:table-cell>
          <table:table-cell table:number-columns-repeated="4"/>
        </table:table-row>
        <table:table-row table:style-name="ro1">
          <table:table-cell table:style-name="ce9" table:formula="of:=[$graph.A34]" office:value-type="time" office:time-value="PT00H00M10.456S" calcext:value-type="time">
            <text:p>00:00:10</text:p>
          </table:table-cell>
          <table:table-cell table:formula="of:=[$graph.B34]" office:value-type="float" office:value="-3.8" calcext:value-type="float">
            <text:p>-3.8</text:p>
          </table:table-cell>
          <table:table-cell table:number-columns-repeated="4"/>
        </table:table-row>
        <table:table-row table:style-name="ro1">
          <table:table-cell table:style-name="ce9" table:formula="of:=[$graph.A35]" office:value-type="time" office:time-value="PT00H00M10.817S" calcext:value-type="time">
            <text:p>00:00:11</text:p>
          </table:table-cell>
          <table:table-cell table:formula="of:=[$graph.B35]" office:value-type="float" office:value="-3.7" calcext:value-type="float">
            <text:p>-3.7</text:p>
          </table:table-cell>
          <table:table-cell table:number-columns-repeated="4"/>
        </table:table-row>
        <table:table-row table:style-name="ro1">
          <table:table-cell table:style-name="ce9" table:formula="of:=[$graph.A36]" office:value-type="time" office:time-value="PT00H00M11.177S" calcext:value-type="time">
            <text:p>00:00:11</text:p>
          </table:table-cell>
          <table:table-cell table:formula="of:=[$graph.B36]" office:value-type="float" office:value="-3.5" calcext:value-type="float">
            <text:p>-3.5</text:p>
          </table:table-cell>
          <table:table-cell table:number-columns-repeated="4"/>
        </table:table-row>
        <table:table-row table:style-name="ro1">
          <table:table-cell table:style-name="ce9" table:formula="of:=[$graph.A37]" office:value-type="time" office:time-value="PT00H00M11.538S" calcext:value-type="time">
            <text:p>00:00:12</text:p>
          </table:table-cell>
          <table:table-cell table:formula="of:=[$graph.B37]" office:value-type="float" office:value="-2.7" calcext:value-type="float">
            <text:p>-2.7</text:p>
          </table:table-cell>
          <table:table-cell table:number-columns-repeated="4"/>
        </table:table-row>
        <table:table-row table:style-name="ro1">
          <table:table-cell table:style-name="ce9" table:formula="of:=[$graph.A38]" office:value-type="time" office:time-value="PT00H00M11.899S" calcext:value-type="time">
            <text:p>00:00:12</text:p>
          </table:table-cell>
          <table:table-cell table:formula="of:=[$graph.B38]" office:value-type="float" office:value="-1.6" calcext:value-type="float">
            <text:p>-1.6</text:p>
          </table:table-cell>
          <table:table-cell table:number-columns-repeated="4"/>
        </table:table-row>
        <table:table-row table:style-name="ro1">
          <table:table-cell table:style-name="ce9" table:formula="of:=[$graph.A39]" office:value-type="time" office:time-value="PT00H00M12.259S" calcext:value-type="time">
            <text:p>00:00:12</text:p>
          </table:table-cell>
          <table:table-cell table:formula="of:=[$graph.B39]" office:value-type="float" office:value="-0.5" calcext:value-type="float">
            <text:p>-0.5</text:p>
          </table:table-cell>
          <table:table-cell table:number-columns-repeated="4"/>
        </table:table-row>
        <table:table-row table:style-name="ro1">
          <table:table-cell table:style-name="ce9" table:formula="of:=[$graph.A40]" office:value-type="time" office:time-value="PT00H00M12.619S" calcext:value-type="time">
            <text:p>00:00:13</text:p>
          </table:table-cell>
          <table:table-cell table:formula="of:=[$graph.B40]" office:value-type="float" office:value="0.2" calcext:value-type="float">
            <text:p>0.2</text:p>
          </table:table-cell>
          <table:table-cell table:number-columns-repeated="4"/>
        </table:table-row>
        <table:table-row table:style-name="ro1">
          <table:table-cell table:style-name="ce9" table:formula="of:=[$graph.A41]" office:value-type="time" office:time-value="PT00H00M12.98S" calcext:value-type="time">
            <text:p>00:00:13</text:p>
          </table:table-cell>
          <table:table-cell table:formula="of:=[$graph.B41]" office:value-type="float" office:value="0.6" calcext:value-type="float">
            <text:p>0.6</text:p>
          </table:table-cell>
          <table:table-cell table:number-columns-repeated="4"/>
        </table:table-row>
        <table:table-row table:style-name="ro1">
          <table:table-cell table:style-name="ce9" table:formula="of:=[$graph.A42]" office:value-type="time" office:time-value="PT00H00M13.34S" calcext:value-type="time">
            <text:p>00:00:13</text:p>
          </table:table-cell>
          <table:table-cell table:formula="of:=[$graph.B42]" office:value-type="float" office:value="0.1" calcext:value-type="float">
            <text:p>0.1</text:p>
          </table:table-cell>
          <table:table-cell table:formula="of:=[$graph.B42]" office:value-type="float" office:value="0.1" calcext:value-type="float">
            <text:p>0.1</text:p>
          </table:table-cell>
          <table:table-cell table:number-columns-repeated="3"/>
        </table:table-row>
        <table:table-row table:style-name="ro1">
          <table:table-cell table:style-name="ce9" table:formula="of:=[$graph.A43]" office:value-type="time" office:time-value="PT00H00M13.7S" calcext:value-type="time">
            <text:p>00:00:14</text:p>
          </table:table-cell>
          <table:table-cell/>
          <table:table-cell table:formula="of:=[$graph.B43]" office:value-type="float" office:value="-1.2" calcext:value-type="float">
            <text:p>-1.2</text:p>
          </table:table-cell>
          <table:table-cell table:number-columns-repeated="3"/>
        </table:table-row>
        <table:table-row table:style-name="ro1">
          <table:table-cell table:style-name="ce9" table:formula="of:=[$graph.A44]" office:value-type="time" office:time-value="PT00H00M14.061S" calcext:value-type="time">
            <text:p>00:00:14</text:p>
          </table:table-cell>
          <table:table-cell/>
          <table:table-cell table:formula="of:=[$graph.B44]" office:value-type="float" office:value="-3.9" calcext:value-type="float">
            <text:p>-3.9</text:p>
          </table:table-cell>
          <table:table-cell table:number-columns-repeated="3"/>
        </table:table-row>
        <table:table-row table:style-name="ro1">
          <table:table-cell table:style-name="ce9" table:formula="of:=[$graph.A45]" office:value-type="time" office:time-value="PT00H00M14.421S" calcext:value-type="time">
            <text:p>00:00:14</text:p>
          </table:table-cell>
          <table:table-cell/>
          <table:table-cell table:formula="of:=[$graph.B45]" office:value-type="float" office:value="-6.5" calcext:value-type="float">
            <text:p>-6.5</text:p>
          </table:table-cell>
          <table:table-cell table:number-columns-repeated="3"/>
        </table:table-row>
        <table:table-row table:style-name="ro1">
          <table:table-cell table:style-name="ce9" table:formula="of:=[$graph.A46]" office:value-type="time" office:time-value="PT00H00M14.781S" calcext:value-type="time">
            <text:p>00:00:15</text:p>
          </table:table-cell>
          <table:table-cell/>
          <table:table-cell table:formula="of:=[$graph.B46]" office:value-type="float" office:value="-9.1" calcext:value-type="float">
            <text:p>-9.1</text:p>
          </table:table-cell>
          <table:table-cell table:number-columns-repeated="3"/>
        </table:table-row>
        <table:table-row table:style-name="ro1">
          <table:table-cell table:style-name="ce9" table:formula="of:=[$graph.A47]" office:value-type="time" office:time-value="PT00H00M15.142S" calcext:value-type="time">
            <text:p>00:00:15</text:p>
          </table:table-cell>
          <table:table-cell/>
          <table:table-cell table:formula="of:=[$graph.B47]" office:value-type="float" office:value="-11.2" calcext:value-type="float">
            <text:p>-11.2</text:p>
          </table:table-cell>
          <table:table-cell table:number-columns-repeated="3"/>
        </table:table-row>
        <table:table-row table:style-name="ro1">
          <table:table-cell table:style-name="ce9" table:formula="of:=[$graph.A48]" office:value-type="time" office:time-value="PT00H00M15.502S" calcext:value-type="time">
            <text:p>00:00:16</text:p>
          </table:table-cell>
          <table:table-cell/>
          <table:table-cell table:formula="of:=[$graph.B48]" office:value-type="float" office:value="-10.5" calcext:value-type="float">
            <text:p>-10.5</text:p>
          </table:table-cell>
          <table:table-cell table:number-columns-repeated="3"/>
        </table:table-row>
        <table:table-row table:style-name="ro1">
          <table:table-cell table:style-name="ce9" table:formula="of:=[$graph.A49]" office:value-type="time" office:time-value="PT00H00M15.863S" calcext:value-type="time">
            <text:p>00:00:16</text:p>
          </table:table-cell>
          <table:table-cell/>
          <table:table-cell table:formula="of:=[$graph.B49]" office:value-type="float" office:value="0.8" calcext:value-type="float">
            <text:p>0.8</text:p>
          </table:table-cell>
          <table:table-cell table:number-columns-repeated="3"/>
        </table:table-row>
        <table:table-row table:style-name="ro1">
          <table:table-cell table:style-name="ce9" table:formula="of:=[$graph.A50]" office:value-type="time" office:time-value="PT00H00M16.223S" calcext:value-type="time">
            <text:p>00:00:16</text:p>
          </table:table-cell>
          <table:table-cell/>
          <table:table-cell table:formula="of:=[$graph.B50]" office:value-type="float" office:value="6.4" calcext:value-type="float">
            <text:p>6.4</text:p>
          </table:table-cell>
          <table:table-cell table:number-columns-repeated="3"/>
        </table:table-row>
        <table:table-row table:style-name="ro1">
          <table:table-cell table:style-name="ce9" table:formula="of:=[$graph.A51]" office:value-type="time" office:time-value="PT00H00M16.584S" calcext:value-type="time">
            <text:p>00:00:17</text:p>
          </table:table-cell>
          <table:table-cell/>
          <table:table-cell table:formula="of:=[$graph.B51]" office:value-type="float" office:value="2.2" calcext:value-type="float">
            <text:p>2.2</text:p>
          </table:table-cell>
          <table:table-cell table:number-columns-repeated="3"/>
        </table:table-row>
        <table:table-row table:style-name="ro1">
          <table:table-cell table:style-name="ce9" table:formula="of:=[$graph.A52]" office:value-type="time" office:time-value="PT00H00M16.944S" calcext:value-type="time">
            <text:p>00:00:17</text:p>
          </table:table-cell>
          <table:table-cell/>
          <table:table-cell table:formula="of:=[$graph.B52]"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style-name="ce9" table:formula="of:=[$graph.A53]" office:value-type="time" office:time-value="PT00H00M17.304S" calcext:value-type="time">
            <text:p>00:00:17</text:p>
          </table:table-cell>
          <table:table-cell/>
          <table:table-cell table:formula="of:=[$graph.B53]" office:value-type="float" office:value="-0.7" calcext:value-type="float">
            <text:p>-0.7</text:p>
          </table:table-cell>
          <table:table-cell table:number-columns-repeated="3"/>
        </table:table-row>
        <table:table-row table:style-name="ro1">
          <table:table-cell table:style-name="ce9" table:formula="of:=[$graph.A54]" office:value-type="time" office:time-value="PT00H00M17.665S" calcext:value-type="time">
            <text:p>00:00:18</text:p>
          </table:table-cell>
          <table:table-cell/>
          <table:table-cell table:formula="of:=[$graph.B54]" office:value-type="float" office:value="-3.4" calcext:value-type="float">
            <text:p>-3.4</text:p>
          </table:table-cell>
          <table:table-cell table:number-columns-repeated="3"/>
        </table:table-row>
        <table:table-row table:style-name="ro1">
          <table:table-cell table:style-name="ce9" table:formula="of:=[$graph.A55]" office:value-type="time" office:time-value="PT00H00M18.025S" calcext:value-type="time">
            <text:p>00:00:18</text:p>
          </table:table-cell>
          <table:table-cell/>
          <table:table-cell table:formula="of:=[$graph.B55]"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style-name="ce9" table:formula="of:=[$graph.A56]" office:value-type="time" office:time-value="PT00H00M18.39S" calcext:value-type="time">
            <text:p>00:00:18</text:p>
          </table:table-cell>
          <table:table-cell/>
          <table:table-cell table:formula="of:=[$graph.B56]" office:value-type="float" office:value="8.3" calcext:value-type="float">
            <text:p>8.3</text:p>
          </table:table-cell>
          <table:table-cell table:number-columns-repeated="3"/>
        </table:table-row>
        <table:table-row table:style-name="ro1">
          <table:table-cell table:style-name="ce9" table:formula="of:=[$graph.A57]" office:value-type="time" office:time-value="PT00H00M18.746S" calcext:value-type="time">
            <text:p>00:00:19</text:p>
          </table:table-cell>
          <table:table-cell/>
          <table:table-cell table:formula="of:=[$graph.B57]" office:value-type="float" office:value="8.7" calcext:value-type="float">
            <text:p>8.7</text:p>
          </table:table-cell>
          <table:table-cell table:number-columns-repeated="3"/>
        </table:table-row>
        <table:table-row table:style-name="ro1">
          <table:table-cell table:style-name="ce9" table:formula="of:=[$graph.A58]" office:value-type="time" office:time-value="PT00H00M19.107S" calcext:value-type="time">
            <text:p>00:00:19</text:p>
          </table:table-cell>
          <table:table-cell/>
          <table:table-cell table:formula="of:=[$graph.B58]" office:value-type="float" office:value="5.1" calcext:value-type="float">
            <text:p>5.1</text:p>
          </table:table-cell>
          <table:table-cell table:number-columns-repeated="3"/>
        </table:table-row>
        <table:table-row table:style-name="ro1">
          <table:table-cell table:style-name="ce9" table:formula="of:=[$graph.A59]" office:value-type="time" office:time-value="PT00H00M19.471S" calcext:value-type="time">
            <text:p>00:00:19</text:p>
          </table:table-cell>
          <table:table-cell/>
          <table:table-cell table:formula="of:=[$graph.B59]" office:value-type="float" office:value="3.2" calcext:value-type="float">
            <text:p>3.2</text:p>
          </table:table-cell>
          <table:table-cell table:number-columns-repeated="3"/>
        </table:table-row>
        <table:table-row table:style-name="ro1">
          <table:table-cell table:style-name="ce9" table:formula="of:=[$graph.A60]" office:value-type="time" office:time-value="PT00H00M19.828S" calcext:value-type="time">
            <text:p>00:00:20</text:p>
          </table:table-cell>
          <table:table-cell/>
          <table:table-cell table:formula="of:=[$graph.B60]" office:value-type="float" office:value="1" calcext:value-type="float">
            <text:p>1.0</text:p>
          </table:table-cell>
          <table:table-cell table:number-columns-repeated="3"/>
        </table:table-row>
        <table:table-row table:style-name="ro1">
          <table:table-cell table:style-name="ce9" table:formula="of:=[$graph.A61]" office:value-type="time" office:time-value="PT00H00M20.192S" calcext:value-type="time">
            <text:p>00:00:20</text:p>
          </table:table-cell>
          <table:table-cell/>
          <table:table-cell table:formula="of:=[$graph.B61]" office:value-type="float" office:value="-0" calcext:value-type="float">
            <text:p>0.0</text:p>
          </table:table-cell>
          <table:table-cell table:number-columns-repeated="3"/>
        </table:table-row>
        <table:table-row table:style-name="ro1">
          <table:table-cell table:style-name="ce9" table:formula="of:=[$graph.A62]" office:value-type="time" office:time-value="PT00H00M20.548S" calcext:value-type="time">
            <text:p>00:00:21</text:p>
          </table:table-cell>
          <table:table-cell/>
          <table:table-cell table:formula="of:=[$graph.B62]" office:value-type="float" office:value="0.4" calcext:value-type="float">
            <text:p>0.4</text:p>
          </table:table-cell>
          <table:table-cell table:number-columns-repeated="3"/>
        </table:table-row>
        <table:table-row table:style-name="ro1">
          <table:table-cell table:style-name="ce9" table:formula="of:=[$graph.A63]" office:value-type="time" office:time-value="PT00H00M20.913S" calcext:value-type="time">
            <text:p>00:00:21</text:p>
          </table:table-cell>
          <table:table-cell/>
          <table:table-cell table:formula="of:=[$graph.B63]" office:value-type="float" office:value="-0.3" calcext:value-type="float">
            <text:p>-0.3</text:p>
          </table:table-cell>
          <table:table-cell table:formula="of:=[$graph.B63]" office:value-type="float" office:value="-0.3" calcext:value-type="float">
            <text:p>-0.3</text:p>
          </table:table-cell>
          <table:table-cell table:number-columns-repeated="2"/>
        </table:table-row>
        <table:table-row table:style-name="ro1">
          <table:table-cell table:style-name="ce9" table:formula="of:=[$graph.A64]" office:value-type="time" office:time-value="PT00H00M21.273S" calcext:value-type="time">
            <text:p>00:00:21</text:p>
          </table:table-cell>
          <table:table-cell table:number-columns-repeated="2"/>
          <table:table-cell table:formula="of:=[$graph.B64]" office:value-type="float" office:value="-3.4" calcext:value-type="float">
            <text:p>-3.4</text:p>
          </table:table-cell>
          <table:table-cell table:number-columns-repeated="2"/>
        </table:table-row>
        <table:table-row table:style-name="ro1">
          <table:table-cell table:style-name="ce9" table:formula="of:=[$graph.A65]" office:value-type="time" office:time-value="PT00H00M21.634S" calcext:value-type="time">
            <text:p>00:00:22</text:p>
          </table:table-cell>
          <table:table-cell table:number-columns-repeated="2"/>
          <table:table-cell table:formula="of:=[$graph.B65]" office:value-type="float" office:value="-8.3" calcext:value-type="float">
            <text:p>-8.3</text:p>
          </table:table-cell>
          <table:table-cell table:number-columns-repeated="2"/>
        </table:table-row>
        <table:table-row table:style-name="ro1">
          <table:table-cell table:style-name="ce9" table:formula="of:=[$graph.A66]" office:value-type="time" office:time-value="PT00H00M21.994S" calcext:value-type="time">
            <text:p>00:00:22</text:p>
          </table:table-cell>
          <table:table-cell table:number-columns-repeated="2"/>
          <table:table-cell table:formula="of:=[$graph.B66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table:style-name="ce9" table:formula="of:=[$graph.A67]" office:value-type="time" office:time-value="PT00H00M22.356S" calcext:value-type="time">
            <text:p>00:00:22</text:p>
          </table:table-cell>
          <table:table-cell table:number-columns-repeated="2"/>
          <table:table-cell table:formula="of:=[$graph.B67]" office:value-type="float" office:value="23" calcext:value-type="float">
            <text:p>23.0</text:p>
          </table:table-cell>
          <table:table-cell table:number-columns-repeated="2"/>
        </table:table-row>
        <table:table-row table:style-name="ro1">
          <table:table-cell table:style-name="ce9" table:formula="of:=[$graph.A68]" office:value-type="time" office:time-value="PT00H00M22.716S" calcext:value-type="time">
            <text:p>00:00:23</text:p>
          </table:table-cell>
          <table:table-cell table:number-columns-repeated="2"/>
          <table:table-cell table:formula="of:=[$graph.B68]" office:value-type="float" office:value="42.1" calcext:value-type="float">
            <text:p>42.1</text:p>
          </table:table-cell>
          <table:table-cell table:number-columns-repeated="2"/>
        </table:table-row>
        <table:table-row table:style-name="ro1">
          <table:table-cell table:style-name="ce9" table:formula="of:=[$graph.A69]" office:value-type="time" office:time-value="PT00H00M23.075S" calcext:value-type="time">
            <text:p>00:00:23</text:p>
          </table:table-cell>
          <table:table-cell table:number-columns-repeated="2"/>
          <table:table-cell table:formula="of:=[$graph.B69]" office:value-type="float" office:value="65.5" calcext:value-type="float">
            <text:p>65.5</text:p>
          </table:table-cell>
          <table:table-cell table:formula="of:=[$graph.B69]" office:value-type="float" office:value="65.5" calcext:value-type="float">
            <text:p>65.5</text:p>
          </table:table-cell>
          <table:table-cell/>
        </table:table-row>
        <table:table-row table:style-name="ro1">
          <table:table-cell table:style-name="ce9" table:formula="of:=[$graph.A70]" office:value-type="time" office:time-value="PT00H00M23.436S" calcext:value-type="time">
            <text:p>00:00:23</text:p>
          </table:table-cell>
          <table:table-cell table:number-columns-repeated="3"/>
          <table:table-cell table:formula="of:=[$graph.B70]" office:value-type="float" office:value="56.2" calcext:value-type="float">
            <text:p>56.2</text:p>
          </table:table-cell>
          <table:table-cell/>
        </table:table-row>
        <table:table-row table:style-name="ro1">
          <table:table-cell table:style-name="ce9" table:formula="of:=[$graph.A71]" office:value-type="time" office:time-value="PT00H00M23.796S" calcext:value-type="time">
            <text:p>00:00:24</text:p>
          </table:table-cell>
          <table:table-cell table:number-columns-repeated="3"/>
          <table:table-cell table:formula="of:=[$graph.B71]" office:value-type="float" office:value="36.4" calcext:value-type="float">
            <text:p>36.4</text:p>
          </table:table-cell>
          <table:table-cell/>
        </table:table-row>
        <table:table-row table:style-name="ro1">
          <table:table-cell table:style-name="ce9" table:formula="of:=[$graph.A72]" office:value-type="time" office:time-value="PT00H00M24.158S" calcext:value-type="time">
            <text:p>00:00:24</text:p>
          </table:table-cell>
          <table:table-cell table:number-columns-repeated="3"/>
          <table:table-cell table:formula="of:=[$graph.B72]" office:value-type="float" office:value="17.7" calcext:value-type="float">
            <text:p>17.7</text:p>
          </table:table-cell>
          <table:table-cell/>
        </table:table-row>
        <table:table-row table:style-name="ro1">
          <table:table-cell table:style-name="ce9" table:formula="of:=[$graph.A73]" office:value-type="time" office:time-value="PT00H00M24.518S" calcext:value-type="time">
            <text:p>00:00:25</text:p>
          </table:table-cell>
          <table:table-cell table:number-columns-repeated="3"/>
          <table:table-cell table:formula="of:=[$graph.B73]" office:value-type="float" office:value="-4.8" calcext:value-type="float">
            <text:p>-4.8</text:p>
          </table:table-cell>
          <table:table-cell/>
        </table:table-row>
        <table:table-row table:style-name="ro1">
          <table:table-cell table:style-name="ce9" table:formula="of:=[$graph.A74]" office:value-type="time" office:time-value="PT00H00M24.879S" calcext:value-type="time">
            <text:p>00:00:25</text:p>
          </table:table-cell>
          <table:table-cell table:number-columns-repeated="3"/>
          <table:table-cell table:formula="of:=[$graph.B74]" office:value-type="float" office:value="-26.5" calcext:value-type="float">
            <text:p>-26.5</text:p>
          </table:table-cell>
          <table:table-cell/>
        </table:table-row>
        <table:table-row table:style-name="ro1">
          <table:table-cell table:style-name="ce9" table:formula="of:=[$graph.A75]" office:value-type="time" office:time-value="PT00H00M25.239S" calcext:value-type="time">
            <text:p>00:00:25</text:p>
          </table:table-cell>
          <table:table-cell table:number-columns-repeated="3"/>
          <table:table-cell table:formula="of:=[$graph.B75]" office:value-type="float" office:value="-48.1" calcext:value-type="float">
            <text:p>-48.1</text:p>
          </table:table-cell>
          <table:table-cell/>
        </table:table-row>
        <table:table-row table:style-name="ro1">
          <table:table-cell table:style-name="ce9" table:formula="of:=[$graph.A76]" office:value-type="time" office:time-value="PT00H00M25.599S" calcext:value-type="time">
            <text:p>00:00:26</text:p>
          </table:table-cell>
          <table:table-cell table:number-columns-repeated="3"/>
          <table:table-cell table:formula="of:=[$graph.B76]" office:value-type="float" office:value="-73.8" calcext:value-type="float">
            <text:p>-73.8</text:p>
          </table:table-cell>
          <table:table-cell/>
        </table:table-row>
        <table:table-row table:style-name="ro1">
          <table:table-cell table:style-name="ce9" table:formula="of:=[$graph.A77]" office:value-type="time" office:time-value="PT00H00M25.96S" calcext:value-type="time">
            <text:p>00:00:26</text:p>
          </table:table-cell>
          <table:table-cell table:number-columns-repeated="3"/>
          <table:table-cell table:formula="of:=[$graph.B77]" office:value-type="float" office:value="-97.9" calcext:value-type="float">
            <text:p>-97.9</text:p>
          </table:table-cell>
          <table:table-cell/>
        </table:table-row>
        <table:table-row table:style-name="ro1">
          <table:table-cell table:style-name="ce9" table:formula="of:=[$graph.A78]" office:value-type="time" office:time-value="PT00H00M26.319S" calcext:value-type="time">
            <text:p>00:00:26</text:p>
          </table:table-cell>
          <table:table-cell table:number-columns-repeated="3"/>
          <table:table-cell table:formula="of:=[$graph.B78]" office:value-type="float" office:value="-116.4" calcext:value-type="float">
            <text:p>-116.4</text:p>
          </table:table-cell>
          <table:table-cell/>
        </table:table-row>
        <table:table-row table:style-name="ro1">
          <table:table-cell table:style-name="ce9" table:formula="of:=[$graph.A79]" office:value-type="time" office:time-value="PT00H00M26.681S" calcext:value-type="time">
            <text:p>00:00:27</text:p>
          </table:table-cell>
          <table:table-cell table:number-columns-repeated="3"/>
          <table:table-cell table:formula="of:=[$graph.B79]" office:value-type="float" office:value="-136.7" calcext:value-type="float">
            <text:p>-136.7</text:p>
          </table:table-cell>
          <table:table-cell/>
        </table:table-row>
        <table:table-row table:style-name="ro1">
          <table:table-cell table:style-name="ce9" table:formula="of:=[$graph.A80]" office:value-type="time" office:time-value="PT00H00M27.04S" calcext:value-type="time">
            <text:p>00:00:27</text:p>
          </table:table-cell>
          <table:table-cell table:number-columns-repeated="3"/>
          <table:table-cell table:formula="of:=[$graph.B80]" office:value-type="float" office:value="-151.5" calcext:value-type="float">
            <text:p>-151.5</text:p>
          </table:table-cell>
          <table:table-cell/>
        </table:table-row>
        <table:table-row table:style-name="ro1">
          <table:table-cell table:style-name="ce9" table:formula="of:=[$graph.A81]" office:value-type="time" office:time-value="PT00H00M27.401S" calcext:value-type="time">
            <text:p>00:00:27</text:p>
          </table:table-cell>
          <table:table-cell table:number-columns-repeated="3"/>
          <table:table-cell table:formula="of:=[$graph.B81]" office:value-type="float" office:value="-165.4" calcext:value-type="float">
            <text:p>-165.4</text:p>
          </table:table-cell>
          <table:table-cell/>
        </table:table-row>
        <table:table-row table:style-name="ro1">
          <table:table-cell table:style-name="ce9" table:formula="of:=[$graph.A82]" office:value-type="time" office:time-value="PT00H00M27.761S" calcext:value-type="time">
            <text:p>00:00:28</text:p>
          </table:table-cell>
          <table:table-cell table:number-columns-repeated="3"/>
          <table:table-cell table:formula="of:=[$graph.B82]-360" office:value-type="float" office:value="-180.5" calcext:value-type="float">
            <text:p>-180.5</text:p>
          </table:table-cell>
          <table:table-cell/>
        </table:table-row>
        <table:table-row table:style-name="ro1">
          <table:table-cell table:style-name="ce9" table:formula="of:=[$graph.A83]" office:value-type="time" office:time-value="PT00H00M28.121S" calcext:value-type="time">
            <text:p>00:00:28</text:p>
          </table:table-cell>
          <table:table-cell table:number-columns-repeated="3"/>
          <table:table-cell table:formula="of:=[$graph.B83]-360" office:value-type="float" office:value="-182.1" calcext:value-type="float">
            <text:p>-182.1</text:p>
          </table:table-cell>
          <table:table-cell/>
        </table:table-row>
        <table:table-row table:style-name="ro1">
          <table:table-cell table:style-name="ce9" table:formula="of:=[$graph.A84]" office:value-type="time" office:time-value="PT00H00M28.482S" calcext:value-type="time">
            <text:p>00:00:28</text:p>
          </table:table-cell>
          <table:table-cell table:number-columns-repeated="3"/>
          <table:table-cell table:formula="of:=[$graph.B84]" office:value-type="float" office:value="-176" calcext:value-type="float">
            <text:p>-176.0</text:p>
          </table:table-cell>
          <table:table-cell table:formula="of:=[$graph.B84]" office:value-type="float" office:value="-176" calcext:value-type="float">
            <text:p>-176.0</text:p>
          </table:table-cell>
        </table:table-row>
        <table:table-row table:style-name="ro1">
          <table:table-cell table:style-name="ce9" table:formula="of:=[$graph.A85]" office:value-type="time" office:time-value="PT00H00M28.842S" calcext:value-type="time">
            <text:p>00:00:29</text:p>
          </table:table-cell>
          <table:table-cell table:number-columns-repeated="4"/>
          <table:table-cell table:formula="of:=[$graph.B85]" office:value-type="float" office:value="-177" calcext:value-type="float">
            <text:p>-177.0</text:p>
          </table:table-cell>
        </table:table-row>
        <table:table-row table:style-name="ro1">
          <table:table-cell table:style-name="ce9" table:formula="of:=[$graph.A86]" office:value-type="time" office:time-value="PT00H00M29.204S" calcext:value-type="time">
            <text:p>00:00:29</text:p>
          </table:table-cell>
          <table:table-cell table:number-columns-repeated="4"/>
          <table:table-cell table:formula="of:=[$graph.B86]" office:value-type="float" office:value="-175.2" calcext:value-type="float">
            <text:p>-175.2</text:p>
          </table:table-cell>
        </table:table-row>
        <table:table-row table:style-name="ro1">
          <table:table-cell table:style-name="ce9" table:formula="of:=[$graph.A87]" office:value-type="time" office:time-value="PT00H00M29.564S" calcext:value-type="time">
            <text:p>00:00:30</text:p>
          </table:table-cell>
          <table:table-cell table:number-columns-repeated="4"/>
          <table:table-cell table:formula="of:=[$graph.B87]" office:value-type="float" office:value="-175.3" calcext:value-type="float">
            <text:p>-175.3</text:p>
          </table:table-cell>
        </table:table-row>
        <table:table-row table:style-name="ro1">
          <table:table-cell table:style-name="ce9" table:formula="of:=[$graph.A88]" office:value-type="time" office:time-value="PT00H00M29.923S" calcext:value-type="time">
            <text:p>00:00:30</text:p>
          </table:table-cell>
          <table:table-cell table:number-columns-repeated="4"/>
          <table:table-cell table:formula="of:=[$graph.B88]" office:value-type="float" office:value="-172.8" calcext:value-type="float">
            <text:p>-172.8</text:p>
          </table:table-cell>
        </table:table-row>
        <table:table-row table:style-name="ro1">
          <table:table-cell table:style-name="ce9" table:formula="of:=[$graph.A89]" office:value-type="time" office:time-value="PT00H00M30.285S" calcext:value-type="time">
            <text:p>00:00:30</text:p>
          </table:table-cell>
          <table:table-cell table:number-columns-repeated="4"/>
          <table:table-cell table:formula="of:=[$graph.B89]" office:value-type="float" office:value="-170.7" calcext:value-type="float">
            <text:p>-170.7</text:p>
          </table:table-cell>
        </table:table-row>
        <table:table-row table:style-name="ro1">
          <table:table-cell table:style-name="ce9" table:formula="of:=[$graph.A90]" office:value-type="time" office:time-value="PT00H00M30.644S" calcext:value-type="time">
            <text:p>00:00:31</text:p>
          </table:table-cell>
          <table:table-cell table:number-columns-repeated="4"/>
          <table:table-cell table:formula="of:=[$graph.B90]" office:value-type="float" office:value="-171.3" calcext:value-type="float">
            <text:p>-171.3</text:p>
          </table:table-cell>
        </table:table-row>
        <table:table-row table:style-name="ro1">
          <table:table-cell table:style-name="ce9" table:formula="of:=[$graph.A91]" office:value-type="time" office:time-value="PT00H00M31.006S" calcext:value-type="time">
            <text:p>00:00:31</text:p>
          </table:table-cell>
          <table:table-cell table:number-columns-repeated="4"/>
          <table:table-cell table:formula="of:=[$graph.B91]" office:value-type="float" office:value="-172.6" calcext:value-type="float">
            <text:p>-172.6</text:p>
          </table:table-cell>
        </table:table-row>
        <table:table-row table:style-name="ro1">
          <table:table-cell table:style-name="ce9" table:formula="of:=[$graph.A92]" office:value-type="time" office:time-value="PT00H00M31.365S" calcext:value-type="time">
            <text:p>00:00:31</text:p>
          </table:table-cell>
          <table:table-cell table:number-columns-repeated="4"/>
          <table:table-cell table:formula="of:=[$graph.B92]" office:value-type="float" office:value="-171.3" calcext:value-type="float">
            <text:p>-171.3</text:p>
          </table:table-cell>
        </table:table-row>
        <table:table-row table:style-name="ro1">
          <table:table-cell table:style-name="ce9" table:formula="of:=[$graph.A93]" office:value-type="time" office:time-value="PT00H00M31.726S" calcext:value-type="time">
            <text:p>00:00:32</text:p>
          </table:table-cell>
          <table:table-cell table:number-columns-repeated="4"/>
          <table:table-cell table:formula="of:=[$graph.B93]" office:value-type="float" office:value="-166.8" calcext:value-type="float">
            <text:p>-166.8</text:p>
          </table:table-cell>
        </table:table-row>
        <table:table-row table:style-name="ro1">
          <table:table-cell table:style-name="ce9" table:formula="of:=[$graph.A94]" office:value-type="time" office:time-value="PT00H00M32.09S" calcext:value-type="time">
            <text:p>00:00:32</text:p>
          </table:table-cell>
          <table:table-cell table:number-columns-repeated="4"/>
          <table:table-cell table:formula="of:=[$graph.B94]" office:value-type="float" office:value="-171.8" calcext:value-type="float">
            <text:p>-171.8</text:p>
          </table:table-cell>
        </table:table-row>
        <table:table-row table:style-name="ro1">
          <table:table-cell table:style-name="ce9" table:formula="of:=[$graph.A95]" office:value-type="time" office:time-value="PT00H00M32.446S" calcext:value-type="time">
            <text:p>00:00:32</text:p>
          </table:table-cell>
          <table:table-cell table:number-columns-repeated="4"/>
          <table:table-cell table:formula="of:=[$graph.B95]" office:value-type="float" office:value="-172" calcext:value-type="float">
            <text:p>-172.0</text:p>
          </table:table-cell>
        </table:table-row>
        <table:table-row table:style-name="ro1">
          <table:table-cell table:style-name="ce9" table:formula="of:=[$graph.A96]" office:value-type="time" office:time-value="PT00H00M32.807S" calcext:value-type="time">
            <text:p>00:00:33</text:p>
          </table:table-cell>
          <table:table-cell table:number-columns-repeated="4"/>
          <table:table-cell table:formula="of:=[$graph.B96]" office:value-type="float" office:value="-169" calcext:value-type="float">
            <text:p>-169.0</text:p>
          </table:table-cell>
        </table:table-row>
        <table:table-row table:style-name="ro1">
          <table:table-cell table:style-name="ce9" table:formula="of:=[$graph.A97]" office:value-type="time" office:time-value="PT00H00M33.172S" calcext:value-type="time">
            <text:p>00:00:33</text:p>
          </table:table-cell>
          <table:table-cell table:number-columns-repeated="4"/>
          <table:table-cell table:formula="of:=[$graph.B97]" office:value-type="float" office:value="-169.1" calcext:value-type="float">
            <text:p>-169.1</text:p>
          </table:table-cell>
        </table:table-row>
        <table:table-row table:style-name="ro1">
          <table:table-cell table:style-name="ce9" table:formula="of:=[$graph.A98]" office:value-type="time" office:time-value="PT00H00M33.528S" calcext:value-type="time">
            <text:p>00:00:34</text:p>
          </table:table-cell>
          <table:table-cell table:number-columns-repeated="4"/>
          <table:table-cell table:formula="of:=[$graph.B98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99]" office:value-type="time" office:time-value="PT00H00M33.893S" calcext:value-type="time">
            <text:p>00:00:34</text:p>
          </table:table-cell>
          <table:table-cell table:number-columns-repeated="4"/>
          <table:table-cell table:formula="of:=[$graph.B99]" office:value-type="float" office:value="-167.8" calcext:value-type="float">
            <text:p>-167.8</text:p>
          </table:table-cell>
        </table:table-row>
        <table:table-row table:style-name="ro1">
          <table:table-cell table:style-name="ce9" table:formula="of:=[$graph.A100]" office:value-type="time" office:time-value="PT00H00M34.249S" calcext:value-type="time">
            <text:p>00:00:34</text:p>
          </table:table-cell>
          <table:table-cell table:number-columns-repeated="4"/>
          <table:table-cell table:formula="of:=[$graph.B100]" office:value-type="float" office:value="-168.2" calcext:value-type="float">
            <text:p>-168.2</text:p>
          </table:table-cell>
        </table:table-row>
        <table:table-row table:style-name="ro1">
          <table:table-cell table:style-name="ce9" table:formula="of:=[$graph.A101]" office:value-type="time" office:time-value="PT00H00M34.613S" calcext:value-type="time">
            <text:p>00:00:35</text:p>
          </table:table-cell>
          <table:table-cell table:number-columns-repeated="4"/>
          <table:table-cell table:formula="of:=[$graph.B101]" office:value-type="float" office:value="-168.7" calcext:value-type="float">
            <text:p>-168.7</text:p>
          </table:table-cell>
        </table:table-row>
        <table:table-row table:style-name="ro1">
          <table:table-cell table:style-name="ce9" table:formula="of:=[$graph.A102]" office:value-type="time" office:time-value="PT00H00M34.974S" calcext:value-type="time">
            <text:p>00:00:35</text:p>
          </table:table-cell>
          <table:table-cell table:number-columns-repeated="4"/>
          <table:table-cell table:formula="of:=[$graph.B102]" office:value-type="float" office:value="-169.4" calcext:value-type="float">
            <text:p>-169.4</text:p>
          </table:table-cell>
        </table:table-row>
        <table:table-row table:style-name="ro1">
          <table:table-cell table:style-name="ce9" table:formula="of:=[$graph.A103]" office:value-type="time" office:time-value="PT00H00M35.334S" calcext:value-type="time">
            <text:p>00:00:35</text:p>
          </table:table-cell>
          <table:table-cell table:number-columns-repeated="4"/>
          <table:table-cell table:formula="of:=[$graph.B103]" office:value-type="float" office:value="-166.2" calcext:value-type="float">
            <text:p>-166.2</text:p>
          </table:table-cell>
        </table:table-row>
        <table:table-row table:style-name="ro1">
          <table:table-cell table:style-name="ce9" table:formula="of:=[$graph.A104]" office:value-type="time" office:time-value="PT00H00M35.696S" calcext:value-type="time">
            <text:p>00:00:36</text:p>
          </table:table-cell>
          <table:table-cell table:number-columns-repeated="4"/>
          <table:table-cell table:formula="of:=[$graph.B104]" office:value-type="float" office:value="-166.5" calcext:value-type="float">
            <text:p>-166.5</text:p>
          </table:table-cell>
        </table:table-row>
        <table:table-row table:style-name="ro1">
          <table:table-cell table:style-name="ce9" table:formula="of:=[$graph.A105]" office:value-type="time" office:time-value="PT00H00M36.055S" calcext:value-type="time">
            <text:p>00:00:36</text:p>
          </table:table-cell>
          <table:table-cell table:number-columns-repeated="4"/>
          <table:table-cell table:formula="of:=[$graph.B105]" office:value-type="float" office:value="-168.1" calcext:value-type="float">
            <text:p>-168.1</text:p>
          </table:table-cell>
        </table:table-row>
        <table:table-row table:style-name="ro1">
          <table:table-cell table:style-name="ce9" table:formula="of:=[$graph.A106]" office:value-type="time" office:time-value="PT00H00M36.416S" calcext:value-type="time">
            <text:p>00:00:36</text:p>
          </table:table-cell>
          <table:table-cell table:number-columns-repeated="4"/>
          <table:table-cell table:formula="of:=[$graph.B106]" office:value-type="float" office:value="-168.6" calcext:value-type="float">
            <text:p>-168.6</text:p>
          </table:table-cell>
        </table:table-row>
        <table:table-row table:style-name="ro1">
          <table:table-cell table:style-name="ce9" table:formula="of:=[$graph.A107]" office:value-type="time" office:time-value="PT00H00M36.776S" calcext:value-type="time">
            <text:p>00:00:37</text:p>
          </table:table-cell>
          <table:table-cell table:number-columns-repeated="4"/>
          <table:table-cell table:formula="of:=[$graph.B107]" office:value-type="float" office:value="-168.9" calcext:value-type="float">
            <text:p>-168.9</text:p>
          </table:table-cell>
        </table:table-row>
        <table:table-row table:style-name="ro1">
          <table:table-cell table:style-name="ce9" table:formula="of:=[$graph.A108]" office:value-type="time" office:time-value="PT00H00M37.137S" calcext:value-type="time">
            <text:p>00:00:37</text:p>
          </table:table-cell>
          <table:table-cell table:number-columns-repeated="4"/>
          <table:table-cell table:formula="of:=[$graph.B108]" office:value-type="float" office:value="-169.3" calcext:value-type="float">
            <text:p>-169.3</text:p>
          </table:table-cell>
        </table:table-row>
        <table:table-row table:style-name="ro1">
          <table:table-cell table:style-name="ce9" table:formula="of:=[$graph.A109]" office:value-type="time" office:time-value="PT00H00M37.497S" calcext:value-type="time">
            <text:p>00:00:37</text:p>
          </table:table-cell>
          <table:table-cell table:number-columns-repeated="4"/>
          <table:table-cell table:formula="of:=[$graph.B109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0]" office:value-type="time" office:time-value="PT00H00M37.857S" calcext:value-type="time">
            <text:p>00:00:38</text:p>
          </table:table-cell>
          <table:table-cell table:number-columns-repeated="4"/>
          <table:table-cell table:formula="of:=[$graph.B110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1]" office:value-type="time" office:time-value="PT00H00M38.217S" calcext:value-type="time">
            <text:p>00:00:38</text:p>
          </table:table-cell>
          <table:table-cell table:number-columns-repeated="4"/>
          <table:table-cell table:formula="of:=[$graph.B111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2]" office:value-type="time" office:time-value="PT00H00M38.578S" calcext:value-type="time">
            <text:p>00:00:39</text:p>
          </table:table-cell>
          <table:table-cell table:number-columns-repeated="4"/>
          <table:table-cell table:formula="of:=[$graph.B112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3]" office:value-type="time" office:time-value="PT00H00M38.938S" calcext:value-type="time">
            <text:p>00:00:39</text:p>
          </table:table-cell>
          <table:table-cell table:number-columns-repeated="4"/>
          <table:table-cell table:formula="of:=[$graph.B113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4]" office:value-type="time" office:time-value="PT00H00M39.3S" calcext:value-type="time">
            <text:p>00:00:39</text:p>
          </table:table-cell>
          <table:table-cell table:number-columns-repeated="4"/>
          <table:table-cell table:formula="of:=[$graph.B114]" office:value-type="float" office:value="-170" calcext:value-type="float">
            <text:p>-170.0</text:p>
          </table:table-cell>
        </table:table-row>
        <table:table-row table:style-name="ro1">
          <table:table-cell table:style-name="ce9" table:formula="of:=[$graph.A115]" office:value-type="time" office:time-value="PT00H00M39.66S" calcext:value-type="time">
            <text:p>00:00:40</text:p>
          </table:table-cell>
          <table:table-cell table:number-columns-repeated="4"/>
          <table:table-cell table:formula="of:=[$graph.B115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6]" office:value-type="time" office:time-value="PT00H00M40.021S" calcext:value-type="time">
            <text:p>00:00:40</text:p>
          </table:table-cell>
          <table:table-cell table:number-columns-repeated="4"/>
          <table:table-cell table:formula="of:=[$graph.B116]" office:value-type="float" office:value="-169.9" calcext:value-type="float">
            <text:p>-169.9</text:p>
          </table:table-cell>
        </table:table-row>
        <table:table-row table:style-name="ro1">
          <table:table-cell table:style-name="ce9" table:formula="of:=[$graph.A117]" office:value-type="time" office:time-value="PT00H00M40.381S" calcext:value-type="time">
            <text:p>00:00:40</text:p>
          </table:table-cell>
          <table:table-cell table:number-columns-repeated="4"/>
          <table:table-cell table:formula="of:=[$graph.B117]" office:value-type="float" office:value="-170.2" calcext:value-type="float">
            <text:p>-170.2</text:p>
          </table:table-cell>
        </table:table-row>
        <table:table-row table:style-name="ro1">
          <table:table-cell table:style-name="ce9" table:formula="of:=[$graph.A118]" office:value-type="time" office:time-value="PT00H00M40.741S" calcext:value-type="time">
            <text:p>00:00:41</text:p>
          </table:table-cell>
          <table:table-cell table:number-columns-repeated="4"/>
          <table:table-cell table:formula="of:=[$graph.B118]" office:value-type="float" office:value="-170.3" calcext:value-type="float">
            <text:p>-170.3</text:p>
          </table:table-cell>
        </table:table-row>
        <table:table-row table:style-name="ro1">
          <table:table-cell table:style-name="ce9" table:formula="of:=[$graph.A119]" office:value-type="time" office:time-value="PT00H00M41.101S" calcext:value-type="time">
            <text:p>00:00:41</text:p>
          </table:table-cell>
          <table:table-cell table:number-columns-repeated="4"/>
          <table:table-cell table:formula="of:=[$graph.B11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0]" office:value-type="time" office:time-value="PT00H00M41.462S" calcext:value-type="time">
            <text:p>00:00:41</text:p>
          </table:table-cell>
          <table:table-cell table:number-columns-repeated="4"/>
          <table:table-cell table:formula="of:=[$graph.B120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1]" office:value-type="time" office:time-value="PT00H00M41.823S" calcext:value-type="time">
            <text:p>00:00:42</text:p>
          </table:table-cell>
          <table:table-cell table:number-columns-repeated="4"/>
          <table:table-cell table:formula="of:=[$graph.B121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22]" office:value-type="time" office:time-value="PT00H00M42.182S" calcext:value-type="time">
            <text:p>00:00:42</text:p>
          </table:table-cell>
          <table:table-cell table:number-columns-repeated="4"/>
          <table:table-cell table:formula="of:=[$graph.B122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3]" office:value-type="time" office:time-value="PT00H00M42.543S" calcext:value-type="time">
            <text:p>00:00:43</text:p>
          </table:table-cell>
          <table:table-cell table:number-columns-repeated="4"/>
          <table:table-cell table:formula="of:=[$graph.B123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4]" office:value-type="time" office:time-value="PT00H00M42.903S" calcext:value-type="time">
            <text:p>00:00:43</text:p>
          </table:table-cell>
          <table:table-cell table:number-columns-repeated="4"/>
          <table:table-cell table:formula="of:=[$graph.B124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5]" office:value-type="time" office:time-value="PT00H00M43.264S" calcext:value-type="time">
            <text:p>00:00:43</text:p>
          </table:table-cell>
          <table:table-cell table:number-columns-repeated="4"/>
          <table:table-cell table:formula="of:=[$graph.B125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6]" office:value-type="time" office:time-value="PT00H00M43.625S" calcext:value-type="time">
            <text:p>00:00:44</text:p>
          </table:table-cell>
          <table:table-cell table:number-columns-repeated="4"/>
          <table:table-cell table:formula="of:=[$graph.B126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7]" office:value-type="time" office:time-value="PT00H00M43.984S" calcext:value-type="time">
            <text:p>00:00:44</text:p>
          </table:table-cell>
          <table:table-cell table:number-columns-repeated="4"/>
          <table:table-cell table:formula="of:=[$graph.B127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8]" office:value-type="time" office:time-value="PT00H00M44.346S" calcext:value-type="time">
            <text:p>00:00:44</text:p>
          </table:table-cell>
          <table:table-cell table:number-columns-repeated="4"/>
          <table:table-cell table:formula="of:=[$graph.B128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29]" office:value-type="time" office:time-value="PT00H00M44.705S" calcext:value-type="time">
            <text:p>00:00:45</text:p>
          </table:table-cell>
          <table:table-cell table:number-columns-repeated="4"/>
          <table:table-cell table:formula="of:=[$graph.B12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0]" office:value-type="time" office:time-value="PT00H00M45.066S" calcext:value-type="time">
            <text:p>00:00:45</text:p>
          </table:table-cell>
          <table:table-cell table:number-columns-repeated="4"/>
          <table:table-cell table:formula="of:=[$graph.B130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1]" office:value-type="time" office:time-value="PT00H00M45.426S" calcext:value-type="time">
            <text:p>00:00:45</text:p>
          </table:table-cell>
          <table:table-cell table:number-columns-repeated="4"/>
          <table:table-cell table:formula="of:=[$graph.B131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2]" office:value-type="time" office:time-value="PT00H00M45.787S" calcext:value-type="time">
            <text:p>00:00:46</text:p>
          </table:table-cell>
          <table:table-cell table:number-columns-repeated="4"/>
          <table:table-cell table:formula="of:=[$graph.B132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3]" office:value-type="time" office:time-value="PT00H00M46.148S" calcext:value-type="time">
            <text:p>00:00:46</text:p>
          </table:table-cell>
          <table:table-cell table:number-columns-repeated="4"/>
          <table:table-cell table:formula="of:=[$graph.B133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4]" office:value-type="time" office:time-value="PT00H00M46.507S" calcext:value-type="time">
            <text:p>00:00:47</text:p>
          </table:table-cell>
          <table:table-cell table:number-columns-repeated="4"/>
          <table:table-cell table:formula="of:=[$graph.B134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5]" office:value-type="time" office:time-value="PT00H00M46.869S" calcext:value-type="time">
            <text:p>00:00:47</text:p>
          </table:table-cell>
          <table:table-cell table:number-columns-repeated="4"/>
          <table:table-cell table:formula="of:=[$graph.B135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6]" office:value-type="time" office:time-value="PT00H00M47.228S" calcext:value-type="time">
            <text:p>00:00:47</text:p>
          </table:table-cell>
          <table:table-cell table:number-columns-repeated="4"/>
          <table:table-cell table:formula="of:=[$graph.B136]" office:value-type="float" office:value="-170.5" calcext:value-type="float">
            <text:p>-170.5</text:p>
          </table:table-cell>
        </table:table-row>
        <table:table-row table:style-name="ro1">
          <table:table-cell table:style-name="ce9" table:formula="of:=[$graph.A137]" office:value-type="time" office:time-value="PT00H00M47.593S" calcext:value-type="time">
            <text:p>00:00:48</text:p>
          </table:table-cell>
          <table:table-cell table:number-columns-repeated="4"/>
          <table:table-cell table:formula="of:=[$graph.B137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8]" office:value-type="time" office:time-value="PT00H00M47.95S" calcext:value-type="time">
            <text:p>00:00:48</text:p>
          </table:table-cell>
          <table:table-cell table:number-columns-repeated="4"/>
          <table:table-cell table:formula="of:=[$graph.B138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39]" office:value-type="time" office:time-value="PT00H00M48.31S" calcext:value-type="time">
            <text:p>00:00:48</text:p>
          </table:table-cell>
          <table:table-cell table:number-columns-repeated="4"/>
          <table:table-cell table:formula="of:=[$graph.B139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40]" office:value-type="time" office:time-value="PT00H00M48.675S" calcext:value-type="time">
            <text:p>00:00:49</text:p>
          </table:table-cell>
          <table:table-cell table:number-columns-repeated="4"/>
          <table:table-cell table:formula="of:=[$graph.B140]" office:value-type="float" office:value="-170.4" calcext:value-type="float">
            <text:p>-170.4</text:p>
          </table:table-cell>
        </table:table-row>
        <table:table-row table:style-name="ro1">
          <table:table-cell table:style-name="ce9" table:formula="of:=[$graph.A141]" office:value-type="time" office:time-value="PT00H00M49.031S" calcext:value-type="time">
            <text:p>00:00:49</text:p>
          </table:table-cell>
          <table:table-cell table:number-columns-repeated="4"/>
          <table:table-cell table:formula="of:=[$graph.B141]" office:value-type="float" office:value="-170.5" calcext:value-type="float">
            <text:p>-170.5</text:p>
          </table:table-cell>
        </table:table-row>
        <table:table-row table:style-name="ro1" table:number-rows-repeated="10484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number:min-decimal-places="1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number:number-style style:name="N11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4">00/00/0000</text:date>, <text:time style:data-style-name="N2" text:time-value="15:38:21.4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21T20:51:23.501000000</meta:creation-date>
    <meta:editing-duration>PT1H7M59S</meta:editing-duration>
    <meta:editing-cycles>38</meta:editing-cycles>
    <meta:generator>LibreOffice/7.0.1.2$Windows_X86_64 LibreOffice_project/7cbcfc562f6eb6708b5ff7d7397325de9e764452</meta:generator>
    <dc:date>2020-10-04T15:41:59.257000000</dc:date>
    <meta:document-statistic meta:table-count="6" meta:cell-count="2513" meta:object-count="7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 style:data-style-name="N1">
      <style:chart-properties chart:display-label="true" chart:logarithmic="false" chart:minimum="-45" chart:maximum="45" chart:origin="0" chart:interval-major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136cm" svg:height="12.264cm" xlink:href=".." xlink:type="simple" chart:class="chart:scatter" chart:style-name="ch1">
        <chart:plot-area chart:style-name="ch2" table:cell-range-address="'roll angle'.A4:'roll angle'.C141 'roll angle'.D4:'roll angle'.F141" chart:data-source-has-labels="row" svg:x="1.543cm" svg:y="0.288cm" svg:width="24.09cm" svg:height="10.737cm">
          <chart:coordinate-region svg:x="2.302cm" svg:y="0.49cm" svg:width="22.895cm" svg:height="9.882cm"/>
          <chart:axis chart:dimension="x" chart:name="primary-x" chart:style-name="ch3">
            <chart:title svg:x="12.73cm" svg:y="11.271cm" chart:style-name="ch4">
              <text:p>roll angle</text:p>
            </chart:title>
          </chart:axis>
          <chart:axis chart:dimension="y" chart:name="primary-y" chart:style-name="ch5">
            <chart:title svg:x="0.471cm" svg:y="5.967cm" chart:style-name="ch6">
              <text:p>deg</text:p>
            </chart:title>
            <chart:grid chart:style-name="ch7" chart:class="major"/>
          </chart:axis>
          <chart:series chart:style-name="ch8" chart:values-cell-range-address="'roll angle'.B4:'roll angle'.B141" chart:label-cell-address="'roll angle'.B4:'roll angle'.B4" chart:class="chart:scatter">
            <chart:domain table:cell-range-address="'roll angle'.A4:'roll angle'.A141"/>
            <chart:data-point chart:repeated="138"/>
          </chart:series>
          <chart:series chart:style-name="ch9" chart:values-cell-range-address="'roll angle'.F4:'roll angle'.F141" chart:label-cell-address="'roll angle'.F4:'roll angle'.F4" chart:class="chart:scatter">
            <chart:data-point chart:repeated="138"/>
          </chart:series>
          <chart:series chart:style-name="ch10" chart:values-cell-range-address="'roll angle'.E4:'roll angle'.E141" chart:label-cell-address="'roll angle'.E4:'roll angle'.E4" chart:class="chart:scatter">
            <chart:data-point chart:repeated="138"/>
          </chart:series>
          <chart:series chart:style-name="ch11" chart:values-cell-range-address="'roll angle'.D4:'roll angle'.D141" chart:label-cell-address="'roll angle'.D4:'roll angle'.D4" chart:class="chart:scatter">
            <chart:data-point chart:repeated="138"/>
          </chart:series>
          <chart:series chart:style-name="ch12" chart:values-cell-range-address="'roll angle'.C4:'roll angle'.C141" chart:label-cell-address="'roll angle'.C4:'roll angle'.C4" chart:class="chart:scatter">
            <chart:data-point chart:repeated="138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</text:p>
                <draw:g>
                  <svg:desc>'roll angle'.B4:'roll angle'.B4</svg:desc>
                </draw:g>
              </table:table-cell>
              <table:table-cell office:value-type="string">
                <text:p>4</text:p>
                <draw:g>
                  <svg:desc>'roll angle'.F4:'roll angle'.F4</svg:desc>
                </draw:g>
              </table:table-cell>
              <table:table-cell office:value-type="string">
                <text:p>3</text:p>
                <draw:g>
                  <svg:desc>'roll angle'.E4:'roll angle'.E4</svg:desc>
                </draw:g>
              </table:table-cell>
              <table:table-cell office:value-type="string">
                <text:p>2</text:p>
                <draw:g>
                  <svg:desc>'roll angle'.D4:'roll angle'.D4</svg:desc>
                </draw:g>
              </table:table-cell>
              <table:table-cell office:value-type="string">
                <text:p>1</text:p>
                <draw:g>
                  <svg:desc>'roll angle'.C4:'roll angle'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roll angle'.A4:'roll angle'.A141</svg:desc>
                </draw:g>
              </table:table-cell>
              <table:table-cell office:value-type="float" office:value="NaN">
                <text:p>NaN</text:p>
                <draw:g>
                  <svg:desc>'roll angle'.B4:'roll angle'.B141</svg:desc>
                </draw:g>
              </table:table-cell>
              <table:table-cell office:value-type="float" office:value="4">
                <text:p>4</text:p>
                <draw:g>
                  <svg:desc>'roll angle'.F4:'roll angle'.F141</svg:desc>
                </draw:g>
              </table:table-cell>
              <table:table-cell office:value-type="float" office:value="3">
                <text:p>3</text:p>
                <draw:g>
                  <svg:desc>'roll angle'.E4:'roll angle'.E141</svg:desc>
                </draw:g>
              </table:table-cell>
              <table:table-cell office:value-type="float" office:value="2">
                <text:p>2</text:p>
                <draw:g>
                  <svg:desc>'roll angle'.D4:'roll angle'.D141</svg:desc>
                </draw:g>
              </table:table-cell>
              <table:table-cell office:value-type="float" office:value="1">
                <text:p>1</text:p>
                <draw:g>
                  <svg:desc>'roll angle'.C4:'roll angle'.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-0.4">
                <text:p>-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-0.2">
                <text:p>-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-0.1">
                <text:p>-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31.9">
                <text:p>3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39.4">
                <text:p>39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41.3">
                <text:p>4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42.2">
                <text:p>4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40.6">
                <text:p>4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3.1">
                <text:p>-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8.2">
                <text:p>-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2.9">
                <text:p>-1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17.9">
                <text:p>-1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26.5">
                <text:p>-2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30.4">
                <text:p>-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30.7">
                <text:p>-3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0.4">
                <text:p>-3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29.6">
                <text:p>-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29.6">
                <text:p>-2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2.7">
                <text:p>-2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3.3">
                <text:p>-1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-3.2">
                <text:p>-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-2.1">
                <text:p>-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.6">
                <text:p>20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6.8">
                <text:p>-6.8</text:p>
              </table:table-cell>
              <table:table-cell office:value-type="float" office:value="-6.8">
                <text:p>-6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4.8">
                <text:p>-2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3.1">
                <text:p>-2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.5">
                <text:p>-1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.7">
                <text:p>-1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6">
                <text:p>-9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0.3">
                <text:p>-1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8">
                <text:p>-9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">
                <text:p>-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.2">
                <text:p>-9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">
                <text:p>-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NaN">
                <text:p>NaN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NaN">
                <text:p>NaN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NaN">
                <text:p>NaN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NaN">
                <text:p>NaN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NaN">
                <text:p>NaN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NaN">
                <text:p>NaN</text:p>
              </table:table-cell>
              <table:table-cell office:value-type="float" office:value="-1.5">
                <text:p>-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NaN">
                <text:p>NaN</text:p>
              </table:table-cell>
              <table:table-cell office:value-type="float" office:value="-3.6">
                <text:p>-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NaN">
                <text:p>NaN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NaN">
                <text:p>NaN</text:p>
              </table:table-cell>
              <table:table-cell office:value-type="float" office:value="-5.8">
                <text:p>-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NaN">
                <text:p>NaN</text:p>
              </table:table-cell>
              <table:table-cell office:value-type="float" office:value="-5.1">
                <text:p>-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NaN">
                <text:p>NaN</text:p>
              </table:table-cell>
              <table:table-cell office:value-type="float" office:value="-5.3">
                <text:p>-5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NaN">
                <text:p>NaN</text:p>
              </table:table-cell>
              <table:table-cell office:value-type="float" office:value="-5.4">
                <text:p>-5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NaN">
                <text:p>NaN</text:p>
              </table:table-cell>
              <table:table-cell office:value-type="float" office:value="-5.5">
                <text:p>-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NaN">
                <text:p>NaN</text:p>
              </table:table-cell>
              <table:table-cell office:value-type="float" office:value="-5.6">
                <text:p>-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NaN">
                <text:p>NaN</text:p>
              </table:table-cell>
              <table:table-cell office:value-type="float" office:value="-5.7">
                <text:p>-5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draw:stroke="dash" draw:stroke-dash="Dot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 style:data-style-name="N1">
      <style:chart-properties chart:display-label="true" chart:logarithmic="false" chart:minimum="-180" chart:maximum="180" chart:origin="0" chart:interval-major="6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136cm" svg:height="12.264cm" xlink:href=".." xlink:type="simple" chart:class="chart:scatter" chart:style-name="ch1">
        <chart:plot-area chart:style-name="ch2" table:cell-range-address="'yaw angle'.A4:'yaw angle'.F141" chart:data-source-has-labels="both" svg:x="1.352cm" svg:y="0.288cm" svg:width="24.281cm" svg:height="10.737cm">
          <chart:coordinate-region svg:x="2.302cm" svg:y="0.49cm" svg:width="22.895cm" svg:height="9.882cm"/>
          <chart:axis chart:dimension="x" chart:name="primary-x" chart:style-name="ch3" chartooo:axis-type="auto">
            <chart:title svg:x="12.592cm" svg:y="11.271cm" chart:style-name="ch4">
              <text:p>yaw angle</text:p>
            </chart:title>
            <chart:categories table:cell-range-address="'yaw angle'.A5:'yaw angle'.A141"/>
          </chart:axis>
          <chart:axis chart:dimension="y" chart:name="primary-y" chart:style-name="ch5">
            <chart:title svg:x="0.28cm" svg:y="5.967cm" chart:style-name="ch6">
              <text:p>deg</text:p>
            </chart:title>
            <chart:grid chart:style-name="ch7" chart:class="major"/>
          </chart:axis>
          <chart:series chart:style-name="ch8" chart:values-cell-range-address="'yaw angle'.B5:'yaw angle'.B141" chart:label-cell-address="'yaw angle'.B4:'yaw angle'.B4" chart:class="chart:scatter">
            <chart:domain table:cell-range-address="'yaw angle'.A5:'yaw angle'.A141"/>
            <chart:data-point chart:repeated="137"/>
          </chart:series>
          <chart:series chart:style-name="ch9" chart:values-cell-range-address="'yaw angle'.C5:'yaw angle'.C141" chart:label-cell-address="'yaw angle'.C4:'yaw angle'.C4" chart:class="chart:scatter">
            <chart:data-point chart:repeated="137"/>
          </chart:series>
          <chart:series chart:style-name="ch10" chart:values-cell-range-address="'yaw angle'.D5:'yaw angle'.D141" chart:label-cell-address="'yaw angle'.D4:'yaw angle'.D4" chart:class="chart:scatter">
            <chart:data-point chart:repeated="137"/>
          </chart:series>
          <chart:series chart:style-name="ch11" chart:values-cell-range-address="'yaw angle'.E5:'yaw angle'.E141" chart:label-cell-address="'yaw angle'.E4:'yaw angle'.E4" chart:class="chart:scatter">
            <chart:data-point chart:repeated="137"/>
          </chart:series>
          <chart:series chart:style-name="ch12" chart:values-cell-range-address="'yaw angle'.F5:'yaw angle'.F141" chart:label-cell-address="'yaw angle'.F4:'yaw angle'.F4" chart:class="chart:scatter">
            <chart:data-point chart:repeated="1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</text:p>
                <draw:g>
                  <svg:desc>'yaw angle'.B4:'yaw angle'.B4</svg:desc>
                </draw:g>
              </table:table-cell>
              <table:table-cell office:value-type="string">
                <text:p>1</text:p>
                <draw:g>
                  <svg:desc>'yaw angle'.C4:'yaw angle'.C4</svg:desc>
                </draw:g>
              </table:table-cell>
              <table:table-cell office:value-type="string">
                <text:p>2</text:p>
                <draw:g>
                  <svg:desc>'yaw angle'.D4:'yaw angle'.D4</svg:desc>
                </draw:g>
              </table:table-cell>
              <table:table-cell office:value-type="string">
                <text:p>3</text:p>
                <draw:g>
                  <svg:desc>'yaw angle'.E4:'yaw angle'.E4</svg:desc>
                </draw:g>
              </table:table-cell>
              <table:table-cell office:value-type="string">
                <text:p>4</text:p>
                <draw:g>
                  <svg:desc>'yaw angle'.F4:'yaw angle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yaw angle'.A5:'yaw angle'.A141</svg:desc>
                </draw:g>
              </table:table-cell>
              <table:table-cell office:value-type="float" office:value="0">
                <text:p>0</text:p>
                <draw:g>
                  <svg:desc>'yaw angle'.A5:'yaw angle'.A141</svg:desc>
                </draw:g>
              </table:table-cell>
              <table:table-cell office:value-type="float" office:value="0">
                <text:p>0</text:p>
                <draw:g>
                  <svg:desc>'yaw angle'.B5:'yaw angle'.B141</svg:desc>
                </draw:g>
              </table:table-cell>
              <table:table-cell office:value-type="float" office:value="NaN">
                <text:p>NaN</text:p>
                <draw:g>
                  <svg:desc>'yaw angle'.C5:'yaw angle'.C141</svg:desc>
                </draw:g>
              </table:table-cell>
              <table:table-cell office:value-type="float" office:value="NaN">
                <text:p>NaN</text:p>
                <draw:g>
                  <svg:desc>'yaw angle'.D5:'yaw angle'.D141</svg:desc>
                </draw:g>
              </table:table-cell>
              <table:table-cell office:value-type="float" office:value="NaN">
                <text:p>NaN</text:p>
                <draw:g>
                  <svg:desc>'yaw angle'.E5:'yaw angle'.E141</svg:desc>
                </draw:g>
              </table:table-cell>
              <table:table-cell office:value-type="float" office:value="NaN">
                <text:p>NaN</text:p>
                <draw:g>
                  <svg:desc>'yaw angle'.F5:'yaw angle'.F141</svg:desc>
                </draw:g>
              </table:table-cell>
            </table:table-row>
            <table:table-row>
              <table:table-cell office:value-type="float" office:value="0.00000416666666669396">
                <text:p>0.00000416666666669396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0840277777769405">
                <text:p>0.00000840277777769405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25115740740034">
                <text:p>0.000012511574074003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67013888888734">
                <text:p>0.0000167013888888734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08564814815348">
                <text:p>0.0000208564814815348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50347222222613">
                <text:p>0.0000250347222222613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92592592592289">
                <text:p>0.0000292592592592289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33680555555382">
                <text:p>0.0000333680555555382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75462962962647">
                <text:p>0.0000375462962962647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17129629629587">
                <text:p>0.0000417129629629587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58912037036852">
                <text:p>0.000045891203703685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01041666666202">
                <text:p>0.0000501041666666202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42245370370731">
                <text:p>0.0000542245370370731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84027777777996">
                <text:p>0.0000584027777777996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26273148148781">
                <text:p>0.0000626273148148781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67592592592525">
                <text:p>0.0000667592592592525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09722222221876">
                <text:p>0.0000709722222221876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50925925926404">
                <text:p>0.0000750925925926404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93055555555755">
                <text:p>0.0000793055555555755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834953703703345">
                <text:p>0.0000834953703703345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876620370371395">
                <text:p>0.0000876620370371395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918171296296899">
                <text:p>0.0000918171296296899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960069444444489">
                <text:p>0.0000960069444444489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016203703711">
                <text:p>0.00010016203703711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4282407407452">
                <text:p>0.000104282407407452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850694444442">
                <text:p>0.00010850694444442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3.7">
                <text:p>-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1269675925929">
                <text:p>0.00011269675925929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1685185185184">
                <text:p>0.00011685185185184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4.1">
                <text:p>-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1018518518534">
                <text:p>0.000121018518518534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5196759259372">
                <text:p>0.000125196759259372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3.7">
                <text:p>-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9363425925955">
                <text:p>0.000129363425925955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33541666666681">
                <text:p>0.000133541666666681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37719907407408">
                <text:p>0.000137719907407408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41886574074102">
                <text:p>0.000141886574074102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46053240740685">
                <text:p>0.000146053240740685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0231481481522">
                <text:p>0.000150231481481522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4398148148105">
                <text:p>0.000154398148148105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8564814814799">
                <text:p>0.00015856481481479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62743055555525">
                <text:p>0.000162743055555525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66909722222219">
                <text:p>0.000166909722222219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1076388888913">
                <text:p>0.000171076388888913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525462962964">
                <text:p>0.00017525462962964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9421296296334">
                <text:p>0.00017942129629633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8359953703706">
                <text:p>0.00018359953703706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87766203703754">
                <text:p>0.000187766203703754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9194444444437">
                <text:p>0.0001919444444443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96111111111064">
                <text:p>0.000196111111111064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0277777777758">
                <text:p>0.000200277777777758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4456018518595">
                <text:p>0.000204456018518595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8622685185178">
                <text:p>0.000208622685185178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12847222222257">
                <text:p>0.000212847222222257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16967592592598">
                <text:p>0.000216967592592598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1145833333325">
                <text:p>0.000221145833333325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535879629626">
                <text:p>0.00022535879629626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9490740740745">
                <text:p>0.000229490740740745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3370370370368">
                <text:p>0.00023370370370368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37824074074133">
                <text:p>0.000237824074074133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42048611111101">
                <text:p>0.000242048611111101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46215277777795">
                <text:p>0.000246215277777795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0393518518521">
                <text:p>0.00025039351851852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4560185185215">
                <text:p>0.000254560185185215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8749999999974">
                <text:p>0.000258749999999974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62916666666668">
                <text:p>0.000262916666666668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67071759259219">
                <text:p>0.000267071759259219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1249999999945">
                <text:p>0.000271249999999945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541666666675">
                <text:p>0.00027541666666675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9606481481509">
                <text:p>0.000279606481481509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83773148148203">
                <text:p>0.000283773148148203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8795138888893">
                <text:p>0.00028795138888893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5">
                <text:p>-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92118055555624">
                <text:p>0.000292118055555624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8.1">
                <text:p>-4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96284722222206">
                <text:p>0.000296284722222206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.8">
                <text:p>-7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0462962962933">
                <text:p>0.00030046296296293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.9">
                <text:p>-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4618055555483">
                <text:p>0.000304618055555483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.4">
                <text:p>-1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8807870370464">
                <text:p>0.000308807870370464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.7">
                <text:p>-13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12962962963015">
                <text:p>0.000312962962963015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1.5">
                <text:p>-15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17141203703741">
                <text:p>0.000317141203703741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5.4">
                <text:p>-16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1307870370435">
                <text:p>0.000321307870370435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9.5">
                <text:p>179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5474537037018">
                <text:p>0.000325474537037018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7.9">
                <text:p>17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9652777777745">
                <text:p>0.000329652777777745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">
                <text:p>-1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0.000333819444444439">
                <text:p>0.000333819444444439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float" office:value="0.000338009259259198">
                <text:p>0.000338009259259198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.2">
                <text:p>-175.2</text:p>
              </table:table-cell>
            </table:table-row>
            <table:table-row>
              <table:table-cell office:value-type="float" office:value="0.000342175925926003">
                <text:p>0.00034217592592600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.3">
                <text:p>-175.3</text:p>
              </table:table-cell>
            </table:table-row>
            <table:table-row>
              <table:table-cell office:value-type="float" office:value="0.000346331018518553">
                <text:p>0.000346331018518553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float" office:value="0.000350520833333423">
                <text:p>0.000350520833333423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7">
                <text:p>-170.7</text:p>
              </table:table-cell>
            </table:table-row>
            <table:table-row>
              <table:table-cell office:value-type="float" office:value="0.000354675925925974">
                <text:p>0.000354675925925974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float" office:value="0.000358865740740733">
                <text:p>0.000358865740740733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.6">
                <text:p>-172.6</text:p>
              </table:table-cell>
            </table:table-row>
            <table:table-row>
              <table:table-cell office:value-type="float" office:value="0.000363020833333394">
                <text:p>0.000363020833333394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float" office:value="0.000367199074074009">
                <text:p>0.00036719907407400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8">
                <text:p>-166.8</text:p>
              </table:table-cell>
            </table:table-row>
            <table:table-row>
              <table:table-cell office:value-type="float" office:value="0.000371412037037055">
                <text:p>0.000371412037037055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8">
                <text:p>-171.8</text:p>
              </table:table-cell>
            </table:table-row>
            <table:table-row>
              <table:table-cell office:value-type="float" office:value="0.000375532407407397">
                <text:p>0.000375532407407397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float" office:value="0.000379710648148124">
                <text:p>0.000379710648148124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float" office:value="0.000383935185185091">
                <text:p>0.000383935185185091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1">
                <text:p>-169.1</text:p>
              </table:table-cell>
            </table:table-row>
            <table:table-row>
              <table:table-cell office:value-type="float" office:value="0.000388055555555544">
                <text:p>0.00038805555555554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392280092592623">
                <text:p>0.000392280092592623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7.8">
                <text:p>-167.8</text:p>
              </table:table-cell>
            </table:table-row>
            <table:table-row>
              <table:table-cell office:value-type="float" office:value="0.000396400462962965">
                <text:p>0.000396400462962965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2">
                <text:p>-168.2</text:p>
              </table:table-cell>
            </table:table-row>
            <table:table-row>
              <table:table-cell office:value-type="float" office:value="0.0004006134259259">
                <text:p>0.0004006134259259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7">
                <text:p>-168.7</text:p>
              </table:table-cell>
            </table:table-row>
            <table:table-row>
              <table:table-cell office:value-type="float" office:value="0.000404791666666626">
                <text:p>0.000404791666666626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4">
                <text:p>-169.4</text:p>
              </table:table-cell>
            </table:table-row>
            <table:table-row>
              <table:table-cell office:value-type="float" office:value="0.00040895833333332">
                <text:p>0.00040895833333332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2">
                <text:p>-166.2</text:p>
              </table:table-cell>
            </table:table-row>
            <table:table-row>
              <table:table-cell office:value-type="float" office:value="0.000413148148148079">
                <text:p>0.000413148148148079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float" office:value="0.000417303240740741">
                <text:p>0.00041730324074074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1">
                <text:p>-168.1</text:p>
              </table:table-cell>
            </table:table-row>
            <table:table-row>
              <table:table-cell office:value-type="float" office:value="0.000421481481481467">
                <text:p>0.000421481481481467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6">
                <text:p>-168.6</text:p>
              </table:table-cell>
            </table:table-row>
            <table:table-row>
              <table:table-cell office:value-type="float" office:value="0.000425648148148161">
                <text:p>0.000425648148148161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9">
                <text:p>-168.9</text:p>
              </table:table-cell>
            </table:table-row>
            <table:table-row>
              <table:table-cell office:value-type="float" office:value="0.000429826388888888">
                <text:p>0.000429826388888888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3">
                <text:p>-169.3</text:p>
              </table:table-cell>
            </table:table-row>
            <table:table-row>
              <table:table-cell office:value-type="float" office:value="0.000433993055555582">
                <text:p>0.000433993055555582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38159722222276">
                <text:p>0.00043815972222227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42326388888858">
                <text:p>0.000442326388888858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46504629629585">
                <text:p>0.000446504629629585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0671296296279">
                <text:p>0.00045067129629627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4861111111038">
                <text:p>0.000454861111111038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9027777777843">
                <text:p>0.000459027777777843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63206018518569">
                <text:p>0.000463206018518569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67372685185263">
                <text:p>0.00046737268518526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2">
                <text:p>-170.2</text:p>
              </table:table-cell>
            </table:table-row>
            <table:table-row>
              <table:table-cell office:value-type="float" office:value="0.000471539351851846">
                <text:p>0.000471539351851846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3">
                <text:p>-170.3</text:p>
              </table:table-cell>
            </table:table-row>
            <table:table-row>
              <table:table-cell office:value-type="float" office:value="0.00047570601851854">
                <text:p>0.00047570601851854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79884259259267">
                <text:p>0.000479884259259267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84062499999993">
                <text:p>0.000484062499999993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488217592592544">
                <text:p>0.000488217592592544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92395833333381">
                <text:p>0.000492395833333381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96562500000075">
                <text:p>0.000496562500000075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0740740740802">
                <text:p>0.000500740740740802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4918981481528">
                <text:p>0.000504918981481528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9074074074078">
                <text:p>0.000509074074074078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13263888888949">
                <text:p>0.000513263888888949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17418981481499">
                <text:p>0.000517418981481499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21597222222225">
                <text:p>0.000521597222222225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25763888888919">
                <text:p>0.000525763888888919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29942129629646">
                <text:p>0.000529942129629646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34120370370372">
                <text:p>0.000534120370370372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38275462963034">
                <text:p>0.000538275462963034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42465277777793">
                <text:p>0.000542465277777793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46620370370343">
                <text:p>0.000546620370370343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50844907407422">
                <text:p>0.000550844907407422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54976851851796">
                <text:p>0.000554976851851796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5914351851849">
                <text:p>0.00055914351851849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63368055555569">
                <text:p>0.000563368055555569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67488425926022">
                <text:p>0.000567488425926022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180" chart:maximum="180" chart:origin="0" chart:interval-major="6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">
      <style:chart-properties chart:display-label="true" chart:logarithmic="false" chart:minimum="-45" chart:maximum="45" chart:interval-major="15" chart:reverse-direction="false" text:line-break="false" loext:try-staggering-first="fals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116cm" svg:height="12.107cm" xlink:href=".." xlink:type="simple" chart:class="chart:scatter" chart:style-name="ch1">
        <chart:legend chart:legend-position="bottom" svg:x="10.415cm" svg:y="11.502cm" style:legend-expansion="wide" chart:style-name="ch2"/>
        <chart:plot-area chart:style-name="ch3" table:cell-range-address="graph.A5:graph.D141 graph.B4:graph.D4" chart:data-source-has-labels="row" svg:x="1.523cm" svg:y="0.242cm" svg:width="24.071cm" svg:height="10.834cm">
          <chart:coordinate-region svg:x="2.473cm" svg:y="0.444cm" svg:width="22.361cm" svg:height="9.979cm"/>
          <chart:axis chart:dimension="x" chart:name="primary-x" chart:style-name="ch4"/>
          <chart:axis chart:dimension="y" chart:name="primary-y" chart:style-name="ch5">
            <chart:title svg:x="0.451cm" svg:y="5.97cm" chart:style-name="ch6">
              <text:p>deg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graph.B5:graph.B141" chart:label-cell-address="graph.B4:graph.B4" chart:class="chart:scatter">
            <chart:domain table:cell-range-address="graph.A5:graph.A141"/>
            <chart:data-point chart:repeated="137"/>
          </chart:series>
          <chart:series chart:attached-axis="secondary-y" chart:style-name="ch10" chart:values-cell-range-address="graph.C5:graph.C141" chart:label-cell-address="graph.C4:graph.C4" chart:class="chart:scatter">
            <chart:data-point chart:repeated="137"/>
          </chart:series>
          <chart:series chart:attached-axis="secondary-y" chart:style-name="ch11" chart:values-cell-range-address="graph.D5:graph.D141" chart:label-cell-address="graph.D4:graph.D4" chart:class="chart:scatter">
            <chart:data-point chart:repeated="13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aw</text:p>
                <draw:g>
                  <svg:desc>graph.B4:graph.B4</svg:desc>
                </draw:g>
              </table:table-cell>
              <table:table-cell office:value-type="string">
                <text:p>pitch</text:p>
                <draw:g>
                  <svg:desc>graph.C4:graph.C4</svg:desc>
                </draw:g>
              </table:table-cell>
              <table:table-cell office:value-type="string">
                <text:p>roll</text:p>
                <draw:g>
                  <svg:desc>graph.D4:graph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5:graph.A141</svg:desc>
                </draw:g>
              </table:table-cell>
              <table:table-cell office:value-type="float" office:value="0">
                <text:p>0</text:p>
                <draw:g>
                  <svg:desc>graph.B5:graph.B141</svg:desc>
                </draw:g>
              </table:table-cell>
              <table:table-cell office:value-type="float" office:value="0.1">
                <text:p>0.1</text:p>
                <draw:g>
                  <svg:desc>graph.C5:graph.C141</svg:desc>
                </draw:g>
              </table:table-cell>
              <table:table-cell office:value-type="float" office:value="-0.4">
                <text:p>-0.4</text:p>
                <draw:g>
                  <svg:desc>graph.D5:graph.D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.6">
                <text:p>1.6</text:p>
              </table:table-cell>
              <table:table-cell office:value-type="float" office:value="1.4">
                <text:p>1.4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2.4">
                <text:p>2.4</text:p>
              </table:table-cell>
              <table:table-cell office:value-type="float" office:value="1.6">
                <text:p>1.6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2.3">
                <text:p>2.3</text:p>
              </table:table-cell>
              <table:table-cell office:value-type="float" office:value="1.7">
                <text:p>1.7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2.3">
                <text:p>2.3</text:p>
              </table:table-cell>
              <table:table-cell office:value-type="float" office:value="1.7">
                <text:p>1.7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2.2">
                <text:p>2.2</text:p>
              </table:table-cell>
              <table:table-cell office:value-type="float" office:value="1.8">
                <text:p>1.8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1.8">
                <text:p>1.8</text:p>
              </table:table-cell>
              <table:table-cell office:value-type="float" office:value="1.7">
                <text:p>1.7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0.7">
                <text:p>0.7</text:p>
              </table:table-cell>
              <table:table-cell office:value-type="float" office:value="0.9">
                <text:p>0.9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0.3">
                <text:p>-0.3</text:p>
              </table:table-cell>
              <table:table-cell office:value-type="float" office:value="-0.1">
                <text:p>-0.1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1">
                <text:p>-1</text:p>
              </table:table-cell>
              <table:table-cell office:value-type="float" office:value="-0.4">
                <text:p>-0.4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.7">
                <text:p>-1.7</text:p>
              </table:table-cell>
              <table:table-cell office:value-type="float" office:value="-0.8">
                <text:p>-0.8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2.5">
                <text:p>-2.5</text:p>
              </table:table-cell>
              <table:table-cell office:value-type="float" office:value="-1.2">
                <text:p>-1.2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3.7">
                <text:p>-3.7</text:p>
              </table:table-cell>
              <table:table-cell office:value-type="float" office:value="-2.2">
                <text:p>-2.2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4.2">
                <text:p>-4.2</text:p>
              </table:table-cell>
              <table:table-cell office:value-type="float" office:value="-2.9">
                <text:p>-2.9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4.1">
                <text:p>-4.1</text:p>
              </table:table-cell>
              <table:table-cell office:value-type="float" office:value="-3.1">
                <text:p>-3.1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.8">
                <text:p>-3.8</text:p>
              </table:table-cell>
              <table:table-cell office:value-type="float" office:value="-2.9">
                <text:p>-2.9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3.7">
                <text:p>-3.7</text:p>
              </table:table-cell>
              <table:table-cell office:value-type="float" office:value="-2.8">
                <text:p>-2.8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3.5">
                <text:p>-3.5</text:p>
              </table:table-cell>
              <table:table-cell office:value-type="float" office:value="-2.9">
                <text:p>-2.9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.7">
                <text:p>-2.7</text:p>
              </table:table-cell>
              <table:table-cell office:value-type="float" office:value="-2">
                <text:p>-2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.6">
                <text:p>-1.6</text:p>
              </table:table-cell>
              <table:table-cell office:value-type="float" office:value="-1.2">
                <text:p>-1.2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0.5">
                <text:p>-0.5</text:p>
              </table:table-cell>
              <table:table-cell office:value-type="float" office:value="-0.8">
                <text:p>-0.8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0.2">
                <text:p>0.2</text:p>
              </table:table-cell>
              <table:table-cell office:value-type="float" office:value="-0.6">
                <text:p>-0.6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0.6">
                <text:p>0.6</text:p>
              </table:table-cell>
              <table:table-cell office:value-type="float" office:value="-0.1">
                <text:p>-0.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0.1">
                <text:p>0.1</text:p>
              </table:table-cell>
              <table:table-cell office:value-type="float" office:value="1.6">
                <text:p>1.6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-1.2">
                <text:p>-1.2</text:p>
              </table:table-cell>
              <table:table-cell office:value-type="float" office:value="5.3">
                <text:p>5.3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-3.9">
                <text:p>-3.9</text:p>
              </table:table-cell>
              <table:table-cell office:value-type="float" office:value="6.7">
                <text:p>6.7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-6.5">
                <text:p>-6.5</text:p>
              </table:table-cell>
              <table:table-cell office:value-type="float" office:value="4">
                <text:p>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-9.1">
                <text:p>-9.1</text:p>
              </table:table-cell>
              <table:table-cell office:value-type="float" office:value="4.3">
                <text:p>4.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-11.2">
                <text:p>-11.2</text:p>
              </table:table-cell>
              <table:table-cell office:value-type="float" office:value="4.3">
                <text:p>4.3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-10.5">
                <text:p>-10.5</text:p>
              </table:table-cell>
              <table:table-cell office:value-type="float" office:value="5.9">
                <text:p>5.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0.8">
                <text:p>0.8</text:p>
              </table:table-cell>
              <table:table-cell office:value-type="float" office:value="3.5">
                <text:p>3.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6.4">
                <text:p>6.4</text:p>
              </table:table-cell>
              <table:table-cell office:value-type="float" office:value="4.3">
                <text:p>4.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2.2">
                <text:p>2.2</text:p>
              </table:table-cell>
              <table:table-cell office:value-type="float" office:value="4.2">
                <text:p>4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0.2">
                <text:p>0.2</text:p>
              </table:table-cell>
              <table:table-cell office:value-type="float" office:value="5.4">
                <text:p>5.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-0.7">
                <text:p>-0.7</text:p>
              </table:table-cell>
              <table:table-cell office:value-type="float" office:value="3.7">
                <text:p>3.7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-3.4">
                <text:p>-3.4</text:p>
              </table:table-cell>
              <table:table-cell office:value-type="float" office:value="5.5">
                <text:p>5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0.3">
                <text:p>0.3</text:p>
              </table:table-cell>
              <table:table-cell office:value-type="float" office:value="6.5">
                <text:p>6.5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8.3">
                <text:p>8.3</text:p>
              </table:table-cell>
              <table:table-cell office:value-type="float" office:value="4.5">
                <text:p>4.5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8.7">
                <text:p>8.7</text:p>
              </table:table-cell>
              <table:table-cell office:value-type="float" office:value="3.5">
                <text:p>3.5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5.1">
                <text:p>5.1</text:p>
              </table:table-cell>
              <table:table-cell office:value-type="float" office:value="2.6">
                <text:p>2.6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3.2">
                <text:p>3.2</text:p>
              </table:table-cell>
              <table:table-cell office:value-type="float" office:value="4.6">
                <text:p>4.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1">
                <text:p>1</text:p>
              </table:table-cell>
              <table:table-cell office:value-type="float" office:value="4.2">
                <text:p>4.2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-0">
                <text:p>-0</text:p>
              </table:table-cell>
              <table:table-cell office:value-type="float" office:value="3.9">
                <text:p>3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0.4">
                <text:p>0.4</text:p>
              </table:table-cell>
              <table:table-cell office:value-type="float" office:value="1.9">
                <text:p>1.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-0.3">
                <text:p>-0.3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-3.4">
                <text:p>-3.4</text:p>
              </table:table-cell>
              <table:table-cell office:value-type="float" office:value="0.6">
                <text:p>0.6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-8.3">
                <text:p>-8.3</text:p>
              </table:table-cell>
              <table:table-cell office:value-type="float" office:value="1.7">
                <text:p>1.7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4.5">
                <text:p>4.5</text:p>
              </table:table-cell>
              <table:table-cell office:value-type="float" office:value="1.5">
                <text:p>1.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23">
                <text:p>23</text:p>
              </table:table-cell>
              <table:table-cell office:value-type="float" office:value="3.3">
                <text:p>3.3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42.1">
                <text:p>42.1</text:p>
              </table:table-cell>
              <table:table-cell office:value-type="float" office:value="4.2">
                <text:p>4.2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65.5">
                <text:p>65.5</text:p>
              </table:table-cell>
              <table:table-cell office:value-type="float" office:value="7.8">
                <text:p>7.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56.2">
                <text:p>56.2</text:p>
              </table:table-cell>
              <table:table-cell office:value-type="float" office:value="2.4">
                <text:p>2.4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36.4">
                <text:p>36.4</text:p>
              </table:table-cell>
              <table:table-cell office:value-type="float" office:value="-3">
                <text:p>-3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17.7">
                <text:p>17.7</text:p>
              </table:table-cell>
              <table:table-cell office:value-type="float" office:value="-3.7">
                <text:p>-3.7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-4.8">
                <text:p>-4.8</text:p>
              </table:table-cell>
              <table:table-cell office:value-type="float" office:value="-0.2">
                <text:p>-0.2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-26.5">
                <text:p>-26.5</text:p>
              </table:table-cell>
              <table:table-cell office:value-type="float" office:value="5.4">
                <text:p>5.4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-48.1">
                <text:p>-48.1</text:p>
              </table:table-cell>
              <table:table-cell office:value-type="float" office:value="9.3">
                <text:p>9.3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-73.8">
                <text:p>-73.8</text:p>
              </table:table-cell>
              <table:table-cell office:value-type="float" office:value="10.4">
                <text:p>10.4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-97.9">
                <text:p>-97.9</text:p>
              </table:table-cell>
              <table:table-cell office:value-type="float" office:value="19.4">
                <text:p>19.4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-116.4">
                <text:p>-116.4</text:p>
              </table:table-cell>
              <table:table-cell office:value-type="float" office:value="16.7">
                <text:p>16.7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-136.7">
                <text:p>-136.7</text:p>
              </table:table-cell>
              <table:table-cell office:value-type="float" office:value="18.5">
                <text:p>18.5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-151.5">
                <text:p>-151.5</text:p>
              </table:table-cell>
              <table:table-cell office:value-type="float" office:value="15.4">
                <text:p>15.4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-165.4">
                <text:p>-165.4</text:p>
              </table:table-cell>
              <table:table-cell office:value-type="float" office:value="14.7">
                <text:p>14.7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179.5">
                <text:p>179.5</text:p>
              </table:table-cell>
              <table:table-cell office:value-type="float" office:value="14.2">
                <text:p>14.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177.9">
                <text:p>177.9</text:p>
              </table:table-cell>
              <table:table-cell office:value-type="float" office:value="11.7">
                <text:p>11.7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-176">
                <text:p>-176</text:p>
              </table:table-cell>
              <table:table-cell office:value-type="float" office:value="11.5">
                <text:p>11.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-177">
                <text:p>-177</text:p>
              </table:table-cell>
              <table:table-cell office:value-type="float" office:value="11.1">
                <text:p>11.1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-175.2">
                <text:p>-175.2</text:p>
              </table:table-cell>
              <table:table-cell office:value-type="float" office:value="9.2">
                <text:p>9.2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-175.3">
                <text:p>-175.3</text:p>
              </table:table-cell>
              <table:table-cell office:value-type="float" office:value="7.5">
                <text:p>7.5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-172.8">
                <text:p>-172.8</text:p>
              </table:table-cell>
              <table:table-cell office:value-type="float" office:value="6.7">
                <text:p>6.7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-170.7">
                <text:p>-170.7</text:p>
              </table:table-cell>
              <table:table-cell office:value-type="float" office:value="5.7">
                <text:p>5.7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-171.3">
                <text:p>-171.3</text:p>
              </table:table-cell>
              <table:table-cell office:value-type="float" office:value="5.5">
                <text:p>5.5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-172.6">
                <text:p>-172.6</text:p>
              </table:table-cell>
              <table:table-cell office:value-type="float" office:value="6.7">
                <text:p>6.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-171.3">
                <text:p>-171.3</text:p>
              </table:table-cell>
              <table:table-cell office:value-type="float" office:value="4.7">
                <text:p>4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-166.8">
                <text:p>-166.8</text:p>
              </table:table-cell>
              <table:table-cell office:value-type="float" office:value="1.2">
                <text:p>1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-171.8">
                <text:p>-171.8</text:p>
              </table:table-cell>
              <table:table-cell office:value-type="float" office:value="1.3">
                <text:p>1.3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-172">
                <text:p>-172</text:p>
              </table:table-cell>
              <table:table-cell office:value-type="float" office:value="1.1">
                <text:p>1.1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-169">
                <text:p>-169</text:p>
              </table:table-cell>
              <table:table-cell office:value-type="float" office:value="-0.1">
                <text:p>-0.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-169.1">
                <text:p>-169.1</text:p>
              </table:table-cell>
              <table:table-cell office:value-type="float" office:value="-1.5">
                <text:p>-1.5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-170">
                <text:p>-170</text:p>
              </table:table-cell>
              <table:table-cell office:value-type="float" office:value="-3.3">
                <text:p>-3.3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-167.8">
                <text:p>-167.8</text:p>
              </table:table-cell>
              <table:table-cell office:value-type="float" office:value="-5.2">
                <text:p>-5.2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-168.2">
                <text:p>-168.2</text:p>
              </table:table-cell>
              <table:table-cell office:value-type="float" office:value="-7.2">
                <text:p>-7.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-168.7">
                <text:p>-168.7</text:p>
              </table:table-cell>
              <table:table-cell office:value-type="float" office:value="-8">
                <text:p>-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-169.4">
                <text:p>-169.4</text:p>
              </table:table-cell>
              <table:table-cell office:value-type="float" office:value="-8.7">
                <text:p>-8.7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-166.2">
                <text:p>-166.2</text:p>
              </table:table-cell>
              <table:table-cell office:value-type="float" office:value="-8.9">
                <text:p>-8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-166.5">
                <text:p>-166.5</text:p>
              </table:table-cell>
              <table:table-cell office:value-type="float" office:value="-10.1">
                <text:p>-10.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-168.1">
                <text:p>-168.1</text:p>
              </table:table-cell>
              <table:table-cell office:value-type="float" office:value="-11.6">
                <text:p>-11.6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-168.6">
                <text:p>-168.6</text:p>
              </table:table-cell>
              <table:table-cell office:value-type="float" office:value="-9.9">
                <text:p>-9.9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-168.9">
                <text:p>-168.9</text:p>
              </table:table-cell>
              <table:table-cell office:value-type="float" office:value="-7.7">
                <text:p>-7.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-169.3">
                <text:p>-169.3</text:p>
              </table:table-cell>
              <table:table-cell office:value-type="float" office:value="-6.3">
                <text:p>-6.3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-169.9">
                <text:p>-169.9</text:p>
              </table:table-cell>
              <table:table-cell office:value-type="float" office:value="-5.3">
                <text:p>-5.3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-169.9">
                <text:p>-169.9</text:p>
              </table:table-cell>
              <table:table-cell office:value-type="float" office:value="-4.6">
                <text:p>-4.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-169.9">
                <text:p>-169.9</text:p>
              </table:table-cell>
              <table:table-cell office:value-type="float" office:value="-3.9">
                <text:p>-3.9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-170">
                <text:p>-170</text:p>
              </table:table-cell>
              <table:table-cell office:value-type="float" office:value="-3.4">
                <text:p>-3.4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-170">
                <text:p>-170</text:p>
              </table:table-cell>
              <table:table-cell office:value-type="float" office:value="-3">
                <text:p>-3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-170">
                <text:p>-170</text:p>
              </table:table-cell>
              <table:table-cell office:value-type="float" office:value="-2.7">
                <text:p>-2.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-169.9">
                <text:p>-169.9</text:p>
              </table:table-cell>
              <table:table-cell office:value-type="float" office:value="-2.4">
                <text:p>-2.4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-169.9">
                <text:p>-169.9</text:p>
              </table:table-cell>
              <table:table-cell office:value-type="float" office:value="-2.2">
                <text:p>-2.2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-170.2">
                <text:p>-170.2</text:p>
              </table:table-cell>
              <table:table-cell office:value-type="float" office:value="-2.2">
                <text:p>-2.2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-170.3">
                <text:p>-170.3</text:p>
              </table:table-cell>
              <table:table-cell office:value-type="float" office:value="-1.9">
                <text:p>-1.9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-170.4">
                <text:p>-170.4</text:p>
              </table:table-cell>
              <table:table-cell office:value-type="float" office:value="-1.8">
                <text:p>-1.8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-170.4">
                <text:p>-170.4</text:p>
              </table:table-cell>
              <table:table-cell office:value-type="float" office:value="-1.7">
                <text:p>-1.7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-170.5">
                <text:p>-170.5</text:p>
              </table:table-cell>
              <table:table-cell office:value-type="float" office:value="-1.7">
                <text:p>-1.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-170.4">
                <text:p>-170.4</text:p>
              </table:table-cell>
              <table:table-cell office:value-type="float" office:value="-1.7">
                <text:p>-1.7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-170.4">
                <text:p>-170.4</text:p>
              </table:table-cell>
              <table:table-cell office:value-type="float" office:value="-1.7">
                <text:p>-1.7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-170.5">
                <text:p>-170.5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-170.5">
                <text:p>-170.5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-170.5">
                <text:p>-170.5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-170.4">
                <text:p>-170.4</text:p>
              </table:table-cell>
              <table:table-cell office:value-type="float" office:value="-1.6">
                <text:p>-1.6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-170.5">
                <text:p>-170.5</text:p>
              </table:table-cell>
              <table:table-cell office:value-type="float" office:value="-1.6">
                <text:p>-1.6</text:p>
              </table:table-cell>
              <table:table-cell office:value-type="float" office:value="-5.7">
                <text:p>-5.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3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ignore" chart:right-angled-axes="true"/>
    </style:style>
    <style:style style:name="ch3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draw:stroke="dash" draw:stroke-dash="Dot"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10pt" fo:font-weight="bold" style:font-size-asian="9pt" style:font-size-complex="9pt"/>
    </style:style>
    <style:style style:name="ch5" style:family="chart" style:data-style-name="N1">
      <style:chart-properties chart:display-label="true" chart:logarithmic="false" chart:minimum="-240" chart:maximum="120" chart:origin="0" chart:interval-major="6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draw:stroke="dash" draw:stroke-dash="Dot"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>
      <style:graphic-properties draw:fill="none" draw:fill-color="#d9d9d9"/>
    </style:style>
    <style:style style:name="ch14" style:family="chart">
      <style:graphic-properties draw:fill-color="#d9d9d9"/>
    </style:style>
  </office:automatic-styles>
  <office:body>
    <office:chart>
      <chart:chart svg:width="26.136cm" svg:height="12.264cm" xlink:href=".." xlink:type="simple" chart:class="chart:scatter" chart:column-mapping="0 1 2 3 4" chart:style-name="ch1">
        <chart:plot-area chart:style-name="ch2" table:cell-range-address="'yaw angle adapted'.A5:'yaw angle adapted'.F141 'yaw angle adapted'.B4:'yaw angle adapted'.F4" chart:data-source-has-labels="both" svg:x="1.352cm" svg:y="0.288cm" svg:width="24.281cm" svg:height="10.737cm">
          <chart:coordinate-region svg:x="2.302cm" svg:y="0.49cm" svg:width="22.895cm" svg:height="9.882cm"/>
          <chart:axis chart:dimension="x" chart:name="primary-x" chart:style-name="ch3" chartooo:axis-type="auto">
            <chart:title svg:x="12.592cm" svg:y="11.271cm" chart:style-name="ch4">
              <text:p>yaw angle</text:p>
            </chart:title>
            <chart:categories table:cell-range-address="'yaw angle adapted'.A5:'yaw angle adapted'.A141"/>
          </chart:axis>
          <chart:axis chart:dimension="y" chart:name="primary-y" chart:style-name="ch5">
            <chart:title svg:x="0.28cm" svg:y="5.967cm" chart:style-name="ch6">
              <text:p>deg</text:p>
            </chart:title>
            <chart:grid chart:style-name="ch7" chart:class="major"/>
          </chart:axis>
          <chart:series chart:style-name="ch8" chart:values-cell-range-address="'yaw angle adapted'.B5:'yaw angle adapted'.B141" chart:label-cell-address="'yaw angle adapted'.B4:'yaw angle adapted'.B4" chart:class="chart:scatter">
            <chart:domain table:cell-range-address="'yaw angle adapted'.A5:'yaw angle adapted'.A141"/>
            <chart:data-point chart:repeated="137"/>
          </chart:series>
          <chart:series chart:style-name="ch9" chart:values-cell-range-address="'yaw angle adapted'.C5:'yaw angle adapted'.C141" chart:label-cell-address="'yaw angle adapted'.C4:'yaw angle adapted'.C4" chart:class="chart:scatter">
            <chart:data-point chart:repeated="137"/>
          </chart:series>
          <chart:series chart:style-name="ch10" chart:values-cell-range-address="'yaw angle adapted'.D5:'yaw angle adapted'.D141" chart:label-cell-address="'yaw angle adapted'.D4:'yaw angle adapted'.D4" chart:class="chart:scatter">
            <chart:data-point chart:repeated="137"/>
          </chart:series>
          <chart:series chart:style-name="ch11" chart:values-cell-range-address="'yaw angle adapted'.E5:'yaw angle adapted'.E141" chart:label-cell-address="'yaw angle adapted'.E4:'yaw angle adapted'.E4" chart:class="chart:scatter">
            <chart:data-point chart:repeated="137"/>
          </chart:series>
          <chart:series chart:style-name="ch12" chart:values-cell-range-address="'yaw angle adapted'.F5:'yaw angle adapted'.F141" chart:label-cell-address="'yaw angle adapted'.F4:'yaw angle adapted'.F4" chart:class="chart:scatter">
            <chart:data-point chart:repeated="13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S</text:p>
                <draw:g>
                  <svg:desc>'yaw angle adapted'.B4:'yaw angle adapted'.B4</svg:desc>
                </draw:g>
              </table:table-cell>
              <table:table-cell office:value-type="string">
                <text:p>1</text:p>
                <draw:g>
                  <svg:desc>'yaw angle adapted'.C4:'yaw angle adapted'.C4</svg:desc>
                </draw:g>
              </table:table-cell>
              <table:table-cell office:value-type="string">
                <text:p>2</text:p>
                <draw:g>
                  <svg:desc>'yaw angle adapted'.D4:'yaw angle adapted'.D4</svg:desc>
                </draw:g>
              </table:table-cell>
              <table:table-cell office:value-type="string">
                <text:p>3</text:p>
                <draw:g>
                  <svg:desc>'yaw angle adapted'.E4:'yaw angle adapted'.E4</svg:desc>
                </draw:g>
              </table:table-cell>
              <table:table-cell office:value-type="string">
                <text:p>4</text:p>
                <draw:g>
                  <svg:desc>'yaw angle adapted'.F4:'yaw angle adapted'.F4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yaw angle adapted'.A5:'yaw angle adapted'.A141</svg:desc>
                </draw:g>
              </table:table-cell>
              <table:table-cell office:value-type="float" office:value="0">
                <text:p>0</text:p>
                <draw:g>
                  <svg:desc>'yaw angle adapted'.A5:'yaw angle adapted'.A141</svg:desc>
                </draw:g>
              </table:table-cell>
              <table:table-cell office:value-type="float" office:value="0">
                <text:p>0</text:p>
                <draw:g>
                  <svg:desc>'yaw angle adapted'.B5:'yaw angle adapted'.B141</svg:desc>
                </draw:g>
              </table:table-cell>
              <table:table-cell office:value-type="float" office:value="NaN">
                <text:p>NaN</text:p>
                <draw:g>
                  <svg:desc>'yaw angle adapted'.C5:'yaw angle adapted'.C141</svg:desc>
                </draw:g>
              </table:table-cell>
              <table:table-cell office:value-type="float" office:value="NaN">
                <text:p>NaN</text:p>
                <draw:g>
                  <svg:desc>'yaw angle adapted'.D5:'yaw angle adapted'.D141</svg:desc>
                </draw:g>
              </table:table-cell>
              <table:table-cell office:value-type="float" office:value="NaN">
                <text:p>NaN</text:p>
                <draw:g>
                  <svg:desc>'yaw angle adapted'.E5:'yaw angle adapted'.E141</svg:desc>
                </draw:g>
              </table:table-cell>
              <table:table-cell office:value-type="float" office:value="NaN">
                <text:p>NaN</text:p>
                <draw:g>
                  <svg:desc>'yaw angle adapted'.F5:'yaw angle adapted'.F141</svg:desc>
                </draw:g>
              </table:table-cell>
            </table:table-row>
            <table:table-row>
              <table:table-cell office:value-type="float" office:value="0.00000416666666669396">
                <text:p>0.00000416666666669396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0840277777769405">
                <text:p>0.00000840277777769405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25115740740034">
                <text:p>0.000012511574074003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167013888888734">
                <text:p>0.0000167013888888734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08564814815348">
                <text:p>0.0000208564814815348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50347222222613">
                <text:p>0.0000250347222222613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292592592592289">
                <text:p>0.0000292592592592289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33680555555382">
                <text:p>0.0000333680555555382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375462962962647">
                <text:p>0.0000375462962962647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17129629629587">
                <text:p>0.0000417129629629587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458912037036852">
                <text:p>0.000045891203703685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01041666666202">
                <text:p>0.0000501041666666202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42245370370731">
                <text:p>0.0000542245370370731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584027777777996">
                <text:p>0.0000584027777777996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26273148148781">
                <text:p>0.0000626273148148781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667592592592525">
                <text:p>0.0000667592592592525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09722222221876">
                <text:p>0.0000709722222221876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50925925926404">
                <text:p>0.0000750925925926404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793055555555755">
                <text:p>0.0000793055555555755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834953703703345">
                <text:p>0.0000834953703703345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876620370371395">
                <text:p>0.0000876620370371395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918171296296899">
                <text:p>0.0000918171296296899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0960069444444489">
                <text:p>0.0000960069444444489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016203703711">
                <text:p>0.00010016203703711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.7">
                <text:p>-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4282407407452">
                <text:p>0.000104282407407452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2.5">
                <text:p>-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0850694444442">
                <text:p>0.00010850694444442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3.7">
                <text:p>-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1269675925929">
                <text:p>0.00011269675925929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4.2">
                <text:p>-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1685185185184">
                <text:p>0.00011685185185184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4.1">
                <text:p>-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1018518518534">
                <text:p>0.000121018518518534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.8">
                <text:p>-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5196759259372">
                <text:p>0.000125196759259372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3.7">
                <text:p>-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29363425925955">
                <text:p>0.000129363425925955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3.5">
                <text:p>-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33541666666681">
                <text:p>0.000133541666666681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.7">
                <text:p>-2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37719907407408">
                <text:p>0.000137719907407408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.6">
                <text:p>-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41886574074102">
                <text:p>0.000141886574074102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0.5">
                <text:p>-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46053240740685">
                <text:p>0.000146053240740685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0231481481522">
                <text:p>0.000150231481481522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0.6">
                <text:p>0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4398148148105">
                <text:p>0.000154398148148105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58564814814799">
                <text:p>0.00015856481481479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NaN">
                <text:p>NaN</text:p>
              </table:table-cell>
              <table:table-cell office:value-type="float" office:value="-1.2">
                <text:p>-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62743055555525">
                <text:p>0.000162743055555525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NaN">
                <text:p>NaN</text:p>
              </table:table-cell>
              <table:table-cell office:value-type="float" office:value="-3.9">
                <text:p>-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66909722222219">
                <text:p>0.000166909722222219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NaN">
                <text:p>NaN</text:p>
              </table:table-cell>
              <table:table-cell office:value-type="float" office:value="-6.5">
                <text:p>-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1076388888913">
                <text:p>0.000171076388888913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NaN">
                <text:p>NaN</text:p>
              </table:table-cell>
              <table:table-cell office:value-type="float" office:value="-9.1">
                <text:p>-9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525462962964">
                <text:p>0.00017525462962964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NaN">
                <text:p>NaN</text:p>
              </table:table-cell>
              <table:table-cell office:value-type="float" office:value="-11.2">
                <text:p>-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79421296296334">
                <text:p>0.00017942129629633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NaN">
                <text:p>NaN</text:p>
              </table:table-cell>
              <table:table-cell office:value-type="float" office:value="-10.5">
                <text:p>-1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8359953703706">
                <text:p>0.00018359953703706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NaN">
                <text:p>NaN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87766203703754">
                <text:p>0.000187766203703754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9194444444437">
                <text:p>0.0001919444444443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196111111111064">
                <text:p>0.000196111111111064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0277777777758">
                <text:p>0.000200277777777758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NaN">
                <text:p>NaN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4456018518595">
                <text:p>0.000204456018518595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08622685185178">
                <text:p>0.000208622685185178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12847222222257">
                <text:p>0.000212847222222257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16967592592598">
                <text:p>0.000216967592592598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1145833333325">
                <text:p>0.000221145833333325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NaN">
                <text:p>NaN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535879629626">
                <text:p>0.00022535879629626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29490740740745">
                <text:p>0.000229490740740745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3370370370368">
                <text:p>0.00023370370370368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NaN">
                <text:p>NaN</text:p>
              </table:table-cell>
              <table:table-cell office:value-type="float" office:value="-0">
                <text:p>-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37824074074133">
                <text:p>0.000237824074074133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42048611111101">
                <text:p>0.000242048611111101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NaN">
                <text:p>NaN</text:p>
              </table:table-cell>
              <table:table-cell office:value-type="float" office:value="-0.3">
                <text:p>-0.3</text:p>
              </table:table-cell>
              <table:table-cell office:value-type="float" office:value="-0.3">
                <text:p>-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46215277777795">
                <text:p>0.000246215277777795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3.4">
                <text:p>-3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0393518518521">
                <text:p>0.00025039351851852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8.3">
                <text:p>-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4560185185215">
                <text:p>0.000254560185185215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58749999999974">
                <text:p>0.000258749999999974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62916666666668">
                <text:p>0.000262916666666668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2.1">
                <text:p>42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67071759259219">
                <text:p>0.000267071759259219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5.5">
                <text:p>65.5</text:p>
              </table:table-cell>
              <table:table-cell office:value-type="float" office:value="65.5">
                <text:p>6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1249999999945">
                <text:p>0.000271249999999945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6.2">
                <text:p>56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541666666675">
                <text:p>0.00027541666666675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79606481481509">
                <text:p>0.000279606481481509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83773148148203">
                <text:p>0.000283773148148203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.8">
                <text:p>-4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8795138888893">
                <text:p>0.00028795138888893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26.5">
                <text:p>-2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92118055555624">
                <text:p>0.000292118055555624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48.1">
                <text:p>-48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296284722222206">
                <text:p>0.000296284722222206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73.8">
                <text:p>-73.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0462962962933">
                <text:p>0.00030046296296293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97.9">
                <text:p>-97.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4618055555483">
                <text:p>0.000304618055555483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16.4">
                <text:p>-116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08807870370464">
                <text:p>0.000308807870370464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36.7">
                <text:p>-136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12962962963015">
                <text:p>0.000312962962963015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51.5">
                <text:p>-151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17141203703741">
                <text:p>0.000317141203703741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5.4">
                <text:p>-165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1307870370435">
                <text:p>0.000321307870370435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0.5">
                <text:p>-180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5474537037018">
                <text:p>0.000325474537037018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82.1">
                <text:p>-182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0.000329652777777745">
                <text:p>0.000329652777777745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6">
                <text:p>-176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float" office:value="0.000333819444444439">
                <text:p>0.000333819444444439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float" office:value="0.000338009259259198">
                <text:p>0.000338009259259198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.2">
                <text:p>-175.2</text:p>
              </table:table-cell>
            </table:table-row>
            <table:table-row>
              <table:table-cell office:value-type="float" office:value="0.000342175925926003">
                <text:p>0.00034217592592600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5.3">
                <text:p>-175.3</text:p>
              </table:table-cell>
            </table:table-row>
            <table:table-row>
              <table:table-cell office:value-type="float" office:value="0.000346331018518553">
                <text:p>0.000346331018518553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float" office:value="0.000350520833333423">
                <text:p>0.000350520833333423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7">
                <text:p>-170.7</text:p>
              </table:table-cell>
            </table:table-row>
            <table:table-row>
              <table:table-cell office:value-type="float" office:value="0.000354675925925974">
                <text:p>0.000354675925925974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float" office:value="0.000358865740740733">
                <text:p>0.000358865740740733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.6">
                <text:p>-172.6</text:p>
              </table:table-cell>
            </table:table-row>
            <table:table-row>
              <table:table-cell office:value-type="float" office:value="0.000363020833333394">
                <text:p>0.000363020833333394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float" office:value="0.000367199074074009">
                <text:p>0.00036719907407400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8">
                <text:p>-166.8</text:p>
              </table:table-cell>
            </table:table-row>
            <table:table-row>
              <table:table-cell office:value-type="float" office:value="0.000371412037037055">
                <text:p>0.000371412037037055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1.8">
                <text:p>-171.8</text:p>
              </table:table-cell>
            </table:table-row>
            <table:table-row>
              <table:table-cell office:value-type="float" office:value="0.000375532407407397">
                <text:p>0.000375532407407397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float" office:value="0.000379710648148124">
                <text:p>0.000379710648148124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float" office:value="0.000383935185185091">
                <text:p>0.000383935185185091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1">
                <text:p>-169.1</text:p>
              </table:table-cell>
            </table:table-row>
            <table:table-row>
              <table:table-cell office:value-type="float" office:value="0.000388055555555544">
                <text:p>0.00038805555555554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392280092592623">
                <text:p>0.000392280092592623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7.8">
                <text:p>-167.8</text:p>
              </table:table-cell>
            </table:table-row>
            <table:table-row>
              <table:table-cell office:value-type="float" office:value="0.000396400462962965">
                <text:p>0.000396400462962965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2">
                <text:p>-168.2</text:p>
              </table:table-cell>
            </table:table-row>
            <table:table-row>
              <table:table-cell office:value-type="float" office:value="0.0004006134259259">
                <text:p>0.0004006134259259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7">
                <text:p>-168.7</text:p>
              </table:table-cell>
            </table:table-row>
            <table:table-row>
              <table:table-cell office:value-type="float" office:value="0.000404791666666626">
                <text:p>0.000404791666666626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4">
                <text:p>-169.4</text:p>
              </table:table-cell>
            </table:table-row>
            <table:table-row>
              <table:table-cell office:value-type="float" office:value="0.00040895833333332">
                <text:p>0.00040895833333332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2">
                <text:p>-166.2</text:p>
              </table:table-cell>
            </table:table-row>
            <table:table-row>
              <table:table-cell office:value-type="float" office:value="0.000413148148148079">
                <text:p>0.000413148148148079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float" office:value="0.000417303240740741">
                <text:p>0.00041730324074074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1">
                <text:p>-168.1</text:p>
              </table:table-cell>
            </table:table-row>
            <table:table-row>
              <table:table-cell office:value-type="float" office:value="0.000421481481481467">
                <text:p>0.000421481481481467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6">
                <text:p>-168.6</text:p>
              </table:table-cell>
            </table:table-row>
            <table:table-row>
              <table:table-cell office:value-type="float" office:value="0.000425648148148161">
                <text:p>0.000425648148148161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8.9">
                <text:p>-168.9</text:p>
              </table:table-cell>
            </table:table-row>
            <table:table-row>
              <table:table-cell office:value-type="float" office:value="0.000429826388888888">
                <text:p>0.000429826388888888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3">
                <text:p>-169.3</text:p>
              </table:table-cell>
            </table:table-row>
            <table:table-row>
              <table:table-cell office:value-type="float" office:value="0.000433993055555582">
                <text:p>0.000433993055555582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38159722222276">
                <text:p>0.00043815972222227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42326388888858">
                <text:p>0.000442326388888858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46504629629585">
                <text:p>0.000446504629629585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0671296296279">
                <text:p>0.00045067129629627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4861111111038">
                <text:p>0.000454861111111038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float" office:value="0.000459027777777843">
                <text:p>0.000459027777777843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63206018518569">
                <text:p>0.000463206018518569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float" office:value="0.000467372685185263">
                <text:p>0.00046737268518526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2">
                <text:p>-170.2</text:p>
              </table:table-cell>
            </table:table-row>
            <table:table-row>
              <table:table-cell office:value-type="float" office:value="0.000471539351851846">
                <text:p>0.000471539351851846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3">
                <text:p>-170.3</text:p>
              </table:table-cell>
            </table:table-row>
            <table:table-row>
              <table:table-cell office:value-type="float" office:value="0.00047570601851854">
                <text:p>0.00047570601851854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79884259259267">
                <text:p>0.000479884259259267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84062499999993">
                <text:p>0.000484062499999993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488217592592544">
                <text:p>0.000488217592592544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92395833333381">
                <text:p>0.000492395833333381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496562500000075">
                <text:p>0.000496562500000075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0740740740802">
                <text:p>0.000500740740740802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4918981481528">
                <text:p>0.000504918981481528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09074074074078">
                <text:p>0.000509074074074078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13263888888949">
                <text:p>0.000513263888888949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17418981481499">
                <text:p>0.000517418981481499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21597222222225">
                <text:p>0.000521597222222225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25763888888919">
                <text:p>0.000525763888888919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29942129629646">
                <text:p>0.000529942129629646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34120370370372">
                <text:p>0.000534120370370372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38275462963034">
                <text:p>0.000538275462963034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42465277777793">
                <text:p>0.000542465277777793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46620370370343">
                <text:p>0.000546620370370343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float" office:value="0.000550844907407422">
                <text:p>0.000550844907407422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54976851851796">
                <text:p>0.000554976851851796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5914351851849">
                <text:p>0.00055914351851849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63368055555569">
                <text:p>0.000563368055555569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float" office:value="0.000567488425926022">
                <text:p>0.000567488425926022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-170.5">
                <text:p>-170.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4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180" chart:maximum="180" chart:origin="0" chart:interval-major="6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922cm" svg:height="10.997cm" xlink:href=".." xlink:type="simple" chart:class="chart:scatter" chart:style-name="ch1">
        <chart:legend chart:legend-position="bottom" svg:x="11.576cm" svg:y="10.392cm" style:legend-expansion="wide" chart:style-name="ch2"/>
        <chart:plot-area chart:style-name="ch3" table:cell-range-address="graph.A5:graph.B141 graph.B4:graph.B4" chart:data-source-has-labels="row" svg:x="0.498cm" svg:y="0.219cm" svg:width="23.926cm" svg:height="9.77cm">
          <chart:coordinate-region svg:x="1.448cm" svg:y="0.421cm" svg:width="22.54cm" svg:height="8.91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B5:graph.B141" chart:label-cell-address="graph.B4:graph.B4" chart:class="chart:scatter">
            <chart:domain table:cell-range-address="graph.A5:graph.A141"/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aw</text:p>
                <draw:g>
                  <svg:desc>graph.B4:graph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5:graph.A141</svg:desc>
                </draw:g>
              </table:table-cell>
              <table:table-cell office:value-type="float" office:value="0">
                <text:p>0</text:p>
                <draw:g>
                  <svg:desc>graph.B5:graph.B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2.5">
                <text:p>-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4.1">
                <text:p>-4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.8">
                <text:p>-3.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3.5">
                <text:p>-3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0.5">
                <text:p>-0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-6.5">
                <text:p>-6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-9.1">
                <text:p>-9.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-11.2">
                <text:p>-11.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-10.5">
                <text:p>-10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-0.7">
                <text:p>-0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8.7">
                <text:p>8.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42.1">
                <text:p>42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56.2">
                <text:p>56.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36.4">
                <text:p>36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-48.1">
                <text:p>-48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-73.8">
                <text:p>-73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-97.9">
                <text:p>-97.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-116.4">
                <text:p>-116.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-136.7">
                <text:p>-136.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-151.5">
                <text:p>-151.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-165.4">
                <text:p>-165.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179.5">
                <text:p>179.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177.9">
                <text:p>177.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-176">
                <text:p>-17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-177">
                <text:p>-1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-175.2">
                <text:p>-175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-175.3">
                <text:p>-175.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-172.8">
                <text:p>-172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-170.7">
                <text:p>-170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-172.6">
                <text:p>-172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-171.3">
                <text:p>-171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-166.8">
                <text:p>-166.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-171.8">
                <text:p>-171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-172">
                <text:p>-17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-169">
                <text:p>-16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-169.1">
                <text:p>-169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-167.8">
                <text:p>-167.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-168.2">
                <text:p>-168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-168.7">
                <text:p>-168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-169.4">
                <text:p>-169.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-166.2">
                <text:p>-166.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-166.5">
                <text:p>-166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-168.1">
                <text:p>-168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-168.6">
                <text:p>-168.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-168.9">
                <text:p>-168.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-169.3">
                <text:p>-169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-169.9">
                <text:p>-169.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-170.2">
                <text:p>-170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-170.3">
                <text:p>-170.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-170.5">
                <text:p>-170.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-170.4">
                <text:p>-170.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-170.5">
                <text:p>-170.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5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45" chart:maximum="45" chart:origin="0" chart:interval-major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58cm" svg:height="10.989cm" xlink:href=".." xlink:type="simple" chart:class="chart:scatter" chart:style-name="ch1">
        <chart:legend chart:legend-position="bottom" svg:x="11.481cm" svg:y="10.384cm" style:legend-expansion="wide" chart:style-name="ch2"/>
        <chart:plot-area chart:style-name="ch3" table:cell-range-address="graph.A5:graph.A141 graph.C4:graph.C141" chart:data-source-has-labels="row" svg:x="0.497cm" svg:y="0.219cm" svg:width="23.864cm" svg:height="9.762cm">
          <chart:coordinate-region svg:x="1.256cm" svg:y="0.421cm" svg:width="22.669cm" svg:height="8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C5:graph.C141" chart:label-cell-address="graph.C4:graph.C4" chart:class="chart:scatter">
            <chart:domain table:cell-range-address="graph.A5:graph.A141"/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itch</text:p>
                <draw:g>
                  <svg:desc>graph.C4:graph.C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5:graph.A141</svg:desc>
                </draw:g>
              </table:table-cell>
              <table:table-cell office:value-type="float" office:value="0.1">
                <text:p>0.1</text:p>
                <draw:g>
                  <svg:desc>graph.C5:graph.C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2.9">
                <text:p>-2.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0.8">
                <text:p>-0.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-0.6">
                <text:p>-0.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-3.7">
                <text:p>-3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10.4">
                <text:p>10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19.4">
                <text:p>19.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16.7">
                <text:p>16.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18.5">
                <text:p>18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14.7">
                <text:p>14.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14.2">
                <text:p>14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11.7">
                <text:p>11.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-3.3">
                <text:p>-3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-5.2">
                <text:p>-5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-7.2">
                <text:p>-7.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-8.7">
                <text:p>-8.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-10.1">
                <text:p>-10.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-11.6">
                <text:p>-11.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-9.9">
                <text:p>-9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-6.3">
                <text:p>-6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-4.6">
                <text:p>-4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-3.9">
                <text:p>-3.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-2.7">
                <text:p>-2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-2.4">
                <text:p>-2.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-1.9">
                <text:p>-1.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-1.7">
                <text:p>-1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-1.6">
                <text:p>-1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-1.6">
                <text:p>-1.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6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

<file path=Object 7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time-style style:name="N112" number:title="User-defined">
      <number:minutes number:style="long"/>
      <number:text>:</number:text>
      <number:second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112">
      <style:chart-properties chart:display-label="true" chart:logarithmic="false" chart:minimum="0" chart:maximum="0.000578703703703704" chart:origin="0" chart:interval-major="0.0000578703703703704" chart:reverse-direction="false" text:line-break="false" loext:try-staggering-first="false" chart:link-data-style-to-source="false" loext:major-origin="0.5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true" chart:logarithmic="false" chart:minimum="-45" chart:maximum="45" chart:origin="0" chart:interval-major="15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858cm" svg:height="10.989cm" xlink:href=".." xlink:type="simple" chart:class="chart:scatter" chart:style-name="ch1">
        <chart:legend chart:legend-position="bottom" svg:x="11.618cm" svg:y="10.384cm" style:legend-expansion="wide" chart:style-name="ch2"/>
        <chart:plot-area chart:style-name="ch3" table:cell-range-address="graph.A5:graph.A141 graph.D4:graph.D141" chart:data-source-has-labels="row" svg:x="0.497cm" svg:y="0.219cm" svg:width="23.864cm" svg:height="9.762cm">
          <chart:coordinate-region svg:x="1.256cm" svg:y="0.421cm" svg:width="22.669cm" svg:height="8.90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graph.D5:graph.D141" chart:label-cell-address="graph.D4:graph.D4" chart:class="chart:scatter">
            <chart:domain table:cell-range-address="graph.A5:graph.A141"/>
            <chart:data-point chart:repeated="13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roll</text:p>
                <draw:g>
                  <svg:desc>graph.D4:graph.D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graph.A5:graph.A141</svg:desc>
                </draw:g>
              </table:table-cell>
              <table:table-cell office:value-type="float" office:value="-0.4">
                <text:p>-0.4</text:p>
                <draw:g>
                  <svg:desc>graph.D5:graph.D1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00416666666669396">
                <text:p>0.00000416666666669396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000840277777769405">
                <text:p>0.00000840277777769405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00125115740740034">
                <text:p>0.000012511574074003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00167013888888734">
                <text:p>0.0000167013888888734</text:p>
              </table:table-cell>
              <table:table-cell office:value-type="float" office:value="-0">
                <text:p>-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00208564814815348">
                <text:p>0.000020856481481534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00250347222222613">
                <text:p>0.0000250347222222613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00292592592592289">
                <text:p>0.0000292592592592289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00333680555555382">
                <text:p>0.000033368055555538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00375462962962647">
                <text:p>0.000037546296296264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00417129629629587">
                <text:p>0.000041712962962958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00458912037036852">
                <text:p>0.000045891203703685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00501041666666202">
                <text:p>0.000050104166666620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00542245370370731">
                <text:p>0.000054224537037073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000584027777777996">
                <text:p>0.0000584027777777996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000626273148148781">
                <text:p>0.0000626273148148781</text:p>
              </table:table-cell>
              <table:table-cell office:value-type="float" office:value="31.9">
                <text:p>31.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000667592592592525">
                <text:p>0.0000667592592592525</text:p>
              </table:table-cell>
              <table:table-cell office:value-type="float" office:value="39.4">
                <text:p>39.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000709722222221876">
                <text:p>0.0000709722222221876</text:p>
              </table:table-cell>
              <table:table-cell office:value-type="float" office:value="41.3">
                <text:p>41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000750925925926404">
                <text:p>0.0000750925925926404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000793055555555755">
                <text:p>0.0000793055555555755</text:p>
              </table:table-cell>
              <table:table-cell office:value-type="float" office:value="40.6">
                <text:p>40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000834953703703345">
                <text:p>0.0000834953703703345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000876620370371395">
                <text:p>0.000087662037037139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000918171296296899">
                <text:p>0.0000918171296296899</text:p>
              </table:table-cell>
              <table:table-cell office:value-type="float" office:value="-3.1">
                <text:p>-3.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000960069444444489">
                <text:p>0.0000960069444444489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0010016203703711">
                <text:p>0.00010016203703711</text:p>
              </table:table-cell>
              <table:table-cell office:value-type="float" office:value="-12.9">
                <text:p>-12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00104282407407452">
                <text:p>0.000104282407407452</text:p>
              </table:table-cell>
              <table:table-cell office:value-type="float" office:value="-17.9">
                <text:p>-17.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0010850694444442">
                <text:p>0.00010850694444442</text:p>
              </table:table-cell>
              <table:table-cell office:value-type="float" office:value="-26.5">
                <text:p>-26.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0011269675925929">
                <text:p>0.00011269675925929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0011685185185184">
                <text:p>0.00011685185185184</text:p>
              </table:table-cell>
              <table:table-cell office:value-type="float" office:value="-30.7">
                <text:p>-30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00121018518518534">
                <text:p>0.000121018518518534</text:p>
              </table:table-cell>
              <table:table-cell office:value-type="float" office:value="-30.4">
                <text:p>-3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00125196759259372">
                <text:p>0.000125196759259372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00129363425925955">
                <text:p>0.000129363425925955</text:p>
              </table:table-cell>
              <table:table-cell office:value-type="float" office:value="-29.6">
                <text:p>-29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00133541666666681">
                <text:p>0.000133541666666681</text:p>
              </table:table-cell>
              <table:table-cell office:value-type="float" office:value="-22.7">
                <text:p>-22.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00137719907407408">
                <text:p>0.000137719907407408</text:p>
              </table:table-cell>
              <table:table-cell office:value-type="float" office:value="-13.3">
                <text:p>-13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00141886574074102">
                <text:p>0.000141886574074102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00146053240740685">
                <text:p>0.00014605324074068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00150231481481522">
                <text:p>0.00015023148148152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00154398148148105">
                <text:p>0.000154398148148105</text:p>
              </table:table-cell>
              <table:table-cell office:value-type="float" office:value="-2.1">
                <text:p>-2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00158564814814799">
                <text:p>0.000158564814814799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00162743055555525">
                <text:p>0.000162743055555525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00166909722222219">
                <text:p>0.000166909722222219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00171076388888913">
                <text:p>0.00017107638888891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0017525462962964">
                <text:p>0.00017525462962964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00179421296296334">
                <text:p>0.0001794212962963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0018359953703706">
                <text:p>0.00018359953703706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00187766203703754">
                <text:p>0.000187766203703754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0019194444444437">
                <text:p>0.00019194444444437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00196111111111064">
                <text:p>0.000196111111111064</text:p>
              </table:table-cell>
              <table:table-cell office:value-type="float" office:value="-1.1">
                <text:p>-1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00200277777777758">
                <text:p>0.000200277777777758</text:p>
              </table:table-cell>
              <table:table-cell office:value-type="float" office:value="-2.2">
                <text:p>-2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00204456018518595">
                <text:p>0.00020445601851859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00208622685185178">
                <text:p>0.000208622685185178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00212847222222257">
                <text:p>0.000212847222222257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00216967592592598">
                <text:p>0.00021696759259259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00221145833333325">
                <text:p>0.000221145833333325</text:p>
              </table:table-cell>
              <table:table-cell office:value-type="float" office:value="-3.2">
                <text:p>-3.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0022535879629626">
                <text:p>0.00022535879629626</text:p>
              </table:table-cell>
              <table:table-cell office:value-type="float" office:value="-1.8">
                <text:p>-1.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00229490740740745">
                <text:p>0.000229490740740745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0023370370370368">
                <text:p>0.0002337037037036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00237824074074133">
                <text:p>0.0002378240740741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00242048611111101">
                <text:p>0.00024204861111110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00246215277777795">
                <text:p>0.00024621527777779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00250393518518521">
                <text:p>0.000250393518518521</text:p>
              </table:table-cell>
              <table:table-cell office:value-type="float" office:value="12.8">
                <text:p>12.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00254560185185215">
                <text:p>0.000254560185185215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00258749999999974">
                <text:p>0.000258749999999974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00262916666666668">
                <text:p>0.000262916666666668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00267071759259219">
                <text:p>0.000267071759259219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00271249999999945">
                <text:p>0.000271249999999945</text:p>
              </table:table-cell>
              <table:table-cell office:value-type="float" office:value="-24.8">
                <text:p>-24.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0027541666666675">
                <text:p>0.00027541666666675</text:p>
              </table:table-cell>
              <table:table-cell office:value-type="float" office:value="-23.1">
                <text:p>-23.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00279606481481509">
                <text:p>0.000279606481481509</text:p>
              </table:table-cell>
              <table:table-cell office:value-type="float" office:value="-18.5">
                <text:p>-18.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00283773148148203">
                <text:p>0.000283773148148203</text:p>
              </table:table-cell>
              <table:table-cell office:value-type="float" office:value="-13.7">
                <text:p>-13.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0028795138888893">
                <text:p>0.00028795138888893</text:p>
              </table:table-cell>
              <table:table-cell office:value-type="float" office:value="-9.6">
                <text:p>-9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00292118055555624">
                <text:p>0.000292118055555624</text:p>
              </table:table-cell>
              <table:table-cell office:value-type="float" office:value="-10.3">
                <text:p>-10.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00296284722222206">
                <text:p>0.000296284722222206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00300462962962933">
                <text:p>0.000300462962962933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00304618055555483">
                <text:p>0.000304618055555483</text:p>
              </table:table-cell>
              <table:table-cell office:value-type="float" office:value="-9.2">
                <text:p>-9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00308807870370464">
                <text:p>0.000308807870370464</text:p>
              </table:table-cell>
              <table:table-cell office:value-type="float" office:value="-8.3">
                <text:p>-8.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00312962962963015">
                <text:p>0.00031296296296301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00317141203703741">
                <text:p>0.000317141203703741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00321307870370435">
                <text:p>0.000321307870370435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00325474537037018">
                <text:p>0.000325474537037018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00329652777777745">
                <text:p>0.000329652777777745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00333819444444439">
                <text:p>0.00033381944444443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00338009259259198">
                <text:p>0.000338009259259198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00342175925926003">
                <text:p>0.000342175925926003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00346331018518553">
                <text:p>0.000346331018518553</text:p>
              </table:table-cell>
              <table:table-cell office:value-type="float" office:value="3.8">
                <text:p>3.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00350520833333423">
                <text:p>0.000350520833333423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00354675925925974">
                <text:p>0.000354675925925974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00358865740740733">
                <text:p>0.000358865740740733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00363020833333394">
                <text:p>0.000363020833333394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00367199074074009">
                <text:p>0.000367199074074009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00371412037037055">
                <text:p>0.000371412037037055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00375532407407397">
                <text:p>0.00037553240740739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00379710648148124">
                <text:p>0.0003797106481481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00383935185185091">
                <text:p>0.000383935185185091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00388055555555544">
                <text:p>0.000388055555555544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00392280092592623">
                <text:p>0.000392280092592623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00396400462962965">
                <text:p>0.00039640046296296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004006134259259">
                <text:p>0.000400613425925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00404791666666626">
                <text:p>0.000404791666666626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0040895833333332">
                <text:p>0.00040895833333332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00413148148148079">
                <text:p>0.00041314814814807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00417303240740741">
                <text:p>0.000417303240740741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00421481481481467">
                <text:p>0.000421481481481467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00425648148148161">
                <text:p>0.00042564814814816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00429826388888888">
                <text:p>0.000429826388888888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00433993055555582">
                <text:p>0.000433993055555582</text:p>
              </table:table-cell>
              <table:table-cell office:value-type="float" office:value="-3.4">
                <text:p>-3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00438159722222276">
                <text:p>0.000438159722222276</text:p>
              </table:table-cell>
              <table:table-cell office:value-type="float" office:value="-3.6">
                <text:p>-3.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00442326388888858">
                <text:p>0.000442326388888858</text:p>
              </table:table-cell>
              <table:table-cell office:value-type="float" office:value="-4.2">
                <text:p>-4.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00446504629629585">
                <text:p>0.000446504629629585</text:p>
              </table:table-cell>
              <table:table-cell office:value-type="float" office:value="-4.8">
                <text:p>-4.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00450671296296279">
                <text:p>0.000450671296296279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00454861111111038">
                <text:p>0.00045486111111103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00459027777777843">
                <text:p>0.000459027777777843</text:p>
              </table:table-cell>
              <table:table-cell office:value-type="float" office:value="-5.8">
                <text:p>-5.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00463206018518569">
                <text:p>0.000463206018518569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00467372685185263">
                <text:p>0.000467372685185263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00471539351851846">
                <text:p>0.00047153935185184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0047570601851854">
                <text:p>0.00047570601851854</text:p>
              </table:table-cell>
              <table:table-cell office:value-type="float" office:value="-5.1">
                <text:p>-5.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00479884259259267">
                <text:p>0.000479884259259267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00484062499999993">
                <text:p>0.000484062499999993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00488217592592544">
                <text:p>0.000488217592592544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00492395833333381">
                <text:p>0.000492395833333381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00496562500000075">
                <text:p>0.000496562500000075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00500740740740802">
                <text:p>0.000500740740740802</text:p>
              </table:table-cell>
              <table:table-cell office:value-type="float" office:value="-5.3">
                <text:p>-5.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00504918981481528">
                <text:p>0.000504918981481528</text:p>
              </table:table-cell>
              <table:table-cell office:value-type="float" office:value="-5.4">
                <text:p>-5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00509074074074078">
                <text:p>0.000509074074074078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00513263888888949">
                <text:p>0.000513263888888949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00517418981481499">
                <text:p>0.000517418981481499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00521597222222225">
                <text:p>0.000521597222222225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00525763888888919">
                <text:p>0.000525763888888919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00529942129629646">
                <text:p>0.000529942129629646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00534120370370372">
                <text:p>0.000534120370370372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00538275462963034">
                <text:p>0.000538275462963034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00542465277777793">
                <text:p>0.000542465277777793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00546620370370343">
                <text:p>0.000546620370370343</text:p>
              </table:table-cell>
              <table:table-cell office:value-type="float" office:value="-5.7">
                <text:p>-5.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00550844907407422">
                <text:p>0.000550844907407422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00554976851851796">
                <text:p>0.000554976851851796</text:p>
              </table:table-cell>
              <table:table-cell office:value-type="float" office:value="-5.5">
                <text:p>-5.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0055914351851849">
                <text:p>0.00055914351851849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00563368055555569">
                <text:p>0.000563368055555569</text:p>
              </table:table-cell>
              <table:table-cell office:value-type="float" office:value="-5.6">
                <text:p>-5.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00567488425926022">
                <text:p>0.000567488425926022</text:p>
              </table:table-cell>
              <table:table-cell office:value-type="float" office:value="-5.7">
                <text:p>-5.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1.2$Windows_X86_64 LibreOffice_project/7cbcfc562f6eb6708b5ff7d7397325de9e764452</meta:generator>
  </office:meta>
</office:document-meta>
</file>

<file path=Object 7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